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41" style:display-name="TBL_0_20.41" style:family="table-row">
      <style:table-row-properties style:row-height="0.762cm" style:use-optimal-row-height="false"/>
    </style:style>
    <style:style style:name="TBL_5f_0_5f_20.A41" style:display-name="TBL_0_20.A41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41" style:display-name="TBL_0_20.C41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1" style:display-name="TBL_0_21" style:family="table" style:master-page-name="master_5f_0">
      <style:table-properties style:width="58.242cm" style:page-number="auto" fo:break-before="page" table:align="left"/>
    </style:style>
    <style:style style:name="TBL_5f_0_5f_21.A" style:display-name="TBL_0_21.A" style:family="table-column">
      <style:table-column-properties style:column-width="3.48cm"/>
    </style:style>
    <style:style style:name="TBL_5f_0_5f_21.B" style:display-name="TBL_0_21.B" style:family="table-column">
      <style:table-column-properties style:column-width="54.762cm"/>
    </style:style>
    <style:style style:name="TBL_5f_0_5f_21.1" style:display-name="TBL_0_21.1" style:family="table-row">
      <style:table-row-properties style:row-height="0.508cm" style:use-optimal-row-height="false"/>
    </style:style>
    <style:style style:name="TBL_5f_0_5f_21.A1" style:display-name="TBL_0_21.A1" style:family="table-cell">
      <style:table-cell-properties style:vertical-align="top" fo:padding="0cm" fo:border="none" fo:wrap-option="wrap" style:shrink-to-fit="false"/>
    </style:style>
    <style:style style:name="TBL_5f_0_5f_21.2" style:display-name="TBL_0_21.2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Dez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4.891,05</text:p>
          </table:table-cell>
          <table:table-cell table:style-name="TBL_5f_0_5f_0.E5" office:value-type="string">
            <text:p text:style-name="P8">1.956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847,47</text:p>
          </table:table-cell>
          <table:table-cell table:style-name="TBL_5f_0_5f_0.E5" office:value-type="string">
            <text:p text:style-name="P8">2.282,4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421,51</text:p>
          </table:table-cell>
          <table:table-cell table:style-name="TBL_5f_0_5f_0.E5" office:value-type="string">
            <text:p text:style-name="P8">21.398,94</text:p>
          </table:table-cell>
          <table:table-cell table:style-name="TBL_5f_0_5f_0.E5" office:value-type="string">
            <text:p text:style-name="P8">1.780,34</text:p>
          </table:table-cell>
          <table:table-cell table:style-name="TBL_5f_0_5f_0.E5" office:value-type="string">
            <text:p text:style-name="P8">1.224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05,32</text:p>
          </table:table-cell>
          <table:table-cell table:style-name="TBL_5f_0_5f_0.E5" office:value-type="string">
            <text:p text:style-name="P8">18.393,62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2.856,00</text:p>
          </table:table-cell>
          <table:table-cell table:style-name="TBL_5f_0_5f_0.E5" office:value-type="string">
            <text:p text:style-name="P8">144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4,00</text:p>
          </table:table-cell>
          <table:table-cell table:style-name="TBL_5f_0_5f_0.E5" office:value-type="string">
            <text:p text:style-name="P8">2.712,00</text:p>
          </table:table-cell>
        </table:table-row>
        <table:table-row table:style-name="TBL_5f_0_5f_0.2">
          <table:table-cell table:style-name="TBL_5f_0_5f_0.A5" office:value-type="string">
            <text:p text:style-name="P7">182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2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70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70,88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6.476,18</text:p>
          </table:table-cell>
          <table:table-cell table:style-name="TBL_5f_0_5f_0.E5" office:value-type="string">
            <text:p text:style-name="P8">133.843,26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9.878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8.637,62</text:p>
          </table:table-cell>
          <table:table-cell table:style-name="TBL_5f_0_5f_0.E5" office:value-type="string">
            <text:p text:style-name="P8">105.205,64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89,13</text:p>
          </table:table-cell>
          <table:table-cell table:style-name="TBL_5f_0_5f_0.E5" office:value-type="string">
            <text:p text:style-name="P8">1.689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89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033,60</text:p>
          </table:table-cell>
          <table:table-cell table:style-name="TBL_5f_0_5f_0.E5" office:value-type="string">
            <text:p text:style-name="P8">318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351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07,43</text:p>
          </table:table-cell>
          <table:table-cell table:style-name="TBL_5f_0_5f_0.E5" office:value-type="string">
            <text:p text:style-name="P8">11.711,13</text:p>
          </table:table-cell>
          <table:table-cell table:style-name="TBL_5f_0_5f_0.E5" office:value-type="string">
            <text:p text:style-name="P8">1.131,48</text:p>
          </table:table-cell>
          <table:table-cell table:style-name="TBL_5f_0_5f_0.E5" office:value-type="string">
            <text:p text:style-name="P8">129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61,10</text:p>
          </table:table-cell>
          <table:table-cell table:style-name="TBL_5f_0_5f_0.E5" office:value-type="string">
            <text:p text:style-name="P8">10.450,03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6.938,04</text:p>
          </table:table-cell>
          <table:table-cell table:style-name="TBL_5f_0_5f_0.E5" office:value-type="string">
            <text:p text:style-name="P8">364,9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556,3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53,33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16.907,61</text:p>
          </table:table-cell>
          <table:table-cell table:style-name="TBL_5f_0_5f_0.E5" office:value-type="string">
            <text:p text:style-name="P8">1.898,78</text:p>
          </table:table-cell>
          <table:table-cell table:style-name="TBL_5f_0_5f_0.E5" office:value-type="string">
            <text:p text:style-name="P8">1.895,0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793,86</text:p>
          </table:table-cell>
          <table:table-cell table:style-name="TBL_5f_0_5f_0.E5" office:value-type="string">
            <text:p text:style-name="P8">13.113,75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1.239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502,8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20.800,61</text:p>
          </table:table-cell>
          <table:table-cell table:style-name="TBL_5f_0_5f_0.E5" office:value-type="string">
            <text:p text:style-name="P8">2.470,74</text:p>
          </table:table-cell>
          <table:table-cell table:style-name="TBL_5f_0_5f_0.E5" office:value-type="string">
            <text:p text:style-name="P8">2.808,3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279,12</text:p>
          </table:table-cell>
          <table:table-cell table:style-name="TBL_5f_0_5f_0.E5" office:value-type="string">
            <text:p text:style-name="P8">15.521,49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30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3.156,00</text:p>
          </table:table-cell>
          <table:table-cell table:style-name="TBL_5f_0_5f_0.E5" office:value-type="string">
            <text:p text:style-name="P8">168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68,00</text:p>
          </table:table-cell>
          <table:table-cell table:style-name="TBL_5f_0_5f_0.E5" office:value-type="string">
            <text:p text:style-name="P8">2.988,00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6.545,32</text:p>
          </table:table-cell>
          <table:table-cell table:style-name="TBL_5f_0_5f_0.E5" office:value-type="string">
            <text:p text:style-name="P8">981,8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527,1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58,36</text:p>
          </table:table-cell>
          <table:table-cell table:style-name="TBL_5f_0_5f_0.E5" office:value-type="string">
            <text:p text:style-name="P8">17.512,60</text:p>
          </table:table-cell>
          <table:table-cell table:style-name="TBL_5f_0_5f_0.E5" office:value-type="string">
            <text:p text:style-name="P8">1.957,06</text:p>
          </table:table-cell>
          <table:table-cell table:style-name="TBL_5f_0_5f_0.E5" office:value-type="string">
            <text:p text:style-name="P8">1.863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820,06</text:p>
          </table:table-cell>
          <table:table-cell table:style-name="TBL_5f_0_5f_0.E5" office:value-type="string">
            <text:p text:style-name="P8">13.692,54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MPO DO BRITO </text:p>
          </table:table-cell>
          <table:table-cell table:style-name="TBL_5f_0_5f_0.E5" office:value-type="string">
            <text:p text:style-name="P8">3.589,89</text:p>
          </table:table-cell>
          <table:table-cell table:style-name="TBL_5f_0_5f_0.E5" office:value-type="string">
            <text:p text:style-name="P8">188,8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778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03,20</text:p>
          </table:table-cell>
          <table:table-cell table:style-name="TBL_5f_0_5f_0.E5" office:value-type="string">
            <text:p text:style-name="P8">9.960,64</text:p>
          </table:table-cell>
          <table:table-cell table:style-name="TBL_5f_0_5f_0.E5" office:value-type="string">
            <text:p text:style-name="P8">982,46</text:p>
          </table:table-cell>
          <table:table-cell table:style-name="TBL_5f_0_5f_0.E5" office:value-type="string">
            <text:p text:style-name="P8">276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59,10</text:p>
          </table:table-cell>
          <table:table-cell table:style-name="TBL_5f_0_5f_0.E5" office:value-type="string">
            <text:p text:style-name="P8">8.701,54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.250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61,50</text:p>
          </table:table-cell>
          <table:table-cell table:style-name="TBL_5f_0_5f_0.E5" office:value-type="string">
            <text:p text:style-name="P8">31.248,26</text:p>
          </table:table-cell>
          <table:table-cell table:style-name="TBL_5f_0_5f_0.E5" office:value-type="string">
            <text:p text:style-name="P8">99.749,48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4.690,3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3.449,50</text:p>
          </table:table-cell>
          <table:table-cell table:style-name="TBL_5f_0_5f_0.E5" office:value-type="string">
            <text:p text:style-name="P8">76.299,98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092,34</text:p>
          </table:table-cell>
          <table:table-cell table:style-name="TBL_5f_0_5f_0.E5" office:value-type="string">
            <text:p text:style-name="P8">1.018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110,8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58,92</text:p>
          </table:table-cell>
          <table:table-cell table:style-name="TBL_5f_0_5f_0.E5" office:value-type="string">
            <text:p text:style-name="P8">14.280,54</text:p>
          </table:table-cell>
          <table:table-cell table:style-name="TBL_5f_0_5f_0.E5" office:value-type="string">
            <text:p text:style-name="P8">1.588,82</text:p>
          </table:table-cell>
          <table:table-cell table:style-name="TBL_5f_0_5f_0.E5" office:value-type="string">
            <text:p text:style-name="P8">1.185,3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74,12</text:p>
          </table:table-cell>
          <table:table-cell table:style-name="TBL_5f_0_5f_0.E5" office:value-type="string">
            <text:p text:style-name="P8">11.506,42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8.759,11</text:p>
          </table:table-cell>
          <table:table-cell table:style-name="TBL_5f_0_5f_0.E5" office:value-type="string">
            <text:p text:style-name="P8">1.313,87</text:p>
          </table:table-cell>
          <table:table-cell table:style-name="TBL_5f_0_5f_0.E5" office:value-type="string">
            <text:p text:style-name="P8">10.312,67</text:p>
          </table:table-cell>
          <table:table-cell table:style-name="TBL_5f_0_5f_0.E5" office:value-type="string">
            <text:p text:style-name="P8">20.385,65</text:p>
          </table:table-cell>
          <table:table-cell table:style-name="TBL_5f_0_5f_0.E5" office:value-type="string">
            <text:p text:style-name="P8">6.795,2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58,92</text:p>
          </table:table-cell>
          <table:table-cell table:style-name="TBL_5f_0_5f_0.E5" office:value-type="string">
            <text:p text:style-name="P8">49.625,44</text:p>
          </table:table-cell>
          <table:table-cell table:style-name="TBL_5f_0_5f_0.E5" office:value-type="string">
            <text:p text:style-name="P8">2.618,98</text:p>
          </table:table-cell>
          <table:table-cell table:style-name="TBL_5f_0_5f_0.E5" office:value-type="string">
            <text:p text:style-name="P8">10.517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136,56</text:p>
          </table:table-cell>
          <table:table-cell table:style-name="TBL_5f_0_5f_0.E5" office:value-type="string">
            <text:p text:style-name="P8">36.488,88</text:p>
          </table:table-cell>
        </table:table-row>
        <table:table-row table:style-name="TBL_5f_0_5f_0.2">
          <table:table-cell table:style-name="TBL_5f_0_5f_0.A5" office:value-type="string">
            <text:p text:style-name="P7">2160</text:p>
          </table:table-cell>
          <table:table-cell table:style-name="TBL_5f_0_5f_0.B5" office:value-type="string">
            <text:p text:style-name="P7">ADRIANO SANTOS</text:p>
          </table:table-cell>
          <table:table-cell table:style-name="TBL_5f_0_5f_0.B5" office:value-type="string">
            <text:p text:style-name="P7">SOLDADO - requistado -BESP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66,0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66,03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30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3.156,00</text:p>
          </table:table-cell>
          <table:table-cell table:style-name="TBL_5f_0_5f_0.E5" office:value-type="string">
            <text:p text:style-name="P8">18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80,00</text:p>
          </table:table-cell>
          <table:table-cell table:style-name="TBL_5f_0_5f_0.E5" office:value-type="string">
            <text:p text:style-name="P8">2.976,00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014,14</text:p>
          </table:table-cell>
          <table:table-cell table:style-name="TBL_5f_0_5f_0.E5" office:value-type="string">
            <text:p text:style-name="P8">317,0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31,22</text:p>
          </table:table-cell>
          <table:table-cell table:style-name="TBL_5f_0_5f_0.E5" office:value-type="string">
            <text:p text:style-name="P8">1.110,4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9.567,84</text:p>
          </table:table-cell>
          <table:table-cell table:style-name="TBL_5f_0_5f_0.E5" office:value-type="string">
            <text:p text:style-name="P8">866,12</text:p>
          </table:table-cell>
          <table:table-cell table:style-name="TBL_5f_0_5f_0.E5" office:value-type="string">
            <text:p text:style-name="P8">283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49,60</text:p>
          </table:table-cell>
          <table:table-cell table:style-name="TBL_5f_0_5f_0.E5" office:value-type="string">
            <text:p text:style-name="P8">8.418,24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3.618,28</text:p>
          </table:table-cell>
          <table:table-cell table:style-name="TBL_5f_0_5f_0.E5" office:value-type="string">
            <text:p text:style-name="P8">122.226,20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6.059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4.818,59</text:p>
          </table:table-cell>
          <table:table-cell table:style-name="TBL_5f_0_5f_0.E5" office:value-type="string">
            <text:p text:style-name="P8">97.407,61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66,0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66,03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89,13</text:p>
          </table:table-cell>
          <table:table-cell table:style-name="TBL_5f_0_5f_0.E5" office:value-type="string">
            <text:p text:style-name="P8">1.689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89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OPERACIONAL FUNCIONAL </text:p>
          </table:table-cell>
          <table:table-cell table:style-name="TBL_5f_0_5f_0.B5" office:value-type="string">
            <text:p text:style-name="P7">ASSESSORIA DO PROCURADOR-GERAL DE JUSTIC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116,30</text:p>
          </table:table-cell>
          <table:table-cell table:style-name="TBL_5f_0_5f_0.E5" office:value-type="string">
            <text:p text:style-name="P8">3.430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9.341,54</text:p>
          </table:table-cell>
          <table:table-cell table:style-name="TBL_5f_0_5f_0.E5" office:value-type="string">
            <text:p text:style-name="P8">830,12</text:p>
          </table:table-cell>
          <table:table-cell table:style-name="TBL_5f_0_5f_0.E5" office:value-type="string">
            <text:p text:style-name="P8">240,9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71,11</text:p>
          </table:table-cell>
          <table:table-cell table:style-name="TBL_5f_0_5f_0.E5" office:value-type="string">
            <text:p text:style-name="P8">8.270,43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90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2.856,00</text:p>
          </table:table-cell>
          <table:table-cell table:style-name="TBL_5f_0_5f_0.E5" office:value-type="string">
            <text:p text:style-name="P8">144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4,00</text:p>
          </table:table-cell>
          <table:table-cell table:style-name="TBL_5f_0_5f_0.E5" office:value-type="string">
            <text:p text:style-name="P8">2.712,00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ABINETE DE SEGURANCA INSTITUCIONAL - 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1.100,00</text:p>
          </table:table-cell>
          <table:table-cell table:style-name="TBL_5f_0_5f_0.E5" office:value-type="string">
            <text:p text:style-name="P8">2.285,44</text:p>
          </table:table-cell>
          <table:table-cell table:style-name="TBL_5f_0_5f_0.E5" office:value-type="string">
            <text:p text:style-name="P8">761,8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7.127,6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0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0,90</text:p>
          </table:table-cell>
          <table:table-cell table:style-name="TBL_5f_0_5f_0.E5" office:value-type="string">
            <text:p text:style-name="P8">6.996,78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174,83</text:p>
          </table:table-cell>
          <table:table-cell table:style-name="TBL_5f_0_5f_0.E5" office:value-type="string">
            <text:p text:style-name="P8">487,1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662,0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32,44</text:p>
          </table:table-cell>
          <table:table-cell table:style-name="TBL_5f_0_5f_0.E5" office:value-type="string">
            <text:p text:style-name="P8">15.356,48</text:p>
          </table:table-cell>
          <table:table-cell table:style-name="TBL_5f_0_5f_0.E5" office:value-type="string">
            <text:p text:style-name="P8">1.732,12</text:p>
          </table:table-cell>
          <table:table-cell table:style-name="TBL_5f_0_5f_0.E5" office:value-type="string">
            <text:p text:style-name="P8">1.449,0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81,18</text:p>
          </table:table-cell>
          <table:table-cell table:style-name="TBL_5f_0_5f_0.E5" office:value-type="string">
            <text:p text:style-name="P8">12.175,30</text:p>
          </table:table-cell>
        </table:table-row>
        <table:table-row table:style-name="TBL_5f_0_5f_0.2">
          <table:table-cell table:style-name="TBL_5f_0_5f_0.A5" office:value-type="string">
            <text:p text:style-name="P7">2125</text:p>
          </table:table-cell>
          <table:table-cell table:style-name="TBL_5f_0_5f_0.B5" office:value-type="string">
            <text:p text:style-name="P7">ALBERTO BATISTA SANTOS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70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70,88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1.239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502,8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94,99</text:p>
          </table:table-cell>
          <table:table-cell table:style-name="TBL_5f_0_5f_0.E5" office:value-type="string">
            <text:p text:style-name="P8">20.800,61</text:p>
          </table:table-cell>
          <table:table-cell table:style-name="TBL_5f_0_5f_0.E5" office:value-type="string">
            <text:p text:style-name="P8">2.470,74</text:p>
          </table:table-cell>
          <table:table-cell table:style-name="TBL_5f_0_5f_0.E5" office:value-type="string">
            <text:p text:style-name="P8">2.808,3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279,12</text:p>
          </table:table-cell>
          <table:table-cell table:style-name="TBL_5f_0_5f_0.E5" office:value-type="string">
            <text:p text:style-name="P8">15.521,49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092,34</text:p>
          </table:table-cell>
          <table:table-cell table:style-name="TBL_5f_0_5f_0.E5" office:value-type="string">
            <text:p text:style-name="P8">4.487,3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579,65</text:p>
          </table:table-cell>
          <table:table-cell table:style-name="TBL_5f_0_5f_0.E5" office:value-type="string">
            <text:p text:style-name="P8">3.193,2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70,07</text:p>
          </table:table-cell>
          <table:table-cell table:style-name="TBL_5f_0_5f_0.E5" office:value-type="string">
            <text:p text:style-name="P8">24.622,59</text:p>
          </table:table-cell>
          <table:table-cell table:style-name="TBL_5f_0_5f_0.E5" office:value-type="string">
            <text:p text:style-name="P8">2.490,70</text:p>
          </table:table-cell>
          <table:table-cell table:style-name="TBL_5f_0_5f_0.E5" office:value-type="string">
            <text:p text:style-name="P8">2.598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089,02</text:p>
          </table:table-cell>
          <table:table-cell table:style-name="TBL_5f_0_5f_0.E5" office:value-type="string">
            <text:p text:style-name="P8">19.533,57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FREI PAU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.031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227,39</text:p>
          </table:table-cell>
          <table:table-cell table:style-name="TBL_5f_0_5f_0.E5" office:value-type="string">
            <text:p text:style-name="P8">43.354,35</text:p>
          </table:table-cell>
          <table:table-cell table:style-name="TBL_5f_0_5f_0.E5" office:value-type="string">
            <text:p text:style-name="P8">114.617,96</text:p>
          </table:table-cell>
          <table:table-cell table:style-name="TBL_5f_0_5f_0.E5" office:value-type="string">
            <text:p text:style-name="P8">8.321,20</text:p>
          </table:table-cell>
          <table:table-cell table:style-name="TBL_5f_0_5f_0.E5" office:value-type="string">
            <text:p text:style-name="P8">15.466,1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3.787,37</text:p>
          </table:table-cell>
          <table:table-cell table:style-name="TBL_5f_0_5f_0.E5" office:value-type="string">
            <text:p text:style-name="P8">90.830,59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7.058,0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43.829,43</text:p>
          </table:table-cell>
          <table:table-cell table:style-name="TBL_5f_0_5f_0.E5" office:value-type="string">
            <text:p text:style-name="P8">117.945,47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6.234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4.993,58</text:p>
          </table:table-cell>
          <table:table-cell table:style-name="TBL_5f_0_5f_0.E5" office:value-type="string">
            <text:p text:style-name="P8">92.951,89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2.478,9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742,3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667,13</text:p>
          </table:table-cell>
          <table:table-cell table:style-name="TBL_5f_0_5f_0.E5" office:value-type="string">
            <text:p text:style-name="P8">24.151,73</text:p>
          </table:table-cell>
          <table:table-cell table:style-name="TBL_5f_0_5f_0.E5" office:value-type="string">
            <text:p text:style-name="P8">2.793,00</text:p>
          </table:table-cell>
          <table:table-cell table:style-name="TBL_5f_0_5f_0.E5" office:value-type="string">
            <text:p text:style-name="P8">3.192,9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985,92</text:p>
          </table:table-cell>
          <table:table-cell table:style-name="TBL_5f_0_5f_0.E5" office:value-type="string">
            <text:p text:style-name="P8">18.165,81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4.643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.329,19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40,08</text:p>
          </table:table-cell>
          <table:table-cell table:style-name="TBL_5f_0_5f_0.E5" office:value-type="string">
            <text:p text:style-name="P8">2.058,92</text:p>
          </table:table-cell>
          <table:table-cell table:style-name="TBL_5f_0_5f_0.E5" office:value-type="string">
            <text:p text:style-name="P8">82.901,53</text:p>
          </table:table-cell>
          <table:table-cell table:style-name="TBL_5f_0_5f_0.E5" office:value-type="string">
            <text:p text:style-name="P8">9.007,34</text:p>
          </table:table-cell>
          <table:table-cell table:style-name="TBL_5f_0_5f_0.E5" office:value-type="string">
            <text:p text:style-name="P8">17.911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919,04</text:p>
          </table:table-cell>
          <table:table-cell table:style-name="TBL_5f_0_5f_0.E5" office:value-type="string">
            <text:p text:style-name="P8">55.982,49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869,30</text:p>
          </table:table-cell>
          <table:table-cell table:style-name="TBL_5f_0_5f_0.E5" office:value-type="string">
            <text:p text:style-name="P8">5.442,11</text:p>
          </table:table-cell>
          <table:table-cell table:style-name="TBL_5f_0_5f_0.E5" office:value-type="string">
            <text:p text:style-name="P8">14.574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58,92</text:p>
          </table:table-cell>
          <table:table-cell table:style-name="TBL_5f_0_5f_0.E5" office:value-type="string">
            <text:p text:style-name="P8">31.208,36</text:p>
          </table:table-cell>
          <table:table-cell table:style-name="TBL_5f_0_5f_0.E5" office:value-type="string">
            <text:p text:style-name="P8">2.374,48</text:p>
          </table:table-cell>
          <table:table-cell table:style-name="TBL_5f_0_5f_0.E5" office:value-type="string">
            <text:p text:style-name="P8">5.624,4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998,88</text:p>
          </table:table-cell>
          <table:table-cell table:style-name="TBL_5f_0_5f_0.E5" office:value-type="string">
            <text:p text:style-name="P8">23.209,48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MILITAR </text:p>
          </table:table-cell>
          <table:table-cell table:style-name="TBL_5f_0_5f_0.E5" office:value-type="string">
            <text:p text:style-name="P8">9.841,74</text:p>
          </table:table-cell>
          <table:table-cell table:style-name="TBL_5f_0_5f_0.E5" office:value-type="string">
            <text:p text:style-name="P8">1.476,2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318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605,04</text:p>
          </table:table-cell>
          <table:table-cell table:style-name="TBL_5f_0_5f_0.E5" office:value-type="string">
            <text:p text:style-name="P8">29.241,04</text:p>
          </table:table-cell>
          <table:table-cell table:style-name="TBL_5f_0_5f_0.E5" office:value-type="string">
            <text:p text:style-name="P8">2.942,68</text:p>
          </table:table-cell>
          <table:table-cell table:style-name="TBL_5f_0_5f_0.E5" office:value-type="string">
            <text:p text:style-name="P8">3.468,4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411,08</text:p>
          </table:table-cell>
          <table:table-cell table:style-name="TBL_5f_0_5f_0.E5" office:value-type="string">
            <text:p text:style-name="P8">22.829,96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3.618,28</text:p>
          </table:table-cell>
          <table:table-cell table:style-name="TBL_5f_0_5f_0.E5" office:value-type="string">
            <text:p text:style-name="P8">110.996,50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4.172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2.932,14</text:p>
          </table:table-cell>
          <table:table-cell table:style-name="TBL_5f_0_5f_0.E5" office:value-type="string">
            <text:p text:style-name="P8">88.064,36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92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78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78,16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589,8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589,8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58,92</text:p>
          </table:table-cell>
          <table:table-cell table:style-name="TBL_5f_0_5f_0.E5" office:value-type="string">
            <text:p text:style-name="P8">9.238,70</text:p>
          </table:table-cell>
          <table:table-cell table:style-name="TBL_5f_0_5f_0.E5" office:value-type="string">
            <text:p text:style-name="P8">933,38</text:p>
          </table:table-cell>
          <table:table-cell table:style-name="TBL_5f_0_5f_0.E5" office:value-type="string">
            <text:p text:style-name="P8">126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9,38</text:p>
          </table:table-cell>
          <table:table-cell table:style-name="TBL_5f_0_5f_0.E5" office:value-type="string">
            <text:p text:style-name="P8">8.179,32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5.822,8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33,70</text:p>
          </table:table-cell>
          <table:table-cell table:style-name="TBL_5f_0_5f_0.E5" office:value-type="string">
            <text:p text:style-name="P8">43.618,28</text:p>
          </table:table-cell>
          <table:table-cell table:style-name="TBL_5f_0_5f_0.E5" office:value-type="string">
            <text:p text:style-name="P8">115.263,90</text:p>
          </table:table-cell>
          <table:table-cell table:style-name="TBL_5f_0_5f_0.E5" office:value-type="string">
            <text:p text:style-name="P8">8.759,16</text:p>
          </table:table-cell>
          <table:table-cell table:style-name="TBL_5f_0_5f_0.E5" office:value-type="string">
            <text:p text:style-name="P8">15.346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4.105,66</text:p>
          </table:table-cell>
          <table:table-cell table:style-name="TBL_5f_0_5f_0.E5" office:value-type="string">
            <text:p text:style-name="P8">91.158,24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9.841,74</text:p>
          </table:table-cell>
          <table:table-cell table:style-name="TBL_5f_0_5f_0.E5" office:value-type="string">
            <text:p text:style-name="P8">16.151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5.993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7.058,92</text:p>
          </table:table-cell>
          <table:table-cell table:style-name="TBL_5f_0_5f_0.E5" office:value-type="string">
            <text:p text:style-name="P8">69.045,86</text:p>
          </table:table-cell>
          <table:table-cell table:style-name="TBL_5f_0_5f_0.E5" office:value-type="string">
            <text:p text:style-name="P8">6.758,30</text:p>
          </table:table-cell>
          <table:table-cell table:style-name="TBL_5f_0_5f_0.E5" office:value-type="string">
            <text:p text:style-name="P8">10.594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7.353,18</text:p>
          </table:table-cell>
          <table:table-cell table:style-name="TBL_5f_0_5f_0.E5" office:value-type="string">
            <text:p text:style-name="P8">51.692,68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68</text:p>
          </table:table-cell>
          <table:table-cell table:style-name="TBL_5f_0_5f_1.B1" office:value-type="string">
            <text:p text:style-name="P7">ALEXANDRE FRANCO BARRE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ENTRO DE APOIO OPERACIONAL DO MEIO AMBIENTE, URBANISMO, PATRIMONIO SOCIAL E CULTURAL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1.068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344,53</text:p>
          </table:table-cell>
          <table:table-cell table:style-name="TBL_5f_0_5f_1.E1" office:value-type="string">
            <text:p text:style-name="P8">1.781,5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14.529,49</text:p>
          </table:table-cell>
          <table:table-cell table:style-name="TBL_5f_0_5f_1.E1" office:value-type="string">
            <text:p text:style-name="P8">1.389,58</text:p>
          </table:table-cell>
          <table:table-cell table:style-name="TBL_5f_0_5f_1.E1" office:value-type="string">
            <text:p text:style-name="P8">1.309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98,87</text:p>
          </table:table-cell>
          <table:table-cell table:style-name="TBL_5f_0_5f_1.E1" office:value-type="string">
            <text:p text:style-name="P8">11.830,62</text:p>
          </table:table-cell>
        </table:table-row>
        <table:table-row table:style-name="TBL_5f_0_5f_1.1">
          <table:table-cell table:style-name="TBL_5f_0_5f_1.A1" office:value-type="string">
            <text:p text:style-name="P7">1694</text:p>
          </table:table-cell>
          <table:table-cell table:style-name="TBL_5f_0_5f_1.B1" office:value-type="string">
            <text:p text:style-name="P7">ALEXANDRE GONCALVES SILV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- LAGARTO </text:p>
          </table:table-cell>
          <table:table-cell table:style-name="TBL_5f_0_5f_1.E1" office:value-type="string">
            <text:p text:style-name="P8">7.354,32</text:p>
          </table:table-cell>
          <table:table-cell table:style-name="TBL_5f_0_5f_1.E1" office:value-type="string">
            <text:p text:style-name="P8">1.470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225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8,36</text:p>
          </table:table-cell>
          <table:table-cell table:style-name="TBL_5f_0_5f_1.E1" office:value-type="string">
            <text:p text:style-name="P8">20.508,72</text:p>
          </table:table-cell>
          <table:table-cell table:style-name="TBL_5f_0_5f_1.E1" office:value-type="string">
            <text:p text:style-name="P8">2.294,54</text:p>
          </table:table-cell>
          <table:table-cell table:style-name="TBL_5f_0_5f_1.E1" office:value-type="string">
            <text:p text:style-name="P8">2.704,1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98,68</text:p>
          </table:table-cell>
          <table:table-cell table:style-name="TBL_5f_0_5f_1.E1" office:value-type="string">
            <text:p text:style-name="P8">15.510,04</text:p>
          </table:table-cell>
        </table:table-row>
        <table:table-row table:style-name="TBL_5f_0_5f_1.1">
          <table:table-cell table:style-name="TBL_5f_0_5f_1.A1" office:value-type="string">
            <text:p text:style-name="P7"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869,3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132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20.060,21</text:p>
          </table:table-cell>
          <table:table-cell table:style-name="TBL_5f_0_5f_1.E1" office:value-type="string">
            <text:p text:style-name="P8">2.374,48</text:p>
          </table:table-cell>
          <table:table-cell table:style-name="TBL_5f_0_5f_1.E1" office:value-type="string">
            <text:p text:style-name="P8">2.526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01,44</text:p>
          </table:table-cell>
          <table:table-cell table:style-name="TBL_5f_0_5f_1.E1" office:value-type="string">
            <text:p text:style-name="P8">15.158,77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.058,0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43.618,28</text:p>
          </table:table-cell>
          <table:table-cell table:style-name="TBL_5f_0_5f_1.E1" office:value-type="string">
            <text:p text:style-name="P8">117.734,32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6.234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.993,58</text:p>
          </table:table-cell>
          <table:table-cell table:style-name="TBL_5f_0_5f_1.E1" office:value-type="string">
            <text:p text:style-name="P8">92.740,74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194,99</text:p>
          </table:table-cell>
          <table:table-cell table:style-name="TBL_5f_0_5f_1.E1" office:value-type="string">
            <text:p text:style-name="P8">336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784,43</text:p>
          </table:table-cell>
          <table:table-cell table:style-name="TBL_5f_0_5f_1.E1" office:value-type="string">
            <text:p text:style-name="P8">1.261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53,33</text:p>
          </table:table-cell>
          <table:table-cell table:style-name="TBL_5f_0_5f_1.E1" office:value-type="string">
            <text:p text:style-name="P8">2.032,44</text:p>
          </table:table-cell>
          <table:table-cell table:style-name="TBL_5f_0_5f_1.E1" office:value-type="string">
            <text:p text:style-name="P8">10.862,78</text:p>
          </table:table-cell>
          <table:table-cell table:style-name="TBL_5f_0_5f_1.E1" office:value-type="string">
            <text:p text:style-name="P8">918,08</text:p>
          </table:table-cell>
          <table:table-cell table:style-name="TBL_5f_0_5f_1.E1" office:value-type="string">
            <text:p text:style-name="P8">468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86,91</text:p>
          </table:table-cell>
          <table:table-cell table:style-name="TBL_5f_0_5f_1.E1" office:value-type="string">
            <text:p text:style-name="P8">9.475,87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21,85</text:p>
          </table:table-cell>
          <table:table-cell table:style-name="TBL_5f_0_5f_1.E1" office:value-type="string">
            <text:p text:style-name="P8">2.021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5.838,69</text:p>
          </table:table-cell>
          <table:table-cell table:style-name="TBL_5f_0_5f_1.E1" office:value-type="string">
            <text:p text:style-name="P8">363,9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63,94</text:p>
          </table:table-cell>
          <table:table-cell table:style-name="TBL_5f_0_5f_1.E1" office:value-type="string">
            <text:p text:style-name="P8">5.474,75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7.795,58</text:p>
          </table:table-cell>
          <table:table-cell table:style-name="TBL_5f_0_5f_1.E1" office:value-type="string">
            <text:p text:style-name="P8">1.169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964,92</text:p>
          </table:table-cell>
          <table:table-cell table:style-name="TBL_5f_0_5f_1.E1" office:value-type="string">
            <text:p text:style-name="P8">2.988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8,36</text:p>
          </table:table-cell>
          <table:table-cell table:style-name="TBL_5f_0_5f_1.E1" office:value-type="string">
            <text:p text:style-name="P8">23.376,51</text:p>
          </table:table-cell>
          <table:table-cell table:style-name="TBL_5f_0_5f_1.E1" office:value-type="string">
            <text:p text:style-name="P8">2.330,88</text:p>
          </table:table-cell>
          <table:table-cell table:style-name="TBL_5f_0_5f_1.E1" office:value-type="string">
            <text:p text:style-name="P8">3.372,7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703,66</text:p>
          </table:table-cell>
          <table:table-cell table:style-name="TBL_5f_0_5f_1.E1" office:value-type="string">
            <text:p text:style-name="P8">17.672,85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651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168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53,33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20.132,23</text:p>
          </table:table-cell>
          <table:table-cell table:style-name="TBL_5f_0_5f_1.E1" office:value-type="string">
            <text:p text:style-name="P8">2.317,98</text:p>
          </table:table-cell>
          <table:table-cell table:style-name="TBL_5f_0_5f_1.E1" office:value-type="string">
            <text:p text:style-name="P8">2.458,0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76,00</text:p>
          </table:table-cell>
          <table:table-cell table:style-name="TBL_5f_0_5f_1.E1" office:value-type="string">
            <text:p text:style-name="P8">15.356,23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70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70,88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3.589,89</text:p>
          </table:table-cell>
          <table:table-cell table:style-name="TBL_5f_0_5f_1.E1" office:value-type="string">
            <text:p text:style-name="P8">283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873,13</text:p>
          </table:table-cell>
          <table:table-cell table:style-name="TBL_5f_0_5f_1.E1" office:value-type="string">
            <text:p text:style-name="P8">1.291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10.832,29</text:p>
          </table:table-cell>
          <table:table-cell table:style-name="TBL_5f_0_5f_1.E1" office:value-type="string">
            <text:p text:style-name="P8">1.007,02</text:p>
          </table:table-cell>
          <table:table-cell table:style-name="TBL_5f_0_5f_1.E1" office:value-type="string">
            <text:p text:style-name="P8">563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70,18</text:p>
          </table:table-cell>
          <table:table-cell table:style-name="TBL_5f_0_5f_1.E1" office:value-type="string">
            <text:p text:style-name="P8">9.262,11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NSELHO SUPERIOR DO MP</text:p>
          </table:table-cell>
          <table:table-cell table:style-name="TBL_5f_0_5f_1.E1" office:value-type="string">
            <text:p text:style-name="P8">4.804,09</text:p>
          </table:table-cell>
          <table:table-cell table:style-name="TBL_5f_0_5f_1.E1" office:value-type="string">
            <text:p text:style-name="P8">720,61</text:p>
          </table:table-cell>
          <table:table-cell table:style-name="TBL_5f_0_5f_1.E1" office:value-type="string">
            <text:p text:style-name="P8">1.100,00</text:p>
          </table:table-cell>
          <table:table-cell table:style-name="TBL_5f_0_5f_1.E1" office:value-type="string">
            <text:p text:style-name="P8">6.624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15.044,39</text:p>
          </table:table-cell>
          <table:table-cell table:style-name="TBL_5f_0_5f_1.E1" office:value-type="string">
            <text:p text:style-name="P8">1.436,42</text:p>
          </table:table-cell>
          <table:table-cell table:style-name="TBL_5f_0_5f_1.E1" office:value-type="string">
            <text:p text:style-name="P8">1.509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46,26</text:p>
          </table:table-cell>
          <table:table-cell table:style-name="TBL_5f_0_5f_1.E1" office:value-type="string">
            <text:p text:style-name="P8">12.098,13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194,99</text:p>
          </table:table-cell>
          <table:table-cell table:style-name="TBL_5f_0_5f_1.E1" office:value-type="string">
            <text:p text:style-name="P8">252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47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8.689,15</text:p>
          </table:table-cell>
          <table:table-cell table:style-name="TBL_5f_0_5f_1.E1" office:value-type="string">
            <text:p text:style-name="P8">896,24</text:p>
          </table:table-cell>
          <table:table-cell table:style-name="TBL_5f_0_5f_1.E1" office:value-type="string">
            <text:p text:style-name="P8">135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32,04</text:p>
          </table:table-cell>
          <table:table-cell table:style-name="TBL_5f_0_5f_1.E1" office:value-type="string">
            <text:p text:style-name="P8">7.657,11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9.841,74</text:p>
          </table:table-cell>
          <table:table-cell table:style-name="TBL_5f_0_5f_1.E1" office:value-type="string">
            <text:p text:style-name="P8">1.476,2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318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32,44</text:p>
          </table:table-cell>
          <table:table-cell table:style-name="TBL_5f_0_5f_1.E1" office:value-type="string">
            <text:p text:style-name="P8">24.668,44</text:p>
          </table:table-cell>
          <table:table-cell table:style-name="TBL_5f_0_5f_1.E1" office:value-type="string">
            <text:p text:style-name="P8">2.942,68</text:p>
          </table:table-cell>
          <table:table-cell table:style-name="TBL_5f_0_5f_1.E1" office:value-type="string">
            <text:p text:style-name="P8">3.468,4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411,08</text:p>
          </table:table-cell>
          <table:table-cell table:style-name="TBL_5f_0_5f_1.E1" office:value-type="string">
            <text:p text:style-name="P8">18.257,36</text:p>
          </table:table-cell>
        </table:table-row>
        <table:table-row table:style-name="TBL_5f_0_5f_1.1">
          <table:table-cell table:style-name="TBL_5f_0_5f_1.A1" office:value-type="string">
            <text:p text:style-name="P7">1293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*SEC. GERAL/CONSELHO SUPERIOR DO MP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90,86</text:p>
          </table:table-cell>
          <table:table-cell table:style-name="TBL_5f_0_5f_1.E1" office:value-type="string">
            <text:p text:style-name="P8">290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90,86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5.442,11</text:p>
          </table:table-cell>
          <table:table-cell table:style-name="TBL_5f_0_5f_1.E1" office:value-type="string">
            <text:p text:style-name="P8">14.944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31.684,83</text:p>
          </table:table-cell>
          <table:table-cell table:style-name="TBL_5f_0_5f_1.E1" office:value-type="string">
            <text:p text:style-name="P8">2.470,74</text:p>
          </table:table-cell>
          <table:table-cell table:style-name="TBL_5f_0_5f_1.E1" office:value-type="string">
            <text:p text:style-name="P8">5.592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063,72</text:p>
          </table:table-cell>
          <table:table-cell table:style-name="TBL_5f_0_5f_1.E1" office:value-type="string">
            <text:p text:style-name="P8">23.621,11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9.841,74</text:p>
          </table:table-cell>
          <table:table-cell table:style-name="TBL_5f_0_5f_1.E1" office:value-type="string">
            <text:p text:style-name="P8">1.476,2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318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24.694,92</text:p>
          </table:table-cell>
          <table:table-cell table:style-name="TBL_5f_0_5f_1.E1" office:value-type="string">
            <text:p text:style-name="P8">2.942,68</text:p>
          </table:table-cell>
          <table:table-cell table:style-name="TBL_5f_0_5f_1.E1" office:value-type="string">
            <text:p text:style-name="P8">3.572,6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515,34</text:p>
          </table:table-cell>
          <table:table-cell table:style-name="TBL_5f_0_5f_1.E1" office:value-type="string">
            <text:p text:style-name="P8">18.179,58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86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72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72,09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449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25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32,44</text:p>
          </table:table-cell>
          <table:table-cell table:style-name="TBL_5f_0_5f_1.E1" office:value-type="string">
            <text:p text:style-name="P8">11.483,26</text:p>
          </table:table-cell>
          <table:table-cell table:style-name="TBL_5f_0_5f_1.E1" office:value-type="string">
            <text:p text:style-name="P8">1.228,60</text:p>
          </table:table-cell>
          <table:table-cell table:style-name="TBL_5f_0_5f_1.E1" office:value-type="string">
            <text:p text:style-name="P8">577,7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6,34</text:p>
          </table:table-cell>
          <table:table-cell table:style-name="TBL_5f_0_5f_1.E1" office:value-type="string">
            <text:p text:style-name="P8">9.676,92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2.682,58</text:p>
          </table:table-cell>
          <table:table-cell table:style-name="TBL_5f_0_5f_1.E1" office:value-type="string">
            <text:p text:style-name="P8">141,1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23,6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03,20</text:p>
          </table:table-cell>
          <table:table-cell table:style-name="TBL_5f_0_5f_1.E1" office:value-type="string">
            <text:p text:style-name="P8">8.050,56</text:p>
          </table:table-cell>
          <table:table-cell table:style-name="TBL_5f_0_5f_1.E1" office:value-type="string">
            <text:p text:style-name="P8">734,16</text:p>
          </table:table-cell>
          <table:table-cell table:style-name="TBL_5f_0_5f_1.E1" office:value-type="string">
            <text:p text:style-name="P8">82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17,06</text:p>
          </table:table-cell>
          <table:table-cell table:style-name="TBL_5f_0_5f_1.E1" office:value-type="string">
            <text:p text:style-name="P8">7.233,50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6.938,04</text:p>
          </table:table-cell>
          <table:table-cell table:style-name="TBL_5f_0_5f_1.E1" office:value-type="string">
            <text:p text:style-name="P8">547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.885,4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8,36</text:p>
          </table:table-cell>
          <table:table-cell table:style-name="TBL_5f_0_5f_1.E1" office:value-type="string">
            <text:p text:style-name="P8">17.829,26</text:p>
          </table:table-cell>
          <table:table-cell table:style-name="TBL_5f_0_5f_1.E1" office:value-type="string">
            <text:p text:style-name="P8">1.946,22</text:p>
          </table:table-cell>
          <table:table-cell table:style-name="TBL_5f_0_5f_1.E1" office:value-type="string">
            <text:p text:style-name="P8">2.063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009,28</text:p>
          </table:table-cell>
          <table:table-cell table:style-name="TBL_5f_0_5f_1.E1" office:value-type="string">
            <text:p text:style-name="P8">13.819,98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.058,02</text:p>
          </table:table-cell>
          <table:table-cell table:style-name="TBL_5f_0_5f_1.E1" office:value-type="string">
            <text:p text:style-name="P8">12.352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88.527,63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9.631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8.390,57</text:p>
          </table:table-cell>
          <table:table-cell table:style-name="TBL_5f_0_5f_1.E1" office:value-type="string">
            <text:p text:style-name="P8">60.137,06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449,79</text:p>
          </table:table-cell>
          <table:table-cell table:style-name="TBL_5f_0_5f_1.E1" office:value-type="string">
            <text:p text:style-name="P8">3.567,46</text:p>
          </table:table-cell>
          <table:table-cell table:style-name="TBL_5f_0_5f_1.E1" office:value-type="string">
            <text:p text:style-name="P8">8.292,8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18.380,73</text:p>
          </table:table-cell>
          <table:table-cell table:style-name="TBL_5f_0_5f_1.E1" office:value-type="string">
            <text:p text:style-name="P8">1.228,60</text:p>
          </table:table-cell>
          <table:table-cell table:style-name="TBL_5f_0_5f_1.E1" office:value-type="string">
            <text:p text:style-name="P8">2.380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608,82</text:p>
          </table:table-cell>
          <table:table-cell table:style-name="TBL_5f_0_5f_1.E1" office:value-type="string">
            <text:p text:style-name="P8">14.771,91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89,13</text:p>
          </table:table-cell>
          <table:table-cell table:style-name="TBL_5f_0_5f_1.E1" office:value-type="string">
            <text:p text:style-name="P8">1.689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89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70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70,88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014,14</text:p>
          </table:table-cell>
          <table:table-cell table:style-name="TBL_5f_0_5f_1.E1" office:value-type="string">
            <text:p text:style-name="P8">237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251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8.298,91</text:p>
          </table:table-cell>
          <table:table-cell table:style-name="TBL_5f_0_5f_1.E1" office:value-type="string">
            <text:p text:style-name="P8">845,50</text:p>
          </table:table-cell>
          <table:table-cell table:style-name="TBL_5f_0_5f_1.E1" office:value-type="string">
            <text:p text:style-name="P8">139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84,66</text:p>
          </table:table-cell>
          <table:table-cell table:style-name="TBL_5f_0_5f_1.E1" office:value-type="string">
            <text:p text:style-name="P8">7.314,25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EDRO DE SAO JOAO</text:p>
          </table:table-cell>
          <table:table-cell table:style-name="TBL_5f_0_5f_1.E1" office:value-type="string">
            <text:p text:style-name="P8">30.404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0.404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06,75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63.110,58</text:p>
          </table:table-cell>
          <table:table-cell table:style-name="TBL_5f_0_5f_1.E1" office:value-type="string">
            <text:p text:style-name="P8">7.905,14</text:p>
          </table:table-cell>
          <table:table-cell table:style-name="TBL_5f_0_5f_1.E1" office:value-type="string">
            <text:p text:style-name="P8">12.949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0.854,30</text:p>
          </table:table-cell>
          <table:table-cell table:style-name="TBL_5f_0_5f_1.E1" office:value-type="string">
            <text:p text:style-name="P8">42.256,28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GABINETE DO PROCURADOR GERAL DE JUSTICA/PGJ/MP</text:p>
          </table:table-cell>
          <table:table-cell table:style-name="TBL_5f_0_5f_1.E1" office:value-type="string">
            <text:p text:style-name="P8">4.804,09</text:p>
          </table:table-cell>
          <table:table-cell table:style-name="TBL_5f_0_5f_1.E1" office:value-type="string">
            <text:p text:style-name="P8">505,39</text:p>
          </table:table-cell>
          <table:table-cell table:style-name="TBL_5f_0_5f_1.E1" office:value-type="string">
            <text:p text:style-name="P8">1.213,11</text:p>
          </table:table-cell>
          <table:table-cell table:style-name="TBL_5f_0_5f_1.E1" office:value-type="string">
            <text:p text:style-name="P8">6.52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15.104,10</text:p>
          </table:table-cell>
          <table:table-cell table:style-name="TBL_5f_0_5f_1.E1" office:value-type="string">
            <text:p text:style-name="P8">1.380,46</text:p>
          </table:table-cell>
          <table:table-cell table:style-name="TBL_5f_0_5f_1.E1" office:value-type="string">
            <text:p text:style-name="P8">1.364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45,26</text:p>
          </table:table-cell>
          <table:table-cell table:style-name="TBL_5f_0_5f_1.E1" office:value-type="string">
            <text:p text:style-name="P8">12.358,84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354,32</text:p>
          </table:table-cell>
          <table:table-cell table:style-name="TBL_5f_0_5f_1.E1" office:value-type="string">
            <text:p text:style-name="P8">773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127,9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18.050,97</text:p>
          </table:table-cell>
          <table:table-cell table:style-name="TBL_5f_0_5f_1.E1" office:value-type="string">
            <text:p text:style-name="P8">2.113,28</text:p>
          </table:table-cell>
          <table:table-cell table:style-name="TBL_5f_0_5f_1.E1" office:value-type="string">
            <text:p text:style-name="P8">2.046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159,52</text:p>
          </table:table-cell>
          <table:table-cell table:style-name="TBL_5f_0_5f_1.E1" office:value-type="string">
            <text:p text:style-name="P8">13.891,45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033,60</text:p>
          </table:table-cell>
          <table:table-cell table:style-name="TBL_5f_0_5f_1.E1" office:value-type="string">
            <text:p text:style-name="P8">605,04</text:p>
          </table:table-cell>
          <table:table-cell table:style-name="TBL_5f_0_5f_1.E1" office:value-type="string">
            <text:p text:style-name="P8">1.100,00</text:p>
          </table:table-cell>
          <table:table-cell table:style-name="TBL_5f_0_5f_1.E1" office:value-type="string">
            <text:p text:style-name="P8">5.738,6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13.536,20</text:p>
          </table:table-cell>
          <table:table-cell table:style-name="TBL_5f_0_5f_1.E1" office:value-type="string">
            <text:p text:style-name="P8">1.206,04</text:p>
          </table:table-cell>
          <table:table-cell table:style-name="TBL_5f_0_5f_1.E1" office:value-type="string">
            <text:p text:style-name="P8">877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83,36</text:p>
          </table:table-cell>
          <table:table-cell table:style-name="TBL_5f_0_5f_1.E1" office:value-type="string">
            <text:p text:style-name="P8">11.452,84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6ª PROMOTORIA DE JUSTICA CRIMINAL - ARACAJU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502,8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97,80</text:p>
          </table:table-cell>
          <table:table-cell table:style-name="TBL_5f_0_5f_1.E1" office:value-type="string">
            <text:p text:style-name="P8">30.303,42</text:p>
          </table:table-cell>
          <table:table-cell table:style-name="TBL_5f_0_5f_1.E1" office:value-type="string">
            <text:p text:style-name="P8">2.470,74</text:p>
          </table:table-cell>
          <table:table-cell table:style-name="TBL_5f_0_5f_1.E1" office:value-type="string">
            <text:p text:style-name="P8">2.808,3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279,12</text:p>
          </table:table-cell>
          <table:table-cell table:style-name="TBL_5f_0_5f_1.E1" office:value-type="string">
            <text:p text:style-name="P8">25.024,30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9.293,32</text:p>
          </table:table-cell>
          <table:table-cell table:style-name="TBL_5f_0_5f_1.E1" office:value-type="string">
            <text:p text:style-name="P8">13.097,77</text:p>
          </table:table-cell>
          <table:table-cell table:style-name="TBL_5f_0_5f_1.E1" office:value-type="string">
            <text:p text:style-name="P8">9.220,18</text:p>
          </table:table-cell>
          <table:table-cell table:style-name="TBL_5f_0_5f_1.E1" office:value-type="string">
            <text:p text:style-name="P8">7.092,44</text:p>
          </table:table-cell>
          <table:table-cell table:style-name="TBL_5f_0_5f_1.E1" office:value-type="string">
            <text:p text:style-name="P8">44.304,49</text:p>
          </table:table-cell>
          <table:table-cell table:style-name="TBL_5f_0_5f_1.E1" office:value-type="string">
            <text:p text:style-name="P8">148.470,42</text:p>
          </table:table-cell>
          <table:table-cell table:style-name="TBL_5f_0_5f_1.E1" office:value-type="string">
            <text:p text:style-name="P8">9.220,18</text:p>
          </table:table-cell>
          <table:table-cell table:style-name="TBL_5f_0_5f_1.E1" office:value-type="string">
            <text:p text:style-name="P8">23.474,49</text:p>
          </table:table-cell>
          <table:table-cell table:style-name="TBL_5f_0_5f_1.E1" office:value-type="string">
            <text:p text:style-name="P8">3.261,34</text:p>
          </table:table-cell>
          <table:table-cell table:style-name="TBL_5f_0_5f_1.E1" office:value-type="string">
            <text:p text:style-name="P8">35.956,01</text:p>
          </table:table-cell>
          <table:table-cell table:style-name="TBL_5f_0_5f_1.E1" office:value-type="string">
            <text:p text:style-name="P8">112.514,41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70,07</text:p>
          </table:table-cell>
          <table:table-cell table:style-name="TBL_5f_0_5f_1.E1" office:value-type="string">
            <text:p text:style-name="P8">69.648,29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4.381,5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3.140,68</text:p>
          </table:table-cell>
          <table:table-cell table:style-name="TBL_5f_0_5f_1.E1" office:value-type="string">
            <text:p text:style-name="P8">46.507,61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86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72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72,09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4.304,49</text:p>
          </table:table-cell>
          <table:table-cell table:style-name="TBL_5f_0_5f_1.E1" office:value-type="string">
            <text:p text:style-name="P8">131.671,57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9.774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8.533,35</text:p>
          </table:table-cell>
          <table:table-cell table:style-name="TBL_5f_0_5f_1.E1" office:value-type="string">
            <text:p text:style-name="P8">103.138,22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257,79</text:p>
          </table:table-cell>
          <table:table-cell table:style-name="TBL_5f_0_5f_1.E1" office:value-type="string">
            <text:p text:style-name="P8">1.240,21</text:p>
          </table:table-cell>
          <table:table-cell table:style-name="TBL_5f_0_5f_1.E1" office:value-type="string">
            <text:p text:style-name="P8">1.213,11</text:p>
          </table:table-cell>
          <table:table-cell table:style-name="TBL_5f_0_5f_1.E1" office:value-type="string">
            <text:p text:style-name="P8">6.131,11</text:p>
          </table:table-cell>
          <table:table-cell table:style-name="TBL_5f_0_5f_1.E1" office:value-type="string">
            <text:p text:style-name="P8">2.043,70</text:p>
          </table:table-cell>
          <table:table-cell table:style-name="TBL_5f_0_5f_1.E1" office:value-type="string">
            <text:p text:style-name="P8">861,26</text:p>
          </table:table-cell>
          <table:table-cell table:style-name="TBL_5f_0_5f_1.E1" office:value-type="string">
            <text:p text:style-name="P8">420,00</text:p>
          </table:table-cell>
          <table:table-cell table:style-name="TBL_5f_0_5f_1.E1" office:value-type="string">
            <text:p text:style-name="P8">2.270,07</text:p>
          </table:table-cell>
          <table:table-cell table:style-name="TBL_5f_0_5f_1.E1" office:value-type="string">
            <text:p text:style-name="P8">17.437,25</text:p>
          </table:table-cell>
          <table:table-cell table:style-name="TBL_5f_0_5f_1.E1" office:value-type="string">
            <text:p text:style-name="P8">861,26</text:p>
          </table:table-cell>
          <table:table-cell table:style-name="TBL_5f_0_5f_1.E1" office:value-type="string">
            <text:p text:style-name="P8">2.195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6,67</text:p>
          </table:table-cell>
          <table:table-cell table:style-name="TBL_5f_0_5f_1.E1" office:value-type="string">
            <text:p text:style-name="P8">14.380,58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88.423,08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9.878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8.637,62</text:p>
          </table:table-cell>
          <table:table-cell table:style-name="TBL_5f_0_5f_1.E1" office:value-type="string">
            <text:p text:style-name="P8">59.785,4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48,35</text:p>
          </table:table-cell>
          <table:table-cell table:style-name="TBL_5f_0_5f_1.E1" office:value-type="string">
            <text:p text:style-name="P8">2.948,3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58,92</text:p>
          </table:table-cell>
          <table:table-cell table:style-name="TBL_5f_0_5f_1.E1" office:value-type="string">
            <text:p text:style-name="P8">7.955,62</text:p>
          </table:table-cell>
          <table:table-cell table:style-name="TBL_5f_0_5f_1.E1" office:value-type="string">
            <text:p text:style-name="P8">648,64</text:p>
          </table:table-cell>
          <table:table-cell table:style-name="TBL_5f_0_5f_1.E1" office:value-type="string">
            <text:p text:style-name="P8">108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56,64</text:p>
          </table:table-cell>
          <table:table-cell table:style-name="TBL_5f_0_5f_1.E1" office:value-type="string">
            <text:p text:style-name="P8">7.198,98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2,30</text:p>
          </table:table-cell>
          <table:table-cell table:style-name="TBL_5f_0_5f_1.E1" office:value-type="string">
            <text:p text:style-name="P8">43.829,43</text:p>
          </table:table-cell>
          <table:table-cell table:style-name="TBL_5f_0_5f_1.E1" office:value-type="string">
            <text:p text:style-name="P8">111.319,95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4.308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3.067,29</text:p>
          </table:table-cell>
          <table:table-cell table:style-name="TBL_5f_0_5f_1.E1" office:value-type="string">
            <text:p text:style-name="P8">88.252,66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641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16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03,20</text:p>
          </table:table-cell>
          <table:table-cell table:style-name="TBL_5f_0_5f_1.E1" office:value-type="string">
            <text:p text:style-name="P8">12.237,12</text:p>
          </table:table-cell>
          <table:table-cell table:style-name="TBL_5f_0_5f_1.E1" office:value-type="string">
            <text:p text:style-name="P8">1.278,40</text:p>
          </table:table-cell>
          <table:table-cell table:style-name="TBL_5f_0_5f_1.E1" office:value-type="string">
            <text:p text:style-name="P8">403,1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81,50</text:p>
          </table:table-cell>
          <table:table-cell table:style-name="TBL_5f_0_5f_1.E1" office:value-type="string">
            <text:p text:style-name="P8">10.555,62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641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16,96</text:p>
          </table:table-cell>
          <table:table-cell table:style-name="TBL_5f_0_5f_1.E1" office:value-type="string">
            <text:p text:style-name="P8">1.638,9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.187,03</text:p>
          </table:table-cell>
          <table:table-cell table:style-name="TBL_5f_0_5f_1.E1" office:value-type="string">
            <text:p text:style-name="P8">18.659,94</text:p>
          </table:table-cell>
          <table:table-cell table:style-name="TBL_5f_0_5f_1.E1" office:value-type="string">
            <text:p text:style-name="P8">1.278,40</text:p>
          </table:table-cell>
          <table:table-cell table:style-name="TBL_5f_0_5f_1.E1" office:value-type="string">
            <text:p text:style-name="P8">989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67,72</text:p>
          </table:table-cell>
          <table:table-cell table:style-name="TBL_5f_0_5f_1.E1" office:value-type="string">
            <text:p text:style-name="P8">16.392,22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DE DEFESA DO CONSUMIDOR</text:p>
          </table:table-cell>
          <table:table-cell table:style-name="TBL_5f_0_5f_1.E1" office:value-type="string">
            <text:p text:style-name="P8">8.759,11</text:p>
          </table:table-cell>
          <table:table-cell table:style-name="TBL_5f_0_5f_1.E1" office:value-type="string">
            <text:p text:style-name="P8">1.313,8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072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21.940,95</text:p>
          </table:table-cell>
          <table:table-cell table:style-name="TBL_5f_0_5f_1.E1" office:value-type="string">
            <text:p text:style-name="P8">2.618,98</text:p>
          </table:table-cell>
          <table:table-cell table:style-name="TBL_5f_0_5f_1.E1" office:value-type="string">
            <text:p text:style-name="P8">3.081,2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700,18</text:p>
          </table:table-cell>
          <table:table-cell table:style-name="TBL_5f_0_5f_1.E1" office:value-type="string">
            <text:p text:style-name="P8">16.240,77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4ª PROMOTORIA DE JUSTIÇA DA CURADORIA DA FAZENDA PUBLICA</text:p>
          </table:table-cell>
          <table:table-cell table:style-name="TBL_5f_0_5f_1.E1" office:value-type="string">
            <text:p text:style-name="P8">9.284,66</text:p>
          </table:table-cell>
          <table:table-cell table:style-name="TBL_5f_0_5f_1.E1" office:value-type="string">
            <text:p text:style-name="P8">1.85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41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24.078,17</text:p>
          </table:table-cell>
          <table:table-cell table:style-name="TBL_5f_0_5f_1.E1" office:value-type="string">
            <text:p text:style-name="P8">2.896,82</text:p>
          </table:table-cell>
          <table:table-cell table:style-name="TBL_5f_0_5f_1.E1" office:value-type="string">
            <text:p text:style-name="P8">3.592,5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489,34</text:p>
          </table:table-cell>
          <table:table-cell table:style-name="TBL_5f_0_5f_1.E1" office:value-type="string">
            <text:p text:style-name="P8">17.588,83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.058,0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9.080,72</text:p>
          </table:table-cell>
          <table:table-cell table:style-name="TBL_5f_0_5f_1.E1" office:value-type="string">
            <text:p text:style-name="P8">83.196,76</text:p>
          </table:table-cell>
          <table:table-cell table:style-name="TBL_5f_0_5f_1.E1" office:value-type="string">
            <text:p text:style-name="P8">8.759,16</text:p>
          </table:table-cell>
          <table:table-cell table:style-name="TBL_5f_0_5f_1.E1" office:value-type="string">
            <text:p text:style-name="P8">16.078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.837,17</text:p>
          </table:table-cell>
          <table:table-cell table:style-name="TBL_5f_0_5f_1.E1" office:value-type="string">
            <text:p text:style-name="P8">58.359,59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386,69</text:p>
          </table:table-cell>
          <table:table-cell table:style-name="TBL_5f_0_5f_1.E1" office:value-type="string">
            <text:p text:style-name="P8">356,28</text:p>
          </table:table-cell>
          <table:table-cell table:style-name="TBL_5f_0_5f_1.E1" office:value-type="string">
            <text:p text:style-name="P8">3.567,46</text:p>
          </table:table-cell>
          <table:table-cell table:style-name="TBL_5f_0_5f_1.E1" office:value-type="string">
            <text:p text:style-name="P8">7.310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94,99</text:p>
          </table:table-cell>
          <table:table-cell table:style-name="TBL_5f_0_5f_1.E1" office:value-type="string">
            <text:p text:style-name="P8">16.415,85</text:p>
          </table:table-cell>
          <table:table-cell table:style-name="TBL_5f_0_5f_1.E1" office:value-type="string">
            <text:p text:style-name="P8">973,18</text:p>
          </table:table-cell>
          <table:table-cell table:style-name="TBL_5f_0_5f_1.E1" office:value-type="string">
            <text:p text:style-name="P8">1.910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83,30</text:p>
          </table:table-cell>
          <table:table-cell table:style-name="TBL_5f_0_5f_1.E1" office:value-type="string">
            <text:p text:style-name="P8">13.532,55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637</text:p>
          </table:table-cell>
          <table:table-cell table:style-name="TBL_5f_0_5f_2.B1" office:value-type="string">
            <text:p text:style-name="P7">ANA PAULA SOUZA VIANA</text:p>
          </table:table-cell>
          <table:table-cell table:style-name="TBL_5f_0_5f_2.B1" office:value-type="string">
            <text:p text:style-name="P7">PROMOTOR DE JUSTIÇA DE ENTR. INICIAL</text:p>
          </table:table-cell>
          <table:table-cell table:style-name="TBL_5f_0_5f_2.B1" office:value-type="string">
            <text:p text:style-name="P7">1ª PROMOTORIA DE JUSTICA - BARRA DOS COQUEIROS</text:p>
          </table:table-cell>
          <table:table-cell table:style-name="TBL_5f_0_5f_2.E1" office:value-type="string">
            <text:p text:style-name="P8">32.004,6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2.004,65</text:p>
          </table:table-cell>
          <table:table-cell table:style-name="TBL_5f_0_5f_2.E1" office:value-type="string">
            <text:p text:style-name="P8">10.668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3.618,28</text:p>
          </table:table-cell>
          <table:table-cell table:style-name="TBL_5f_0_5f_2.E1" office:value-type="string">
            <text:p text:style-name="P8">118.295,80</text:p>
          </table:table-cell>
          <table:table-cell table:style-name="TBL_5f_0_5f_2.E1" office:value-type="string">
            <text:p text:style-name="P8">8.321,20</text:p>
          </table:table-cell>
          <table:table-cell table:style-name="TBL_5f_0_5f_2.E1" office:value-type="string">
            <text:p text:style-name="P8">16.405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4.726,20</text:p>
          </table:table-cell>
          <table:table-cell table:style-name="TBL_5f_0_5f_2.E1" office:value-type="string">
            <text:p text:style-name="P8">93.569,60</text:p>
          </table:table-cell>
        </table:table-row>
        <table:table-row table:style-name="TBL_5f_0_5f_2.1">
          <table:table-cell table:style-name="TBL_5f_0_5f_2.A1" office:value-type="string">
            <text:p text:style-name="P7">252</text:p>
          </table:table-cell>
          <table:table-cell table:style-name="TBL_5f_0_5f_2.B1" office:value-type="string">
            <text:p text:style-name="P7">ANA SOARES DE SOUZA</text:p>
          </table:table-cell>
          <table:table-cell table:style-name="TBL_5f_0_5f_2.B1" office:value-type="string">
            <text:p text:style-name="P7">SECRETÁRIA - requisitado</text:p>
          </table:table-cell>
          <table:table-cell table:style-name="TBL_5f_0_5f_2.B1" office:value-type="string">
            <text:p text:style-name="P7">PROMOTORIA DE JUSTICA - ITABAIANINH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00,00</text:p>
          </table:table-cell>
          <table:table-cell table:style-name="TBL_5f_0_5f_2.E1" office:value-type="string">
            <text:p text:style-name="P8">900,00</text:p>
          </table:table-cell>
          <table:table-cell table:style-name="TBL_5f_0_5f_2.E1" office:value-type="string">
            <text:p text:style-name="P8">30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56,00</text:p>
          </table:table-cell>
          <table:table-cell table:style-name="TBL_5f_0_5f_2.E1" office:value-type="string">
            <text:p text:style-name="P8">3.156,00</text:p>
          </table:table-cell>
          <table:table-cell table:style-name="TBL_5f_0_5f_2.E1" office:value-type="string">
            <text:p text:style-name="P8">18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0,00</text:p>
          </table:table-cell>
          <table:table-cell table:style-name="TBL_5f_0_5f_2.E1" office:value-type="string">
            <text:p text:style-name="P8">2.976,00</text:p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6.545,32</text:p>
          </table:table-cell>
          <table:table-cell table:style-name="TBL_5f_0_5f_2.E1" office:value-type="string">
            <text:p text:style-name="P8">981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527,12</text:p>
          </table:table-cell>
          <table:table-cell table:style-name="TBL_5f_0_5f_2.E1" office:value-type="string">
            <text:p text:style-name="P8">2.509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.322,11</text:p>
          </table:table-cell>
          <table:table-cell table:style-name="TBL_5f_0_5f_2.E1" office:value-type="string">
            <text:p text:style-name="P8">26.885,39</text:p>
          </table:table-cell>
          <table:table-cell table:style-name="TBL_5f_0_5f_2.E1" office:value-type="string">
            <text:p text:style-name="P8">1.957,06</text:p>
          </table:table-cell>
          <table:table-cell table:style-name="TBL_5f_0_5f_2.E1" office:value-type="string">
            <text:p text:style-name="P8">2.448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405,78</text:p>
          </table:table-cell>
          <table:table-cell table:style-name="TBL_5f_0_5f_2.E1" office:value-type="string">
            <text:p text:style-name="P8">22.479,61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00,00</text:p>
          </table:table-cell>
          <table:table-cell table:style-name="TBL_5f_0_5f_2.E1" office:value-type="string">
            <text:p text:style-name="P8">90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3.858,92</text:p>
          </table:table-cell>
          <table:table-cell table:style-name="TBL_5f_0_5f_2.E1" office:value-type="string">
            <text:p text:style-name="P8">162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62,00</text:p>
          </table:table-cell>
          <table:table-cell table:style-name="TBL_5f_0_5f_2.E1" office:value-type="string">
            <text:p text:style-name="P8">3.696,92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4.362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3,80</text:p>
          </table:table-cell>
          <table:table-cell table:style-name="TBL_5f_0_5f_2.E1" office:value-type="string">
            <text:p text:style-name="P8">43.618,28</text:p>
          </table:table-cell>
          <table:table-cell table:style-name="TBL_5f_0_5f_2.E1" office:value-type="string">
            <text:p text:style-name="P8">112.344,10</text:p>
          </table:table-cell>
          <table:table-cell table:style-name="TBL_5f_0_5f_2.E1" office:value-type="string">
            <text:p text:style-name="P8">8.759,16</text:p>
          </table:table-cell>
          <table:table-cell table:style-name="TBL_5f_0_5f_2.E1" office:value-type="string">
            <text:p text:style-name="P8">14.752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3.511,28</text:p>
          </table:table-cell>
          <table:table-cell table:style-name="TBL_5f_0_5f_2.E1" office:value-type="string">
            <text:p text:style-name="P8">88.832,82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70,07</text:p>
          </table:table-cell>
          <table:table-cell table:style-name="TBL_5f_0_5f_2.E1" office:value-type="string">
            <text:p text:style-name="P8">14.828,79</text:p>
          </table:table-cell>
          <table:table-cell table:style-name="TBL_5f_0_5f_2.E1" office:value-type="string">
            <text:p text:style-name="P8">1.284,68</text:p>
          </table:table-cell>
          <table:table-cell table:style-name="TBL_5f_0_5f_2.E1" office:value-type="string">
            <text:p text:style-name="P8">729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13,80</text:p>
          </table:table-cell>
          <table:table-cell table:style-name="TBL_5f_0_5f_2.E1" office:value-type="string">
            <text:p text:style-name="P8">12.814,99</text:p>
          </table:table-cell>
        </table:table-row>
        <table:table-row table:style-name="TBL_5f_0_5f_2.1">
          <table:table-cell table:style-name="TBL_5f_0_5f_2.A1" office:value-type="string">
            <text:p text:style-name="P7">1889</text:p>
          </table:table-cell>
          <table:table-cell table:style-name="TBL_5f_0_5f_2.B1" office:value-type="string">
            <text:p text:style-name="P7">ANDRE DE ASEVEDO SIQUEIR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ASSESSORIA DO PROCURADOR-GERAL DE JUSTICA</text:p>
          </table:table-cell>
          <table:table-cell table:style-name="TBL_5f_0_5f_2.E1" office:value-type="string">
            <text:p text:style-name="P8">3.386,69</text:p>
          </table:table-cell>
          <table:table-cell table:style-name="TBL_5f_0_5f_2.E1" office:value-type="string">
            <text:p text:style-name="P8">267,21</text:p>
          </table:table-cell>
          <table:table-cell table:style-name="TBL_5f_0_5f_2.E1" office:value-type="string">
            <text:p text:style-name="P8">1.213,11</text:p>
          </table:table-cell>
          <table:table-cell table:style-name="TBL_5f_0_5f_2.E1" office:value-type="string">
            <text:p text:style-name="P8">4.867,0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1.529,01</text:p>
          </table:table-cell>
          <table:table-cell table:style-name="TBL_5f_0_5f_2.E1" office:value-type="string">
            <text:p text:style-name="P8">950,02</text:p>
          </table:table-cell>
          <table:table-cell table:style-name="TBL_5f_0_5f_2.E1" office:value-type="string">
            <text:p text:style-name="P8">704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54,16</text:p>
          </table:table-cell>
          <table:table-cell table:style-name="TBL_5f_0_5f_2.E1" office:value-type="string">
            <text:p text:style-name="P8">9.874,85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8,35</text:p>
          </table:table-cell>
          <table:table-cell table:style-name="TBL_5f_0_5f_2.E1" office:value-type="string">
            <text:p text:style-name="P8">2.948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7.955,62</text:p>
          </table:table-cell>
          <table:table-cell table:style-name="TBL_5f_0_5f_2.E1" office:value-type="string">
            <text:p text:style-name="P8">648,64</text:p>
          </table:table-cell>
          <table:table-cell table:style-name="TBL_5f_0_5f_2.E1" office:value-type="string">
            <text:p text:style-name="P8">79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28,20</text:p>
          </table:table-cell>
          <table:table-cell table:style-name="TBL_5f_0_5f_2.E1" office:value-type="string">
            <text:p text:style-name="P8">7.227,42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1.684,8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5.501,72</text:p>
          </table:table-cell>
          <table:table-cell table:style-name="TBL_5f_0_5f_2.E1" office:value-type="string">
            <text:p text:style-name="P8">316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16,76</text:p>
          </table:table-cell>
          <table:table-cell table:style-name="TBL_5f_0_5f_2.E1" office:value-type="string">
            <text:p text:style-name="P8">5.184,96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324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6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03,20</text:p>
          </table:table-cell>
          <table:table-cell table:style-name="TBL_5f_0_5f_2.E1" office:value-type="string">
            <text:p text:style-name="P8">15.402,46</text:p>
          </table:table-cell>
          <table:table-cell table:style-name="TBL_5f_0_5f_2.E1" office:value-type="string">
            <text:p text:style-name="P8">1.689,90</text:p>
          </table:table-cell>
          <table:table-cell table:style-name="TBL_5f_0_5f_2.E1" office:value-type="string">
            <text:p text:style-name="P8">1.37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61,26</text:p>
          </table:table-cell>
          <table:table-cell table:style-name="TBL_5f_0_5f_2.E1" office:value-type="string">
            <text:p text:style-name="P8">12.341,20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10.384,46</text:p>
          </table:table-cell>
          <table:table-cell table:style-name="TBL_5f_0_5f_2.E1" office:value-type="string">
            <text:p text:style-name="P8">915,80</text:p>
          </table:table-cell>
          <table:table-cell table:style-name="TBL_5f_0_5f_2.E1" office:value-type="string">
            <text:p text:style-name="P8">239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54,82</text:p>
          </table:table-cell>
          <table:table-cell table:style-name="TBL_5f_0_5f_2.E1" office:value-type="string">
            <text:p text:style-name="P8">9.229,64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2.093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16.710,76</text:p>
          </table:table-cell>
          <table:table-cell table:style-name="TBL_5f_0_5f_2.E1" office:value-type="string">
            <text:p text:style-name="P8">1.284,68</text:p>
          </table:table-cell>
          <table:table-cell table:style-name="TBL_5f_0_5f_2.E1" office:value-type="string">
            <text:p text:style-name="P8">921,7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06,47</text:p>
          </table:table-cell>
          <table:table-cell table:style-name="TBL_5f_0_5f_2.E1" office:value-type="string">
            <text:p text:style-name="P8">14.504,29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284,66</text:p>
          </table:table-cell>
          <table:table-cell table:style-name="TBL_5f_0_5f_2.E1" office:value-type="string">
            <text:p text:style-name="P8">1.392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0.677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23.149,71</text:p>
          </table:table-cell>
          <table:table-cell table:style-name="TBL_5f_0_5f_2.E1" office:value-type="string">
            <text:p text:style-name="P8">2.776,12</text:p>
          </table:table-cell>
          <table:table-cell table:style-name="TBL_5f_0_5f_2.E1" office:value-type="string">
            <text:p text:style-name="P8">3.370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146,52</text:p>
          </table:table-cell>
          <table:table-cell table:style-name="TBL_5f_0_5f_2.E1" office:value-type="string">
            <text:p text:style-name="P8">17.003,19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487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662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783,74</text:p>
          </table:table-cell>
          <table:table-cell table:style-name="TBL_5f_0_5f_2.E1" office:value-type="string">
            <text:p text:style-name="P8">16.107,78</text:p>
          </table:table-cell>
          <table:table-cell table:style-name="TBL_5f_0_5f_2.E1" office:value-type="string">
            <text:p text:style-name="P8">1.732,12</text:p>
          </table:table-cell>
          <table:table-cell table:style-name="TBL_5f_0_5f_2.E1" office:value-type="string">
            <text:p text:style-name="P8">1.449,0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181,18</text:p>
          </table:table-cell>
          <table:table-cell table:style-name="TBL_5f_0_5f_2.E1" office:value-type="string">
            <text:p text:style-name="P8">12.926,60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899,23</text:p>
          </table:table-cell>
          <table:table-cell table:style-name="TBL_5f_0_5f_2.E1" office:value-type="string">
            <text:p text:style-name="P8">11.899,23</text:p>
          </table:table-cell>
          <table:table-cell table:style-name="TBL_5f_0_5f_2.E1" office:value-type="string">
            <text:p text:style-name="P8">3.966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70,07</text:p>
          </table:table-cell>
          <table:table-cell table:style-name="TBL_5f_0_5f_2.E1" office:value-type="string">
            <text:p text:style-name="P8">30.034,94</text:p>
          </table:table-cell>
          <table:table-cell table:style-name="TBL_5f_0_5f_2.E1" office:value-type="string">
            <text:p text:style-name="P8">1.284,68</text:p>
          </table:table-cell>
          <table:table-cell table:style-name="TBL_5f_0_5f_2.E1" office:value-type="string">
            <text:p text:style-name="P8">5.543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828,01</text:p>
          </table:table-cell>
          <table:table-cell table:style-name="TBL_5f_0_5f_2.E1" office:value-type="string">
            <text:p text:style-name="P8">23.206,93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532,16</text:p>
          </table:table-cell>
          <table:table-cell table:style-name="TBL_5f_0_5f_2.E1" office:value-type="string">
            <text:p text:style-name="P8">679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211,9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2.218,95</text:p>
          </table:table-cell>
          <table:table-cell table:style-name="TBL_5f_0_5f_2.E1" office:value-type="string">
            <text:p text:style-name="P8">1.355,12</text:p>
          </table:table-cell>
          <table:table-cell table:style-name="TBL_5f_0_5f_2.E1" office:value-type="string">
            <text:p text:style-name="P8">768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23,34</text:p>
          </table:table-cell>
          <table:table-cell table:style-name="TBL_5f_0_5f_2.E1" office:value-type="string">
            <text:p text:style-name="P8">10.095,61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7.795,58</text:p>
          </table:table-cell>
          <table:table-cell table:style-name="TBL_5f_0_5f_2.E1" office:value-type="string">
            <text:p text:style-name="P8">1.559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.354,70</text:p>
          </table:table-cell>
          <table:table-cell table:style-name="TBL_5f_0_5f_2.E1" office:value-type="string">
            <text:p text:style-name="P8">3.118,2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32,44</text:p>
          </table:table-cell>
          <table:table-cell table:style-name="TBL_5f_0_5f_2.E1" office:value-type="string">
            <text:p text:style-name="P8">23.860,07</text:p>
          </table:table-cell>
          <table:table-cell table:style-name="TBL_5f_0_5f_2.E1" office:value-type="string">
            <text:p text:style-name="P8">2.432,22</text:p>
          </table:table-cell>
          <table:table-cell table:style-name="TBL_5f_0_5f_2.E1" office:value-type="string">
            <text:p text:style-name="P8">3.49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922,97</text:p>
          </table:table-cell>
          <table:table-cell table:style-name="TBL_5f_0_5f_2.E1" office:value-type="string">
            <text:p text:style-name="P8">17.937,10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5.838,69</text:p>
          </table:table-cell>
          <table:table-cell table:style-name="TBL_5f_0_5f_2.E1" office:value-type="string">
            <text:p text:style-name="P8">363,9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63,94</text:p>
          </table:table-cell>
          <table:table-cell table:style-name="TBL_5f_0_5f_2.E1" office:value-type="string">
            <text:p text:style-name="P8">5.474,75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CENTRO DE APOIO OPERACIONAL DE DEFESA DOS DIREIT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0.120,53</text:p>
          </table:table-cell>
          <table:table-cell table:style-name="TBL_5f_0_5f_2.E1" office:value-type="string">
            <text:p text:style-name="P8">915,80</text:p>
          </table:table-cell>
          <table:table-cell table:style-name="TBL_5f_0_5f_2.E1" office:value-type="string">
            <text:p text:style-name="P8">401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17,66</text:p>
          </table:table-cell>
          <table:table-cell table:style-name="TBL_5f_0_5f_2.E1" office:value-type="string">
            <text:p text:style-name="P8">8.802,87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6.545,32</text:p>
          </table:table-cell>
          <table:table-cell table:style-name="TBL_5f_0_5f_2.E1" office:value-type="string">
            <text:p text:style-name="P8">516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461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6.318,49</text:p>
          </table:table-cell>
          <table:table-cell table:style-name="TBL_5f_0_5f_2.E1" office:value-type="string">
            <text:p text:style-name="P8">1.836,06</text:p>
          </table:table-cell>
          <table:table-cell table:style-name="TBL_5f_0_5f_2.E1" office:value-type="string">
            <text:p text:style-name="P8">1.860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696,38</text:p>
          </table:table-cell>
          <table:table-cell table:style-name="TBL_5f_0_5f_2.E1" office:value-type="string">
            <text:p text:style-name="P8">12.622,11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324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6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8,36</text:p>
          </table:table-cell>
          <table:table-cell table:style-name="TBL_5f_0_5f_2.E1" office:value-type="string">
            <text:p text:style-name="P8">15.457,62</text:p>
          </table:table-cell>
          <table:table-cell table:style-name="TBL_5f_0_5f_2.E1" office:value-type="string">
            <text:p text:style-name="P8">1.689,90</text:p>
          </table:table-cell>
          <table:table-cell table:style-name="TBL_5f_0_5f_2.E1" office:value-type="string">
            <text:p text:style-name="P8">1.371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61,26</text:p>
          </table:table-cell>
          <table:table-cell table:style-name="TBL_5f_0_5f_2.E1" office:value-type="string">
            <text:p text:style-name="P8">12.396,36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4.353,71</text:p>
          </table:table-cell>
          <table:table-cell table:style-name="TBL_5f_0_5f_2.E1" office:value-type="string">
            <text:p text:style-name="P8">1.284,68</text:p>
          </table:table-cell>
          <table:table-cell table:style-name="TBL_5f_0_5f_2.E1" office:value-type="string">
            <text:p text:style-name="P8">1.361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646,32</text:p>
          </table:table-cell>
          <table:table-cell table:style-name="TBL_5f_0_5f_2.E1" office:value-type="string">
            <text:p text:style-name="P8">11.707,39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900,00</text:p>
          </table:table-cell>
          <table:table-cell table:style-name="TBL_5f_0_5f_2.E1" office:value-type="string">
            <text:p text:style-name="P8">2.0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5.965,8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965,87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JUSTICA - BOQUIM</text:p>
          </table:table-cell>
          <table:table-cell table:style-name="TBL_5f_0_5f_2.E1" office:value-type="string">
            <text:p text:style-name="P8">3.589,89</text:p>
          </table:table-cell>
          <table:table-cell table:style-name="TBL_5f_0_5f_2.E1" office:value-type="string">
            <text:p text:style-name="P8">283,2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873,13</text:p>
          </table:table-cell>
          <table:table-cell table:style-name="TBL_5f_0_5f_2.E1" office:value-type="string">
            <text:p text:style-name="P8">1.291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8,36</text:p>
          </table:table-cell>
          <table:table-cell table:style-name="TBL_5f_0_5f_2.E1" office:value-type="string">
            <text:p text:style-name="P8">11.495,66</text:p>
          </table:table-cell>
          <table:table-cell table:style-name="TBL_5f_0_5f_2.E1" office:value-type="string">
            <text:p text:style-name="P8">1.007,02</text:p>
          </table:table-cell>
          <table:table-cell table:style-name="TBL_5f_0_5f_2.E1" office:value-type="string">
            <text:p text:style-name="P8">563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70,18</text:p>
          </table:table-cell>
          <table:table-cell table:style-name="TBL_5f_0_5f_2.E1" office:value-type="string">
            <text:p text:style-name="P8">9.925,48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759,16</text:p>
          </table:table-cell>
          <table:table-cell table:style-name="TBL_5f_0_5f_2.E1" office:value-type="string">
            <text:p text:style-name="P8">336,90</text:p>
          </table:table-cell>
          <table:table-cell table:style-name="TBL_5f_0_5f_2.E1" office:value-type="string">
            <text:p text:style-name="P8">44.304,49</text:p>
          </table:table-cell>
          <table:table-cell table:style-name="TBL_5f_0_5f_2.E1" office:value-type="string">
            <text:p text:style-name="P8">120.778,77</text:p>
          </table:table-cell>
          <table:table-cell table:style-name="TBL_5f_0_5f_2.E1" office:value-type="string">
            <text:p text:style-name="P8">8.759,16</text:p>
          </table:table-cell>
          <table:table-cell table:style-name="TBL_5f_0_5f_2.E1" office:value-type="string">
            <text:p text:style-name="P8">7.753,0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6.512,19</text:p>
          </table:table-cell>
          <table:table-cell table:style-name="TBL_5f_0_5f_2.E1" office:value-type="string">
            <text:p text:style-name="P8">104.266,58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</table:table-row>
        <table:table-row table:style-name="TBL_5f_0_5f_2.1">
          <table:table-cell table:style-name="TBL_5f_0_5f_2.A1" office:value-type="string">
            <text:p text:style-name="P7">191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1ª PROMOTORIA DE JUSTICA - LAGARTO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.378,22</text:p>
          </table:table-cell>
          <table:table-cell table:style-name="TBL_5f_0_5f_2.E1" office:value-type="string">
            <text:p text:style-name="P8">67.378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.378,22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89,13</text:p>
          </table:table-cell>
          <table:table-cell table:style-name="TBL_5f_0_5f_2.E1" office:value-type="string">
            <text:p text:style-name="P8">1.689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89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4.353,71</text:p>
          </table:table-cell>
          <table:table-cell table:style-name="TBL_5f_0_5f_2.E1" office:value-type="string">
            <text:p text:style-name="P8">1.284,68</text:p>
          </table:table-cell>
          <table:table-cell table:style-name="TBL_5f_0_5f_2.E1" office:value-type="string">
            <text:p text:style-name="P8">1.048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33,50</text:p>
          </table:table-cell>
          <table:table-cell table:style-name="TBL_5f_0_5f_2.E1" office:value-type="string">
            <text:p text:style-name="P8">12.020,21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5.045,09</text:p>
          </table:table-cell>
          <table:table-cell table:style-name="TBL_5f_0_5f_2.E1" office:value-type="string">
            <text:p text:style-name="P8">11.148,2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43.618,28</text:p>
          </table:table-cell>
          <table:table-cell table:style-name="TBL_5f_0_5f_2.E1" office:value-type="string">
            <text:p text:style-name="P8">124.856,75</text:p>
          </table:table-cell>
          <table:table-cell table:style-name="TBL_5f_0_5f_2.E1" office:value-type="string">
            <text:p text:style-name="P8">7.905,14</text:p>
          </table:table-cell>
          <table:table-cell table:style-name="TBL_5f_0_5f_2.E1" office:value-type="string">
            <text:p text:style-name="P8">18.010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5.915,98</text:p>
          </table:table-cell>
          <table:table-cell table:style-name="TBL_5f_0_5f_2.E1" office:value-type="string">
            <text:p text:style-name="P8">98.940,77</text:p>
          </table:table-cell>
        </table:table-row>
        <table:table-row table:style-name="TBL_5f_0_5f_2.1">
          <table:table-cell table:style-name="TBL_5f_0_5f_2.A1" office:value-type="string">
            <text:p text:style-name="P7">1638</text:p>
          </table:table-cell>
          <table:table-cell table:style-name="TBL_5f_0_5f_2.B1" office:value-type="string">
            <text:p text:style-name="P7">ANTONIO FORTE DE SOUZ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11,80</text:p>
          </table:table-cell>
          <table:table-cell table:style-name="TBL_5f_0_5f_2.E1" office:value-type="string">
            <text:p text:style-name="P8">1.011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11,80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</table:table-row>
        <table:table-row table:style-name="TBL_5f_0_5f_2.1">
          <table:table-cell table:style-name="TBL_5f_0_5f_2.A1" office:value-type="string">
            <text:p text:style-name="P7">1952</text:p>
          </table:table-cell>
          <table:table-cell table:style-name="TBL_5f_0_5f_2.B1" office:value-type="string">
            <text:p text:style-name="P7">ANTONIO MOURA NARCISO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70,88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COORDENADORIA DE DOCUMENTACAO E DE MEMORIA DO MP</text:p>
          </table:table-cell>
          <table:table-cell table:style-name="TBL_5f_0_5f_2.E1" office:value-type="string">
            <text:p text:style-name="P8">5.092,34</text:p>
          </table:table-cell>
          <table:table-cell table:style-name="TBL_5f_0_5f_2.E1" office:value-type="string">
            <text:p text:style-name="P8">2.930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531,7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09,23</text:p>
          </table:table-cell>
          <table:table-cell table:style-name="TBL_5f_0_5f_2.E1" office:value-type="string">
            <text:p text:style-name="P8">2.270,07</text:p>
          </table:table-cell>
          <table:table-cell table:style-name="TBL_5f_0_5f_2.E1" office:value-type="string">
            <text:p text:style-name="P8">19.333,65</text:p>
          </table:table-cell>
          <table:table-cell table:style-name="TBL_5f_0_5f_2.E1" office:value-type="string">
            <text:p text:style-name="P8">2.085,86</text:p>
          </table:table-cell>
          <table:table-cell table:style-name="TBL_5f_0_5f_2.E1" office:value-type="string">
            <text:p text:style-name="P8">2.380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466,02</text:p>
          </table:table-cell>
          <table:table-cell table:style-name="TBL_5f_0_5f_2.E1" office:value-type="string">
            <text:p text:style-name="P8">14.867,63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6.102,62</text:p>
          </table:table-cell>
          <table:table-cell table:style-name="TBL_5f_0_5f_2.E1" office:value-type="string">
            <text:p text:style-name="P8">363,9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63,94</text:p>
          </table:table-cell>
          <table:table-cell table:style-name="TBL_5f_0_5f_2.E1" office:value-type="string">
            <text:p text:style-name="P8">5.738,68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354,32</text:p>
          </table:table-cell>
          <table:table-cell table:style-name="TBL_5f_0_5f_2.E1" office:value-type="string">
            <text:p text:style-name="P8">773,6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127,9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8.050,97</text:p>
          </table:table-cell>
          <table:table-cell table:style-name="TBL_5f_0_5f_2.E1" office:value-type="string">
            <text:p text:style-name="P8">2.113,28</text:p>
          </table:table-cell>
          <table:table-cell table:style-name="TBL_5f_0_5f_2.E1" office:value-type="string">
            <text:p text:style-name="P8">2.150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3,80</text:p>
          </table:table-cell>
          <table:table-cell table:style-name="TBL_5f_0_5f_2.E1" office:value-type="string">
            <text:p text:style-name="P8">13.787,17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INDIAROBA</text:p>
          </table:table-cell>
          <table:table-cell table:style-name="TBL_5f_0_5f_2.E1" office:value-type="string">
            <text:p text:style-name="P8">7.354,32</text:p>
          </table:table-cell>
          <table:table-cell table:style-name="TBL_5f_0_5f_2.E1" office:value-type="string">
            <text:p text:style-name="P8">773,67</text:p>
          </table:table-cell>
          <table:table-cell table:style-name="TBL_5f_0_5f_2.E1" office:value-type="string">
            <text:p text:style-name="P8">1.213,11</text:p>
          </table:table-cell>
          <table:table-cell table:style-name="TBL_5f_0_5f_2.E1" office:value-type="string">
            <text:p text:style-name="P8">9.741,1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8,36</text:p>
          </table:table-cell>
          <table:table-cell table:style-name="TBL_5f_0_5f_2.E1" office:value-type="string">
            <text:p text:style-name="P8">21.540,56</text:p>
          </table:table-cell>
          <table:table-cell table:style-name="TBL_5f_0_5f_2.E1" office:value-type="string">
            <text:p text:style-name="P8">2.113,28</text:p>
          </table:table-cell>
          <table:table-cell table:style-name="TBL_5f_0_5f_2.E1" office:value-type="string">
            <text:p text:style-name="P8">2.269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82,68</text:p>
          </table:table-cell>
          <table:table-cell table:style-name="TBL_5f_0_5f_2.E1" office:value-type="string">
            <text:p text:style-name="P8">17.157,88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89,13</text:p>
          </table:table-cell>
          <table:table-cell table:style-name="TBL_5f_0_5f_2.E1" office:value-type="string">
            <text:p text:style-name="P8">1.689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89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16,30</text:p>
          </table:table-cell>
          <table:table-cell table:style-name="TBL_5f_0_5f_2.E1" office:value-type="string">
            <text:p text:style-name="P8">4.116,3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0.027,59</text:p>
          </table:table-cell>
          <table:table-cell table:style-name="TBL_5f_0_5f_2.E1" office:value-type="string">
            <text:p text:style-name="P8">905,58</text:p>
          </table:table-cell>
          <table:table-cell table:style-name="TBL_5f_0_5f_2.E1" office:value-type="string">
            <text:p text:style-name="P8">332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38,16</text:p>
          </table:table-cell>
          <table:table-cell table:style-name="TBL_5f_0_5f_2.E1" office:value-type="string">
            <text:p text:style-name="P8">8.789,43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843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43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11,27</text:p>
          </table:table-cell>
          <table:table-cell table:style-name="TBL_5f_0_5f_2.E1" office:value-type="string">
            <text:p text:style-name="P8">7.898,33</text:p>
          </table:table-cell>
          <table:table-cell table:style-name="TBL_5f_0_5f_2.E1" office:value-type="string">
            <text:p text:style-name="P8">739,32</text:p>
          </table:table-cell>
          <table:table-cell table:style-name="TBL_5f_0_5f_2.E1" office:value-type="string">
            <text:p text:style-name="P8">85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24,80</text:p>
          </table:table-cell>
          <table:table-cell table:style-name="TBL_5f_0_5f_2.E1" office:value-type="string">
            <text:p text:style-name="P8">7.073,53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4.891,05</text:p>
          </table:table-cell>
          <table:table-cell table:style-name="TBL_5f_0_5f_2.E1" office:value-type="string">
            <text:p text:style-name="P8">385,9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916,9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40,00</text:p>
          </table:table-cell>
          <table:table-cell table:style-name="TBL_5f_0_5f_2.E1" office:value-type="string">
            <text:p text:style-name="P8">1.794,99</text:p>
          </table:table-cell>
          <table:table-cell table:style-name="TBL_5f_0_5f_2.E1" office:value-type="string">
            <text:p text:style-name="P8">13.228,89</text:p>
          </table:table-cell>
          <table:table-cell table:style-name="TBL_5f_0_5f_2.E1" office:value-type="string">
            <text:p text:style-name="P8">1.372,00</text:p>
          </table:table-cell>
          <table:table-cell table:style-name="TBL_5f_0_5f_2.E1" office:value-type="string">
            <text:p text:style-name="P8">1.138,3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0,30</text:p>
          </table:table-cell>
          <table:table-cell table:style-name="TBL_5f_0_5f_2.E1" office:value-type="string">
            <text:p text:style-name="P8">10.718,59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8.263,31</text:p>
          </table:table-cell>
          <table:table-cell table:style-name="TBL_5f_0_5f_2.E1" office:value-type="string">
            <text:p text:style-name="P8">1.652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94,9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78,99</text:p>
          </table:table-cell>
          <table:table-cell table:style-name="TBL_5f_0_5f_2.E1" office:value-type="string">
            <text:p text:style-name="P8">2.058,92</text:p>
          </table:table-cell>
          <table:table-cell table:style-name="TBL_5f_0_5f_2.E1" office:value-type="string">
            <text:p text:style-name="P8">26.848,84</text:p>
          </table:table-cell>
          <table:table-cell table:style-name="TBL_5f_0_5f_2.E1" office:value-type="string">
            <text:p text:style-name="P8">2.578,16</text:p>
          </table:table-cell>
          <table:table-cell table:style-name="TBL_5f_0_5f_2.E1" office:value-type="string">
            <text:p text:style-name="P8">4.160,9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739,12</text:p>
          </table:table-cell>
          <table:table-cell table:style-name="TBL_5f_0_5f_2.E1" office:value-type="string">
            <text:p text:style-name="P8">20.109,72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805,28</text:p>
          </table:table-cell>
          <table:table-cell table:style-name="TBL_5f_0_5f_2.E1" office:value-type="string">
            <text:p text:style-name="P8">570,79</text:p>
          </table:table-cell>
          <table:table-cell table:style-name="TBL_5f_0_5f_2.E1" office:value-type="string">
            <text:p text:style-name="P8">1.100,00</text:p>
          </table:table-cell>
          <table:table-cell table:style-name="TBL_5f_0_5f_2.E1" office:value-type="string">
            <text:p text:style-name="P8">5.476,0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70,07</text:p>
          </table:table-cell>
          <table:table-cell table:style-name="TBL_5f_0_5f_2.E1" office:value-type="string">
            <text:p text:style-name="P8">13.222,21</text:p>
          </table:table-cell>
          <table:table-cell table:style-name="TBL_5f_0_5f_2.E1" office:value-type="string">
            <text:p text:style-name="P8">1.137,78</text:p>
          </table:table-cell>
          <table:table-cell table:style-name="TBL_5f_0_5f_2.E1" office:value-type="string">
            <text:p text:style-name="P8">960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8,00</text:p>
          </table:table-cell>
          <table:table-cell table:style-name="TBL_5f_0_5f_2.E1" office:value-type="string">
            <text:p text:style-name="P8">11.124,21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8.742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759,16</text:p>
          </table:table-cell>
          <table:table-cell table:style-name="TBL_5f_0_5f_2.E1" office:value-type="string">
            <text:p text:style-name="P8">5.783,32</text:p>
          </table:table-cell>
          <table:table-cell table:style-name="TBL_5f_0_5f_2.E1" office:value-type="string">
            <text:p text:style-name="P8">44.304,49</text:p>
          </table:table-cell>
          <table:table-cell table:style-name="TBL_5f_0_5f_2.E1" office:value-type="string">
            <text:p text:style-name="P8">131.278,56</text:p>
          </table:table-cell>
          <table:table-cell table:style-name="TBL_5f_0_5f_2.E1" office:value-type="string">
            <text:p text:style-name="P8">8.759,16</text:p>
          </table:table-cell>
          <table:table-cell table:style-name="TBL_5f_0_5f_2.E1" office:value-type="string">
            <text:p text:style-name="P8">19.721,12</text:p>
          </table:table-cell>
          <table:table-cell table:style-name="TBL_5f_0_5f_2.E1" office:value-type="string">
            <text:p text:style-name="P8">179,11</text:p>
          </table:table-cell>
          <table:table-cell table:style-name="TBL_5f_0_5f_2.E1" office:value-type="string">
            <text:p text:style-name="P8">28.659,39</text:p>
          </table:table-cell>
          <table:table-cell table:style-name="TBL_5f_0_5f_2.E1" office:value-type="string">
            <text:p text:style-name="P8">102.619,17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2189</text:p>
          </table:table-cell>
          <table:table-cell table:style-name="TBL_5f_0_5f_3.B1" office:value-type="string">
            <text:p text:style-name="P7">ARNALDO JOSE DE SANTANA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91,5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76,9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76,95</text:p>
          </table:table-cell>
        </table:table-row>
        <table:table-row table:style-name="TBL_5f_0_5f_3.1">
          <table:table-cell table:style-name="TBL_5f_0_5f_3.A1" office:value-type="string">
            <text:p text:style-name="P7">1693</text:p>
          </table:table-cell>
          <table:table-cell table:style-name="TBL_5f_0_5f_3.B1" office:value-type="string">
            <text:p text:style-name="P7">AROLDINA ARAGAO SOUZA DUARTE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</table:table-row>
        <table:table-row table:style-name="TBL_5f_0_5f_3.1">
          <table:table-cell table:style-name="TBL_5f_0_5f_3.A1" office:value-type="string">
            <text:p text:style-name="P7"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5.092,34</text:p>
          </table:table-cell>
          <table:table-cell table:style-name="TBL_5f_0_5f_3.E1" office:value-type="string">
            <text:p text:style-name="P8">14.645,4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9.737,75</text:p>
          </table:table-cell>
          <table:table-cell table:style-name="TBL_5f_0_5f_3.E1" office:value-type="string">
            <text:p text:style-name="P8">6.579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7.270,07</text:p>
          </table:table-cell>
          <table:table-cell table:style-name="TBL_5f_0_5f_3.E1" office:value-type="string">
            <text:p text:style-name="P8">63.324,82</text:p>
          </table:table-cell>
          <table:table-cell table:style-name="TBL_5f_0_5f_3.E1" office:value-type="string">
            <text:p text:style-name="P8">5.131,82</text:p>
          </table:table-cell>
          <table:table-cell table:style-name="TBL_5f_0_5f_3.E1" office:value-type="string">
            <text:p text:style-name="P8">9.410,8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4.542,63</text:p>
          </table:table-cell>
          <table:table-cell table:style-name="TBL_5f_0_5f_3.E1" office:value-type="string">
            <text:p text:style-name="P8">48.782,19</text:p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70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70,88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6.938,04</text:p>
          </table:table-cell>
          <table:table-cell table:style-name="TBL_5f_0_5f_3.E1" office:value-type="string">
            <text:p text:style-name="P8">364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556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53,33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6.907,61</text:p>
          </table:table-cell>
          <table:table-cell table:style-name="TBL_5f_0_5f_3.E1" office:value-type="string">
            <text:p text:style-name="P8">1.898,78</text:p>
          </table:table-cell>
          <table:table-cell table:style-name="TBL_5f_0_5f_3.E1" office:value-type="string">
            <text:p text:style-name="P8">1.895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793,86</text:p>
          </table:table-cell>
          <table:table-cell table:style-name="TBL_5f_0_5f_3.E1" office:value-type="string">
            <text:p text:style-name="P8">13.113,75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ASSESSORIA DA CORREGEDORIA GERAL</text:p>
          </table:table-cell>
          <table:table-cell table:style-name="TBL_5f_0_5f_3.E1" office:value-type="string">
            <text:p text:style-name="P8">2.843,53</text:p>
          </table:table-cell>
          <table:table-cell table:style-name="TBL_5f_0_5f_3.E1" office:value-type="string">
            <text:p text:style-name="P8">149,57</text:p>
          </table:table-cell>
          <table:table-cell table:style-name="TBL_5f_0_5f_3.E1" office:value-type="string">
            <text:p text:style-name="P8">3.567,46</text:p>
          </table:table-cell>
          <table:table-cell table:style-name="TBL_5f_0_5f_3.E1" office:value-type="string">
            <text:p text:style-name="P8">6.560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4.916,11</text:p>
          </table:table-cell>
          <table:table-cell table:style-name="TBL_5f_0_5f_3.E1" office:value-type="string">
            <text:p text:style-name="P8">778,20</text:p>
          </table:table-cell>
          <table:table-cell table:style-name="TBL_5f_0_5f_3.E1" office:value-type="string">
            <text:p text:style-name="P8">1.655,5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33,78</text:p>
          </table:table-cell>
          <table:table-cell table:style-name="TBL_5f_0_5f_3.E1" office:value-type="string">
            <text:p text:style-name="P8">12.482,33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7.795,58</text:p>
          </table:table-cell>
          <table:table-cell table:style-name="TBL_5f_0_5f_3.E1" office:value-type="string">
            <text:p text:style-name="P8">1.169,3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.964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03,20</text:p>
          </table:table-cell>
          <table:table-cell table:style-name="TBL_5f_0_5f_3.E1" office:value-type="string">
            <text:p text:style-name="P8">20.333,04</text:p>
          </table:table-cell>
          <table:table-cell table:style-name="TBL_5f_0_5f_3.E1" office:value-type="string">
            <text:p text:style-name="P8">2.330,88</text:p>
          </table:table-cell>
          <table:table-cell table:style-name="TBL_5f_0_5f_3.E1" office:value-type="string">
            <text:p text:style-name="P8">2.551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81,88</text:p>
          </table:table-cell>
          <table:table-cell table:style-name="TBL_5f_0_5f_3.E1" office:value-type="string">
            <text:p text:style-name="P8">15.451,16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12.352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43.618,28</text:p>
          </table:table-cell>
          <table:table-cell table:style-name="TBL_5f_0_5f_3.E1" office:value-type="string">
            <text:p text:style-name="P8">130.086,99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19.527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8.286,29</text:p>
          </table:table-cell>
          <table:table-cell table:style-name="TBL_5f_0_5f_3.E1" office:value-type="string">
            <text:p text:style-name="P8">101.800,70</text:p>
          </table:table-cell>
        </table:table-row>
        <table:table-row table:style-name="TBL_5f_0_5f_3.1">
          <table:table-cell table:style-name="TBL_5f_0_5f_3.A1" office:value-type="string">
            <text:p text:style-name="P7">192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745,13</text:p>
          </table:table-cell>
          <table:table-cell table:style-name="TBL_5f_0_5f_3.E1" office:value-type="string">
            <text:p text:style-name="P8">85.620,33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18.434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7.193,80</text:p>
          </table:table-cell>
          <table:table-cell table:style-name="TBL_5f_0_5f_3.E1" office:value-type="string">
            <text:p text:style-name="P8">58.426,53</text:p>
          </table:table-cell>
        </table:table-row>
        <table:table-row table:style-name="TBL_5f_0_5f_3.1">
          <table:table-cell table:style-name="TBL_5f_0_5f_3.A1" office:value-type="string">
            <text:p text:style-name="P7">2204</text:p>
          </table:table-cell>
          <table:table-cell table:style-name="TBL_5f_0_5f_3.B1" office:value-type="string">
            <text:p text:style-name="P7">AUGUSTO FLAVIO SOUZA MENDONCA</text:p>
          </table:table-cell>
          <table:table-cell table:style-name="TBL_5f_0_5f_3.B1" office:value-type="string">
            <text:p text:style-name="P7">Assessor de Imprensa</text:p>
          </table:table-cell>
          <table:table-cell table:style-name="TBL_5f_0_5f_3.B1" office:value-type="string">
            <text:p text:style-name="P7">DIVISAO DE COMUNICACAO CERIMONIAL E EVENTOS/GPGJ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424,88</text:p>
          </table:table-cell>
          <table:table-cell table:style-name="TBL_5f_0_5f_3.E1" office:value-type="string">
            <text:p text:style-name="P8">442,4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37,08</text:p>
          </table:table-cell>
          <table:table-cell table:style-name="TBL_5f_0_5f_3.E1" office:value-type="string">
            <text:p text:style-name="P8">10.104,44</text:p>
          </table:table-cell>
          <table:table-cell table:style-name="TBL_5f_0_5f_3.E1" office:value-type="string">
            <text:p text:style-name="P8">522,14</text:p>
          </table:table-cell>
          <table:table-cell table:style-name="TBL_5f_0_5f_3.E1" office:value-type="string">
            <text:p text:style-name="P8">249,9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72,09</text:p>
          </table:table-cell>
          <table:table-cell table:style-name="TBL_5f_0_5f_3.E1" office:value-type="string">
            <text:p text:style-name="P8">9.332,35</text:p>
          </table:table-cell>
        </table:table-row>
        <table:table-row table:style-name="TBL_5f_0_5f_3.1">
          <table:table-cell table:style-name="TBL_5f_0_5f_3.A1" office:value-type="string">
            <text:p text:style-name="P7">1903</text:p>
          </table:table-cell>
          <table:table-cell table:style-name="TBL_5f_0_5f_3.B1" office:value-type="string">
            <text:p text:style-name="P7">AUGUSTO VINICIO FREIR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4ª PROMOTORIA DE JUSTICA DOS DIREITOS DO CIDADAO</text:p>
          </table:table-cell>
          <table:table-cell table:style-name="TBL_5f_0_5f_3.E1" office:value-type="string">
            <text:p text:style-name="P8">6.174,83</text:p>
          </table:table-cell>
          <table:table-cell table:style-name="TBL_5f_0_5f_3.E1" office:value-type="string">
            <text:p text:style-name="P8">487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062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5.519,03</text:p>
          </table:table-cell>
          <table:table-cell table:style-name="TBL_5f_0_5f_3.E1" office:value-type="string">
            <text:p text:style-name="P8">1.732,12</text:p>
          </table:table-cell>
          <table:table-cell table:style-name="TBL_5f_0_5f_3.E1" office:value-type="string">
            <text:p text:style-name="P8">1.669,0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401,18</text:p>
          </table:table-cell>
          <table:table-cell table:style-name="TBL_5f_0_5f_3.E1" office:value-type="string">
            <text:p text:style-name="P8">12.117,85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8.759,11</text:p>
          </table:table-cell>
          <table:table-cell table:style-name="TBL_5f_0_5f_3.E1" office:value-type="string">
            <text:p text:style-name="P8">1.313,8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072,9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58,92</text:p>
          </table:table-cell>
          <table:table-cell table:style-name="TBL_5f_0_5f_3.E1" office:value-type="string">
            <text:p text:style-name="P8">22.204,88</text:p>
          </table:table-cell>
          <table:table-cell table:style-name="TBL_5f_0_5f_3.E1" office:value-type="string">
            <text:p text:style-name="P8">2.618,98</text:p>
          </table:table-cell>
          <table:table-cell table:style-name="TBL_5f_0_5f_3.E1" office:value-type="string">
            <text:p text:style-name="P8">3.081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700,18</text:p>
          </table:table-cell>
          <table:table-cell table:style-name="TBL_5f_0_5f_3.E1" office:value-type="string">
            <text:p text:style-name="P8">16.504,70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5.495,58</text:p>
          </table:table-cell>
          <table:table-cell table:style-name="TBL_5f_0_5f_3.E1" office:value-type="string">
            <text:p text:style-name="P8">43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929,1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32,44</text:p>
          </table:table-cell>
          <table:table-cell table:style-name="TBL_5f_0_5f_3.E1" office:value-type="string">
            <text:p text:style-name="P8">13.890,80</text:p>
          </table:table-cell>
          <table:table-cell table:style-name="TBL_5f_0_5f_3.E1" office:value-type="string">
            <text:p text:style-name="P8">1.541,58</text:p>
          </table:table-cell>
          <table:table-cell table:style-name="TBL_5f_0_5f_3.E1" office:value-type="string">
            <text:p text:style-name="P8">1.098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39,98</text:p>
          </table:table-cell>
          <table:table-cell table:style-name="TBL_5f_0_5f_3.E1" office:value-type="string">
            <text:p text:style-name="P8">11.250,82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1.229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79.663,92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17.469,6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6.228,85</text:p>
          </table:table-cell>
          <table:table-cell table:style-name="TBL_5f_0_5f_3.E1" office:value-type="string">
            <text:p text:style-name="P8">53.435,07</text:p>
          </table:table-cell>
        </table:table-row>
        <table:table-row table:style-name="TBL_5f_0_5f_3.1">
          <table:table-cell table:style-name="TBL_5f_0_5f_3.A1" office:value-type="string">
            <text:p text:style-name="P7">338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4ª PROMOTORIA DE JUSTICA DOS DIREITOS DO CIDADAO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7.378,22</text:p>
          </table:table-cell>
          <table:table-cell table:style-name="TBL_5f_0_5f_3.E1" office:value-type="string">
            <text:p text:style-name="P8">67.378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7.378,22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00,00</text:p>
          </table:table-cell>
          <table:table-cell table:style-name="TBL_5f_0_5f_3.E1" office:value-type="string">
            <text:p text:style-name="P8">90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2.856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6,00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275,62</text:p>
          </table:table-cell>
          <table:table-cell table:style-name="TBL_5f_0_5f_3.E1" office:value-type="string">
            <text:p text:style-name="P8">33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612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83,74</text:p>
          </table:table-cell>
          <table:table-cell table:style-name="TBL_5f_0_5f_3.E1" office:value-type="string">
            <text:p text:style-name="P8">12.009,68</text:p>
          </table:table-cell>
          <table:table-cell table:style-name="TBL_5f_0_5f_3.E1" office:value-type="string">
            <text:p text:style-name="P8">1.199,38</text:p>
          </table:table-cell>
          <table:table-cell table:style-name="TBL_5f_0_5f_3.E1" office:value-type="string">
            <text:p text:style-name="P8">533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3,10</text:p>
          </table:table-cell>
          <table:table-cell table:style-name="TBL_5f_0_5f_3.E1" office:value-type="string">
            <text:p text:style-name="P8">10.276,58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ISTRITAL - NOSSA SENHORA DO SOCORRO </text:p>
          </table:table-cell>
          <table:table-cell table:style-name="TBL_5f_0_5f_3.E1" office:value-type="string">
            <text:p text:style-name="P8">3.194,99</text:p>
          </table:table-cell>
          <table:table-cell table:style-name="TBL_5f_0_5f_3.E1" office:value-type="string">
            <text:p text:style-name="P8">168,0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3,0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32,44</text:p>
          </table:table-cell>
          <table:table-cell table:style-name="TBL_5f_0_5f_3.E1" office:value-type="string">
            <text:p text:style-name="P8">8.758,54</text:p>
          </table:table-cell>
          <table:table-cell table:style-name="TBL_5f_0_5f_3.E1" office:value-type="string">
            <text:p text:style-name="P8">874,40</text:p>
          </table:table-cell>
          <table:table-cell table:style-name="TBL_5f_0_5f_3.E1" office:value-type="string">
            <text:p text:style-name="P8">168,1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42,56</text:p>
          </table:table-cell>
          <table:table-cell table:style-name="TBL_5f_0_5f_3.E1" office:value-type="string">
            <text:p text:style-name="P8">7.715,98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5.495,58</text:p>
          </table:table-cell>
          <table:table-cell table:style-name="TBL_5f_0_5f_3.E1" office:value-type="string">
            <text:p text:style-name="P8">43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929,1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8,36</text:p>
          </table:table-cell>
          <table:table-cell table:style-name="TBL_5f_0_5f_3.E1" office:value-type="string">
            <text:p text:style-name="P8">14.316,72</text:p>
          </table:table-cell>
          <table:table-cell table:style-name="TBL_5f_0_5f_3.E1" office:value-type="string">
            <text:p text:style-name="P8">1.541,58</text:p>
          </table:table-cell>
          <table:table-cell table:style-name="TBL_5f_0_5f_3.E1" office:value-type="string">
            <text:p text:style-name="P8">1.098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39,98</text:p>
          </table:table-cell>
          <table:table-cell table:style-name="TBL_5f_0_5f_3.E1" office:value-type="string">
            <text:p text:style-name="P8">11.676,74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275,62</text:p>
          </table:table-cell>
          <table:table-cell table:style-name="TBL_5f_0_5f_3.E1" office:value-type="string">
            <text:p text:style-name="P8">33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612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8,36</text:p>
          </table:table-cell>
          <table:table-cell table:style-name="TBL_5f_0_5f_3.E1" office:value-type="string">
            <text:p text:style-name="P8">11.684,30</text:p>
          </table:table-cell>
          <table:table-cell table:style-name="TBL_5f_0_5f_3.E1" office:value-type="string">
            <text:p text:style-name="P8">1.199,38</text:p>
          </table:table-cell>
          <table:table-cell table:style-name="TBL_5f_0_5f_3.E1" office:value-type="string">
            <text:p text:style-name="P8">533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3,10</text:p>
          </table:table-cell>
          <table:table-cell table:style-name="TBL_5f_0_5f_3.E1" office:value-type="string">
            <text:p text:style-name="P8">9.951,20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014,14</text:p>
          </table:table-cell>
          <table:table-cell table:style-name="TBL_5f_0_5f_3.E1" office:value-type="string">
            <text:p text:style-name="P8">237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51,96</text:p>
          </table:table-cell>
          <table:table-cell table:style-name="TBL_5f_0_5f_3.E1" office:value-type="string">
            <text:p text:style-name="P8">1.083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83,74</text:p>
          </table:table-cell>
          <table:table-cell table:style-name="TBL_5f_0_5f_3.E1" office:value-type="string">
            <text:p text:style-name="P8">10.371,65</text:p>
          </table:table-cell>
          <table:table-cell table:style-name="TBL_5f_0_5f_3.E1" office:value-type="string">
            <text:p text:style-name="P8">845,50</text:p>
          </table:table-cell>
          <table:table-cell table:style-name="TBL_5f_0_5f_3.E1" office:value-type="string">
            <text:p text:style-name="P8">313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59,42</text:p>
          </table:table-cell>
          <table:table-cell table:style-name="TBL_5f_0_5f_3.E1" office:value-type="string">
            <text:p text:style-name="P8">9.212,23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092,34</text:p>
          </table:table-cell>
          <table:table-cell table:style-name="TBL_5f_0_5f_3.E1" office:value-type="string">
            <text:p text:style-name="P8">763,85</text:p>
          </table:table-cell>
          <table:table-cell table:style-name="TBL_5f_0_5f_3.E1" office:value-type="string">
            <text:p text:style-name="P8">1.981,44</text:p>
          </table:table-cell>
          <table:table-cell table:style-name="TBL_5f_0_5f_3.E1" office:value-type="string">
            <text:p text:style-name="P8">7.890,50</text:p>
          </table:table-cell>
          <table:table-cell table:style-name="TBL_5f_0_5f_3.E1" office:value-type="string">
            <text:p text:style-name="P8">2.630,1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2,87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20.206,16</text:p>
          </table:table-cell>
          <table:table-cell table:style-name="TBL_5f_0_5f_3.E1" office:value-type="string">
            <text:p text:style-name="P8">1.522,60</text:p>
          </table:table-cell>
          <table:table-cell table:style-name="TBL_5f_0_5f_3.E1" office:value-type="string">
            <text:p text:style-name="P8">2.801,3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323,96</text:p>
          </table:table-cell>
          <table:table-cell table:style-name="TBL_5f_0_5f_3.E1" office:value-type="string">
            <text:p text:style-name="P8">15.882,20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89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74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74,52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5.825,31</text:p>
          </table:table-cell>
          <table:table-cell table:style-name="TBL_5f_0_5f_3.E1" office:value-type="string">
            <text:p text:style-name="P8">873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69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11,27</text:p>
          </table:table-cell>
          <table:table-cell table:style-name="TBL_5f_0_5f_3.E1" office:value-type="string">
            <text:p text:style-name="P8">15.609,49</text:p>
          </table:table-cell>
          <table:table-cell table:style-name="TBL_5f_0_5f_3.E1" office:value-type="string">
            <text:p text:style-name="P8">1.741,76</text:p>
          </table:table-cell>
          <table:table-cell table:style-name="TBL_5f_0_5f_3.E1" office:value-type="string">
            <text:p text:style-name="P8">1.466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08,56</text:p>
          </table:table-cell>
          <table:table-cell table:style-name="TBL_5f_0_5f_3.E1" office:value-type="string">
            <text:p text:style-name="P8">12.400,93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5.878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874,27</text:p>
          </table:table-cell>
          <table:table-cell table:style-name="TBL_5f_0_5f_3.E1" office:value-type="string">
            <text:p text:style-name="P8">36.114,29</text:p>
          </table:table-cell>
          <table:table-cell table:style-name="TBL_5f_0_5f_3.E1" office:value-type="string">
            <text:p text:style-name="P8">107.872,13</text:p>
          </table:table-cell>
          <table:table-cell table:style-name="TBL_5f_0_5f_3.E1" office:value-type="string">
            <text:p text:style-name="P8">8.321,20</text:p>
          </table:table-cell>
          <table:table-cell table:style-name="TBL_5f_0_5f_3.E1" office:value-type="string">
            <text:p text:style-name="P8">15.602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3.923,28</text:p>
          </table:table-cell>
          <table:table-cell table:style-name="TBL_5f_0_5f_3.E1" office:value-type="string">
            <text:p text:style-name="P8">83.948,85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7.795,58</text:p>
          </table:table-cell>
          <table:table-cell table:style-name="TBL_5f_0_5f_3.E1" office:value-type="string">
            <text:p text:style-name="P8">3.512,39</text:p>
          </table:table-cell>
          <table:table-cell table:style-name="TBL_5f_0_5f_3.E1" office:value-type="string">
            <text:p text:style-name="P8">7.969,62</text:p>
          </table:table-cell>
          <table:table-cell table:style-name="TBL_5f_0_5f_3.E1" office:value-type="string">
            <text:p text:style-name="P8">19.277,59</text:p>
          </table:table-cell>
          <table:table-cell table:style-name="TBL_5f_0_5f_3.E1" office:value-type="string">
            <text:p text:style-name="P8">6.425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46.776,03</text:p>
          </table:table-cell>
          <table:table-cell table:style-name="TBL_5f_0_5f_3.E1" office:value-type="string">
            <text:p text:style-name="P8">2.940,08</text:p>
          </table:table-cell>
          <table:table-cell table:style-name="TBL_5f_0_5f_3.E1" office:value-type="string">
            <text:p text:style-name="P8">9.718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58,35</text:p>
          </table:table-cell>
          <table:table-cell table:style-name="TBL_5f_0_5f_3.E1" office:value-type="string">
            <text:p text:style-name="P8">34.117,68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34,55</text:p>
          </table:table-cell>
          <table:table-cell table:style-name="TBL_5f_0_5f_3.E1" office:value-type="string">
            <text:p text:style-name="P8">4.510,93</text:p>
          </table:table-cell>
          <table:table-cell table:style-name="TBL_5f_0_5f_3.E1" office:value-type="string">
            <text:p text:style-name="P8">17.590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36.975,57</text:p>
          </table:table-cell>
          <table:table-cell table:style-name="TBL_5f_0_5f_3.E1" office:value-type="string">
            <text:p text:style-name="P8">3.092,42</text:p>
          </table:table-cell>
          <table:table-cell table:style-name="TBL_5f_0_5f_3.E1" office:value-type="string">
            <text:p text:style-name="P8">7.085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177,94</text:p>
          </table:table-cell>
          <table:table-cell table:style-name="TBL_5f_0_5f_3.E1" office:value-type="string">
            <text:p text:style-name="P8">26.797,63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092,34</text:p>
          </table:table-cell>
          <table:table-cell table:style-name="TBL_5f_0_5f_3.E1" office:value-type="string">
            <text:p text:style-name="P8">1.273,0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618,7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53,33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5.032,51</text:p>
          </table:table-cell>
          <table:table-cell table:style-name="TBL_5f_0_5f_3.E1" office:value-type="string">
            <text:p text:style-name="P8">1.655,02</text:p>
          </table:table-cell>
          <table:table-cell table:style-name="TBL_5f_0_5f_3.E1" office:value-type="string">
            <text:p text:style-name="P8">1.446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101,48</text:p>
          </table:table-cell>
          <table:table-cell table:style-name="TBL_5f_0_5f_3.E1" office:value-type="string">
            <text:p text:style-name="P8">11.931,03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275,62</text:p>
          </table:table-cell>
          <table:table-cell table:style-name="TBL_5f_0_5f_3.E1" office:value-type="string">
            <text:p text:style-name="P8">449,79</text:p>
          </table:table-cell>
          <table:table-cell table:style-name="TBL_5f_0_5f_3.E1" office:value-type="string">
            <text:p text:style-name="P8">1.213,11</text:p>
          </table:table-cell>
          <table:table-cell table:style-name="TBL_5f_0_5f_3.E1" office:value-type="string">
            <text:p text:style-name="P8">5.938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3.672,03</text:p>
          </table:table-cell>
          <table:table-cell table:style-name="TBL_5f_0_5f_3.E1" office:value-type="string">
            <text:p text:style-name="P8">1.228,60</text:p>
          </table:table-cell>
          <table:table-cell table:style-name="TBL_5f_0_5f_3.E1" office:value-type="string">
            <text:p text:style-name="P8">1.085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13,92</text:p>
          </table:table-cell>
          <table:table-cell table:style-name="TBL_5f_0_5f_3.E1" office:value-type="string">
            <text:p text:style-name="P8">11.358,11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9.841,74</text:p>
          </table:table-cell>
          <table:table-cell table:style-name="TBL_5f_0_5f_3.E1" office:value-type="string">
            <text:p text:style-name="P8">1.476,2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318,00</text:p>
          </table:table-cell>
          <table:table-cell table:style-name="TBL_5f_0_5f_3.E1" office:value-type="string">
            <text:p text:style-name="P8">3.772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28.203,66</text:p>
          </table:table-cell>
          <table:table-cell table:style-name="TBL_5f_0_5f_3.E1" office:value-type="string">
            <text:p text:style-name="P8">2.942,68</text:p>
          </table:table-cell>
          <table:table-cell table:style-name="TBL_5f_0_5f_3.E1" office:value-type="string">
            <text:p text:style-name="P8">4.714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657,11</text:p>
          </table:table-cell>
          <table:table-cell table:style-name="TBL_5f_0_5f_3.E1" office:value-type="string">
            <text:p text:style-name="P8">20.546,55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530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30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11,27</text:p>
          </table:table-cell>
          <table:table-cell table:style-name="TBL_5f_0_5f_3.E1" office:value-type="string">
            <text:p text:style-name="P8">7.272,75</text:p>
          </table:table-cell>
          <table:table-cell table:style-name="TBL_5f_0_5f_3.E1" office:value-type="string">
            <text:p text:style-name="P8">658,00</text:p>
          </table:table-cell>
          <table:table-cell table:style-name="TBL_5f_0_5f_3.E1" office:value-type="string">
            <text:p text:style-name="P8">44,6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02,66</text:p>
          </table:table-cell>
          <table:table-cell table:style-name="TBL_5f_0_5f_3.E1" office:value-type="string">
            <text:p text:style-name="P8">6.570,09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12.352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43.618,28</text:p>
          </table:table-cell>
          <table:table-cell table:style-name="TBL_5f_0_5f_3.E1" office:value-type="string">
            <text:p text:style-name="P8">130.086,99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19.318,5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8.077,74</text:p>
          </table:table-cell>
          <table:table-cell table:style-name="TBL_5f_0_5f_3.E1" office:value-type="string">
            <text:p text:style-name="P8">102.009,25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.293,32</text:p>
          </table:table-cell>
          <table:table-cell table:style-name="TBL_5f_0_5f_3.E1" office:value-type="string">
            <text:p text:style-name="P8">13.097,77</text:p>
          </table:table-cell>
          <table:table-cell table:style-name="TBL_5f_0_5f_3.E1" office:value-type="string">
            <text:p text:style-name="P8">9.492,82</text:p>
          </table:table-cell>
          <table:table-cell table:style-name="TBL_5f_0_5f_3.E1" office:value-type="string">
            <text:p text:style-name="P8">6.043,79</text:p>
          </table:table-cell>
          <table:table-cell table:style-name="TBL_5f_0_5f_3.E1" office:value-type="string">
            <text:p text:style-name="P8">43.829,43</text:p>
          </table:table-cell>
          <table:table-cell table:style-name="TBL_5f_0_5f_3.E1" office:value-type="string">
            <text:p text:style-name="P8">148.268,00</text:p>
          </table:table-cell>
          <table:table-cell table:style-name="TBL_5f_0_5f_3.E1" office:value-type="string">
            <text:p text:style-name="P8">9.492,82</text:p>
          </table:table-cell>
          <table:table-cell table:style-name="TBL_5f_0_5f_3.E1" office:value-type="string">
            <text:p text:style-name="P8">23.370,22</text:p>
          </table:table-cell>
          <table:table-cell table:style-name="TBL_5f_0_5f_3.E1" office:value-type="string">
            <text:p text:style-name="P8">3.261,34</text:p>
          </table:table-cell>
          <table:table-cell table:style-name="TBL_5f_0_5f_3.E1" office:value-type="string">
            <text:p text:style-name="P8">36.124,38</text:p>
          </table:table-cell>
          <table:table-cell table:style-name="TBL_5f_0_5f_3.E1" office:value-type="string">
            <text:p text:style-name="P8">112.143,62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70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70,88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495,58</text:p>
          </table:table-cell>
          <table:table-cell table:style-name="TBL_5f_0_5f_3.E1" office:value-type="string">
            <text:p text:style-name="P8">289,0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78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3.364,29</text:p>
          </table:table-cell>
          <table:table-cell table:style-name="TBL_5f_0_5f_3.E1" office:value-type="string">
            <text:p text:style-name="P8">1.504,00</text:p>
          </table:table-cell>
          <table:table-cell table:style-name="TBL_5f_0_5f_3.E1" office:value-type="string">
            <text:p text:style-name="P8">924,9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28,96</text:p>
          </table:table-cell>
          <table:table-cell table:style-name="TBL_5f_0_5f_3.E1" office:value-type="string">
            <text:p text:style-name="P8">10.935,33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279,36</text:p>
          </table:table-cell>
          <table:table-cell table:style-name="TBL_5f_0_5f_3.E1" office:value-type="string">
            <text:p text:style-name="P8">6.279,3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94,99</text:p>
          </table:table-cell>
          <table:table-cell table:style-name="TBL_5f_0_5f_3.E1" office:value-type="string">
            <text:p text:style-name="P8">14.353,71</text:p>
          </table:table-cell>
          <table:table-cell table:style-name="TBL_5f_0_5f_3.E1" office:value-type="string">
            <text:p text:style-name="P8">1.284,68</text:p>
          </table:table-cell>
          <table:table-cell table:style-name="TBL_5f_0_5f_3.E1" office:value-type="string">
            <text:p text:style-name="P8">1.361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46,32</text:p>
          </table:table-cell>
          <table:table-cell table:style-name="TBL_5f_0_5f_3.E1" office:value-type="string">
            <text:p text:style-name="P8">11.707,39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3.618,28</text:p>
          </table:table-cell>
          <table:table-cell table:style-name="TBL_5f_0_5f_3.E1" office:value-type="string">
            <text:p text:style-name="P8">110.996,50</text:p>
          </table:table-cell>
          <table:table-cell table:style-name="TBL_5f_0_5f_3.E1" office:value-type="string">
            <text:p text:style-name="P8">8.759,16</text:p>
          </table:table-cell>
          <table:table-cell table:style-name="TBL_5f_0_5f_3.E1" office:value-type="string">
            <text:p text:style-name="P8">14.172,9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2.932,14</text:p>
          </table:table-cell>
          <table:table-cell table:style-name="TBL_5f_0_5f_3.E1" office:value-type="string">
            <text:p text:style-name="P8">88.064,36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530,74</text:p>
          </table:table-cell>
          <table:table-cell table:style-name="TBL_5f_0_5f_3.E1" office:value-type="string">
            <text:p text:style-name="P8">199,6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30,42</text:p>
          </table:table-cell>
          <table:table-cell table:style-name="TBL_5f_0_5f_3.E1" office:value-type="string">
            <text:p text:style-name="P8">910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83,74</text:p>
          </table:table-cell>
          <table:table-cell table:style-name="TBL_5f_0_5f_3.E1" office:value-type="string">
            <text:p text:style-name="P8">9.154,72</text:p>
          </table:table-cell>
          <table:table-cell table:style-name="TBL_5f_0_5f_3.E1" office:value-type="string">
            <text:p text:style-name="P8">709,90</text:p>
          </table:table-cell>
          <table:table-cell table:style-name="TBL_5f_0_5f_3.E1" office:value-type="string">
            <text:p text:style-name="P8">46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56,64</text:p>
          </table:table-cell>
          <table:table-cell table:style-name="TBL_5f_0_5f_3.E1" office:value-type="string">
            <text:p text:style-name="P8">8.398,08</text:p>
          </table:table-cell>
        </table:table-row>
        <table:table-row table:style-name="TBL_5f_0_5f_3.1">
          <table:table-cell table:style-name="TBL_5f_0_5f_3.A1" office:value-type="string">
            <text:p text:style-name="P7">1747</text:p>
          </table:table-cell>
          <table:table-cell table:style-name="TBL_5f_0_5f_3.B1" office:value-type="string">
            <text:p text:style-name="P7">CARLOS TAVARES </text:p>
          </table:table-cell>
          <table:table-cell table:style-name="TBL_5f_0_5f_3.B1" office:value-type="string">
            <text:p text:style-name="P7">DIRETOR ADMINISTRATIVO</text:p>
          </table:table-cell>
          <table:table-cell table:style-name="TBL_5f_0_5f_3.B1" office:value-type="string">
            <text:p text:style-name="P7">DIRETORIA ADMINISTRATIVA - SG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39,27</text:p>
          </table:table-cell>
          <table:table-cell table:style-name="TBL_5f_0_5f_3.E1" office:value-type="string">
            <text:p text:style-name="P8">1.239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39,27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1.689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89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4.737,7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.031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45,13</text:p>
          </table:table-cell>
          <table:table-cell table:style-name="TBL_5f_0_5f_3.E1" office:value-type="string">
            <text:p text:style-name="P8">81.252,47</text:p>
          </table:table-cell>
          <table:table-cell table:style-name="TBL_5f_0_5f_3.E1" office:value-type="string">
            <text:p text:style-name="P8">9.031,82</text:p>
          </table:table-cell>
          <table:table-cell table:style-name="TBL_5f_0_5f_3.E1" office:value-type="string">
            <text:p text:style-name="P8">17.262,7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6.294,60</text:p>
          </table:table-cell>
          <table:table-cell table:style-name="TBL_5f_0_5f_3.E1" office:value-type="string">
            <text:p text:style-name="P8">54.957,87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755</text:p>
          </table:table-cell>
          <table:table-cell table:style-name="TBL_5f_0_5f_4.B1" office:value-type="string">
            <text:p text:style-name="P7">CAROLINE BUENOS AIRES MONTEIR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DAS EXECUCOES CRIMINAIS DE ARACAJU</text:p>
          </table:table-cell>
          <table:table-cell table:style-name="TBL_5f_0_5f_4.E1" office:value-type="string">
            <text:p text:style-name="P8">6.938,04</text:p>
          </table:table-cell>
          <table:table-cell table:style-name="TBL_5f_0_5f_4.E1" office:value-type="string">
            <text:p text:style-name="P8">729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667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7.130,83</text:p>
          </table:table-cell>
          <table:table-cell table:style-name="TBL_5f_0_5f_4.E1" office:value-type="string">
            <text:p text:style-name="P8">1.993,66</text:p>
          </table:table-cell>
          <table:table-cell table:style-name="TBL_5f_0_5f_4.E1" office:value-type="string">
            <text:p text:style-name="P8">1.930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924,04</text:p>
          </table:table-cell>
          <table:table-cell table:style-name="TBL_5f_0_5f_4.E1" office:value-type="string">
            <text:p text:style-name="P8">13.206,79</text:p>
          </table:table-cell>
        </table:table-row>
        <table:table-row table:style-name="TBL_5f_0_5f_4.1">
          <table:table-cell table:style-name="TBL_5f_0_5f_4.A1" office:value-type="string">
            <text:p text:style-name="P7">1698</text:p>
          </table:table-cell>
          <table:table-cell table:style-name="TBL_5f_0_5f_4.B1" office:value-type="string">
            <text:p text:style-name="P7">CAROLINE LEAO NOGUEIRA DOS SANTOS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CAMPO DO BRITO </text:p>
          </table:table-cell>
          <table:table-cell table:style-name="TBL_5f_0_5f_4.E1" office:value-type="string">
            <text:p text:style-name="P8">33.284,8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66.345,48</text:p>
          </table:table-cell>
          <table:table-cell table:style-name="TBL_5f_0_5f_4.E1" office:value-type="string">
            <text:p text:style-name="P8">8.654,06</text:p>
          </table:table-cell>
          <table:table-cell table:style-name="TBL_5f_0_5f_4.E1" office:value-type="string">
            <text:p text:style-name="P8">13.002,2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.656,29</text:p>
          </table:table-cell>
          <table:table-cell table:style-name="TBL_5f_0_5f_4.E1" office:value-type="string">
            <text:p text:style-name="P8">44.689,19</text:p>
          </table:table-cell>
        </table:table-row>
        <table:table-row table:style-name="TBL_5f_0_5f_4.1">
          <table:table-cell table:style-name="TBL_5f_0_5f_4.A1" office:value-type="string">
            <text:p text:style-name="P7">1421</text:p>
          </table:table-cell>
          <table:table-cell table:style-name="TBL_5f_0_5f_4.B1" office:value-type="string">
            <text:p text:style-name="P7">CAROLINE OLIVEIRA RIBEIR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GABINETE DO PROCURADOR GERAL DE JUSTICA/PGJ/MP</text:p>
          </table:table-cell>
          <table:table-cell table:style-name="TBL_5f_0_5f_4.E1" office:value-type="string">
            <text:p text:style-name="P8">7.354,32</text:p>
          </table:table-cell>
          <table:table-cell table:style-name="TBL_5f_0_5f_4.E1" office:value-type="string">
            <text:p text:style-name="P8">1.103,15</text:p>
          </table:table-cell>
          <table:table-cell table:style-name="TBL_5f_0_5f_4.E1" office:value-type="string">
            <text:p text:style-name="P8">1.100,00</text:p>
          </table:table-cell>
          <table:table-cell table:style-name="TBL_5f_0_5f_4.E1" office:value-type="string">
            <text:p text:style-name="P8">9.557,47</text:p>
          </table:table-cell>
          <table:table-cell table:style-name="TBL_5f_0_5f_4.E1" office:value-type="string">
            <text:p text:style-name="P8">3.185,8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24.359,68</text:p>
          </table:table-cell>
          <table:table-cell table:style-name="TBL_5f_0_5f_4.E1" office:value-type="string">
            <text:p text:style-name="P8">2.198,94</text:p>
          </table:table-cell>
          <table:table-cell table:style-name="TBL_5f_0_5f_4.E1" office:value-type="string">
            <text:p text:style-name="P8">3.685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883,94</text:p>
          </table:table-cell>
          <table:table-cell table:style-name="TBL_5f_0_5f_4.E1" office:value-type="string">
            <text:p text:style-name="P8">18.475,74</text:p>
          </table:table-cell>
        </table:table-row>
        <table:table-row table:style-name="TBL_5f_0_5f_4.1">
          <table:table-cell table:style-name="TBL_5f_0_5f_4.A1" office:value-type="string">
            <text:p text:style-name="P7">1922</text:p>
          </table:table-cell>
          <table:table-cell table:style-name="TBL_5f_0_5f_4.B1" office:value-type="string">
            <text:p text:style-name="P7">CAROLINE VIVAS GONCALVES</text:p>
          </table:table-cell>
          <table:table-cell table:style-name="TBL_5f_0_5f_4.B1" office:value-type="string">
            <text:p text:style-name="P7">TÉCNICO JUDICIÁRIO - requisitado</text:p>
          </table:table-cell>
          <table:table-cell table:style-name="TBL_5f_0_5f_4.B1" office:value-type="string">
            <text:p text:style-name="P7">GABINETE DO PROCURADOR GERAL DE JUSTICA/PGJ/MP</text:p>
          </table:table-cell>
          <table:table-cell table:style-name="TBL_5f_0_5f_4.E1" office:value-type="string">
            <text:p text:style-name="P8">3.175,41</text:p>
          </table:table-cell>
          <table:table-cell table:style-name="TBL_5f_0_5f_4.E1" office:value-type="string">
            <text:p text:style-name="P8">1.344,21</text:p>
          </table:table-cell>
          <table:table-cell table:style-name="TBL_5f_0_5f_4.E1" office:value-type="string">
            <text:p text:style-name="P8">10.312,67</text:p>
          </table:table-cell>
          <table:table-cell table:style-name="TBL_5f_0_5f_4.E1" office:value-type="string">
            <text:p text:style-name="P8">14.832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30.720,58</text:p>
          </table:table-cell>
          <table:table-cell table:style-name="TBL_5f_0_5f_4.E1" office:value-type="string">
            <text:p text:style-name="P8">866,88</text:p>
          </table:table-cell>
          <table:table-cell table:style-name="TBL_5f_0_5f_4.E1" office:value-type="string">
            <text:p text:style-name="P8">6.180,6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047,52</text:p>
          </table:table-cell>
          <table:table-cell table:style-name="TBL_5f_0_5f_4.E1" office:value-type="string">
            <text:p text:style-name="P8">23.673,06</text:p>
          </table:table-cell>
        </table:table-row>
        <table:table-row table:style-name="TBL_5f_0_5f_4.1">
          <table:table-cell table:style-name="TBL_5f_0_5f_4.A1" office:value-type="string">
            <text:p text:style-name="P7"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25,41</text:p>
          </table:table-cell>
          <table:table-cell table:style-name="TBL_5f_0_5f_4.E1" office:value-type="string">
            <text:p text:style-name="P8">1.575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2.820,95</text:p>
          </table:table-cell>
          <table:table-cell table:style-name="TBL_5f_0_5f_4.E1" office:value-type="string">
            <text:p text:style-name="P8">1.228,60</text:p>
          </table:table-cell>
          <table:table-cell table:style-name="TBL_5f_0_5f_4.E1" office:value-type="string">
            <text:p text:style-name="P8">983,2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11,83</text:p>
          </table:table-cell>
          <table:table-cell table:style-name="TBL_5f_0_5f_4.E1" office:value-type="string">
            <text:p text:style-name="P8">10.609,12</text:p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3.805,28</text:p>
          </table:table-cell>
          <table:table-cell table:style-name="TBL_5f_0_5f_4.E1" office:value-type="string">
            <text:p text:style-name="P8">761,06</text:p>
          </table:table-cell>
          <table:table-cell table:style-name="TBL_5f_0_5f_4.E1" office:value-type="string">
            <text:p text:style-name="P8">2.200,00</text:p>
          </table:table-cell>
          <table:table-cell table:style-name="TBL_5f_0_5f_4.E1" office:value-type="string">
            <text:p text:style-name="P8">5.666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4.227,67</text:p>
          </table:table-cell>
          <table:table-cell table:style-name="TBL_5f_0_5f_4.E1" office:value-type="string">
            <text:p text:style-name="P8">1.187,24</text:p>
          </table:table-cell>
          <table:table-cell table:style-name="TBL_5f_0_5f_4.E1" office:value-type="string">
            <text:p text:style-name="P8">1.353,7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41,02</text:p>
          </table:table-cell>
          <table:table-cell table:style-name="TBL_5f_0_5f_4.E1" office:value-type="string">
            <text:p text:style-name="P8">11.686,65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3.618,28</text:p>
          </table:table-cell>
          <table:table-cell table:style-name="TBL_5f_0_5f_4.E1" office:value-type="string">
            <text:p text:style-name="P8">110.996,50</text:p>
          </table:table-cell>
          <table:table-cell table:style-name="TBL_5f_0_5f_4.E1" office:value-type="string">
            <text:p text:style-name="P8">8.759,16</text:p>
          </table:table-cell>
          <table:table-cell table:style-name="TBL_5f_0_5f_4.E1" office:value-type="string">
            <text:p text:style-name="P8">14.277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3.036,40</text:p>
          </table:table-cell>
          <table:table-cell table:style-name="TBL_5f_0_5f_4.E1" office:value-type="string">
            <text:p text:style-name="P8">87.960,10</text:p>
          </table:table-cell>
        </table:table-row>
        <table:table-row table:style-name="TBL_5f_0_5f_4.1">
          <table:table-cell table:style-name="TBL_5f_0_5f_4.A1" office:value-type="string">
            <text:p text:style-name="P7">234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DIVISAO DE COMUNICACAO CERIMONIAL E EVENTOS/GPGJ</text:p>
          </table:table-cell>
          <table:table-cell table:style-name="TBL_5f_0_5f_4.E1" office:value-type="string">
            <text:p text:style-name="P8">5.092,34</text:p>
          </table:table-cell>
          <table:table-cell table:style-name="TBL_5f_0_5f_4.E1" office:value-type="string">
            <text:p text:style-name="P8">4.967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059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615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70,07</text:p>
          </table:table-cell>
          <table:table-cell table:style-name="TBL_5f_0_5f_4.E1" office:value-type="string">
            <text:p text:style-name="P8">25.004,55</text:p>
          </table:table-cell>
          <table:table-cell table:style-name="TBL_5f_0_5f_4.E1" office:value-type="string">
            <text:p text:style-name="P8">2.615,48</text:p>
          </table:table-cell>
          <table:table-cell table:style-name="TBL_5f_0_5f_4.E1" office:value-type="string">
            <text:p text:style-name="P8">3.794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09,48</text:p>
          </table:table-cell>
          <table:table-cell table:style-name="TBL_5f_0_5f_4.E1" office:value-type="string">
            <text:p text:style-name="P8">18.595,07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00,00</text:p>
          </table:table-cell>
          <table:table-cell table:style-name="TBL_5f_0_5f_4.E1" office:value-type="string">
            <text:p text:style-name="P8">90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2.856,00</text:p>
          </table:table-cell>
          <table:table-cell table:style-name="TBL_5f_0_5f_4.E1" office:value-type="string">
            <text:p text:style-name="P8">144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4,00</text:p>
          </table:table-cell>
          <table:table-cell table:style-name="TBL_5f_0_5f_4.E1" office:value-type="string">
            <text:p text:style-name="P8">2.712,00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6.51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.492,8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4.304,49</text:p>
          </table:table-cell>
          <table:table-cell table:style-name="TBL_5f_0_5f_4.E1" office:value-type="string">
            <text:p text:style-name="P8">126.819,05</text:p>
          </table:table-cell>
          <table:table-cell table:style-name="TBL_5f_0_5f_4.E1" office:value-type="string">
            <text:p text:style-name="P8">9.492,82</text:p>
          </table:table-cell>
          <table:table-cell table:style-name="TBL_5f_0_5f_4.E1" office:value-type="string">
            <text:p text:style-name="P8">18.342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7.835,08</text:p>
          </table:table-cell>
          <table:table-cell table:style-name="TBL_5f_0_5f_4.E1" office:value-type="string">
            <text:p text:style-name="P8">98.983,97</text:p>
          </table:table-cell>
        </table:table-row>
        <table:table-row table:style-name="TBL_5f_0_5f_4.1">
          <table:table-cell table:style-name="TBL_5f_0_5f_4.A1" office:value-type="string">
            <text:p text:style-name="P7">1996</text:p>
          </table:table-cell>
          <table:table-cell table:style-name="TBL_5f_0_5f_4.B1" office:value-type="string">
            <text:p text:style-name="P7">CELSO PINTO COSTA</text:p>
          </table:table-cell>
          <table:table-cell table:style-name="TBL_5f_0_5f_4.B1" office:value-type="string">
            <text:p text:style-name="P7">3º SARGENTO - requisitado - BESP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70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70,88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263,31</text:p>
          </table:table-cell>
          <table:table-cell table:style-name="TBL_5f_0_5f_4.E1" office:value-type="string">
            <text:p text:style-name="P8">1.239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.502,8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20.800,61</text:p>
          </table:table-cell>
          <table:table-cell table:style-name="TBL_5f_0_5f_4.E1" office:value-type="string">
            <text:p text:style-name="P8">2.470,74</text:p>
          </table:table-cell>
          <table:table-cell table:style-name="TBL_5f_0_5f_4.E1" office:value-type="string">
            <text:p text:style-name="P8">2.808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279,12</text:p>
          </table:table-cell>
          <table:table-cell table:style-name="TBL_5f_0_5f_4.E1" office:value-type="string">
            <text:p text:style-name="P8">15.521,49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589,89</text:p>
          </table:table-cell>
          <table:table-cell table:style-name="TBL_5f_0_5f_4.E1" office:value-type="string">
            <text:p text:style-name="P8">377,66</text:p>
          </table:table-cell>
          <table:table-cell table:style-name="TBL_5f_0_5f_4.E1" office:value-type="string">
            <text:p text:style-name="P8">2.497,66</text:p>
          </table:table-cell>
          <table:table-cell table:style-name="TBL_5f_0_5f_4.E1" office:value-type="string">
            <text:p text:style-name="P8">6.465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4.725,41</text:p>
          </table:table-cell>
          <table:table-cell table:style-name="TBL_5f_0_5f_4.E1" office:value-type="string">
            <text:p text:style-name="P8">1.031,56</text:p>
          </table:table-cell>
          <table:table-cell table:style-name="TBL_5f_0_5f_4.E1" office:value-type="string">
            <text:p text:style-name="P8">1.533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65,02</text:p>
          </table:table-cell>
          <table:table-cell table:style-name="TBL_5f_0_5f_4.E1" office:value-type="string">
            <text:p text:style-name="P8">12.160,39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21,85</text:p>
          </table:table-cell>
          <table:table-cell table:style-name="TBL_5f_0_5f_4.E1" office:value-type="string">
            <text:p text:style-name="P8">2.021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5.838,69</text:p>
          </table:table-cell>
          <table:table-cell table:style-name="TBL_5f_0_5f_4.E1" office:value-type="string">
            <text:p text:style-name="P8">363,9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63,94</text:p>
          </table:table-cell>
          <table:table-cell table:style-name="TBL_5f_0_5f_4.E1" office:value-type="string">
            <text:p text:style-name="P8">5.474,75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7.058,02</text:p>
          </table:table-cell>
          <table:table-cell table:style-name="TBL_5f_0_5f_4.E1" office:value-type="string">
            <text:p text:style-name="P8">12.352,6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43.618,28</text:p>
          </table:table-cell>
          <table:table-cell table:style-name="TBL_5f_0_5f_4.E1" office:value-type="string">
            <text:p text:style-name="P8">130.086,99</text:p>
          </table:table-cell>
          <table:table-cell table:style-name="TBL_5f_0_5f_4.E1" office:value-type="string">
            <text:p text:style-name="P8">8.759,16</text:p>
          </table:table-cell>
          <table:table-cell table:style-name="TBL_5f_0_5f_4.E1" office:value-type="string">
            <text:p text:style-name="P8">19.527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8.286,29</text:p>
          </table:table-cell>
          <table:table-cell table:style-name="TBL_5f_0_5f_4.E1" office:value-type="string">
            <text:p text:style-name="P8">101.800,70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92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78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78,16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AUXILIAR DE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7.058,02</text:p>
          </table:table-cell>
          <table:table-cell table:style-name="TBL_5f_0_5f_4.E1" office:value-type="string">
            <text:p text:style-name="P8">12.352,6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43.618,28</text:p>
          </table:table-cell>
          <table:table-cell table:style-name="TBL_5f_0_5f_4.E1" office:value-type="string">
            <text:p text:style-name="P8">130.086,99</text:p>
          </table:table-cell>
          <table:table-cell table:style-name="TBL_5f_0_5f_4.E1" office:value-type="string">
            <text:p text:style-name="P8">8.759,16</text:p>
          </table:table-cell>
          <table:table-cell table:style-name="TBL_5f_0_5f_4.E1" office:value-type="string">
            <text:p text:style-name="P8">19.422,8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8.182,02</text:p>
          </table:table-cell>
          <table:table-cell table:style-name="TBL_5f_0_5f_4.E1" office:value-type="string">
            <text:p text:style-name="P8">101.904,97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900,00</text:p>
          </table:table-cell>
          <table:table-cell table:style-name="TBL_5f_0_5f_4.E1" office:value-type="string">
            <text:p text:style-name="P8">3.030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7.116,88</text:p>
          </table:table-cell>
          <table:table-cell table:style-name="TBL_5f_0_5f_4.E1" office:value-type="string">
            <text:p text:style-name="P8">245,70</text:p>
          </table:table-cell>
          <table:table-cell table:style-name="TBL_5f_0_5f_4.E1" office:value-type="string">
            <text:p text:style-name="P8">162,6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8,38</text:p>
          </table:table-cell>
          <table:table-cell table:style-name="TBL_5f_0_5f_4.E1" office:value-type="string">
            <text:p text:style-name="P8">6.708,50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2.387,49</text:p>
          </table:table-cell>
          <table:table-cell table:style-name="TBL_5f_0_5f_4.E1" office:value-type="string">
            <text:p text:style-name="P8">477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64,9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7.524,97</text:p>
          </table:table-cell>
          <table:table-cell table:style-name="TBL_5f_0_5f_4.E1" office:value-type="string">
            <text:p text:style-name="P8">744,90</text:p>
          </table:table-cell>
          <table:table-cell table:style-name="TBL_5f_0_5f_4.E1" office:value-type="string">
            <text:p text:style-name="P8">88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33,18</text:p>
          </table:table-cell>
          <table:table-cell table:style-name="TBL_5f_0_5f_4.E1" office:value-type="string">
            <text:p text:style-name="P8">6.691,79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3.618,28</text:p>
          </table:table-cell>
          <table:table-cell table:style-name="TBL_5f_0_5f_4.E1" office:value-type="string">
            <text:p text:style-name="P8">107.627,58</text:p>
          </table:table-cell>
          <table:table-cell table:style-name="TBL_5f_0_5f_4.E1" office:value-type="string">
            <text:p text:style-name="P8">8.321,20</text:p>
          </table:table-cell>
          <table:table-cell table:style-name="TBL_5f_0_5f_4.E1" office:value-type="string">
            <text:p text:style-name="P8">13.57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.896,70</text:p>
          </table:table-cell>
          <table:table-cell table:style-name="TBL_5f_0_5f_4.E1" office:value-type="string">
            <text:p text:style-name="P8">85.730,88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RIBEIROPOLIS 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.218,0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3,36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66.231,01</text:p>
          </table:table-cell>
          <table:table-cell table:style-name="TBL_5f_0_5f_4.E1" office:value-type="string">
            <text:p text:style-name="P8">8.321,20</text:p>
          </table:table-cell>
          <table:table-cell table:style-name="TBL_5f_0_5f_4.E1" office:value-type="string">
            <text:p text:style-name="P8">13.588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.909,78</text:p>
          </table:table-cell>
          <table:table-cell table:style-name="TBL_5f_0_5f_4.E1" office:value-type="string">
            <text:p text:style-name="P8">44.321,23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14,07</text:p>
          </table:table-cell>
          <table:table-cell table:style-name="TBL_5f_0_5f_4.E1" office:value-type="string">
            <text:p text:style-name="P8">1.214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14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641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916,9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96,37</text:p>
          </table:table-cell>
          <table:table-cell table:style-name="TBL_5f_0_5f_4.E1" office:value-type="string">
            <text:p text:style-name="P8">12.130,29</text:p>
          </table:table-cell>
          <table:table-cell table:style-name="TBL_5f_0_5f_4.E1" office:value-type="string">
            <text:p text:style-name="P8">1.278,40</text:p>
          </table:table-cell>
          <table:table-cell table:style-name="TBL_5f_0_5f_4.E1" office:value-type="string">
            <text:p text:style-name="P8">567,4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45,82</text:p>
          </table:table-cell>
          <table:table-cell table:style-name="TBL_5f_0_5f_4.E1" office:value-type="string">
            <text:p text:style-name="P8">10.284,47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62,77</text:p>
          </table:table-cell>
          <table:table-cell table:style-name="TBL_5f_0_5f_4.E1" office:value-type="string">
            <text:p text:style-name="P8">4.162,7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10.384,46</text:p>
          </table:table-cell>
          <table:table-cell table:style-name="TBL_5f_0_5f_4.E1" office:value-type="string">
            <text:p text:style-name="P8">915,80</text:p>
          </table:table-cell>
          <table:table-cell table:style-name="TBL_5f_0_5f_4.E1" office:value-type="string">
            <text:p text:style-name="P8">130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46,78</text:p>
          </table:table-cell>
          <table:table-cell table:style-name="TBL_5f_0_5f_4.E1" office:value-type="string">
            <text:p text:style-name="P8">9.337,68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3.567,46</text:p>
          </table:table-cell>
          <table:table-cell table:style-name="TBL_5f_0_5f_4.E1" office:value-type="string">
            <text:p text:style-name="P8">8.292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18.644,66</text:p>
          </table:table-cell>
          <table:table-cell table:style-name="TBL_5f_0_5f_4.E1" office:value-type="string">
            <text:p text:style-name="P8">1.228,60</text:p>
          </table:table-cell>
          <table:table-cell table:style-name="TBL_5f_0_5f_4.E1" office:value-type="string">
            <text:p text:style-name="P8">2.484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713,10</text:p>
          </table:table-cell>
          <table:table-cell table:style-name="TBL_5f_0_5f_4.E1" office:value-type="string">
            <text:p text:style-name="P8">14.931,56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279,36</text:p>
          </table:table-cell>
          <table:table-cell table:style-name="TBL_5f_0_5f_4.E1" office:value-type="string">
            <text:p text:style-name="P8">6.279,36</text:p>
          </table:table-cell>
          <table:table-cell table:style-name="TBL_5f_0_5f_4.E1" office:value-type="string">
            <text:p text:style-name="P8">2.09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16.710,76</text:p>
          </table:table-cell>
          <table:table-cell table:style-name="TBL_5f_0_5f_4.E1" office:value-type="string">
            <text:p text:style-name="P8">1.284,68</text:p>
          </table:table-cell>
          <table:table-cell table:style-name="TBL_5f_0_5f_4.E1" office:value-type="string">
            <text:p text:style-name="P8">1.937,2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21,93</text:p>
          </table:table-cell>
          <table:table-cell table:style-name="TBL_5f_0_5f_4.E1" office:value-type="string">
            <text:p text:style-name="P8">13.488,83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337,35</text:p>
          </table:table-cell>
          <table:table-cell table:style-name="TBL_5f_0_5f_4.E1" office:value-type="string">
            <text:p text:style-name="P8">1.100,00</text:p>
          </table:table-cell>
          <table:table-cell table:style-name="TBL_5f_0_5f_4.E1" office:value-type="string">
            <text:p text:style-name="P8">5.712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3.220,93</text:p>
          </table:table-cell>
          <table:table-cell table:style-name="TBL_5f_0_5f_4.E1" office:value-type="string">
            <text:p text:style-name="P8">1.199,38</text:p>
          </table:table-cell>
          <table:table-cell table:style-name="TBL_5f_0_5f_4.E1" office:value-type="string">
            <text:p text:style-name="P8">1.073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72,96</text:p>
          </table:table-cell>
          <table:table-cell table:style-name="TBL_5f_0_5f_4.E1" office:value-type="string">
            <text:p text:style-name="P8">10.947,97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8.759,11</text:p>
          </table:table-cell>
          <table:table-cell table:style-name="TBL_5f_0_5f_4.E1" office:value-type="string">
            <text:p text:style-name="P8">1.313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072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21.940,95</text:p>
          </table:table-cell>
          <table:table-cell table:style-name="TBL_5f_0_5f_4.E1" office:value-type="string">
            <text:p text:style-name="P8">2.618,98</text:p>
          </table:table-cell>
          <table:table-cell table:style-name="TBL_5f_0_5f_4.E1" office:value-type="string">
            <text:p text:style-name="P8">2.872,6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491,64</text:p>
          </table:table-cell>
          <table:table-cell table:style-name="TBL_5f_0_5f_4.E1" office:value-type="string">
            <text:p text:style-name="P8">16.449,31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2.843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43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783,74</text:p>
          </table:table-cell>
          <table:table-cell table:style-name="TBL_5f_0_5f_4.E1" office:value-type="string">
            <text:p text:style-name="P8">8.470,80</text:p>
          </table:table-cell>
          <table:table-cell table:style-name="TBL_5f_0_5f_4.E1" office:value-type="string">
            <text:p text:style-name="P8">739,32</text:p>
          </table:table-cell>
          <table:table-cell table:style-name="TBL_5f_0_5f_4.E1" office:value-type="string">
            <text:p text:style-name="P8">85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24,80</text:p>
          </table:table-cell>
          <table:table-cell table:style-name="TBL_5f_0_5f_4.E1" office:value-type="string">
            <text:p text:style-name="P8">7.646,00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INDIAROBA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5.205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.111,94</text:p>
          </table:table-cell>
          <table:table-cell table:style-name="TBL_5f_0_5f_4.E1" office:value-type="string">
            <text:p text:style-name="P8">87.321,71</text:p>
          </table:table-cell>
          <table:table-cell table:style-name="TBL_5f_0_5f_4.E1" office:value-type="string">
            <text:p text:style-name="P8">8.321,20</text:p>
          </table:table-cell>
          <table:table-cell table:style-name="TBL_5f_0_5f_4.E1" office:value-type="string">
            <text:p text:style-name="P8">15.2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3.552,70</text:p>
          </table:table-cell>
          <table:table-cell table:style-name="TBL_5f_0_5f_4.E1" office:value-type="string">
            <text:p text:style-name="P8">63.769,01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805,28</text:p>
          </table:table-cell>
          <table:table-cell table:style-name="TBL_5f_0_5f_4.E1" office:value-type="string">
            <text:p text:style-name="P8">300,23</text:p>
          </table:table-cell>
          <table:table-cell table:style-name="TBL_5f_0_5f_4.E1" office:value-type="string">
            <text:p text:style-name="P8">1.100,00</text:p>
          </table:table-cell>
          <table:table-cell table:style-name="TBL_5f_0_5f_4.E1" office:value-type="string">
            <text:p text:style-name="P8">5.205,51</text:p>
          </table:table-cell>
          <table:table-cell table:style-name="TBL_5f_0_5f_4.E1" office:value-type="string">
            <text:p text:style-name="P8">1.735,1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14.205,11</text:p>
          </table:table-cell>
          <table:table-cell table:style-name="TBL_5f_0_5f_4.E1" office:value-type="string">
            <text:p text:style-name="P8">1.067,44</text:p>
          </table:table-cell>
          <table:table-cell table:style-name="TBL_5f_0_5f_4.E1" office:value-type="string">
            <text:p text:style-name="P8">1.212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80,23</text:p>
          </table:table-cell>
          <table:table-cell table:style-name="TBL_5f_0_5f_4.E1" office:value-type="string">
            <text:p text:style-name="P8">11.924,88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263,31</text:p>
          </table:table-cell>
          <table:table-cell table:style-name="TBL_5f_0_5f_4.E1" office:value-type="string">
            <text:p text:style-name="P8">1.239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.756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53,33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21.307,27</text:p>
          </table:table-cell>
          <table:table-cell table:style-name="TBL_5f_0_5f_4.E1" office:value-type="string">
            <text:p text:style-name="P8">2.470,74</text:p>
          </table:table-cell>
          <table:table-cell table:style-name="TBL_5f_0_5f_4.E1" office:value-type="string">
            <text:p text:style-name="P8">2.947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418,44</text:p>
          </table:table-cell>
          <table:table-cell table:style-name="TBL_5f_0_5f_4.E1" office:value-type="string">
            <text:p text:style-name="P8">15.888,83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8.759,11</text:p>
          </table:table-cell>
          <table:table-cell table:style-name="TBL_5f_0_5f_4.E1" office:value-type="string">
            <text:p text:style-name="P8">1.751,8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510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309,68</text:p>
          </table:table-cell>
          <table:table-cell table:style-name="TBL_5f_0_5f_4.E1" office:value-type="string">
            <text:p text:style-name="P8">31.331,54</text:p>
          </table:table-cell>
          <table:table-cell table:style-name="TBL_5f_0_5f_4.E1" office:value-type="string">
            <text:p text:style-name="P8">2.732,84</text:p>
          </table:table-cell>
          <table:table-cell table:style-name="TBL_5f_0_5f_4.E1" office:value-type="string">
            <text:p text:style-name="P8">3.290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023,60</text:p>
          </table:table-cell>
          <table:table-cell table:style-name="TBL_5f_0_5f_4.E1" office:value-type="string">
            <text:p text:style-name="P8">25.307,94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1ª PROMOTORIA DE JUSTICA ESPECIAL CRIMINAL - ARACAJU</text:p>
          </table:table-cell>
          <table:table-cell table:style-name="TBL_5f_0_5f_4.E1" office:value-type="string">
            <text:p text:style-name="P8">9.841,74</text:p>
          </table:table-cell>
          <table:table-cell table:style-name="TBL_5f_0_5f_4.E1" office:value-type="string">
            <text:p text:style-name="P8">1.476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318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24.430,99</text:p>
          </table:table-cell>
          <table:table-cell table:style-name="TBL_5f_0_5f_4.E1" office:value-type="string">
            <text:p text:style-name="P8">2.942,68</text:p>
          </table:table-cell>
          <table:table-cell table:style-name="TBL_5f_0_5f_4.E1" office:value-type="string">
            <text:p text:style-name="P8">3.572,6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515,34</text:p>
          </table:table-cell>
          <table:table-cell table:style-name="TBL_5f_0_5f_4.E1" office:value-type="string">
            <text:p text:style-name="P8">17.915,65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033,60</text:p>
          </table:table-cell>
          <table:table-cell table:style-name="TBL_5f_0_5f_4.E1" office:value-type="string">
            <text:p text:style-name="P8">605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638,6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58,92</text:p>
          </table:table-cell>
          <table:table-cell table:style-name="TBL_5f_0_5f_4.E1" office:value-type="string">
            <text:p text:style-name="P8">11.336,20</text:p>
          </table:table-cell>
          <table:table-cell table:style-name="TBL_5f_0_5f_4.E1" office:value-type="string">
            <text:p text:style-name="P8">1.206,04</text:p>
          </table:table-cell>
          <table:table-cell table:style-name="TBL_5f_0_5f_4.E1" office:value-type="string">
            <text:p text:style-name="P8">458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64,50</text:p>
          </table:table-cell>
          <table:table-cell table:style-name="TBL_5f_0_5f_4.E1" office:value-type="string">
            <text:p text:style-name="P8">9.671,70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1.068,9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344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44,00</text:p>
          </table:table-cell>
          <table:table-cell table:style-name="TBL_5f_0_5f_4.E1" office:value-type="string">
            <text:p text:style-name="P8">13.233,06</text:p>
          </table:table-cell>
          <table:table-cell table:style-name="TBL_5f_0_5f_4.E1" office:value-type="string">
            <text:p text:style-name="P8">1.389,58</text:p>
          </table:table-cell>
          <table:table-cell table:style-name="TBL_5f_0_5f_4.E1" office:value-type="string">
            <text:p text:style-name="P8">820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09,70</text:p>
          </table:table-cell>
          <table:table-cell table:style-name="TBL_5f_0_5f_4.E1" office:value-type="string">
            <text:p text:style-name="P8">11.023,36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1.689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89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386,69</text:p>
          </table:table-cell>
          <table:table-cell table:style-name="TBL_5f_0_5f_4.E1" office:value-type="string">
            <text:p text:style-name="P8">508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48,0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53,33</text:p>
          </table:table-cell>
          <table:table-cell table:style-name="TBL_5f_0_5f_4.E1" office:value-type="string">
            <text:p text:style-name="P8">2.032,44</text:p>
          </table:table-cell>
          <table:table-cell table:style-name="TBL_5f_0_5f_4.E1" office:value-type="string">
            <text:p text:style-name="P8">10.328,48</text:p>
          </table:table-cell>
          <table:table-cell table:style-name="TBL_5f_0_5f_4.E1" office:value-type="string">
            <text:p text:style-name="P8">1.012,62</text:p>
          </table:table-cell>
          <table:table-cell table:style-name="TBL_5f_0_5f_4.E1" office:value-type="string">
            <text:p text:style-name="P8">326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38,66</text:p>
          </table:table-cell>
          <table:table-cell table:style-name="TBL_5f_0_5f_4.E1" office:value-type="string">
            <text:p text:style-name="P8">8.989,82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843,53</text:p>
          </table:table-cell>
          <table:table-cell table:style-name="TBL_5f_0_5f_4.E1" office:value-type="string">
            <text:p text:style-name="P8">224,3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067,8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7.930,77</text:p>
          </table:table-cell>
          <table:table-cell table:style-name="TBL_5f_0_5f_4.E1" office:value-type="string">
            <text:p text:style-name="P8">797,66</text:p>
          </table:table-cell>
          <table:table-cell table:style-name="TBL_5f_0_5f_4.E1" office:value-type="string">
            <text:p text:style-name="P8">114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12,42</text:p>
          </table:table-cell>
          <table:table-cell table:style-name="TBL_5f_0_5f_4.E1" office:value-type="string">
            <text:p text:style-name="P8">7.018,35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25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03,20</text:p>
          </table:table-cell>
          <table:table-cell table:style-name="TBL_5f_0_5f_4.E1" office:value-type="string">
            <text:p text:style-name="P8">11.854,02</text:p>
          </table:table-cell>
          <table:table-cell table:style-name="TBL_5f_0_5f_4.E1" office:value-type="string">
            <text:p text:style-name="P8">1.228,60</text:p>
          </table:table-cell>
          <table:table-cell table:style-name="TBL_5f_0_5f_4.E1" office:value-type="string">
            <text:p text:style-name="P8">577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6,34</text:p>
          </table:table-cell>
          <table:table-cell table:style-name="TBL_5f_0_5f_4.E1" office:value-type="string">
            <text:p text:style-name="P8">10.047,68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9.841,74</text:p>
          </table:table-cell>
          <table:table-cell table:style-name="TBL_5f_0_5f_4.E1" office:value-type="string">
            <text:p text:style-name="P8">2.952,5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794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27.383,51</text:p>
          </table:table-cell>
          <table:table-cell table:style-name="TBL_5f_0_5f_4.E1" office:value-type="string">
            <text:p text:style-name="P8">3.326,50</text:p>
          </table:table-cell>
          <table:table-cell table:style-name="TBL_5f_0_5f_4.E1" office:value-type="string">
            <text:p text:style-name="P8">4.383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709,84</text:p>
          </table:table-cell>
          <table:table-cell table:style-name="TBL_5f_0_5f_4.E1" office:value-type="string">
            <text:p text:style-name="P8">19.673,67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495,58</text:p>
          </table:table-cell>
          <table:table-cell table:style-name="TBL_5f_0_5f_4.E1" office:value-type="string">
            <text:p text:style-name="P8">578,14</text:p>
          </table:table-cell>
          <table:table-cell table:style-name="TBL_5f_0_5f_4.E1" office:value-type="string">
            <text:p text:style-name="P8">1.100,00</text:p>
          </table:table-cell>
          <table:table-cell table:style-name="TBL_5f_0_5f_4.E1" office:value-type="string">
            <text:p text:style-name="P8">7.173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94,99</text:p>
          </table:table-cell>
          <table:table-cell table:style-name="TBL_5f_0_5f_4.E1" office:value-type="string">
            <text:p text:style-name="P8">16.142,43</text:p>
          </table:table-cell>
          <table:table-cell table:style-name="TBL_5f_0_5f_4.E1" office:value-type="string">
            <text:p text:style-name="P8">1.579,16</text:p>
          </table:table-cell>
          <table:table-cell table:style-name="TBL_5f_0_5f_4.E1" office:value-type="string">
            <text:p text:style-name="P8">1.668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47,44</text:p>
          </table:table-cell>
          <table:table-cell table:style-name="TBL_5f_0_5f_4.E1" office:value-type="string">
            <text:p text:style-name="P8">12.894,99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196</text:p>
          </table:table-cell>
          <table:table-cell table:style-name="TBL_5f_0_5f_5.B1" office:value-type="string">
            <text:p text:style-name="P7">DEIJANIRO JONAS FILHO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3ª PROMOTORIA DE JUSTICA DOS DIREITOS DO CIDADAO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5.822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58,30</text:p>
          </table:table-cell>
          <table:table-cell table:style-name="TBL_5f_0_5f_5.E1" office:value-type="string">
            <text:p text:style-name="P8">46.237,18</text:p>
          </table:table-cell>
          <table:table-cell table:style-name="TBL_5f_0_5f_5.E1" office:value-type="string">
            <text:p text:style-name="P8">118.107,40</text:p>
          </table:table-cell>
          <table:table-cell table:style-name="TBL_5f_0_5f_5.E1" office:value-type="string">
            <text:p text:style-name="P8">8.759,16</text:p>
          </table:table-cell>
          <table:table-cell table:style-name="TBL_5f_0_5f_5.E1" office:value-type="string">
            <text:p text:style-name="P8">15.408,2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4.167,43</text:p>
          </table:table-cell>
          <table:table-cell table:style-name="TBL_5f_0_5f_5.E1" office:value-type="string">
            <text:p text:style-name="P8">93.939,97</text:p>
          </table:table-cell>
        </table:table-row>
        <table:table-row table:style-name="TBL_5f_0_5f_5.1">
          <table:table-cell table:style-name="TBL_5f_0_5f_5.A1" office:value-type="string">
            <text:p text:style-name="P7">2046</text:p>
          </table:table-cell>
          <table:table-cell table:style-name="TBL_5f_0_5f_5.B1" office:value-type="string">
            <text:p text:style-name="P7">DEJAIR DA COSTA TAVARES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NUCLEO DE INTELIGENCIA OPERACIONAL/GABINETE DE SEGURANÇA INSTITUCIONAL-GSI</text:p>
          </table:table-cell>
          <table:table-cell table:style-name="TBL_5f_0_5f_5.E1" office:value-type="string">
            <text:p text:style-name="P8">3.194,99</text:p>
          </table:table-cell>
          <table:table-cell table:style-name="TBL_5f_0_5f_5.E1" office:value-type="string">
            <text:p text:style-name="P8">798,75</text:p>
          </table:table-cell>
          <table:table-cell table:style-name="TBL_5f_0_5f_5.E1" office:value-type="string">
            <text:p text:style-name="P8">3.567,46</text:p>
          </table:table-cell>
          <table:table-cell table:style-name="TBL_5f_0_5f_5.E1" office:value-type="string">
            <text:p text:style-name="P8">7.561,20</text:p>
          </table:table-cell>
          <table:table-cell table:style-name="TBL_5f_0_5f_5.E1" office:value-type="string">
            <text:p text:style-name="P8">2.520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9.437,79</text:p>
          </table:table-cell>
          <table:table-cell table:style-name="TBL_5f_0_5f_5.E1" office:value-type="string">
            <text:p text:style-name="P8">1.038,38</text:p>
          </table:table-cell>
          <table:table-cell table:style-name="TBL_5f_0_5f_5.E1" office:value-type="string">
            <text:p text:style-name="P8">2.827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865,87</text:p>
          </table:table-cell>
          <table:table-cell table:style-name="TBL_5f_0_5f_5.E1" office:value-type="string">
            <text:p text:style-name="P8">15.571,92</text:p>
          </table:table-cell>
        </table:table-row>
        <table:table-row table:style-name="TBL_5f_0_5f_5.1">
          <table:table-cell table:style-name="TBL_5f_0_5f_5.A1" office:value-type="string">
            <text:p text:style-name="P7">1367</text:p>
          </table:table-cell>
          <table:table-cell table:style-name="TBL_5f_0_5f_5.B1" office:value-type="string">
            <text:p text:style-name="P7">DENISE COELHO DE ALMEID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6ª PROMOTORIA DE JUSTICA CRIMINAL - ARACAJU</text:p>
          </table:table-cell>
          <table:table-cell table:style-name="TBL_5f_0_5f_5.E1" office:value-type="string">
            <text:p text:style-name="P8">4.804,09</text:p>
          </table:table-cell>
          <table:table-cell table:style-name="TBL_5f_0_5f_5.E1" office:value-type="string">
            <text:p text:style-name="P8">720,6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778,0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53,33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3.351,05</text:p>
          </table:table-cell>
          <table:table-cell table:style-name="TBL_5f_0_5f_5.E1" office:value-type="string">
            <text:p text:style-name="P8">1.436,42</text:p>
          </table:table-cell>
          <table:table-cell table:style-name="TBL_5f_0_5f_5.E1" office:value-type="string">
            <text:p text:style-name="P8">1.044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80,60</text:p>
          </table:table-cell>
          <table:table-cell table:style-name="TBL_5f_0_5f_5.E1" office:value-type="string">
            <text:p text:style-name="P8">10.870,45</text:p>
          </table:table-cell>
        </table:table-row>
        <table:table-row table:style-name="TBL_5f_0_5f_5.1">
          <table:table-cell table:style-name="TBL_5f_0_5f_5.A1" office:value-type="string">
            <text:p text:style-name="P7">2076</text:p>
          </table:table-cell>
          <table:table-cell table:style-name="TBL_5f_0_5f_5.B1" office:value-type="string">
            <text:p text:style-name="P7">DENISE DOS SANTOS COSTA</text:p>
          </table:table-cell>
          <table:table-cell table:style-name="TBL_5f_0_5f_5.B1" office:value-type="string">
            <text:p text:style-name="P7">REDATOR TÉCNIC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14,07</text:p>
          </table:table-cell>
          <table:table-cell table:style-name="TBL_5f_0_5f_5.E1" office:value-type="string">
            <text:p text:style-name="P8">1.214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14,07</text:p>
          </table:table-cell>
        </table:table-row>
        <table:table-row table:style-name="TBL_5f_0_5f_5.1">
          <table:table-cell table:style-name="TBL_5f_0_5f_5.A1" office:value-type="string">
            <text:p text:style-name="P7"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13.614,72</text:p>
          </table:table-cell>
          <table:table-cell table:style-name="TBL_5f_0_5f_5.E1" office:value-type="string">
            <text:p text:style-name="P8">1.284,68</text:p>
          </table:table-cell>
          <table:table-cell table:style-name="TBL_5f_0_5f_5.E1" office:value-type="string">
            <text:p text:style-name="P8">1.257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42,04</text:p>
          </table:table-cell>
          <table:table-cell table:style-name="TBL_5f_0_5f_5.E1" office:value-type="string">
            <text:p text:style-name="P8">11.072,68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14,07</text:p>
          </table:table-cell>
          <table:table-cell table:style-name="TBL_5f_0_5f_5.E1" office:value-type="string">
            <text:p text:style-name="P8">1.214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14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VISAO DE INFRAESTRUTURA</text:p>
          </table:table-cell>
          <table:table-cell table:style-name="TBL_5f_0_5f_5.E1" office:value-type="string">
            <text:p text:style-name="P8">9.841,74</text:p>
          </table:table-cell>
          <table:table-cell table:style-name="TBL_5f_0_5f_5.E1" office:value-type="string">
            <text:p text:style-name="P8">776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871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53,33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23.538,17</text:p>
          </table:table-cell>
          <table:table-cell table:style-name="TBL_5f_0_5f_5.E1" office:value-type="string">
            <text:p text:style-name="P8">2.760,74</text:p>
          </table:table-cell>
          <table:table-cell table:style-name="TBL_5f_0_5f_5.E1" office:value-type="string">
            <text:p text:style-name="P8">3.377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137,92</text:p>
          </table:table-cell>
          <table:table-cell table:style-name="TBL_5f_0_5f_5.E1" office:value-type="string">
            <text:p text:style-name="P8">17.400,25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804,09</text:p>
          </table:table-cell>
          <table:table-cell table:style-name="TBL_5f_0_5f_5.E1" office:value-type="string">
            <text:p text:style-name="P8">720,61</text:p>
          </table:table-cell>
          <table:table-cell table:style-name="TBL_5f_0_5f_5.E1" office:value-type="string">
            <text:p text:style-name="P8">1.100,00</text:p>
          </table:table-cell>
          <table:table-cell table:style-name="TBL_5f_0_5f_5.E1" office:value-type="string">
            <text:p text:style-name="P8">6.624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5.044,39</text:p>
          </table:table-cell>
          <table:table-cell table:style-name="TBL_5f_0_5f_5.E1" office:value-type="string">
            <text:p text:style-name="P8">1.436,42</text:p>
          </table:table-cell>
          <table:table-cell table:style-name="TBL_5f_0_5f_5.E1" office:value-type="string">
            <text:p text:style-name="P8">1.509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46,26</text:p>
          </table:table-cell>
          <table:table-cell table:style-name="TBL_5f_0_5f_5.E1" office:value-type="string">
            <text:p text:style-name="P8">12.098,13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263,31</text:p>
          </table:table-cell>
          <table:table-cell table:style-name="TBL_5f_0_5f_5.E1" office:value-type="string">
            <text:p text:style-name="P8">2.065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32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71,36</text:p>
          </table:table-cell>
          <table:table-cell table:style-name="TBL_5f_0_5f_5.E1" office:value-type="string">
            <text:p text:style-name="P8">23.929,64</text:p>
          </table:table-cell>
          <table:table-cell table:style-name="TBL_5f_0_5f_5.E1" office:value-type="string">
            <text:p text:style-name="P8">2.685,58</text:p>
          </table:table-cell>
          <table:table-cell table:style-name="TBL_5f_0_5f_5.E1" office:value-type="string">
            <text:p text:style-name="P8">3.099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785,08</text:p>
          </table:table-cell>
          <table:table-cell table:style-name="TBL_5f_0_5f_5.E1" office:value-type="string">
            <text:p text:style-name="P8">18.144,56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92</text:p>
          </table:table-cell>
          <table:table-cell table:style-name="TBL_5f_0_5f_5.E1" office:value-type="string">
            <text:p text:style-name="P8">14.617,64</text:p>
          </table:table-cell>
          <table:table-cell table:style-name="TBL_5f_0_5f_5.E1" office:value-type="string">
            <text:p text:style-name="P8">1.284,68</text:p>
          </table:table-cell>
          <table:table-cell table:style-name="TBL_5f_0_5f_5.E1" office:value-type="string">
            <text:p text:style-name="P8">996,6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81,36</text:p>
          </table:table-cell>
          <table:table-cell table:style-name="TBL_5f_0_5f_5.E1" office:value-type="string">
            <text:p text:style-name="P8">12.336,28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GRUPO DE APOIO OPERACIONAL - SEC. GERAL</text:p>
          </table:table-cell>
          <table:table-cell table:style-name="TBL_5f_0_5f_5.E1" office:value-type="string">
            <text:p text:style-name="P8">7.354,32</text:p>
          </table:table-cell>
          <table:table-cell table:style-name="TBL_5f_0_5f_5.E1" office:value-type="string">
            <text:p text:style-name="P8">1.103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857,4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9.109,93</text:p>
          </table:table-cell>
          <table:table-cell table:style-name="TBL_5f_0_5f_5.E1" office:value-type="string">
            <text:p text:style-name="P8">2.198,94</text:p>
          </table:table-cell>
          <table:table-cell table:style-name="TBL_5f_0_5f_5.E1" office:value-type="string">
            <text:p text:style-name="P8">2.528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27,12</text:p>
          </table:table-cell>
          <table:table-cell table:style-name="TBL_5f_0_5f_5.E1" office:value-type="string">
            <text:p text:style-name="P8">14.382,81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275,62</text:p>
          </table:table-cell>
          <table:table-cell table:style-name="TBL_5f_0_5f_5.E1" office:value-type="string">
            <text:p text:style-name="P8">641,34</text:p>
          </table:table-cell>
          <table:table-cell table:style-name="TBL_5f_0_5f_5.E1" office:value-type="string">
            <text:p text:style-name="P8">10.312,67</text:p>
          </table:table-cell>
          <table:table-cell table:style-name="TBL_5f_0_5f_5.E1" office:value-type="string">
            <text:p text:style-name="P8">15.229,6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32.254,25</text:p>
          </table:table-cell>
          <table:table-cell table:style-name="TBL_5f_0_5f_5.E1" office:value-type="string">
            <text:p text:style-name="P8">1.278,40</text:p>
          </table:table-cell>
          <table:table-cell table:style-name="TBL_5f_0_5f_5.E1" office:value-type="string">
            <text:p text:style-name="P8">6.181,7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.460,14</text:p>
          </table:table-cell>
          <table:table-cell table:style-name="TBL_5f_0_5f_5.E1" office:value-type="string">
            <text:p text:style-name="P8">24.794,11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589,89</text:p>
          </table:table-cell>
          <table:table-cell table:style-name="TBL_5f_0_5f_5.E1" office:value-type="string">
            <text:p text:style-name="P8">377,66</text:p>
          </table:table-cell>
          <table:table-cell table:style-name="TBL_5f_0_5f_5.E1" office:value-type="string">
            <text:p text:style-name="P8">3.567,46</text:p>
          </table:table-cell>
          <table:table-cell table:style-name="TBL_5f_0_5f_5.E1" office:value-type="string">
            <text:p text:style-name="P8">7.535,0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6.865,01</text:p>
          </table:table-cell>
          <table:table-cell table:style-name="TBL_5f_0_5f_5.E1" office:value-type="string">
            <text:p text:style-name="P8">1.031,56</text:p>
          </table:table-cell>
          <table:table-cell table:style-name="TBL_5f_0_5f_5.E1" office:value-type="string">
            <text:p text:style-name="P8">2.017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049,14</text:p>
          </table:table-cell>
          <table:table-cell table:style-name="TBL_5f_0_5f_5.E1" office:value-type="string">
            <text:p text:style-name="P8">13.815,87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5.205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43.618,28</text:p>
          </table:table-cell>
          <table:table-cell table:style-name="TBL_5f_0_5f_5.E1" office:value-type="string">
            <text:p text:style-name="P8">114.028,52</text:p>
          </table:table-cell>
          <table:table-cell table:style-name="TBL_5f_0_5f_5.E1" office:value-type="string">
            <text:p text:style-name="P8">8.321,20</text:p>
          </table:table-cell>
          <table:table-cell table:style-name="TBL_5f_0_5f_5.E1" office:value-type="string">
            <text:p text:style-name="P8">15.127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3.448,42</text:p>
          </table:table-cell>
          <table:table-cell table:style-name="TBL_5f_0_5f_5.E1" office:value-type="string">
            <text:p text:style-name="P8">90.580,10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4.353,71</text:p>
          </table:table-cell>
          <table:table-cell table:style-name="TBL_5f_0_5f_5.E1" office:value-type="string">
            <text:p text:style-name="P8">1.284,68</text:p>
          </table:table-cell>
          <table:table-cell table:style-name="TBL_5f_0_5f_5.E1" office:value-type="string">
            <text:p text:style-name="P8">1.361,6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646,32</text:p>
          </table:table-cell>
          <table:table-cell table:style-name="TBL_5f_0_5f_5.E1" office:value-type="string">
            <text:p text:style-name="P8">11.707,39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4.891,05</text:p>
          </table:table-cell>
          <table:table-cell table:style-name="TBL_5f_0_5f_5.E1" office:value-type="string">
            <text:p text:style-name="P8">1.222,76</text:p>
          </table:table-cell>
          <table:table-cell table:style-name="TBL_5f_0_5f_5.E1" office:value-type="string">
            <text:p text:style-name="P8">10.312,67</text:p>
          </table:table-cell>
          <table:table-cell table:style-name="TBL_5f_0_5f_5.E1" office:value-type="string">
            <text:p text:style-name="P8">16.426,48</text:p>
          </table:table-cell>
          <table:table-cell table:style-name="TBL_5f_0_5f_5.E1" office:value-type="string">
            <text:p text:style-name="P8">5.475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92</text:p>
          </table:table-cell>
          <table:table-cell table:style-name="TBL_5f_0_5f_5.E1" office:value-type="string">
            <text:p text:style-name="P8">40.387,37</text:p>
          </table:table-cell>
          <table:table-cell table:style-name="TBL_5f_0_5f_5.E1" office:value-type="string">
            <text:p text:style-name="P8">1.589,60</text:p>
          </table:table-cell>
          <table:table-cell table:style-name="TBL_5f_0_5f_5.E1" office:value-type="string">
            <text:p text:style-name="P8">8.155,9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745,52</text:p>
          </table:table-cell>
          <table:table-cell table:style-name="TBL_5f_0_5f_5.E1" office:value-type="string">
            <text:p text:style-name="P8">30.641,85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7.354,32</text:p>
          </table:table-cell>
          <table:table-cell table:style-name="TBL_5f_0_5f_5.E1" office:value-type="string">
            <text:p text:style-name="P8">2.574,01</text:p>
          </table:table-cell>
          <table:table-cell table:style-name="TBL_5f_0_5f_5.E1" office:value-type="string">
            <text:p text:style-name="P8">3.567,46</text:p>
          </table:table-cell>
          <table:table-cell table:style-name="TBL_5f_0_5f_5.E1" office:value-type="string">
            <text:p text:style-name="P8">13.495,79</text:p>
          </table:table-cell>
          <table:table-cell table:style-name="TBL_5f_0_5f_5.E1" office:value-type="string">
            <text:p text:style-name="P8">4.498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92</text:p>
          </table:table-cell>
          <table:table-cell table:style-name="TBL_5f_0_5f_5.E1" office:value-type="string">
            <text:p text:style-name="P8">33.549,10</text:p>
          </table:table-cell>
          <table:table-cell table:style-name="TBL_5f_0_5f_5.E1" office:value-type="string">
            <text:p text:style-name="P8">2.581,36</text:p>
          </table:table-cell>
          <table:table-cell table:style-name="TBL_5f_0_5f_5.E1" office:value-type="string">
            <text:p text:style-name="P8">6.002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584,02</text:p>
          </table:table-cell>
          <table:table-cell table:style-name="TBL_5f_0_5f_5.E1" office:value-type="string">
            <text:p text:style-name="P8">24.965,08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682,58</text:p>
          </table:table-cell>
          <table:table-cell table:style-name="TBL_5f_0_5f_5.E1" office:value-type="string">
            <text:p text:style-name="P8">211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4,24</text:p>
          </table:table-cell>
          <table:table-cell table:style-name="TBL_5f_0_5f_5.E1" office:value-type="string">
            <text:p text:style-name="P8">964,7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783,74</text:p>
          </table:table-cell>
          <table:table-cell table:style-name="TBL_5f_0_5f_5.E1" office:value-type="string">
            <text:p text:style-name="P8">9.536,97</text:p>
          </table:table-cell>
          <table:table-cell table:style-name="TBL_5f_0_5f_5.E1" office:value-type="string">
            <text:p text:style-name="P8">752,50</text:p>
          </table:table-cell>
          <table:table-cell table:style-name="TBL_5f_0_5f_5.E1" office:value-type="string">
            <text:p text:style-name="P8">213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6,16</text:p>
          </table:table-cell>
          <table:table-cell table:style-name="TBL_5f_0_5f_5.E1" office:value-type="string">
            <text:p text:style-name="P8">8.570,81</text:p>
          </table:table-cell>
        </table:table-row>
        <table:table-row table:style-name="TBL_5f_0_5f_5.1">
          <table:table-cell table:style-name="TBL_5f_0_5f_5.A1" office:value-type="string">
            <text:p text:style-name="P7">1866</text:p>
          </table:table-cell>
          <table:table-cell table:style-name="TBL_5f_0_5f_5.B1" office:value-type="string">
            <text:p text:style-name="P7">EDENILSON SOUZA SANTOS</text:p>
          </table:table-cell>
          <table:table-cell table:style-name="TBL_5f_0_5f_5.B1" office:value-type="string">
            <text:p text:style-name="P7">2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00,00</text:p>
          </table:table-cell>
          <table:table-cell table:style-name="TBL_5f_0_5f_5.E1" office:value-type="string">
            <text:p text:style-name="P8">900,00</text:p>
          </table:table-cell>
          <table:table-cell table:style-name="TBL_5f_0_5f_5.E1" office:value-type="string">
            <text:p text:style-name="P8">30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3.156,00</text:p>
          </table:table-cell>
          <table:table-cell table:style-name="TBL_5f_0_5f_5.E1" office:value-type="string">
            <text:p text:style-name="P8">189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89,00</text:p>
          </table:table-cell>
          <table:table-cell table:style-name="TBL_5f_0_5f_5.E1" office:value-type="string">
            <text:p text:style-name="P8">2.967,00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86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72,0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72,09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759,1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3.829,43</text:p>
          </table:table-cell>
          <table:table-cell table:style-name="TBL_5f_0_5f_5.E1" office:value-type="string">
            <text:p text:style-name="P8">119.966,81</text:p>
          </table:table-cell>
          <table:table-cell table:style-name="TBL_5f_0_5f_5.E1" office:value-type="string">
            <text:p text:style-name="P8">8.759,16</text:p>
          </table:table-cell>
          <table:table-cell table:style-name="TBL_5f_0_5f_5.E1" office:value-type="string">
            <text:p text:style-name="P8">16.790,3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5.549,46</text:p>
          </table:table-cell>
          <table:table-cell table:style-name="TBL_5f_0_5f_5.E1" office:value-type="string">
            <text:p text:style-name="P8">94.417,35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</table:table-row>
        <table:table-row table:style-name="TBL_5f_0_5f_5.1">
          <table:table-cell table:style-name="TBL_5f_0_5f_5.A1" office:value-type="string">
            <text:p text:style-name="P7">1350</text:p>
          </table:table-cell>
          <table:table-cell table:style-name="TBL_5f_0_5f_5.B1" office:value-type="string">
            <text:p text:style-name="P7">EDMILSON CARLOS SILVA MOREIRA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MALHADOR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021,73</text:p>
          </table:table-cell>
          <table:table-cell table:style-name="TBL_5f_0_5f_5.E1" office:value-type="string">
            <text:p text:style-name="P8">5.021,7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021,73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02,40</text:p>
          </table:table-cell>
          <table:table-cell table:style-name="TBL_5f_0_5f_5.E1" office:value-type="string">
            <text:p text:style-name="P8">3.302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70,07</text:p>
          </table:table-cell>
          <table:table-cell table:style-name="TBL_5f_0_5f_5.E1" office:value-type="string">
            <text:p text:style-name="P8">8.874,87</text:p>
          </table:table-cell>
          <table:table-cell table:style-name="TBL_5f_0_5f_5.E1" office:value-type="string">
            <text:p text:style-name="P8">726,52</text:p>
          </table:table-cell>
          <table:table-cell table:style-name="TBL_5f_0_5f_5.E1" office:value-type="string">
            <text:p text:style-name="P8">172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98,66</text:p>
          </table:table-cell>
          <table:table-cell table:style-name="TBL_5f_0_5f_5.E1" office:value-type="string">
            <text:p text:style-name="P8">7.976,21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3.805,28</text:p>
          </table:table-cell>
          <table:table-cell table:style-name="TBL_5f_0_5f_5.E1" office:value-type="string">
            <text:p text:style-name="P8">570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76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0.547,13</text:p>
          </table:table-cell>
          <table:table-cell table:style-name="TBL_5f_0_5f_5.E1" office:value-type="string">
            <text:p text:style-name="P8">1.137,78</text:p>
          </table:table-cell>
          <table:table-cell table:style-name="TBL_5f_0_5f_5.E1" office:value-type="string">
            <text:p text:style-name="P8">440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78,76</text:p>
          </table:table-cell>
          <table:table-cell table:style-name="TBL_5f_0_5f_5.E1" office:value-type="string">
            <text:p text:style-name="P8">8.968,37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9.293,3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492,82</text:p>
          </table:table-cell>
          <table:table-cell table:style-name="TBL_5f_0_5f_5.E1" office:value-type="string">
            <text:p text:style-name="P8">9.590,02</text:p>
          </table:table-cell>
          <table:table-cell table:style-name="TBL_5f_0_5f_5.E1" office:value-type="string">
            <text:p text:style-name="P8">43.829,43</text:p>
          </table:table-cell>
          <table:table-cell table:style-name="TBL_5f_0_5f_5.E1" office:value-type="string">
            <text:p text:style-name="P8">138.716,46</text:p>
          </table:table-cell>
          <table:table-cell table:style-name="TBL_5f_0_5f_5.E1" office:value-type="string">
            <text:p text:style-name="P8">9.492,82</text:p>
          </table:table-cell>
          <table:table-cell table:style-name="TBL_5f_0_5f_5.E1" office:value-type="string">
            <text:p text:style-name="P8">19.872,60</text:p>
          </table:table-cell>
          <table:table-cell table:style-name="TBL_5f_0_5f_5.E1" office:value-type="string">
            <text:p text:style-name="P8">6.807,57</text:p>
          </table:table-cell>
          <table:table-cell table:style-name="TBL_5f_0_5f_5.E1" office:value-type="string">
            <text:p text:style-name="P8">36.172,99</text:p>
          </table:table-cell>
          <table:table-cell table:style-name="TBL_5f_0_5f_5.E1" office:value-type="string">
            <text:p text:style-name="P8">102.543,47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4.804,09</text:p>
          </table:table-cell>
          <table:table-cell table:style-name="TBL_5f_0_5f_5.E1" office:value-type="string">
            <text:p text:style-name="P8">720,6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524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2.844,39</text:p>
          </table:table-cell>
          <table:table-cell table:style-name="TBL_5f_0_5f_5.E1" office:value-type="string">
            <text:p text:style-name="P8">1.436,42</text:p>
          </table:table-cell>
          <table:table-cell table:style-name="TBL_5f_0_5f_5.E1" office:value-type="string">
            <text:p text:style-name="P8">904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41,26</text:p>
          </table:table-cell>
          <table:table-cell table:style-name="TBL_5f_0_5f_5.E1" office:value-type="string">
            <text:p text:style-name="P8">10.503,13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263,31</text:p>
          </table:table-cell>
          <table:table-cell table:style-name="TBL_5f_0_5f_5.E1" office:value-type="string">
            <text:p text:style-name="P8">1.239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502,81</text:p>
          </table:table-cell>
          <table:table-cell table:style-name="TBL_5f_0_5f_5.E1" office:value-type="string">
            <text:p text:style-name="P8">3.167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92</text:p>
          </table:table-cell>
          <table:table-cell table:style-name="TBL_5f_0_5f_5.E1" office:value-type="string">
            <text:p text:style-name="P8">24.232,14</text:p>
          </table:table-cell>
          <table:table-cell table:style-name="TBL_5f_0_5f_5.E1" office:value-type="string">
            <text:p text:style-name="P8">2.470,74</text:p>
          </table:table-cell>
          <table:table-cell table:style-name="TBL_5f_0_5f_5.E1" office:value-type="string">
            <text:p text:style-name="P8">3.366,6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837,37</text:p>
          </table:table-cell>
          <table:table-cell table:style-name="TBL_5f_0_5f_5.E1" office:value-type="string">
            <text:p text:style-name="P8">18.394,77</text:p>
          </table:table-cell>
        </table:table-row>
        <table:table-row table:style-name="TBL_5f_0_5f_5.1">
          <table:table-cell table:style-name="TBL_5f_0_5f_5.A1" office:value-type="string">
            <text:p text:style-name="P7">4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PROMOTORIA DE JUSTICA MILITAR 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7.378,22</text:p>
          </table:table-cell>
          <table:table-cell table:style-name="TBL_5f_0_5f_5.E1" office:value-type="string">
            <text:p text:style-name="P8">67.378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7.378,22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5.820,5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031,82</text:p>
          </table:table-cell>
          <table:table-cell table:style-name="TBL_5f_0_5f_5.E1" office:value-type="string">
            <text:p text:style-name="P8">1.082,79</text:p>
          </table:table-cell>
          <table:table-cell table:style-name="TBL_5f_0_5f_5.E1" office:value-type="string">
            <text:p text:style-name="P8">55.408,68</text:p>
          </table:table-cell>
          <table:table-cell table:style-name="TBL_5f_0_5f_5.E1" office:value-type="string">
            <text:p text:style-name="P8">136.081,60</text:p>
          </table:table-cell>
          <table:table-cell table:style-name="TBL_5f_0_5f_5.E1" office:value-type="string">
            <text:p text:style-name="P8">9.031,82</text:p>
          </table:table-cell>
          <table:table-cell table:style-name="TBL_5f_0_5f_5.E1" office:value-type="string">
            <text:p text:style-name="P8">17.962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6.994,40</text:p>
          </table:table-cell>
          <table:table-cell table:style-name="TBL_5f_0_5f_5.E1" office:value-type="string">
            <text:p text:style-name="P8">109.087,20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6.174,83</text:p>
          </table:table-cell>
          <table:table-cell table:style-name="TBL_5f_0_5f_5.E1" office:value-type="string">
            <text:p text:style-name="P8">487,1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662,0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03,20</text:p>
          </table:table-cell>
          <table:table-cell table:style-name="TBL_5f_0_5f_5.E1" office:value-type="string">
            <text:p text:style-name="P8">15.727,24</text:p>
          </table:table-cell>
          <table:table-cell table:style-name="TBL_5f_0_5f_5.E1" office:value-type="string">
            <text:p text:style-name="P8">1.732,12</text:p>
          </table:table-cell>
          <table:table-cell table:style-name="TBL_5f_0_5f_5.E1" office:value-type="string">
            <text:p text:style-name="P8">1.44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81,18</text:p>
          </table:table-cell>
          <table:table-cell table:style-name="TBL_5f_0_5f_5.E1" office:value-type="string">
            <text:p text:style-name="P8">12.546,06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70,88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1.689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89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3.618,28</text:p>
          </table:table-cell>
          <table:table-cell table:style-name="TBL_5f_0_5f_5.E1" office:value-type="string">
            <text:p text:style-name="P8">107.627,58</text:p>
          </table:table-cell>
          <table:table-cell table:style-name="TBL_5f_0_5f_5.E1" office:value-type="string">
            <text:p text:style-name="P8">8.321,20</text:p>
          </table:table-cell>
          <table:table-cell table:style-name="TBL_5f_0_5f_5.E1" office:value-type="string">
            <text:p text:style-name="P8">13.158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1.479,60</text:p>
          </table:table-cell>
          <table:table-cell table:style-name="TBL_5f_0_5f_5.E1" office:value-type="string">
            <text:p text:style-name="P8">86.147,98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194,9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94,9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8,36</text:p>
          </table:table-cell>
          <table:table-cell table:style-name="TBL_5f_0_5f_5.E1" office:value-type="string">
            <text:p text:style-name="P8">8.848,34</text:p>
          </table:table-cell>
          <table:table-cell table:style-name="TBL_5f_0_5f_5.E1" office:value-type="string">
            <text:p text:style-name="P8">830,70</text:p>
          </table:table-cell>
          <table:table-cell table:style-name="TBL_5f_0_5f_5.E1" office:value-type="string">
            <text:p text:style-name="P8">131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2,04</text:p>
          </table:table-cell>
          <table:table-cell table:style-name="TBL_5f_0_5f_5.E1" office:value-type="string">
            <text:p text:style-name="P8">7.886,30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275,62</text:p>
          </table:table-cell>
          <table:table-cell table:style-name="TBL_5f_0_5f_5.E1" office:value-type="string">
            <text:p text:style-name="P8">449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25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92</text:p>
          </table:table-cell>
          <table:table-cell table:style-name="TBL_5f_0_5f_5.E1" office:value-type="string">
            <text:p text:style-name="P8">11.509,74</text:p>
          </table:table-cell>
          <table:table-cell table:style-name="TBL_5f_0_5f_5.E1" office:value-type="string">
            <text:p text:style-name="P8">1.228,60</text:p>
          </table:table-cell>
          <table:table-cell table:style-name="TBL_5f_0_5f_5.E1" office:value-type="string">
            <text:p text:style-name="P8">68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6,60</text:p>
          </table:table-cell>
          <table:table-cell table:style-name="TBL_5f_0_5f_5.E1" office:value-type="string">
            <text:p text:style-name="P8">10.213,14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6.938,04</text:p>
          </table:table-cell>
          <table:table-cell table:style-name="TBL_5f_0_5f_5.E1" office:value-type="string">
            <text:p text:style-name="P8">1.040,7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378,7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773,74</text:p>
          </table:table-cell>
          <table:table-cell table:style-name="TBL_5f_0_5f_5.E1" office:value-type="string">
            <text:p text:style-name="P8">26.131,24</text:p>
          </table:table-cell>
          <table:table-cell table:style-name="TBL_5f_0_5f_5.E1" office:value-type="string">
            <text:p text:style-name="P8">2.074,48</text:p>
          </table:table-cell>
          <table:table-cell table:style-name="TBL_5f_0_5f_5.E1" office:value-type="string">
            <text:p text:style-name="P8">2.299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73,60</text:p>
          </table:table-cell>
          <table:table-cell table:style-name="TBL_5f_0_5f_5.E1" office:value-type="string">
            <text:p text:style-name="P8">21.757,64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899,23</text:p>
          </table:table-cell>
          <table:table-cell table:style-name="TBL_5f_0_5f_5.E1" office:value-type="string">
            <text:p text:style-name="P8">11.899,2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25.593,45</text:p>
          </table:table-cell>
          <table:table-cell table:style-name="TBL_5f_0_5f_5.E1" office:value-type="string">
            <text:p text:style-name="P8">1.284,68</text:p>
          </table:table-cell>
          <table:table-cell table:style-name="TBL_5f_0_5f_5.E1" office:value-type="string">
            <text:p text:style-name="P8">4.452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737,24</text:p>
          </table:table-cell>
          <table:table-cell table:style-name="TBL_5f_0_5f_5.E1" office:value-type="string">
            <text:p text:style-name="P8">19.856,21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TRIAGEM TECNICA DAS PROMOTORIAS DE JUSTICA DO TRIBUNAL DO JURI DE ARACAJU</text:p>
          </table:table-cell>
          <table:table-cell table:style-name="TBL_5f_0_5f_5.E1" office:value-type="string">
            <text:p text:style-name="P8">4.532,16</text:p>
          </table:table-cell>
          <table:table-cell table:style-name="TBL_5f_0_5f_5.E1" office:value-type="string">
            <text:p text:style-name="P8">679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211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94,99</text:p>
          </table:table-cell>
          <table:table-cell table:style-name="TBL_5f_0_5f_5.E1" office:value-type="string">
            <text:p text:style-name="P8">12.218,95</text:p>
          </table:table-cell>
          <table:table-cell table:style-name="TBL_5f_0_5f_5.E1" office:value-type="string">
            <text:p text:style-name="P8">1.355,12</text:p>
          </table:table-cell>
          <table:table-cell table:style-name="TBL_5f_0_5f_5.E1" office:value-type="string">
            <text:p text:style-name="P8">768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3,34</text:p>
          </table:table-cell>
          <table:table-cell table:style-name="TBL_5f_0_5f_5.E1" office:value-type="string">
            <text:p text:style-name="P8">10.095,61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608</text:p>
          </table:table-cell>
          <table:table-cell table:style-name="TBL_5f_0_5f_6.B1" office:value-type="string">
            <text:p text:style-name="P7">ELIANE CARNEIRO FRANCO</text:p>
          </table:table-cell>
          <table:table-cell table:style-name="TBL_5f_0_5f_6.B1" office:value-type="string">
            <text:p text:style-name="P7">AUX.ADMINISTRATIVO - requisitad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2.856,00</text:p>
          </table:table-cell>
          <table:table-cell table:style-name="TBL_5f_0_5f_6.E1" office:value-type="string">
            <text:p text:style-name="P8">144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4,00</text:p>
          </table:table-cell>
          <table:table-cell table:style-name="TBL_5f_0_5f_6.E1" office:value-type="string">
            <text:p text:style-name="P8">2.712,00</text:p>
          </table:table-cell>
        </table:table-row>
        <table:table-row table:style-name="TBL_5f_0_5f_6.1">
          <table:table-cell table:style-name="TBL_5f_0_5f_6.A1" office:value-type="string">
            <text:p text:style-name="P7">170</text:p>
          </table:table-cell>
          <table:table-cell table:style-name="TBL_5f_0_5f_6.B1" office:value-type="string">
            <text:p text:style-name="P7">ELIANE GOES DA SILVA MONTE ALEGRE</text:p>
          </table:table-cell>
          <table:table-cell table:style-name="TBL_5f_0_5f_6.B1" office:value-type="string">
            <text:p text:style-name="P7">* ADVOGAD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2173</text:p>
          </table:table-cell>
          <table:table-cell table:style-name="TBL_5f_0_5f_6.B1" office:value-type="string">
            <text:p text:style-name="P7">ELIDA DAMASCENO BRAGA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86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2,0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2,09</text:p>
          </table:table-cell>
        </table:table-row>
        <table:table-row table:style-name="TBL_5f_0_5f_6.1">
          <table:table-cell table:style-name="TBL_5f_0_5f_6.A1" office:value-type="string">
            <text:p text:style-name="P7">1783</text:p>
          </table:table-cell>
          <table:table-cell table:style-name="TBL_5f_0_5f_6.B1" office:value-type="string">
            <text:p text:style-name="P7">ELINEIDE DOS SANTOS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LAGARTO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00,25</text:p>
          </table:table-cell>
          <table:table-cell table:style-name="TBL_5f_0_5f_6.E1" office:value-type="string">
            <text:p text:style-name="P8">500,2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00,25</text:p>
          </table:table-cell>
        </table:table-row>
        <table:table-row table:style-name="TBL_5f_0_5f_6.1">
          <table:table-cell table:style-name="TBL_5f_0_5f_6.A1" office:value-type="string">
            <text:p text:style-name="P7">1700</text:p>
          </table:table-cell>
          <table:table-cell table:style-name="TBL_5f_0_5f_6.B1" office:value-type="string">
            <text:p text:style-name="P7">ELISGARDENIA RODRIGUES MACEN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ÇA DA CURADORIA DA FAZENDA PUBLICA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449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725,4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11.509,74</text:p>
          </table:table-cell>
          <table:table-cell table:style-name="TBL_5f_0_5f_6.E1" office:value-type="string">
            <text:p text:style-name="P8">1.228,60</text:p>
          </table:table-cell>
          <table:table-cell table:style-name="TBL_5f_0_5f_6.E1" office:value-type="string">
            <text:p text:style-name="P8">492,4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21,02</text:p>
          </table:table-cell>
          <table:table-cell table:style-name="TBL_5f_0_5f_6.E1" office:value-type="string">
            <text:p text:style-name="P8">9.788,72</text:p>
          </table:table-cell>
        </table:table-row>
        <table:table-row table:style-name="TBL_5f_0_5f_6.1">
          <table:table-cell table:style-name="TBL_5f_0_5f_6.A1" office:value-type="string">
            <text:p text:style-name="P7">114</text:p>
          </table:table-cell>
          <table:table-cell table:style-name="TBL_5f_0_5f_6.B1" office:value-type="string">
            <text:p text:style-name="P7">ELIZALDO DIAS DOS SANTO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4.804,09</text:p>
          </table:table-cell>
          <table:table-cell table:style-name="TBL_5f_0_5f_6.E1" office:value-type="string">
            <text:p text:style-name="P8">720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524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12.844,39</text:p>
          </table:table-cell>
          <table:table-cell table:style-name="TBL_5f_0_5f_6.E1" office:value-type="string">
            <text:p text:style-name="P8">1.436,42</text:p>
          </table:table-cell>
          <table:table-cell table:style-name="TBL_5f_0_5f_6.E1" office:value-type="string">
            <text:p text:style-name="P8">904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41,26</text:p>
          </table:table-cell>
          <table:table-cell table:style-name="TBL_5f_0_5f_6.E1" office:value-type="string">
            <text:p text:style-name="P8">10.503,13</text:p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4,07</text:p>
          </table:table-cell>
          <table:table-cell table:style-name="TBL_5f_0_5f_6.E1" office:value-type="string">
            <text:p text:style-name="P8">1.214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4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337,35</text:p>
          </table:table-cell>
          <table:table-cell table:style-name="TBL_5f_0_5f_6.E1" office:value-type="string">
            <text:p text:style-name="P8">1.100,00</text:p>
          </table:table-cell>
          <table:table-cell table:style-name="TBL_5f_0_5f_6.E1" office:value-type="string">
            <text:p text:style-name="P8">5.71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13.220,93</text:p>
          </table:table-cell>
          <table:table-cell table:style-name="TBL_5f_0_5f_6.E1" office:value-type="string">
            <text:p text:style-name="P8">1.199,38</text:p>
          </table:table-cell>
          <table:table-cell table:style-name="TBL_5f_0_5f_6.E1" office:value-type="string">
            <text:p text:style-name="P8">1.073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2,96</text:p>
          </table:table-cell>
          <table:table-cell table:style-name="TBL_5f_0_5f_6.E1" office:value-type="string">
            <text:p text:style-name="P8">10.947,97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4.632,40</text:p>
          </table:table-cell>
          <table:table-cell table:style-name="TBL_5f_0_5f_6.E1" office:value-type="string">
            <text:p text:style-name="P8">11.229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43,29</text:p>
          </table:table-cell>
          <table:table-cell table:style-name="TBL_5f_0_5f_6.E1" office:value-type="string">
            <text:p text:style-name="P8">43.618,28</text:p>
          </table:table-cell>
          <table:table-cell table:style-name="TBL_5f_0_5f_6.E1" office:value-type="string">
            <text:p text:style-name="P8">124.112,78</text:p>
          </table:table-cell>
          <table:table-cell table:style-name="TBL_5f_0_5f_6.E1" office:value-type="string">
            <text:p text:style-name="P8">8.759,16</text:p>
          </table:table-cell>
          <table:table-cell table:style-name="TBL_5f_0_5f_6.E1" office:value-type="string">
            <text:p text:style-name="P8">17.884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6.643,39</text:p>
          </table:table-cell>
          <table:table-cell table:style-name="TBL_5f_0_5f_6.E1" office:value-type="string">
            <text:p text:style-name="P8">97.469,39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86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2,0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2,09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70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70,88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8.399,79</text:p>
          </table:table-cell>
          <table:table-cell table:style-name="TBL_5f_0_5f_6.E1" office:value-type="string">
            <text:p text:style-name="P8">726,52</text:p>
          </table:table-cell>
          <table:table-cell table:style-name="TBL_5f_0_5f_6.E1" office:value-type="string">
            <text:p text:style-name="P8">126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53,36</text:p>
          </table:table-cell>
          <table:table-cell table:style-name="TBL_5f_0_5f_6.E1" office:value-type="string">
            <text:p text:style-name="P8">7.546,43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263,31</text:p>
          </table:table-cell>
          <table:table-cell table:style-name="TBL_5f_0_5f_6.E1" office:value-type="string">
            <text:p text:style-name="P8">1.239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.502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20.800,61</text:p>
          </table:table-cell>
          <table:table-cell table:style-name="TBL_5f_0_5f_6.E1" office:value-type="string">
            <text:p text:style-name="P8">2.470,74</text:p>
          </table:table-cell>
          <table:table-cell table:style-name="TBL_5f_0_5f_6.E1" office:value-type="string">
            <text:p text:style-name="P8">2.704,1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174,84</text:p>
          </table:table-cell>
          <table:table-cell table:style-name="TBL_5f_0_5f_6.E1" office:value-type="string">
            <text:p text:style-name="P8">15.625,77</text:p>
          </table:table-cell>
        </table:table-row>
        <table:table-row table:style-name="TBL_5f_0_5f_6.1">
          <table:table-cell table:style-name="TBL_5f_0_5f_6.A1" office:value-type="string">
            <text:p text:style-name="P7">1825</text:p>
          </table:table-cell>
          <table:table-cell table:style-name="TBL_5f_0_5f_6.B1" office:value-type="string">
            <text:p text:style-name="P7">ERICK JULIANO DOS SANTOS FERR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4.033,60</text:p>
          </table:table-cell>
          <table:table-cell table:style-name="TBL_5f_0_5f_6.E1" office:value-type="string">
            <text:p text:style-name="P8">318,2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351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3,74</text:p>
          </table:table-cell>
          <table:table-cell table:style-name="TBL_5f_0_5f_6.E1" office:value-type="string">
            <text:p text:style-name="P8">11.487,44</text:p>
          </table:table-cell>
          <table:table-cell table:style-name="TBL_5f_0_5f_6.E1" office:value-type="string">
            <text:p text:style-name="P8">1.131,48</text:p>
          </table:table-cell>
          <table:table-cell table:style-name="TBL_5f_0_5f_6.E1" office:value-type="string">
            <text:p text:style-name="P8">431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62,96</text:p>
          </table:table-cell>
          <table:table-cell table:style-name="TBL_5f_0_5f_6.E1" office:value-type="string">
            <text:p text:style-name="P8">9.924,48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641,34</text:p>
          </table:table-cell>
          <table:table-cell table:style-name="TBL_5f_0_5f_6.E1" office:value-type="string">
            <text:p text:style-name="P8">2.497,66</text:p>
          </table:table-cell>
          <table:table-cell table:style-name="TBL_5f_0_5f_6.E1" office:value-type="string">
            <text:p text:style-name="P8">7.414,6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16.624,23</text:p>
          </table:table-cell>
          <table:table-cell table:style-name="TBL_5f_0_5f_6.E1" office:value-type="string">
            <text:p text:style-name="P8">1.278,40</text:p>
          </table:table-cell>
          <table:table-cell table:style-name="TBL_5f_0_5f_6.E1" office:value-type="string">
            <text:p text:style-name="P8">1.987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66,16</text:p>
          </table:table-cell>
          <table:table-cell table:style-name="TBL_5f_0_5f_6.E1" office:value-type="string">
            <text:p text:style-name="P8">13.358,07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8.759,11</text:p>
          </table:table-cell>
          <table:table-cell table:style-name="TBL_5f_0_5f_6.E1" office:value-type="string">
            <text:p text:style-name="P8">2.189,7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948,89</text:p>
          </table:table-cell>
          <table:table-cell table:style-name="TBL_5f_0_5f_6.E1" office:value-type="string">
            <text:p text:style-name="P8">3.649,6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47,67</text:p>
          </table:table-cell>
          <table:table-cell table:style-name="TBL_5f_0_5f_6.E1" office:value-type="string">
            <text:p text:style-name="P8">28.595,08</text:p>
          </table:table-cell>
          <table:table-cell table:style-name="TBL_5f_0_5f_6.E1" office:value-type="string">
            <text:p text:style-name="P8">2.846,72</text:p>
          </table:table-cell>
          <table:table-cell table:style-name="TBL_5f_0_5f_6.E1" office:value-type="string">
            <text:p text:style-name="P8">4.191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037,87</text:p>
          </table:table-cell>
          <table:table-cell table:style-name="TBL_5f_0_5f_6.E1" office:value-type="string">
            <text:p text:style-name="P8">21.557,21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.220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4.304,49</text:p>
          </table:table-cell>
          <table:table-cell table:style-name="TBL_5f_0_5f_6.E1" office:value-type="string">
            <text:p text:style-name="P8">124.449,11</text:p>
          </table:table-cell>
          <table:table-cell table:style-name="TBL_5f_0_5f_6.E1" office:value-type="string">
            <text:p text:style-name="P8">9.220,18</text:p>
          </table:table-cell>
          <table:table-cell table:style-name="TBL_5f_0_5f_6.E1" office:value-type="string">
            <text:p text:style-name="P8">17.661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6.881,40</text:p>
          </table:table-cell>
          <table:table-cell table:style-name="TBL_5f_0_5f_6.E1" office:value-type="string">
            <text:p text:style-name="P8">97.567,71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99,23</text:p>
          </table:table-cell>
          <table:table-cell table:style-name="TBL_5f_0_5f_6.E1" office:value-type="string">
            <text:p text:style-name="P8">11.899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25.857,38</text:p>
          </table:table-cell>
          <table:table-cell table:style-name="TBL_5f_0_5f_6.E1" office:value-type="string">
            <text:p text:style-name="P8">1.284,68</text:p>
          </table:table-cell>
          <table:table-cell table:style-name="TBL_5f_0_5f_6.E1" office:value-type="string">
            <text:p text:style-name="P8">2.849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134,32</text:p>
          </table:table-cell>
          <table:table-cell table:style-name="TBL_5f_0_5f_6.E1" office:value-type="string">
            <text:p text:style-name="P8">21.723,06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- TOBIAS BARRET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5.822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33,70</text:p>
          </table:table-cell>
          <table:table-cell table:style-name="TBL_5f_0_5f_6.E1" office:value-type="string">
            <text:p text:style-name="P8">43.618,28</text:p>
          </table:table-cell>
          <table:table-cell table:style-name="TBL_5f_0_5f_6.E1" office:value-type="string">
            <text:p text:style-name="P8">115.263,90</text:p>
          </table:table-cell>
          <table:table-cell table:style-name="TBL_5f_0_5f_6.E1" office:value-type="string">
            <text:p text:style-name="P8">8.759,16</text:p>
          </table:table-cell>
          <table:table-cell table:style-name="TBL_5f_0_5f_6.E1" office:value-type="string">
            <text:p text:style-name="P8">15.346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4.105,66</text:p>
          </table:table-cell>
          <table:table-cell table:style-name="TBL_5f_0_5f_6.E1" office:value-type="string">
            <text:p text:style-name="P8">91.158,24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70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70,88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7.058,0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5,94</text:p>
          </table:table-cell>
          <table:table-cell table:style-name="TBL_5f_0_5f_6.E1" office:value-type="string">
            <text:p text:style-name="P8">43.829,43</text:p>
          </table:table-cell>
          <table:table-cell table:style-name="TBL_5f_0_5f_6.E1" office:value-type="string">
            <text:p text:style-name="P8">117.945,47</text:p>
          </table:table-cell>
          <table:table-cell table:style-name="TBL_5f_0_5f_6.E1" office:value-type="string">
            <text:p text:style-name="P8">9.168,14</text:p>
          </table:table-cell>
          <table:table-cell table:style-name="TBL_5f_0_5f_6.E1" office:value-type="string">
            <text:p text:style-name="P8">15.913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5.081,54</text:p>
          </table:table-cell>
          <table:table-cell table:style-name="TBL_5f_0_5f_6.E1" office:value-type="string">
            <text:p text:style-name="P8">92.863,93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033,60</text:p>
          </table:table-cell>
          <table:table-cell table:style-name="TBL_5f_0_5f_6.E1" office:value-type="string">
            <text:p text:style-name="P8">605,0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638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11.072,27</text:p>
          </table:table-cell>
          <table:table-cell table:style-name="TBL_5f_0_5f_6.E1" office:value-type="string">
            <text:p text:style-name="P8">1.206,04</text:p>
          </table:table-cell>
          <table:table-cell table:style-name="TBL_5f_0_5f_6.E1" office:value-type="string">
            <text:p text:style-name="P8">543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49,80</text:p>
          </table:table-cell>
          <table:table-cell table:style-name="TBL_5f_0_5f_6.E1" office:value-type="string">
            <text:p text:style-name="P8">9.322,47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092,34</text:p>
          </table:table-cell>
          <table:table-cell table:style-name="TBL_5f_0_5f_6.E1" office:value-type="string">
            <text:p text:style-name="P8">8.686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.778,9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70,07</text:p>
          </table:table-cell>
          <table:table-cell table:style-name="TBL_5f_0_5f_6.E1" office:value-type="string">
            <text:p text:style-name="P8">29.827,87</text:p>
          </table:table-cell>
          <table:table-cell table:style-name="TBL_5f_0_5f_6.E1" office:value-type="string">
            <text:p text:style-name="P8">3.582,52</text:p>
          </table:table-cell>
          <table:table-cell table:style-name="TBL_5f_0_5f_6.E1" office:value-type="string">
            <text:p text:style-name="P8">4.750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.332,72</text:p>
          </table:table-cell>
          <table:table-cell table:style-name="TBL_5f_0_5f_6.E1" office:value-type="string">
            <text:p text:style-name="P8">21.495,15</text:p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21,85</text:p>
          </table:table-cell>
          <table:table-cell table:style-name="TBL_5f_0_5f_6.E1" office:value-type="string">
            <text:p text:style-name="P8">2.021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5.838,69</text:p>
          </table:table-cell>
          <table:table-cell table:style-name="TBL_5f_0_5f_6.E1" office:value-type="string">
            <text:p text:style-name="P8">363,9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63,94</text:p>
          </table:table-cell>
          <table:table-cell table:style-name="TBL_5f_0_5f_6.E1" office:value-type="string">
            <text:p text:style-name="P8">5.474,75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2ª PROMOTORIA DE JUSTICA - NEOPOLIS</text:p>
          </table:table-cell>
          <table:table-cell table:style-name="TBL_5f_0_5f_6.E1" office:value-type="string">
            <text:p text:style-name="P8">3.014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14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3,74</text:p>
          </table:table-cell>
          <table:table-cell table:style-name="TBL_5f_0_5f_6.E1" office:value-type="string">
            <text:p text:style-name="P8">8.812,02</text:p>
          </table:table-cell>
          <table:table-cell table:style-name="TBL_5f_0_5f_6.E1" office:value-type="string">
            <text:p text:style-name="P8">783,68</text:p>
          </table:table-cell>
          <table:table-cell table:style-name="TBL_5f_0_5f_6.E1" office:value-type="string">
            <text:p text:style-name="P8">107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91,42</text:p>
          </table:table-cell>
          <table:table-cell table:style-name="TBL_5f_0_5f_6.E1" office:value-type="string">
            <text:p text:style-name="P8">7.920,60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NOSSA SENHORA DO SOCORRO</text:p>
          </table:table-cell>
          <table:table-cell table:style-name="TBL_5f_0_5f_6.E1" office:value-type="string">
            <text:p text:style-name="P8">3.805,28</text:p>
          </table:table-cell>
          <table:table-cell table:style-name="TBL_5f_0_5f_6.E1" office:value-type="string">
            <text:p text:style-name="P8">300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305,5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86,57</text:p>
          </table:table-cell>
          <table:table-cell table:style-name="TBL_5f_0_5f_6.E1" office:value-type="string">
            <text:p text:style-name="P8">2.032,44</text:p>
          </table:table-cell>
          <table:table-cell table:style-name="TBL_5f_0_5f_6.E1" office:value-type="string">
            <text:p text:style-name="P8">11.030,03</text:p>
          </table:table-cell>
          <table:table-cell table:style-name="TBL_5f_0_5f_6.E1" office:value-type="string">
            <text:p text:style-name="P8">1.067,44</text:p>
          </table:table-cell>
          <table:table-cell table:style-name="TBL_5f_0_5f_6.E1" office:value-type="string">
            <text:p text:style-name="P8">512,0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79,46</text:p>
          </table:table-cell>
          <table:table-cell table:style-name="TBL_5f_0_5f_6.E1" office:value-type="string">
            <text:p text:style-name="P8">9.450,57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2.856,00</text:p>
          </table:table-cell>
          <table:table-cell table:style-name="TBL_5f_0_5f_6.E1" office:value-type="string">
            <text:p text:style-name="P8">144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4,00</text:p>
          </table:table-cell>
          <table:table-cell table:style-name="TBL_5f_0_5f_6.E1" office:value-type="string">
            <text:p text:style-name="P8">2.712,00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354,32</text:p>
          </table:table-cell>
          <table:table-cell table:style-name="TBL_5f_0_5f_6.E1" office:value-type="string">
            <text:p text:style-name="P8">773,6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.127,9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11,27</text:p>
          </table:table-cell>
          <table:table-cell table:style-name="TBL_5f_0_5f_6.E1" office:value-type="string">
            <text:p text:style-name="P8">18.467,25</text:p>
          </table:table-cell>
          <table:table-cell table:style-name="TBL_5f_0_5f_6.E1" office:value-type="string">
            <text:p text:style-name="P8">2.113,28</text:p>
          </table:table-cell>
          <table:table-cell table:style-name="TBL_5f_0_5f_6.E1" office:value-type="string">
            <text:p text:style-name="P8">2.150,5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263,80</text:p>
          </table:table-cell>
          <table:table-cell table:style-name="TBL_5f_0_5f_6.E1" office:value-type="string">
            <text:p text:style-name="P8">14.203,45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NUCLEO DE INTELIGENCIA INSTITUCIONAL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2.085,44</text:p>
          </table:table-cell>
          <table:table-cell table:style-name="TBL_5f_0_5f_6.E1" office:value-type="string">
            <text:p text:style-name="P8">695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6.924,9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1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1,53</text:p>
          </table:table-cell>
          <table:table-cell table:style-name="TBL_5f_0_5f_6.E1" office:value-type="string">
            <text:p text:style-name="P8">6.873,42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1.689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9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8.759,11</text:p>
          </table:table-cell>
          <table:table-cell table:style-name="TBL_5f_0_5f_6.E1" office:value-type="string">
            <text:p text:style-name="P8">1.313,8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072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21.940,95</text:p>
          </table:table-cell>
          <table:table-cell table:style-name="TBL_5f_0_5f_6.E1" office:value-type="string">
            <text:p text:style-name="P8">2.618,98</text:p>
          </table:table-cell>
          <table:table-cell table:style-name="TBL_5f_0_5f_6.E1" office:value-type="string">
            <text:p text:style-name="P8">3.081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700,18</text:p>
          </table:table-cell>
          <table:table-cell table:style-name="TBL_5f_0_5f_6.E1" office:value-type="string">
            <text:p text:style-name="P8">16.240,77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5.822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19,80</text:p>
          </table:table-cell>
          <table:table-cell table:style-name="TBL_5f_0_5f_6.E1" office:value-type="string">
            <text:p text:style-name="P8">43.829,43</text:p>
          </table:table-cell>
          <table:table-cell table:style-name="TBL_5f_0_5f_6.E1" office:value-type="string">
            <text:p text:style-name="P8">116.261,15</text:p>
          </table:table-cell>
          <table:table-cell table:style-name="TBL_5f_0_5f_6.E1" office:value-type="string">
            <text:p text:style-name="P8">8.759,16</text:p>
          </table:table-cell>
          <table:table-cell table:style-name="TBL_5f_0_5f_6.E1" office:value-type="string">
            <text:p text:style-name="P8">15.771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4.530,40</text:p>
          </table:table-cell>
          <table:table-cell table:style-name="TBL_5f_0_5f_6.E1" office:value-type="string">
            <text:p text:style-name="P8">91.730,75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A INFANCIA E DA ADOLESCENCIA 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1.068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344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12.484,05</text:p>
          </table:table-cell>
          <table:table-cell table:style-name="TBL_5f_0_5f_6.E1" office:value-type="string">
            <text:p text:style-name="P8">1.389,58</text:p>
          </table:table-cell>
          <table:table-cell table:style-name="TBL_5f_0_5f_6.E1" office:value-type="string">
            <text:p text:style-name="P8">820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09,70</text:p>
          </table:table-cell>
          <table:table-cell table:style-name="TBL_5f_0_5f_6.E1" office:value-type="string">
            <text:p text:style-name="P8">10.274,35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641,34</text:p>
          </table:table-cell>
          <table:table-cell table:style-name="TBL_5f_0_5f_6.E1" office:value-type="string">
            <text:p text:style-name="P8">1.213,11</text:p>
          </table:table-cell>
          <table:table-cell table:style-name="TBL_5f_0_5f_6.E1" office:value-type="string">
            <text:p text:style-name="P8">6.130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14.319,06</text:p>
          </table:table-cell>
          <table:table-cell table:style-name="TBL_5f_0_5f_6.E1" office:value-type="string">
            <text:p text:style-name="P8">1.278,40</text:p>
          </table:table-cell>
          <table:table-cell table:style-name="TBL_5f_0_5f_6.E1" office:value-type="string">
            <text:p text:style-name="P8">1.176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55,38</text:p>
          </table:table-cell>
          <table:table-cell table:style-name="TBL_5f_0_5f_6.E1" office:value-type="string">
            <text:p text:style-name="P8">11.863,68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8.663,72</text:p>
          </table:table-cell>
          <table:table-cell table:style-name="TBL_5f_0_5f_6.E1" office:value-type="string">
            <text:p text:style-name="P8">726,52</text:p>
          </table:table-cell>
          <table:table-cell table:style-name="TBL_5f_0_5f_6.E1" office:value-type="string">
            <text:p text:style-name="P8">69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96,48</text:p>
          </table:table-cell>
          <table:table-cell table:style-name="TBL_5f_0_5f_6.E1" office:value-type="string">
            <text:p text:style-name="P8">7.867,24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53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3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6.856,47</text:p>
          </table:table-cell>
          <table:table-cell table:style-name="TBL_5f_0_5f_6.E1" office:value-type="string">
            <text:p text:style-name="P8">658,00</text:p>
          </table:table-cell>
          <table:table-cell table:style-name="TBL_5f_0_5f_6.E1" office:value-type="string">
            <text:p text:style-name="P8">44,6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02,66</text:p>
          </table:table-cell>
          <table:table-cell table:style-name="TBL_5f_0_5f_6.E1" office:value-type="string">
            <text:p text:style-name="P8">6.153,81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9.841,74</text:p>
          </table:table-cell>
          <table:table-cell table:style-name="TBL_5f_0_5f_6.E1" office:value-type="string">
            <text:p text:style-name="P8">1.476,2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318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4,99</text:p>
          </table:table-cell>
          <table:table-cell table:style-name="TBL_5f_0_5f_6.E1" office:value-type="string">
            <text:p text:style-name="P8">24.430,99</text:p>
          </table:table-cell>
          <table:table-cell table:style-name="TBL_5f_0_5f_6.E1" office:value-type="string">
            <text:p text:style-name="P8">2.942,68</text:p>
          </table:table-cell>
          <table:table-cell table:style-name="TBL_5f_0_5f_6.E1" office:value-type="string">
            <text:p text:style-name="P8">3.676,9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619,62</text:p>
          </table:table-cell>
          <table:table-cell table:style-name="TBL_5f_0_5f_6.E1" office:value-type="string">
            <text:p text:style-name="P8">17.811,37</text:p>
          </table:table-cell>
        </table:table-row>
        <table:table-row table:style-name="TBL_5f_0_5f_6.1">
          <table:table-cell table:style-name="TBL_5f_0_5f_6.A1" office:value-type="string">
            <text:p text:style-name="P7">2010</text:p>
          </table:table-cell>
          <table:table-cell table:style-name="TBL_5f_0_5f_6.B1" office:value-type="string">
            <text:p text:style-name="P7">FABIO MANGUEIRA DA CRUZ NUNES</text:p>
          </table:table-cell>
          <table:table-cell table:style-name="TBL_5f_0_5f_6.B1" office:value-type="string">
            <text:p text:style-name="P7">AGENTE POLICIAL JUD - REQUISITADO 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9.50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5.442,11</text:p>
          </table:table-cell>
          <table:table-cell table:style-name="TBL_5f_0_5f_6.E1" office:value-type="string">
            <text:p text:style-name="P8">16.127,5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34.314,02</text:p>
          </table:table-cell>
          <table:table-cell table:style-name="TBL_5f_0_5f_6.E1" office:value-type="string">
            <text:p text:style-name="P8">2.470,00</text:p>
          </table:table-cell>
          <table:table-cell table:style-name="TBL_5f_0_5f_6.E1" office:value-type="string">
            <text:p text:style-name="P8">6.243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.713,64</text:p>
          </table:table-cell>
          <table:table-cell table:style-name="TBL_5f_0_5f_6.E1" office:value-type="string">
            <text:p text:style-name="P8">25.600,38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77,14</text:p>
          </table:table-cell>
          <table:table-cell table:style-name="TBL_5f_0_5f_6.E1" office:value-type="string">
            <text:p text:style-name="P8">5.283,99</text:p>
          </table:table-cell>
          <table:table-cell table:style-name="TBL_5f_0_5f_6.E1" office:value-type="string">
            <text:p text:style-name="P8">6.214,12</text:p>
          </table:table-cell>
          <table:table-cell table:style-name="TBL_5f_0_5f_6.E1" office:value-type="string">
            <text:p text:style-name="P8">13.175,25</text:p>
          </table:table-cell>
          <table:table-cell table:style-name="TBL_5f_0_5f_6.E1" office:value-type="string">
            <text:p text:style-name="P8">4.391,7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32.801,17</text:p>
          </table:table-cell>
          <table:table-cell table:style-name="TBL_5f_0_5f_6.E1" office:value-type="string">
            <text:p text:style-name="P8">1.501,68</text:p>
          </table:table-cell>
          <table:table-cell table:style-name="TBL_5f_0_5f_6.E1" office:value-type="string">
            <text:p text:style-name="P8">5.514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016,29</text:p>
          </table:table-cell>
          <table:table-cell table:style-name="TBL_5f_0_5f_6.E1" office:value-type="string">
            <text:p text:style-name="P8">25.784,88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58,92</text:p>
          </table:table-cell>
          <table:table-cell table:style-name="TBL_5f_0_5f_6.E1" office:value-type="string">
            <text:p text:style-name="P8">69.437,14</text:p>
          </table:table-cell>
          <table:table-cell table:style-name="TBL_5f_0_5f_6.E1" office:value-type="string">
            <text:p text:style-name="P8">8.759,16</text:p>
          </table:table-cell>
          <table:table-cell table:style-name="TBL_5f_0_5f_6.E1" office:value-type="string">
            <text:p text:style-name="P8">14.27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3.036,40</text:p>
          </table:table-cell>
          <table:table-cell table:style-name="TBL_5f_0_5f_6.E1" office:value-type="string">
            <text:p text:style-name="P8">46.400,74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1846</text:p>
          </table:table-cell>
          <table:table-cell table:style-name="TBL_5f_0_5f_7.B1" office:value-type="string">
            <text:p text:style-name="P7">FABIO PUTUMUJU DE OLIVEIRA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930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525,88</text:p>
          </table:table-cell>
          <table:table-cell table:style-name="TBL_5f_0_5f_7.E1" office:value-type="string">
            <text:p text:style-name="P8">2.058,92</text:p>
          </table:table-cell>
          <table:table-cell table:style-name="TBL_5f_0_5f_7.E1" office:value-type="string">
            <text:p text:style-name="P8">69.919,52</text:p>
          </table:table-cell>
          <table:table-cell table:style-name="TBL_5f_0_5f_7.E1" office:value-type="string">
            <text:p text:style-name="P8">7.905,14</text:p>
          </table:table-cell>
          <table:table-cell table:style-name="TBL_5f_0_5f_7.E1" office:value-type="string">
            <text:p text:style-name="P8">14.644,7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2.549,90</text:p>
          </table:table-cell>
          <table:table-cell table:style-name="TBL_5f_0_5f_7.E1" office:value-type="string">
            <text:p text:style-name="P8">47.369,62</text:p>
          </table:table-cell>
        </table:table-row>
        <table:table-row table:style-name="TBL_5f_0_5f_7.1">
          <table:table-cell table:style-name="TBL_5f_0_5f_7.A1" office:value-type="string">
            <text:p text:style-name="P7">545</text:p>
          </table:table-cell>
          <table:table-cell table:style-name="TBL_5f_0_5f_7.B1" office:value-type="string">
            <text:p text:style-name="P7">FABIO SILVA TORRES</text:p>
          </table:table-cell>
          <table:table-cell table:style-name="TBL_5f_0_5f_7.B1" office:value-type="string">
            <text:p text:style-name="P7">ASSESSOR DO DIRETOR ADMINISTRATIVO</text:p>
          </table:table-cell>
          <table:table-cell table:style-name="TBL_5f_0_5f_7.B1" office:value-type="string">
            <text:p text:style-name="P7">DIRETORIA ADMINISTRATIVA - 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279,36</text:p>
          </table:table-cell>
          <table:table-cell table:style-name="TBL_5f_0_5f_7.E1" office:value-type="string">
            <text:p text:style-name="P8">6.279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58,92</text:p>
          </table:table-cell>
          <table:table-cell table:style-name="TBL_5f_0_5f_7.E1" office:value-type="string">
            <text:p text:style-name="P8">14.617,64</text:p>
          </table:table-cell>
          <table:table-cell table:style-name="TBL_5f_0_5f_7.E1" office:value-type="string">
            <text:p text:style-name="P8">1.284,68</text:p>
          </table:table-cell>
          <table:table-cell table:style-name="TBL_5f_0_5f_7.E1" office:value-type="string">
            <text:p text:style-name="P8">1.153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37,78</text:p>
          </table:table-cell>
          <table:table-cell table:style-name="TBL_5f_0_5f_7.E1" office:value-type="string">
            <text:p text:style-name="P8">12.179,86</text:p>
          </table:table-cell>
        </table:table-row>
        <table:table-row table:style-name="TBL_5f_0_5f_7.1">
          <table:table-cell table:style-name="TBL_5f_0_5f_7.A1" office:value-type="string">
            <text:p text:style-name="P7">400</text:p>
          </table:table-cell>
          <table:table-cell table:style-name="TBL_5f_0_5f_7.B1" office:value-type="string">
            <text:p text:style-name="P7">FABIO VIEGAS MENDONCA DE ARAUJ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1.048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4.737,7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3.618,28</text:p>
          </table:table-cell>
          <table:table-cell table:style-name="TBL_5f_0_5f_7.E1" office:value-type="string">
            <text:p text:style-name="P8">113.093,80</text:p>
          </table:table-cell>
          <table:table-cell table:style-name="TBL_5f_0_5f_7.E1" office:value-type="string">
            <text:p text:style-name="P8">9.031,82</text:p>
          </table:table-cell>
          <table:table-cell table:style-name="TBL_5f_0_5f_7.E1" office:value-type="string">
            <text:p text:style-name="P8">14.674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706,56</text:p>
          </table:table-cell>
          <table:table-cell table:style-name="TBL_5f_0_5f_7.E1" office:value-type="string">
            <text:p text:style-name="P8">89.387,24</text:p>
          </table:table-cell>
        </table:table-row>
        <table:table-row table:style-name="TBL_5f_0_5f_7.1">
          <table:table-cell table:style-name="TBL_5f_0_5f_7.A1" office:value-type="string">
            <text:p text:style-name="P7">2071</text:p>
          </table:table-cell>
          <table:table-cell table:style-name="TBL_5f_0_5f_7.B1" office:value-type="string">
            <text:p text:style-name="P7">FABRICIO EMMANUEL LIM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RIACHAO DO DANTAS</text:p>
          </table:table-cell>
          <table:table-cell table:style-name="TBL_5f_0_5f_7.E1" office:value-type="string">
            <text:p text:style-name="P8">3.194,99</text:p>
          </table:table-cell>
          <table:table-cell table:style-name="TBL_5f_0_5f_7.E1" office:value-type="string">
            <text:p text:style-name="P8">168,06</text:p>
          </table:table-cell>
          <table:table-cell table:style-name="TBL_5f_0_5f_7.E1" office:value-type="string">
            <text:p text:style-name="P8">1.100,00</text:p>
          </table:table-cell>
          <table:table-cell table:style-name="TBL_5f_0_5f_7.E1" office:value-type="string">
            <text:p text:style-name="P8">4.463,05</text:p>
          </table:table-cell>
          <table:table-cell table:style-name="TBL_5f_0_5f_7.E1" office:value-type="string">
            <text:p text:style-name="P8">1.487,6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8,36</text:p>
          </table:table-cell>
          <table:table-cell table:style-name="TBL_5f_0_5f_7.E1" office:value-type="string">
            <text:p text:style-name="P8">12.872,14</text:p>
          </table:table-cell>
          <table:table-cell table:style-name="TBL_5f_0_5f_7.E1" office:value-type="string">
            <text:p text:style-name="P8">874,40</text:p>
          </table:table-cell>
          <table:table-cell table:style-name="TBL_5f_0_5f_7.E1" office:value-type="string">
            <text:p text:style-name="P8">916,5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0,95</text:p>
          </table:table-cell>
          <table:table-cell table:style-name="TBL_5f_0_5f_7.E1" office:value-type="string">
            <text:p text:style-name="P8">11.081,19</text:p>
          </table:table-cell>
        </table:table-row>
        <table:table-row table:style-name="TBL_5f_0_5f_7.1">
          <table:table-cell table:style-name="TBL_5f_0_5f_7.A1" office:value-type="string">
            <text:p text:style-name="P7">1841</text:p>
          </table:table-cell>
          <table:table-cell table:style-name="TBL_5f_0_5f_7.B1" office:value-type="string">
            <text:p text:style-name="P7">FELIPE AUGUSTO RIBEIRO VIAN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3ª PROCURADORIA DE JUSTICA (2ª CAMARA CIVEL)</text:p>
          </table:table-cell>
          <table:table-cell table:style-name="TBL_5f_0_5f_7.E1" office:value-type="string">
            <text:p text:style-name="P8">6.938,04</text:p>
          </table:table-cell>
          <table:table-cell table:style-name="TBL_5f_0_5f_7.E1" office:value-type="string">
            <text:p text:style-name="P8">547,41</text:p>
          </table:table-cell>
          <table:table-cell table:style-name="TBL_5f_0_5f_7.E1" office:value-type="string">
            <text:p text:style-name="P8">10.312,67</text:p>
          </table:table-cell>
          <table:table-cell table:style-name="TBL_5f_0_5f_7.E1" office:value-type="string">
            <text:p text:style-name="P8">17.798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37.391,23</text:p>
          </table:table-cell>
          <table:table-cell table:style-name="TBL_5f_0_5f_7.E1" office:value-type="string">
            <text:p text:style-name="P8">1.946,22</text:p>
          </table:table-cell>
          <table:table-cell table:style-name="TBL_5f_0_5f_7.E1" office:value-type="string">
            <text:p text:style-name="P8">7.515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461,26</text:p>
          </table:table-cell>
          <table:table-cell table:style-name="TBL_5f_0_5f_7.E1" office:value-type="string">
            <text:p text:style-name="P8">27.929,97</text:p>
          </table:table-cell>
        </table:table-row>
        <table:table-row table:style-name="TBL_5f_0_5f_7.1">
          <table:table-cell table:style-name="TBL_5f_0_5f_7.A1" office:value-type="string">
            <text:p text:style-name="P7">1790</text:p>
          </table:table-cell>
          <table:table-cell table:style-name="TBL_5f_0_5f_7.B1" office:value-type="string">
            <text:p text:style-name="P7">FELIPE LEANDRO PODEROSO BISPO DA MO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4ª PROMOTORIA DE JUSTICA DOS DIREITOS DO CIDADAO</text:p>
          </table:table-cell>
          <table:table-cell table:style-name="TBL_5f_0_5f_7.E1" office:value-type="string">
            <text:p text:style-name="P8">4.275,62</text:p>
          </table:table-cell>
          <table:table-cell table:style-name="TBL_5f_0_5f_7.E1" office:value-type="string">
            <text:p text:style-name="P8">337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866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3,33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1.527,59</text:p>
          </table:table-cell>
          <table:table-cell table:style-name="TBL_5f_0_5f_7.E1" office:value-type="string">
            <text:p text:style-name="P8">1.199,38</text:p>
          </table:table-cell>
          <table:table-cell table:style-name="TBL_5f_0_5f_7.E1" office:value-type="string">
            <text:p text:style-name="P8">647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47,10</text:p>
          </table:table-cell>
          <table:table-cell table:style-name="TBL_5f_0_5f_7.E1" office:value-type="string">
            <text:p text:style-name="P8">9.680,49</text:p>
          </table:table-cell>
        </table:table-row>
        <table:table-row table:style-name="TBL_5f_0_5f_7.1">
          <table:table-cell table:style-name="TBL_5f_0_5f_7.A1" office:value-type="string">
            <text:p text:style-name="P7">1625</text:p>
          </table:table-cell>
          <table:table-cell table:style-name="TBL_5f_0_5f_7.B1" office:value-type="string">
            <text:p text:style-name="P7">FELIPE RIBEIRO ALMICO FRAGA</text:p>
          </table:table-cell>
          <table:table-cell table:style-name="TBL_5f_0_5f_7.B1" office:value-type="string">
            <text:p text:style-name="P7">ASSESSOR DE PROCURADOR DE JUSTIÇA</text:p>
          </table:table-cell>
          <table:table-cell table:style-name="TBL_5f_0_5f_7.B1" office:value-type="string">
            <text:p text:style-name="P7">2ª PROCURADORIA DE JUSTICA (1ª CAMARA CIVEL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899,23</text:p>
          </table:table-cell>
          <table:table-cell table:style-name="TBL_5f_0_5f_7.E1" office:value-type="string">
            <text:p text:style-name="P8">11.899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24.854,46</text:p>
          </table:table-cell>
          <table:table-cell table:style-name="TBL_5f_0_5f_7.E1" office:value-type="string">
            <text:p text:style-name="P8">1.284,68</text:p>
          </table:table-cell>
          <table:table-cell table:style-name="TBL_5f_0_5f_7.E1" office:value-type="string">
            <text:p text:style-name="P8">4.244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528,70</text:p>
          </table:table-cell>
          <table:table-cell table:style-name="TBL_5f_0_5f_7.E1" office:value-type="string">
            <text:p text:style-name="P8">19.325,76</text:p>
          </table:table-cell>
        </table:table-row>
        <table:table-row table:style-name="TBL_5f_0_5f_7.1">
          <table:table-cell table:style-name="TBL_5f_0_5f_7.A1" office:value-type="string">
            <text:p text:style-name="P7">343</text:p>
          </table:table-cell>
          <table:table-cell table:style-name="TBL_5f_0_5f_7.B1" office:value-type="string">
            <text:p text:style-name="P7">FELIX CARBALLAL SILVA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3ª PROMOTORIA DE JUSTICA CRIMINAL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4.475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86,10</text:p>
          </table:table-cell>
          <table:table-cell table:style-name="TBL_5f_0_5f_7.E1" office:value-type="string">
            <text:p text:style-name="P8">2.058,92</text:p>
          </table:table-cell>
          <table:table-cell table:style-name="TBL_5f_0_5f_7.E1" office:value-type="string">
            <text:p text:style-name="P8">71.009,34</text:p>
          </table:table-cell>
          <table:table-cell table:style-name="TBL_5f_0_5f_7.E1" office:value-type="string">
            <text:p text:style-name="P8">8.759,16</text:p>
          </table:table-cell>
          <table:table-cell table:style-name="TBL_5f_0_5f_7.E1" office:value-type="string">
            <text:p text:style-name="P8">14.709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468,76</text:p>
          </table:table-cell>
          <table:table-cell table:style-name="TBL_5f_0_5f_7.E1" office:value-type="string">
            <text:p text:style-name="P8">47.540,58</text:p>
          </table:table-cell>
        </table:table-row>
        <table:table-row table:style-name="TBL_5f_0_5f_7.1">
          <table:table-cell table:style-name="TBL_5f_0_5f_7.A1" office:value-type="string">
            <text:p text:style-name="P7">1878</text:p>
          </table:table-cell>
          <table:table-cell table:style-name="TBL_5f_0_5f_7.B1" office:value-type="string">
            <text:p text:style-name="P7">FELLIPE BARROS CAVALCAN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DISTRITAL - SAO CRISTOVAO </text:p>
          </table:table-cell>
          <table:table-cell table:style-name="TBL_5f_0_5f_7.E1" office:value-type="string">
            <text:p text:style-name="P8">5.825,31</text:p>
          </table:table-cell>
          <table:table-cell table:style-name="TBL_5f_0_5f_7.E1" office:value-type="string">
            <text:p text:style-name="P8">459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284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32,44</text:p>
          </table:table-cell>
          <table:table-cell table:style-name="TBL_5f_0_5f_7.E1" office:value-type="string">
            <text:p text:style-name="P8">14.602,30</text:p>
          </table:table-cell>
          <table:table-cell table:style-name="TBL_5f_0_5f_7.E1" office:value-type="string">
            <text:p text:style-name="P8">1.634,08</text:p>
          </table:table-cell>
          <table:table-cell table:style-name="TBL_5f_0_5f_7.E1" office:value-type="string">
            <text:p text:style-name="P8">1.060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94,16</text:p>
          </table:table-cell>
          <table:table-cell table:style-name="TBL_5f_0_5f_7.E1" office:value-type="string">
            <text:p text:style-name="P8">11.908,14</text:p>
          </table:table-cell>
        </table:table-row>
        <table:table-row table:style-name="TBL_5f_0_5f_7.1">
          <table:table-cell table:style-name="TBL_5f_0_5f_7.A1" office:value-type="string">
            <text:p text:style-name="P7">2052</text:p>
          </table:table-cell>
          <table:table-cell table:style-name="TBL_5f_0_5f_7.B1" office:value-type="string">
            <text:p text:style-name="P7">FERNANDA ARAGAO DAMASCEN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CARMOPOLIS</text:p>
          </table:table-cell>
          <table:table-cell table:style-name="TBL_5f_0_5f_7.E1" office:value-type="string">
            <text:p text:style-name="P8">5.184,51</text:p>
          </table:table-cell>
          <table:table-cell table:style-name="TBL_5f_0_5f_7.E1" office:value-type="string">
            <text:p text:style-name="P8">272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457,22</text:p>
          </table:table-cell>
          <table:table-cell table:style-name="TBL_5f_0_5f_7.E1" office:value-type="string">
            <text:p text:style-name="P8">1.819,0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03,20</text:p>
          </table:table-cell>
          <table:table-cell table:style-name="TBL_5f_0_5f_7.E1" office:value-type="string">
            <text:p text:style-name="P8">15.136,71</text:p>
          </table:table-cell>
          <table:table-cell table:style-name="TBL_5f_0_5f_7.E1" office:value-type="string">
            <text:p text:style-name="P8">1.418,88</text:p>
          </table:table-cell>
          <table:table-cell table:style-name="TBL_5f_0_5f_7.E1" office:value-type="string">
            <text:p text:style-name="P8">1.372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91,68</text:p>
          </table:table-cell>
          <table:table-cell table:style-name="TBL_5f_0_5f_7.E1" office:value-type="string">
            <text:p text:style-name="P8">12.345,03</text:p>
          </table:table-cell>
        </table:table-row>
        <table:table-row table:style-name="TBL_5f_0_5f_7.1">
          <table:table-cell table:style-name="TBL_5f_0_5f_7.A1" office:value-type="string">
            <text:p text:style-name="P7"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ESPECIAL CRIMINAL - ARACAJU</text:p>
          </table:table-cell>
          <table:table-cell table:style-name="TBL_5f_0_5f_7.E1" office:value-type="string">
            <text:p text:style-name="P8">3.805,28</text:p>
          </table:table-cell>
          <table:table-cell table:style-name="TBL_5f_0_5f_7.E1" office:value-type="string">
            <text:p text:style-name="P8">400,3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205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92,24</text:p>
          </table:table-cell>
          <table:table-cell table:style-name="TBL_5f_0_5f_7.E1" office:value-type="string">
            <text:p text:style-name="P8">10.503,44</text:p>
          </table:table-cell>
          <table:table-cell table:style-name="TBL_5f_0_5f_7.E1" office:value-type="string">
            <text:p text:style-name="P8">1.093,46</text:p>
          </table:table-cell>
          <table:table-cell table:style-name="TBL_5f_0_5f_7.E1" office:value-type="string">
            <text:p text:style-name="P8">388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1,52</text:p>
          </table:table-cell>
          <table:table-cell table:style-name="TBL_5f_0_5f_7.E1" office:value-type="string">
            <text:p text:style-name="P8">9.021,92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E SEGURANCA PUBLICA</text:p>
          </table:table-cell>
          <table:table-cell table:style-name="TBL_5f_0_5f_7.E1" office:value-type="string">
            <text:p text:style-name="P8">6.938,04</text:p>
          </table:table-cell>
          <table:table-cell table:style-name="TBL_5f_0_5f_7.E1" office:value-type="string">
            <text:p text:style-name="P8">1.040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.378,7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8.152,49</text:p>
          </table:table-cell>
          <table:table-cell table:style-name="TBL_5f_0_5f_7.E1" office:value-type="string">
            <text:p text:style-name="P8">2.074,48</text:p>
          </table:table-cell>
          <table:table-cell table:style-name="TBL_5f_0_5f_7.E1" office:value-type="string">
            <text:p text:style-name="P8">2.090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165,04</text:p>
          </table:table-cell>
          <table:table-cell table:style-name="TBL_5f_0_5f_7.E1" office:value-type="string">
            <text:p text:style-name="P8">13.987,45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ABINETE DE SEGURANCA INSTITUCIONAL - 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1.100,00</text:p>
          </table:table-cell>
          <table:table-cell table:style-name="TBL_5f_0_5f_7.E1" office:value-type="string">
            <text:p text:style-name="P8">2.2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6.365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8,7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8,78</text:p>
          </table:table-cell>
          <table:table-cell table:style-name="TBL_5f_0_5f_7.E1" office:value-type="string">
            <text:p text:style-name="P8">6.337,09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263,31</text:p>
          </table:table-cell>
          <table:table-cell table:style-name="TBL_5f_0_5f_7.E1" office:value-type="string">
            <text:p text:style-name="P8">869,30</text:p>
          </table:table-cell>
          <table:table-cell table:style-name="TBL_5f_0_5f_7.E1" office:value-type="string">
            <text:p text:style-name="P8">3.567,46</text:p>
          </table:table-cell>
          <table:table-cell table:style-name="TBL_5f_0_5f_7.E1" office:value-type="string">
            <text:p text:style-name="P8">12.700,0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27.195,13</text:p>
          </table:table-cell>
          <table:table-cell table:style-name="TBL_5f_0_5f_7.E1" office:value-type="string">
            <text:p text:style-name="P8">2.374,48</text:p>
          </table:table-cell>
          <table:table-cell table:style-name="TBL_5f_0_5f_7.E1" office:value-type="string">
            <text:p text:style-name="P8">4.593,3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967,82</text:p>
          </table:table-cell>
          <table:table-cell table:style-name="TBL_5f_0_5f_7.E1" office:value-type="string">
            <text:p text:style-name="P8">20.227,31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354,32</text:p>
          </table:table-cell>
          <table:table-cell table:style-name="TBL_5f_0_5f_7.E1" office:value-type="string">
            <text:p text:style-name="P8">1.470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291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6,67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9.978,69</text:p>
          </table:table-cell>
          <table:table-cell table:style-name="TBL_5f_0_5f_7.E1" office:value-type="string">
            <text:p text:style-name="P8">2.294,54</text:p>
          </table:table-cell>
          <table:table-cell table:style-name="TBL_5f_0_5f_7.E1" office:value-type="string">
            <text:p text:style-name="P8">2.636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931,06</text:p>
          </table:table-cell>
          <table:table-cell table:style-name="TBL_5f_0_5f_7.E1" office:value-type="string">
            <text:p text:style-name="P8">15.047,63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6.938,04</text:p>
          </table:table-cell>
          <table:table-cell table:style-name="TBL_5f_0_5f_7.E1" office:value-type="string">
            <text:p text:style-name="P8">364,9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556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3,33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6.907,61</text:p>
          </table:table-cell>
          <table:table-cell table:style-name="TBL_5f_0_5f_7.E1" office:value-type="string">
            <text:p text:style-name="P8">1.898,78</text:p>
          </table:table-cell>
          <table:table-cell table:style-name="TBL_5f_0_5f_7.E1" office:value-type="string">
            <text:p text:style-name="P8">1.895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793,86</text:p>
          </table:table-cell>
          <table:table-cell table:style-name="TBL_5f_0_5f_7.E1" office:value-type="string">
            <text:p text:style-name="P8">13.113,75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89,13</text:p>
          </table:table-cell>
          <table:table-cell table:style-name="TBL_5f_0_5f_7.E1" office:value-type="string">
            <text:p text:style-name="P8">1.689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89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194,99</text:p>
          </table:table-cell>
          <table:table-cell table:style-name="TBL_5f_0_5f_7.E1" office:value-type="string">
            <text:p text:style-name="P8">479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674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9.143,47</text:p>
          </table:table-cell>
          <table:table-cell table:style-name="TBL_5f_0_5f_7.E1" office:value-type="string">
            <text:p text:style-name="P8">955,30</text:p>
          </table:table-cell>
          <table:table-cell table:style-name="TBL_5f_0_5f_7.E1" office:value-type="string">
            <text:p text:style-name="P8">249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04,68</text:p>
          </table:table-cell>
          <table:table-cell table:style-name="TBL_5f_0_5f_7.E1" office:value-type="string">
            <text:p text:style-name="P8">7.938,79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OCO VERDE 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62.603,83</text:p>
          </table:table-cell>
          <table:table-cell table:style-name="TBL_5f_0_5f_7.E1" office:value-type="string">
            <text:p text:style-name="P8">7.905,14</text:p>
          </table:table-cell>
          <table:table-cell table:style-name="TBL_5f_0_5f_7.E1" office:value-type="string">
            <text:p text:style-name="P8">12.647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.552,68</text:p>
          </table:table-cell>
          <table:table-cell table:style-name="TBL_5f_0_5f_7.E1" office:value-type="string">
            <text:p text:style-name="P8">42.051,15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805,28</text:p>
          </table:table-cell>
          <table:table-cell table:style-name="TBL_5f_0_5f_7.E1" office:value-type="string">
            <text:p text:style-name="P8">400,32</text:p>
          </table:table-cell>
          <table:table-cell table:style-name="TBL_5f_0_5f_7.E1" office:value-type="string">
            <text:p text:style-name="P8">900,00</text:p>
          </table:table-cell>
          <table:table-cell table:style-name="TBL_5f_0_5f_7.E1" office:value-type="string">
            <text:p text:style-name="P8">5.105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2.006,19</text:p>
          </table:table-cell>
          <table:table-cell table:style-name="TBL_5f_0_5f_7.E1" office:value-type="string">
            <text:p text:style-name="P8">1.093,46</text:p>
          </table:table-cell>
          <table:table-cell table:style-name="TBL_5f_0_5f_7.E1" office:value-type="string">
            <text:p text:style-name="P8">608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02,06</text:p>
          </table:table-cell>
          <table:table-cell table:style-name="TBL_5f_0_5f_7.E1" office:value-type="string">
            <text:p text:style-name="P8">10.304,13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3.618,28</text:p>
          </table:table-cell>
          <table:table-cell table:style-name="TBL_5f_0_5f_7.E1" office:value-type="string">
            <text:p text:style-name="P8">110.996,50</text:p>
          </table:table-cell>
          <table:table-cell table:style-name="TBL_5f_0_5f_7.E1" office:value-type="string">
            <text:p text:style-name="P8">8.759,16</text:p>
          </table:table-cell>
          <table:table-cell table:style-name="TBL_5f_0_5f_7.E1" office:value-type="string">
            <text:p text:style-name="P8">14.381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140,68</text:p>
          </table:table-cell>
          <table:table-cell table:style-name="TBL_5f_0_5f_7.E1" office:value-type="string">
            <text:p text:style-name="P8">87.855,82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1.01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110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03,20</text:p>
          </table:table-cell>
          <table:table-cell table:style-name="TBL_5f_0_5f_7.E1" office:value-type="string">
            <text:p text:style-name="P8">14.624,82</text:p>
          </table:table-cell>
          <table:table-cell table:style-name="TBL_5f_0_5f_7.E1" office:value-type="string">
            <text:p text:style-name="P8">1.588,82</text:p>
          </table:table-cell>
          <table:table-cell table:style-name="TBL_5f_0_5f_7.E1" office:value-type="string">
            <text:p text:style-name="P8">1.185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74,12</text:p>
          </table:table-cell>
          <table:table-cell table:style-name="TBL_5f_0_5f_7.E1" office:value-type="string">
            <text:p text:style-name="P8">11.850,70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804,09</text:p>
          </table:table-cell>
          <table:table-cell table:style-name="TBL_5f_0_5f_7.E1" office:value-type="string">
            <text:p text:style-name="P8">720,6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524,70</text:p>
          </table:table-cell>
          <table:table-cell table:style-name="TBL_5f_0_5f_7.E1" office:value-type="string">
            <text:p text:style-name="P8">1.841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96,37</text:p>
          </table:table-cell>
          <table:table-cell table:style-name="TBL_5f_0_5f_7.E1" office:value-type="string">
            <text:p text:style-name="P8">15.187,34</text:p>
          </table:table-cell>
          <table:table-cell table:style-name="TBL_5f_0_5f_7.E1" office:value-type="string">
            <text:p text:style-name="P8">1.436,42</text:p>
          </table:table-cell>
          <table:table-cell table:style-name="TBL_5f_0_5f_7.E1" office:value-type="string">
            <text:p text:style-name="P8">1.309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45,81</text:p>
          </table:table-cell>
          <table:table-cell table:style-name="TBL_5f_0_5f_7.E1" office:value-type="string">
            <text:p text:style-name="P8">12.441,53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7.795,58</text:p>
          </table:table-cell>
          <table:table-cell table:style-name="TBL_5f_0_5f_7.E1" office:value-type="string">
            <text:p text:style-name="P8">615,0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.810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83,74</text:p>
          </table:table-cell>
          <table:table-cell table:style-name="TBL_5f_0_5f_7.E1" office:value-type="string">
            <text:p text:style-name="P8">20.005,04</text:p>
          </table:table-cell>
          <table:table-cell table:style-name="TBL_5f_0_5f_7.E1" office:value-type="string">
            <text:p text:style-name="P8">2.186,76</text:p>
          </table:table-cell>
          <table:table-cell table:style-name="TBL_5f_0_5f_7.E1" office:value-type="string">
            <text:p text:style-name="P8">2.505,7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692,54</text:p>
          </table:table-cell>
          <table:table-cell table:style-name="TBL_5f_0_5f_7.E1" office:value-type="string">
            <text:p text:style-name="P8">15.312,50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589,89</text:p>
          </table:table-cell>
          <table:table-cell table:style-name="TBL_5f_0_5f_7.E1" office:value-type="string">
            <text:p text:style-name="P8">283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7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8,36</text:p>
          </table:table-cell>
          <table:table-cell table:style-name="TBL_5f_0_5f_7.E1" office:value-type="string">
            <text:p text:style-name="P8">10.204,62</text:p>
          </table:table-cell>
          <table:table-cell table:style-name="TBL_5f_0_5f_7.E1" office:value-type="string">
            <text:p text:style-name="P8">1.007,02</text:p>
          </table:table-cell>
          <table:table-cell table:style-name="TBL_5f_0_5f_7.E1" office:value-type="string">
            <text:p text:style-name="P8">301,2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8,30</text:p>
          </table:table-cell>
          <table:table-cell table:style-name="TBL_5f_0_5f_7.E1" office:value-type="string">
            <text:p text:style-name="P8">8.896,32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ACHAO DO DANTAS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5.205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00,47</text:p>
          </table:table-cell>
          <table:table-cell table:style-name="TBL_5f_0_5f_7.E1" office:value-type="string">
            <text:p text:style-name="P8">15.575,16</text:p>
          </table:table-cell>
          <table:table-cell table:style-name="TBL_5f_0_5f_7.E1" office:value-type="string">
            <text:p text:style-name="P8">85.985,40</text:p>
          </table:table-cell>
          <table:table-cell table:style-name="TBL_5f_0_5f_7.E1" office:value-type="string">
            <text:p text:style-name="P8">8.321,20</text:p>
          </table:table-cell>
          <table:table-cell table:style-name="TBL_5f_0_5f_7.E1" office:value-type="string">
            <text:p text:style-name="P8">15.335,7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656,96</text:p>
          </table:table-cell>
          <table:table-cell table:style-name="TBL_5f_0_5f_7.E1" office:value-type="string">
            <text:p text:style-name="P8">62.328,44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5.373,61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6,80</text:p>
          </table:table-cell>
          <table:table-cell table:style-name="TBL_5f_0_5f_7.E1" office:value-type="string">
            <text:p text:style-name="P8">43.829,43</text:p>
          </table:table-cell>
          <table:table-cell table:style-name="TBL_5f_0_5f_7.E1" office:value-type="string">
            <text:p text:style-name="P8">125.918,65</text:p>
          </table:table-cell>
          <table:table-cell table:style-name="TBL_5f_0_5f_7.E1" office:value-type="string">
            <text:p text:style-name="P8">8.759,16</text:p>
          </table:table-cell>
          <table:table-cell table:style-name="TBL_5f_0_5f_7.E1" office:value-type="string">
            <text:p text:style-name="P8">18.322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7.081,93</text:p>
          </table:table-cell>
          <table:table-cell table:style-name="TBL_5f_0_5f_7.E1" office:value-type="string">
            <text:p text:style-name="P8">98.836,72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9.841,74</text:p>
          </table:table-cell>
          <table:table-cell table:style-name="TBL_5f_0_5f_7.E1" office:value-type="string">
            <text:p text:style-name="P8">2.460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302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32,44</text:p>
          </table:table-cell>
          <table:table-cell table:style-name="TBL_5f_0_5f_7.E1" office:value-type="string">
            <text:p text:style-name="P8">26.636,80</text:p>
          </table:table-cell>
          <table:table-cell table:style-name="TBL_5f_0_5f_7.E1" office:value-type="string">
            <text:p text:style-name="P8">3.198,56</text:p>
          </table:table-cell>
          <table:table-cell table:style-name="TBL_5f_0_5f_7.E1" office:value-type="string">
            <text:p text:style-name="P8">4.043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242,16</text:p>
          </table:table-cell>
          <table:table-cell table:style-name="TBL_5f_0_5f_7.E1" office:value-type="string">
            <text:p text:style-name="P8">19.394,64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395,1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66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66,03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00,00</text:p>
          </table:table-cell>
          <table:table-cell table:style-name="TBL_5f_0_5f_7.E1" office:value-type="string">
            <text:p text:style-name="P8">90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2.856,00</text:p>
          </table:table-cell>
          <table:table-cell table:style-name="TBL_5f_0_5f_7.E1" office:value-type="string">
            <text:p text:style-name="P8">162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62,00</text:p>
          </table:table-cell>
          <table:table-cell table:style-name="TBL_5f_0_5f_7.E1" office:value-type="string">
            <text:p text:style-name="P8">2.694,00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194,99</text:p>
          </table:table-cell>
          <table:table-cell table:style-name="TBL_5f_0_5f_7.E1" office:value-type="string">
            <text:p text:style-name="P8">168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3,0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007,43</text:p>
          </table:table-cell>
          <table:table-cell table:style-name="TBL_5f_0_5f_7.E1" office:value-type="string">
            <text:p text:style-name="P8">9.733,53</text:p>
          </table:table-cell>
          <table:table-cell table:style-name="TBL_5f_0_5f_7.E1" office:value-type="string">
            <text:p text:style-name="P8">874,40</text:p>
          </table:table-cell>
          <table:table-cell table:style-name="TBL_5f_0_5f_7.E1" office:value-type="string">
            <text:p text:style-name="P8">168,1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42,56</text:p>
          </table:table-cell>
          <table:table-cell table:style-name="TBL_5f_0_5f_7.E1" office:value-type="string">
            <text:p text:style-name="P8">8.690,97</text:p>
          </table:table-cell>
        </table:table-row>
        <table:table-row table:style-name="TBL_5f_0_5f_7.1">
          <table:table-cell table:style-name="TBL_5f_0_5f_7.A1" office:value-type="string">
            <text:p text:style-name="P7">2024</text:p>
          </table:table-cell>
          <table:table-cell table:style-name="TBL_5f_0_5f_7.B1" office:value-type="string">
            <text:p text:style-name="P7">GENILDO SANTANA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</table:table-row>
        <table:table-row table:style-name="TBL_5f_0_5f_7.1">
          <table:table-cell table:style-name="TBL_5f_0_5f_7.A1" office:value-type="string">
            <text:p text:style-name="P7">894</text:p>
          </table:table-cell>
          <table:table-cell table:style-name="TBL_5f_0_5f_7.B1" office:value-type="string">
            <text:p text:style-name="P7">GENIVAL LIMA</text:p>
          </table:table-cell>
          <table:table-cell table:style-name="TBL_5f_0_5f_7.B1" office:value-type="string">
            <text:p text:style-name="P7">2º TENENTE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6.174,83</text:p>
          </table:table-cell>
          <table:table-cell table:style-name="TBL_5f_0_5f_7.E1" office:value-type="string">
            <text:p text:style-name="P8">324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499,6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007,43</text:p>
          </table:table-cell>
          <table:table-cell table:style-name="TBL_5f_0_5f_7.E1" office:value-type="string">
            <text:p text:style-name="P8">16.006,69</text:p>
          </table:table-cell>
          <table:table-cell table:style-name="TBL_5f_0_5f_7.E1" office:value-type="string">
            <text:p text:style-name="P8">1.689,90</text:p>
          </table:table-cell>
          <table:table-cell table:style-name="TBL_5f_0_5f_7.E1" office:value-type="string">
            <text:p text:style-name="P8">1.37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061,26</text:p>
          </table:table-cell>
          <table:table-cell table:style-name="TBL_5f_0_5f_7.E1" office:value-type="string">
            <text:p text:style-name="P8">12.945,43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263,31</text:p>
          </table:table-cell>
          <table:table-cell table:style-name="TBL_5f_0_5f_7.E1" office:value-type="string">
            <text:p text:style-name="P8">869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132,6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431,80</text:p>
          </table:table-cell>
          <table:table-cell table:style-name="TBL_5f_0_5f_7.E1" office:value-type="string">
            <text:p text:style-name="P8">24.697,02</text:p>
          </table:table-cell>
          <table:table-cell table:style-name="TBL_5f_0_5f_7.E1" office:value-type="string">
            <text:p text:style-name="P8">2.374,48</text:p>
          </table:table-cell>
          <table:table-cell table:style-name="TBL_5f_0_5f_7.E1" office:value-type="string">
            <text:p text:style-name="P8">2.631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005,72</text:p>
          </table:table-cell>
          <table:table-cell table:style-name="TBL_5f_0_5f_7.E1" office:value-type="string">
            <text:p text:style-name="P8">19.691,30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275,62</text:p>
          </table:table-cell>
          <table:table-cell table:style-name="TBL_5f_0_5f_7.E1" office:value-type="string">
            <text:p text:style-name="P8">449,7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25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11,27</text:p>
          </table:table-cell>
          <table:table-cell table:style-name="TBL_5f_0_5f_7.E1" office:value-type="string">
            <text:p text:style-name="P8">11.662,09</text:p>
          </table:table-cell>
          <table:table-cell table:style-name="TBL_5f_0_5f_7.E1" office:value-type="string">
            <text:p text:style-name="P8">1.228,60</text:p>
          </table:table-cell>
          <table:table-cell table:style-name="TBL_5f_0_5f_7.E1" office:value-type="string">
            <text:p text:style-name="P8">577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6,34</text:p>
          </table:table-cell>
          <table:table-cell table:style-name="TBL_5f_0_5f_7.E1" office:value-type="string">
            <text:p text:style-name="P8">9.855,75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70,88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30,09</text:p>
          </table:table-cell>
          <table:table-cell table:style-name="TBL_5f_0_5f_7.E1" office:value-type="string">
            <text:p text:style-name="P8">1.430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4.655,17</text:p>
          </table:table-cell>
          <table:table-cell table:style-name="TBL_5f_0_5f_7.E1" office:value-type="string">
            <text:p text:style-name="P8">228,8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28,82</text:p>
          </table:table-cell>
          <table:table-cell table:style-name="TBL_5f_0_5f_7.E1" office:value-type="string">
            <text:p text:style-name="P8">4.426,35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937,97</text:p>
          </table:table-cell>
          <table:table-cell table:style-name="TBL_5f_0_5f_7.E1" office:value-type="string">
            <text:p text:style-name="P8">4.162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94,99</text:p>
          </table:table-cell>
          <table:table-cell table:style-name="TBL_5f_0_5f_7.E1" office:value-type="string">
            <text:p text:style-name="P8">12.895,73</text:p>
          </table:table-cell>
          <table:table-cell table:style-name="TBL_5f_0_5f_7.E1" office:value-type="string">
            <text:p text:style-name="P8">1.100,24</text:p>
          </table:table-cell>
          <table:table-cell table:style-name="TBL_5f_0_5f_7.E1" office:value-type="string">
            <text:p text:style-name="P8">1.062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63,11</text:p>
          </table:table-cell>
          <table:table-cell table:style-name="TBL_5f_0_5f_7.E1" office:value-type="string">
            <text:p text:style-name="P8">10.732,62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.759,16</text:p>
          </table:table-cell>
          <table:table-cell table:style-name="TBL_5f_0_5f_7.E1" office:value-type="string">
            <text:p text:style-name="P8">1.684,50</text:p>
          </table:table-cell>
          <table:table-cell table:style-name="TBL_5f_0_5f_7.E1" office:value-type="string">
            <text:p text:style-name="P8">43.829,43</text:p>
          </table:table-cell>
          <table:table-cell table:style-name="TBL_5f_0_5f_7.E1" office:value-type="string">
            <text:p text:style-name="P8">121.651,31</text:p>
          </table:table-cell>
          <table:table-cell table:style-name="TBL_5f_0_5f_7.E1" office:value-type="string">
            <text:p text:style-name="P8">8.759,16</text:p>
          </table:table-cell>
          <table:table-cell table:style-name="TBL_5f_0_5f_7.E1" office:value-type="string">
            <text:p text:style-name="P8">17.253,5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6.012,69</text:p>
          </table:table-cell>
          <table:table-cell table:style-name="TBL_5f_0_5f_7.E1" office:value-type="string">
            <text:p text:style-name="P8">95.638,62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7.834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927,0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058,92</text:p>
          </table:table-cell>
          <table:table-cell table:style-name="TBL_5f_0_5f_7.E1" office:value-type="string">
            <text:p text:style-name="P8">27.913,02</text:p>
          </table:table-cell>
          <table:table-cell table:style-name="TBL_5f_0_5f_7.E1" office:value-type="string">
            <text:p text:style-name="P8">3.361,04</text:p>
          </table:table-cell>
          <table:table-cell table:style-name="TBL_5f_0_5f_7.E1" office:value-type="string">
            <text:p text:style-name="P8">3.344,3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705,36</text:p>
          </table:table-cell>
          <table:table-cell table:style-name="TBL_5f_0_5f_7.E1" office:value-type="string">
            <text:p text:style-name="P8">21.207,66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2.036,9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129,28</text:p>
          </table:table-cell>
          <table:table-cell table:style-name="TBL_5f_0_5f_7.E1" office:value-type="string">
            <text:p text:style-name="P8">2.376,43</text:p>
          </table:table-cell>
          <table:table-cell table:style-name="TBL_5f_0_5f_7.E1" office:value-type="string">
            <text:p text:style-name="P8">1.853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70,07</text:p>
          </table:table-cell>
          <table:table-cell table:style-name="TBL_5f_0_5f_7.E1" office:value-type="string">
            <text:p text:style-name="P8">20.758,68</text:p>
          </table:table-cell>
          <table:table-cell table:style-name="TBL_5f_0_5f_7.E1" office:value-type="string">
            <text:p text:style-name="P8">1.853,62</text:p>
          </table:table-cell>
          <table:table-cell table:style-name="TBL_5f_0_5f_7.E1" office:value-type="string">
            <text:p text:style-name="P8">2.731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585,24</text:p>
          </table:table-cell>
          <table:table-cell table:style-name="TBL_5f_0_5f_7.E1" office:value-type="string">
            <text:p text:style-name="P8">16.173,44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1920</text:p>
          </table:table-cell>
          <table:table-cell table:style-name="TBL_5f_0_5f_8.B1" office:value-type="string">
            <text:p text:style-name="P7">GILENO ALVES SANTOS</text:p>
          </table:table-cell>
          <table:table-cell table:style-name="TBL_5f_0_5f_8.B1" office:value-type="string">
            <text:p text:style-name="P7">3º SARGENTO - requisi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</table:table-row>
        <table:table-row table:style-name="TBL_5f_0_5f_8.1">
          <table:table-cell table:style-name="TBL_5f_0_5f_8.A1" office:value-type="string">
            <text:p text:style-name="P7">165</text:p>
          </table:table-cell>
          <table:table-cell table:style-name="TBL_5f_0_5f_8.B1" office:value-type="string">
            <text:p text:style-name="P7">GILTON FEITOSA CONCEICA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2ª PROMOTORIA DE JUSTICA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5.822,8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759,16</text:p>
          </table:table-cell>
          <table:table-cell table:style-name="TBL_5f_0_5f_8.E1" office:value-type="string">
            <text:p text:style-name="P8">2.133,70</text:p>
          </table:table-cell>
          <table:table-cell table:style-name="TBL_5f_0_5f_8.E1" office:value-type="string">
            <text:p text:style-name="P8">42.615,36</text:p>
          </table:table-cell>
          <table:table-cell table:style-name="TBL_5f_0_5f_8.E1" office:value-type="string">
            <text:p text:style-name="P8">123.020,14</text:p>
          </table:table-cell>
          <table:table-cell table:style-name="TBL_5f_0_5f_8.E1" office:value-type="string">
            <text:p text:style-name="P8">8.759,16</text:p>
          </table:table-cell>
          <table:table-cell table:style-name="TBL_5f_0_5f_8.E1" office:value-type="string">
            <text:p text:style-name="P8">17.963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6.722,98</text:p>
          </table:table-cell>
          <table:table-cell table:style-name="TBL_5f_0_5f_8.E1" office:value-type="string">
            <text:p text:style-name="P8">96.297,16</text:p>
          </table:table-cell>
        </table:table-row>
        <table:table-row table:style-name="TBL_5f_0_5f_8.1">
          <table:table-cell table:style-name="TBL_5f_0_5f_8.A1" office:value-type="string">
            <text:p text:style-name="P7">686</text:p>
          </table:table-cell>
          <table:table-cell table:style-name="TBL_5f_0_5f_8.B1" office:value-type="string">
            <text:p text:style-name="P7">GILVAN DE OLIVEIRA FIEL</text:p>
          </table:table-cell>
          <table:table-cell table:style-name="TBL_5f_0_5f_8.B1" office:value-type="string">
            <text:p text:style-name="P7">3º SARGENTO - requisi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</table:table-row>
        <table:table-row table:style-name="TBL_5f_0_5f_8.1">
          <table:table-cell table:style-name="TBL_5f_0_5f_8.A1" office:value-type="string">
            <text:p text:style-name="P7">1867</text:p>
          </table:table-cell>
          <table:table-cell table:style-name="TBL_5f_0_5f_8.B1" office:value-type="string">
            <text:p text:style-name="P7">GILVAN OLIVEIRA DE REZENDE</text:p>
          </table:table-cell>
          <table:table-cell table:style-name="TBL_5f_0_5f_8.B1" office:value-type="string">
            <text:p text:style-name="P7">PROMOTOR DE JUSTIÇA SUBSTITUTO</text:p>
          </table:table-cell>
          <table:table-cell table:style-name="TBL_5f_0_5f_8.B1" office:value-type="string">
            <text:p text:style-name="P7">PROMOTOR DE JUSTICA SUBSTITUTO</text:p>
          </table:table-cell>
          <table:table-cell table:style-name="TBL_5f_0_5f_8.E1" office:value-type="string">
            <text:p text:style-name="P8">30.404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84,69</text:p>
          </table:table-cell>
          <table:table-cell table:style-name="TBL_5f_0_5f_8.E1" office:value-type="string">
            <text:p text:style-name="P8">43.618,28</text:p>
          </table:table-cell>
          <table:table-cell table:style-name="TBL_5f_0_5f_8.E1" office:value-type="string">
            <text:p text:style-name="P8">110.996,50</text:p>
          </table:table-cell>
          <table:table-cell table:style-name="TBL_5f_0_5f_8.E1" office:value-type="string">
            <text:p text:style-name="P8">7.905,14</text:p>
          </table:table-cell>
          <table:table-cell table:style-name="TBL_5f_0_5f_8.E1" office:value-type="string">
            <text:p text:style-name="P8">14.199,2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2.104,42</text:p>
          </table:table-cell>
          <table:table-cell table:style-name="TBL_5f_0_5f_8.E1" office:value-type="string">
            <text:p text:style-name="P8">88.892,08</text:p>
          </table:table-cell>
        </table:table-row>
        <table:table-row table:style-name="TBL_5f_0_5f_8.1">
          <table:table-cell table:style-name="TBL_5f_0_5f_8.A1" office:value-type="string">
            <text:p text:style-name="P7">859</text:p>
          </table:table-cell>
          <table:table-cell table:style-name="TBL_5f_0_5f_8.B1" office:value-type="string">
            <text:p text:style-name="P7">GILVANIA ANDRADE</text:p>
          </table:table-cell>
          <table:table-cell table:style-name="TBL_5f_0_5f_8.B1" office:value-type="string">
            <text:p text:style-name="P7">ASSIST. ADMINISTRATIVO - requisitad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70,07</text:p>
          </table:table-cell>
          <table:table-cell table:style-name="TBL_5f_0_5f_8.E1" office:value-type="string">
            <text:p text:style-name="P8">4.070,07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3.926,07</text:p>
          </table:table-cell>
        </table:table-row>
        <table:table-row table:style-name="TBL_5f_0_5f_8.1">
          <table:table-cell table:style-name="TBL_5f_0_5f_8.A1" office:value-type="string">
            <text:p text:style-name="P7">465</text:p>
          </table:table-cell>
          <table:table-cell table:style-name="TBL_5f_0_5f_8.B1" office:value-type="string">
            <text:p text:style-name="P7">GILZA ALMEIDA ROSARIO</text:p>
          </table:table-cell>
          <table:table-cell table:style-name="TBL_5f_0_5f_8.B1" office:value-type="string">
            <text:p text:style-name="P7">AGENTE ADMINISTRATIVO - requisitado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1.929,93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4.015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70,07</text:p>
          </table:table-cell>
          <table:table-cell table:style-name="TBL_5f_0_5f_8.E1" office:value-type="string">
            <text:p text:style-name="P8">10.300,81</text:p>
          </table:table-cell>
          <table:table-cell table:style-name="TBL_5f_0_5f_8.E1" office:value-type="string">
            <text:p text:style-name="P8">501,78</text:p>
          </table:table-cell>
          <table:table-cell table:style-name="TBL_5f_0_5f_8.E1" office:value-type="string">
            <text:p text:style-name="P8">362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64,64</text:p>
          </table:table-cell>
          <table:table-cell table:style-name="TBL_5f_0_5f_8.E1" office:value-type="string">
            <text:p text:style-name="P8">9.436,17</text:p>
          </table:table-cell>
        </table:table-row>
        <table:table-row table:style-name="TBL_5f_0_5f_8.1">
          <table:table-cell table:style-name="TBL_5f_0_5f_8.A1" office:value-type="string">
            <text:p text:style-name="P7">1233</text:p>
          </table:table-cell>
          <table:table-cell table:style-name="TBL_5f_0_5f_8.B1" office:value-type="string">
            <text:p text:style-name="P7">GISELLE IMBASSAHY MESSIAS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NOSSA SENHORA DO SOCORRO </text:p>
          </table:table-cell>
          <table:table-cell table:style-name="TBL_5f_0_5f_8.E1" office:value-type="string">
            <text:p text:style-name="P8">6.938,04</text:p>
          </table:table-cell>
          <table:table-cell table:style-name="TBL_5f_0_5f_8.E1" office:value-type="string">
            <text:p text:style-name="P8">1.040,7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978,75</text:p>
          </table:table-cell>
          <table:table-cell table:style-name="TBL_5f_0_5f_8.E1" office:value-type="string">
            <text:p text:style-name="P8">2.659,5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32,44</text:p>
          </table:table-cell>
          <table:table-cell table:style-name="TBL_5f_0_5f_8.E1" office:value-type="string">
            <text:p text:style-name="P8">20.649,52</text:p>
          </table:table-cell>
          <table:table-cell table:style-name="TBL_5f_0_5f_8.E1" office:value-type="string">
            <text:p text:style-name="P8">2.074,48</text:p>
          </table:table-cell>
          <table:table-cell table:style-name="TBL_5f_0_5f_8.E1" office:value-type="string">
            <text:p text:style-name="P8">2.810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884,98</text:p>
          </table:table-cell>
          <table:table-cell table:style-name="TBL_5f_0_5f_8.E1" office:value-type="string">
            <text:p text:style-name="P8">15.764,54</text:p>
          </table:table-cell>
        </table:table-row>
        <table:table-row table:style-name="TBL_5f_0_5f_8.1">
          <table:table-cell table:style-name="TBL_5f_0_5f_8.A1" office:value-type="string">
            <text:p text:style-name="P7">1832</text:p>
          </table:table-cell>
          <table:table-cell table:style-name="TBL_5f_0_5f_8.B1" office:value-type="string">
            <text:p text:style-name="P7">GISLAINE FELIX DE CARVALHO CASTRO</text:p>
          </table:table-cell>
          <table:table-cell table:style-name="TBL_5f_0_5f_8.B1" office:value-type="string">
            <text:p text:style-name="P7">Assessor da Div. de G. de Pess. e Ad, Av. e M. de Servidores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302,40</text:p>
          </table:table-cell>
          <table:table-cell table:style-name="TBL_5f_0_5f_8.E1" office:value-type="string">
            <text:p text:style-name="P8">3.302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8,92</text:p>
          </table:table-cell>
          <table:table-cell table:style-name="TBL_5f_0_5f_8.E1" office:value-type="string">
            <text:p text:style-name="P8">8.663,72</text:p>
          </table:table-cell>
          <table:table-cell table:style-name="TBL_5f_0_5f_8.E1" office:value-type="string">
            <text:p text:style-name="P8">726,52</text:p>
          </table:table-cell>
          <table:table-cell table:style-name="TBL_5f_0_5f_8.E1" office:value-type="string">
            <text:p text:style-name="P8">98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24,92</text:p>
          </table:table-cell>
          <table:table-cell table:style-name="TBL_5f_0_5f_8.E1" office:value-type="string">
            <text:p text:style-name="P8">7.838,80</text:p>
          </table:table-cell>
        </table:table-row>
        <table:table-row table:style-name="TBL_5f_0_5f_8.1">
          <table:table-cell table:style-name="TBL_5f_0_5f_8.A1" office:value-type="string">
            <text:p text:style-name="P7">1325</text:p>
          </table:table-cell>
          <table:table-cell table:style-name="TBL_5f_0_5f_8.B1" office:value-type="string">
            <text:p text:style-name="P7">GIULLIANO LEMOS ALVES DOS REI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ARACAJU </text:p>
          </table:table-cell>
          <table:table-cell table:style-name="TBL_5f_0_5f_8.E1" office:value-type="string">
            <text:p text:style-name="P8">9.841,74</text:p>
          </table:table-cell>
          <table:table-cell table:style-name="TBL_5f_0_5f_8.E1" office:value-type="string">
            <text:p text:style-name="P8">1.476,2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318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8,92</text:p>
          </table:table-cell>
          <table:table-cell table:style-name="TBL_5f_0_5f_8.E1" office:value-type="string">
            <text:p text:style-name="P8">24.694,92</text:p>
          </table:table-cell>
          <table:table-cell table:style-name="TBL_5f_0_5f_8.E1" office:value-type="string">
            <text:p text:style-name="P8">2.942,68</text:p>
          </table:table-cell>
          <table:table-cell table:style-name="TBL_5f_0_5f_8.E1" office:value-type="string">
            <text:p text:style-name="P8">3.676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619,62</text:p>
          </table:table-cell>
          <table:table-cell table:style-name="TBL_5f_0_5f_8.E1" office:value-type="string">
            <text:p text:style-name="P8">18.075,30</text:p>
          </table:table-cell>
        </table:table-row>
        <table:table-row table:style-name="TBL_5f_0_5f_8.1">
          <table:table-cell table:style-name="TBL_5f_0_5f_8.A1" office:value-type="string">
            <text:p text:style-name="P7">1205</text:p>
          </table:table-cell>
          <table:table-cell table:style-name="TBL_5f_0_5f_8.B1" office:value-type="string">
            <text:p text:style-name="P7">GIVANILSON SANTOS DE JESUS</text:p>
          </table:table-cell>
          <table:table-cell table:style-name="TBL_5f_0_5f_8.B1" office:value-type="string">
            <text:p text:style-name="P7">ANALISTA DO MP- CONTADOR</text:p>
          </table:table-cell>
          <table:table-cell table:style-name="TBL_5f_0_5f_8.B1" office:value-type="string">
            <text:p text:style-name="P7">DIVISAO DE ACOMPANHAMENTO ORCAMENTARIO E ANALISE ECONOMICA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3.557,62</text:p>
          </table:table-cell>
          <table:table-cell table:style-name="TBL_5f_0_5f_8.E1" office:value-type="string">
            <text:p text:style-name="P8">4.205,66</text:p>
          </table:table-cell>
          <table:table-cell table:style-name="TBL_5f_0_5f_8.E1" office:value-type="string">
            <text:p text:style-name="P8">17.047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7.058,92</text:p>
          </table:table-cell>
          <table:table-cell table:style-name="TBL_5f_0_5f_8.E1" office:value-type="string">
            <text:p text:style-name="P8">51.154,80</text:p>
          </table:table-cell>
          <table:table-cell table:style-name="TBL_5f_0_5f_8.E1" office:value-type="string">
            <text:p text:style-name="P8">3.339,00</text:p>
          </table:table-cell>
          <table:table-cell table:style-name="TBL_5f_0_5f_8.E1" office:value-type="string">
            <text:p text:style-name="P8">6.719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0.058,42</text:p>
          </table:table-cell>
          <table:table-cell table:style-name="TBL_5f_0_5f_8.E1" office:value-type="string">
            <text:p text:style-name="P8">41.096,38</text:p>
          </table:table-cell>
        </table:table-row>
        <table:table-row table:style-name="TBL_5f_0_5f_8.1">
          <table:table-cell table:style-name="TBL_5f_0_5f_8.A1" office:value-type="string">
            <text:p text:style-name="P7">1887</text:p>
          </table:table-cell>
          <table:table-cell table:style-name="TBL_5f_0_5f_8.B1" office:value-type="string">
            <text:p text:style-name="P7">GLADEMIR GONCALVES DE FRANCA FILH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CRIMINAL - NOSSA SENHORA DO SOCORRO</text:p>
          </table:table-cell>
          <table:table-cell table:style-name="TBL_5f_0_5f_8.E1" office:value-type="string">
            <text:p text:style-name="P8">6.545,32</text:p>
          </table:table-cell>
          <table:table-cell table:style-name="TBL_5f_0_5f_8.E1" office:value-type="string">
            <text:p text:style-name="P8">516,4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061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32,44</text:p>
          </table:table-cell>
          <table:table-cell table:style-name="TBL_5f_0_5f_8.E1" office:value-type="string">
            <text:p text:style-name="P8">16.155,94</text:p>
          </table:table-cell>
          <table:table-cell table:style-name="TBL_5f_0_5f_8.E1" office:value-type="string">
            <text:p text:style-name="P8">1.836,06</text:p>
          </table:table-cell>
          <table:table-cell table:style-name="TBL_5f_0_5f_8.E1" office:value-type="string">
            <text:p text:style-name="P8">1.640,3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476,38</text:p>
          </table:table-cell>
          <table:table-cell table:style-name="TBL_5f_0_5f_8.E1" office:value-type="string">
            <text:p text:style-name="P8">12.679,56</text:p>
          </table:table-cell>
        </table:table-row>
        <table:table-row table:style-name="TBL_5f_0_5f_8.1">
          <table:table-cell table:style-name="TBL_5f_0_5f_8.A1" office:value-type="string">
            <text:p text:style-name="P7"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89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74,5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74,52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899,23</text:p>
          </table:table-cell>
          <table:table-cell table:style-name="TBL_5f_0_5f_8.E1" office:value-type="string">
            <text:p text:style-name="P8">11.899,2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8,92</text:p>
          </table:table-cell>
          <table:table-cell table:style-name="TBL_5f_0_5f_8.E1" office:value-type="string">
            <text:p text:style-name="P8">25.857,38</text:p>
          </table:table-cell>
          <table:table-cell table:style-name="TBL_5f_0_5f_8.E1" office:value-type="string">
            <text:p text:style-name="P8">1.284,68</text:p>
          </table:table-cell>
          <table:table-cell table:style-name="TBL_5f_0_5f_8.E1" office:value-type="string">
            <text:p text:style-name="P8">4.452,5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37,24</text:p>
          </table:table-cell>
          <table:table-cell table:style-name="TBL_5f_0_5f_8.E1" office:value-type="string">
            <text:p text:style-name="P8">20.120,14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759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4.304,49</text:p>
          </table:table-cell>
          <table:table-cell table:style-name="TBL_5f_0_5f_8.E1" office:value-type="string">
            <text:p text:style-name="P8">120.441,87</text:p>
          </table:table-cell>
          <table:table-cell table:style-name="TBL_5f_0_5f_8.E1" office:value-type="string">
            <text:p text:style-name="P8">8.759,16</text:p>
          </table:table-cell>
          <table:table-cell table:style-name="TBL_5f_0_5f_8.E1" office:value-type="string">
            <text:p text:style-name="P8">16.790,3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5.549,46</text:p>
          </table:table-cell>
          <table:table-cell table:style-name="TBL_5f_0_5f_8.E1" office:value-type="string">
            <text:p text:style-name="P8">94.892,41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2.856,00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2.712,00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8.759,11</text:p>
          </table:table-cell>
          <table:table-cell table:style-name="TBL_5f_0_5f_8.E1" office:value-type="string">
            <text:p text:style-name="P8">691,10</text:p>
          </table:table-cell>
          <table:table-cell table:style-name="TBL_5f_0_5f_8.E1" office:value-type="string">
            <text:p text:style-name="P8">3.567,46</text:p>
          </table:table-cell>
          <table:table-cell table:style-name="TBL_5f_0_5f_8.E1" office:value-type="string">
            <text:p text:style-name="P8">13.017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8,92</text:p>
          </table:table-cell>
          <table:table-cell table:style-name="TBL_5f_0_5f_8.E1" office:value-type="string">
            <text:p text:style-name="P8">28.094,26</text:p>
          </table:table-cell>
          <table:table-cell table:style-name="TBL_5f_0_5f_8.E1" office:value-type="string">
            <text:p text:style-name="P8">2.457,06</text:p>
          </table:table-cell>
          <table:table-cell table:style-name="TBL_5f_0_5f_8.E1" office:value-type="string">
            <text:p text:style-name="P8">3.642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099,78</text:p>
          </table:table-cell>
          <table:table-cell table:style-name="TBL_5f_0_5f_8.E1" office:value-type="string">
            <text:p text:style-name="P8">21.994,48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64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916,9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11.628,91</text:p>
          </table:table-cell>
          <table:table-cell table:style-name="TBL_5f_0_5f_8.E1" office:value-type="string">
            <text:p text:style-name="P8">1.278,40</text:p>
          </table:table-cell>
          <table:table-cell table:style-name="TBL_5f_0_5f_8.E1" office:value-type="string">
            <text:p text:style-name="P8">652,7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31,14</text:p>
          </table:table-cell>
          <table:table-cell table:style-name="TBL_5f_0_5f_8.E1" office:value-type="string">
            <text:p text:style-name="P8">9.697,77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869,30</text:p>
          </table:table-cell>
          <table:table-cell table:style-name="TBL_5f_0_5f_8.E1" office:value-type="string">
            <text:p text:style-name="P8">1.981,44</text:p>
          </table:table-cell>
          <table:table-cell table:style-name="TBL_5f_0_5f_8.E1" office:value-type="string">
            <text:p text:style-name="P8">11.114,0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24.023,09</text:p>
          </table:table-cell>
          <table:table-cell table:style-name="TBL_5f_0_5f_8.E1" office:value-type="string">
            <text:p text:style-name="P8">2.374,48</text:p>
          </table:table-cell>
          <table:table-cell table:style-name="TBL_5f_0_5f_8.E1" office:value-type="string">
            <text:p text:style-name="P8">3.616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991,24</text:p>
          </table:table-cell>
          <table:table-cell table:style-name="TBL_5f_0_5f_8.E1" office:value-type="string">
            <text:p text:style-name="P8">18.031,85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1.392,70</text:p>
          </table:table-cell>
          <table:table-cell table:style-name="TBL_5f_0_5f_8.E1" office:value-type="string">
            <text:p text:style-name="P8">10.312,67</text:p>
          </table:table-cell>
          <table:table-cell table:style-name="TBL_5f_0_5f_8.E1" office:value-type="string">
            <text:p text:style-name="P8">20.990,0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6.794,99</text:p>
          </table:table-cell>
          <table:table-cell table:style-name="TBL_5f_0_5f_8.E1" office:value-type="string">
            <text:p text:style-name="P8">58.775,05</text:p>
          </table:table-cell>
          <table:table-cell table:style-name="TBL_5f_0_5f_8.E1" office:value-type="string">
            <text:p text:style-name="P8">2.776,12</text:p>
          </table:table-cell>
          <table:table-cell table:style-name="TBL_5f_0_5f_8.E1" office:value-type="string">
            <text:p text:style-name="P8">8.833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609,94</text:p>
          </table:table-cell>
          <table:table-cell table:style-name="TBL_5f_0_5f_8.E1" office:value-type="string">
            <text:p text:style-name="P8">47.165,11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4.804,09</text:p>
          </table:table-cell>
          <table:table-cell table:style-name="TBL_5f_0_5f_8.E1" office:value-type="string">
            <text:p text:style-name="P8">720,6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524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12.844,39</text:p>
          </table:table-cell>
          <table:table-cell table:style-name="TBL_5f_0_5f_8.E1" office:value-type="string">
            <text:p text:style-name="P8">1.436,42</text:p>
          </table:table-cell>
          <table:table-cell table:style-name="TBL_5f_0_5f_8.E1" office:value-type="string">
            <text:p text:style-name="P8">904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41,26</text:p>
          </table:table-cell>
          <table:table-cell table:style-name="TBL_5f_0_5f_8.E1" office:value-type="string">
            <text:p text:style-name="P8">10.503,13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O TRIBUNAL DO JURI - ARACAJU 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869,3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532,6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20.460,21</text:p>
          </table:table-cell>
          <table:table-cell table:style-name="TBL_5f_0_5f_8.E1" office:value-type="string">
            <text:p text:style-name="P8">2.374,48</text:p>
          </table:table-cell>
          <table:table-cell table:style-name="TBL_5f_0_5f_8.E1" office:value-type="string">
            <text:p text:style-name="P8">2.851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225,72</text:p>
          </table:table-cell>
          <table:table-cell table:style-name="TBL_5f_0_5f_8.E1" office:value-type="string">
            <text:p text:style-name="P8">15.234,49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8.759,11</text:p>
          </table:table-cell>
          <table:table-cell table:style-name="TBL_5f_0_5f_8.E1" office:value-type="string">
            <text:p text:style-name="P8">1.313,87</text:p>
          </table:table-cell>
          <table:table-cell table:style-name="TBL_5f_0_5f_8.E1" office:value-type="string">
            <text:p text:style-name="P8">3.567,46</text:p>
          </table:table-cell>
          <table:table-cell table:style-name="TBL_5f_0_5f_8.E1" office:value-type="string">
            <text:p text:style-name="P8">13.640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5.435,43</text:p>
          </table:table-cell>
          <table:table-cell table:style-name="TBL_5f_0_5f_8.E1" office:value-type="string">
            <text:p text:style-name="P8">42.716,31</text:p>
          </table:table-cell>
          <table:table-cell table:style-name="TBL_5f_0_5f_8.E1" office:value-type="string">
            <text:p text:style-name="P8">2.618,98</text:p>
          </table:table-cell>
          <table:table-cell table:style-name="TBL_5f_0_5f_8.E1" office:value-type="string">
            <text:p text:style-name="P8">4.834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453,74</text:p>
          </table:table-cell>
          <table:table-cell table:style-name="TBL_5f_0_5f_8.E1" office:value-type="string">
            <text:p text:style-name="P8">35.262,57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JAPARATUBA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337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61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11,27</text:p>
          </table:table-cell>
          <table:table-cell table:style-name="TBL_5f_0_5f_8.E1" office:value-type="string">
            <text:p text:style-name="P8">11.437,21</text:p>
          </table:table-cell>
          <table:table-cell table:style-name="TBL_5f_0_5f_8.E1" office:value-type="string">
            <text:p text:style-name="P8">1.199,38</text:p>
          </table:table-cell>
          <table:table-cell table:style-name="TBL_5f_0_5f_8.E1" office:value-type="string">
            <text:p text:style-name="P8">533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3,10</text:p>
          </table:table-cell>
          <table:table-cell table:style-name="TBL_5f_0_5f_8.E1" office:value-type="string">
            <text:p text:style-name="P8">9.704,11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9.841,74</text:p>
          </table:table-cell>
          <table:table-cell table:style-name="TBL_5f_0_5f_8.E1" office:value-type="string">
            <text:p text:style-name="P8">1.476,2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318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47,67</text:p>
          </table:table-cell>
          <table:table-cell table:style-name="TBL_5f_0_5f_8.E1" office:value-type="string">
            <text:p text:style-name="P8">25.683,67</text:p>
          </table:table-cell>
          <table:table-cell table:style-name="TBL_5f_0_5f_8.E1" office:value-type="string">
            <text:p text:style-name="P8">2.942,68</text:p>
          </table:table-cell>
          <table:table-cell table:style-name="TBL_5f_0_5f_8.E1" office:value-type="string">
            <text:p text:style-name="P8">2.796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38,72</text:p>
          </table:table-cell>
          <table:table-cell table:style-name="TBL_5f_0_5f_8.E1" office:value-type="string">
            <text:p text:style-name="P8">19.944,95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2.387,49</text:p>
          </table:table-cell>
          <table:table-cell table:style-name="TBL_5f_0_5f_8.E1" office:value-type="string">
            <text:p text:style-name="P8">358,12</text:p>
          </table:table-cell>
          <table:table-cell table:style-name="TBL_5f_0_5f_8.E1" office:value-type="string">
            <text:p text:style-name="P8">1.213,11</text:p>
          </table:table-cell>
          <table:table-cell table:style-name="TBL_5f_0_5f_8.E1" office:value-type="string">
            <text:p text:style-name="P8">3.958,72</text:p>
          </table:table-cell>
          <table:table-cell table:style-name="TBL_5f_0_5f_8.E1" office:value-type="string">
            <text:p text:style-name="P8">1.319,5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556,05</text:p>
          </table:table-cell>
          <table:table-cell table:style-name="TBL_5f_0_5f_8.E1" office:value-type="string">
            <text:p text:style-name="P8">14.793,06</text:p>
          </table:table-cell>
          <table:table-cell table:style-name="TBL_5f_0_5f_8.E1" office:value-type="string">
            <text:p text:style-name="P8">713,86</text:p>
          </table:table-cell>
          <table:table-cell table:style-name="TBL_5f_0_5f_8.E1" office:value-type="string">
            <text:p text:style-name="P8">588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2,77</text:p>
          </table:table-cell>
          <table:table-cell table:style-name="TBL_5f_0_5f_8.E1" office:value-type="string">
            <text:p text:style-name="P8">13.490,29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MILITAR </text:p>
          </table:table-cell>
          <table:table-cell table:style-name="TBL_5f_0_5f_8.E1" office:value-type="string">
            <text:p text:style-name="P8">9.841,74</text:p>
          </table:table-cell>
          <table:table-cell table:style-name="TBL_5f_0_5f_8.E1" office:value-type="string">
            <text:p text:style-name="P8">1.968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063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53,33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25.921,83</text:p>
          </table:table-cell>
          <table:table-cell table:style-name="TBL_5f_0_5f_8.E1" office:value-type="string">
            <text:p text:style-name="P8">3.070,62</text:p>
          </table:table-cell>
          <table:table-cell table:style-name="TBL_5f_0_5f_8.E1" office:value-type="string">
            <text:p text:style-name="P8">3.947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018,08</text:p>
          </table:table-cell>
          <table:table-cell table:style-name="TBL_5f_0_5f_8.E1" office:value-type="string">
            <text:p text:style-name="P8">18.903,75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8.759,11</text:p>
          </table:table-cell>
          <table:table-cell table:style-name="TBL_5f_0_5f_8.E1" office:value-type="string">
            <text:p text:style-name="P8">1.313,8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0.072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07,52</text:p>
          </table:table-cell>
          <table:table-cell table:style-name="TBL_5f_0_5f_8.E1" office:value-type="string">
            <text:p text:style-name="P8">22.653,48</text:p>
          </table:table-cell>
          <table:table-cell table:style-name="TBL_5f_0_5f_8.E1" office:value-type="string">
            <text:p text:style-name="P8">2.618,98</text:p>
          </table:table-cell>
          <table:table-cell table:style-name="TBL_5f_0_5f_8.E1" office:value-type="string">
            <text:p text:style-name="P8">3.081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00,18</text:p>
          </table:table-cell>
          <table:table-cell table:style-name="TBL_5f_0_5f_8.E1" office:value-type="string">
            <text:p text:style-name="P8">16.953,30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89,13</text:p>
          </table:table-cell>
          <table:table-cell table:style-name="TBL_5f_0_5f_8.E1" office:value-type="string">
            <text:p text:style-name="P8">1.689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89,13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7.284,94</text:p>
          </table:table-cell>
          <table:table-cell table:style-name="TBL_5f_0_5f_8.E1" office:value-type="string">
            <text:p text:style-name="P8">766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051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07,43</text:p>
          </table:table-cell>
          <table:table-cell table:style-name="TBL_5f_0_5f_8.E1" office:value-type="string">
            <text:p text:style-name="P8">19.110,05</text:p>
          </table:table-cell>
          <table:table-cell table:style-name="TBL_5f_0_5f_8.E1" office:value-type="string">
            <text:p text:style-name="P8">2.093,34</text:p>
          </table:table-cell>
          <table:table-cell table:style-name="TBL_5f_0_5f_8.E1" office:value-type="string">
            <text:p text:style-name="P8">2.113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207,18</text:p>
          </table:table-cell>
          <table:table-cell table:style-name="TBL_5f_0_5f_8.E1" office:value-type="string">
            <text:p text:style-name="P8">14.902,87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913,71</text:p>
          </table:table-cell>
          <table:table-cell table:style-name="TBL_5f_0_5f_8.E1" office:value-type="string">
            <text:p text:style-name="P8">11.229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24,60</text:p>
          </table:table-cell>
          <table:table-cell table:style-name="TBL_5f_0_5f_8.E1" office:value-type="string">
            <text:p text:style-name="P8">43.618,28</text:p>
          </table:table-cell>
          <table:table-cell table:style-name="TBL_5f_0_5f_8.E1" office:value-type="string">
            <text:p text:style-name="P8">122.675,40</text:p>
          </table:table-cell>
          <table:table-cell table:style-name="TBL_5f_0_5f_8.E1" office:value-type="string">
            <text:p text:style-name="P8">8.759,16</text:p>
          </table:table-cell>
          <table:table-cell table:style-name="TBL_5f_0_5f_8.E1" office:value-type="string">
            <text:p text:style-name="P8">11.739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0.498,66</text:p>
          </table:table-cell>
          <table:table-cell table:style-name="TBL_5f_0_5f_8.E1" office:value-type="string">
            <text:p text:style-name="P8">102.176,74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449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25,41</text:p>
          </table:table-cell>
          <table:table-cell table:style-name="TBL_5f_0_5f_8.E1" office:value-type="string">
            <text:p text:style-name="P8">1.575,1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8,92</text:p>
          </table:table-cell>
          <table:table-cell table:style-name="TBL_5f_0_5f_8.E1" office:value-type="string">
            <text:p text:style-name="P8">13.084,88</text:p>
          </table:table-cell>
          <table:table-cell table:style-name="TBL_5f_0_5f_8.E1" office:value-type="string">
            <text:p text:style-name="P8">1.228,60</text:p>
          </table:table-cell>
          <table:table-cell table:style-name="TBL_5f_0_5f_8.E1" office:value-type="string">
            <text:p text:style-name="P8">983,2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11,83</text:p>
          </table:table-cell>
          <table:table-cell table:style-name="TBL_5f_0_5f_8.E1" office:value-type="string">
            <text:p text:style-name="P8">10.873,05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ITABAIANA </text:p>
          </table:table-cell>
          <table:table-cell table:style-name="TBL_5f_0_5f_8.E1" office:value-type="string">
            <text:p text:style-name="P8">2.530,74</text:p>
          </table:table-cell>
          <table:table-cell table:style-name="TBL_5f_0_5f_8.E1" office:value-type="string">
            <text:p text:style-name="P8">199,6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30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03,20</text:p>
          </table:table-cell>
          <table:table-cell table:style-name="TBL_5f_0_5f_8.E1" office:value-type="string">
            <text:p text:style-name="P8">7.864,04</text:p>
          </table:table-cell>
          <table:table-cell table:style-name="TBL_5f_0_5f_8.E1" office:value-type="string">
            <text:p text:style-name="P8">709,90</text:p>
          </table:table-cell>
          <table:table-cell table:style-name="TBL_5f_0_5f_8.E1" office:value-type="string">
            <text:p text:style-name="P8">70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80,62</text:p>
          </table:table-cell>
          <table:table-cell table:style-name="TBL_5f_0_5f_8.E1" office:value-type="string">
            <text:p text:style-name="P8">7.083,42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92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78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78,16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014,14</text:p>
          </table:table-cell>
          <table:table-cell table:style-name="TBL_5f_0_5f_8.E1" office:value-type="string">
            <text:p text:style-name="P8">237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51,9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03,20</text:p>
          </table:table-cell>
          <table:table-cell table:style-name="TBL_5f_0_5f_8.E1" office:value-type="string">
            <text:p text:style-name="P8">8.907,12</text:p>
          </table:table-cell>
          <table:table-cell table:style-name="TBL_5f_0_5f_8.E1" office:value-type="string">
            <text:p text:style-name="P8">845,50</text:p>
          </table:table-cell>
          <table:table-cell table:style-name="TBL_5f_0_5f_8.E1" office:value-type="string">
            <text:p text:style-name="P8">139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84,66</text:p>
          </table:table-cell>
          <table:table-cell table:style-name="TBL_5f_0_5f_8.E1" office:value-type="string">
            <text:p text:style-name="P8">7.922,46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89,13</text:p>
          </table:table-cell>
          <table:table-cell table:style-name="TBL_5f_0_5f_8.E1" office:value-type="string">
            <text:p text:style-name="P8">1.689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89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90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2.856,00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44,00</text:p>
          </table:table-cell>
          <table:table-cell table:style-name="TBL_5f_0_5f_8.E1" office:value-type="string">
            <text:p text:style-name="P8">2.712,00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64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916,9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11.628,91</text:p>
          </table:table-cell>
          <table:table-cell table:style-name="TBL_5f_0_5f_8.E1" office:value-type="string">
            <text:p text:style-name="P8">1.278,40</text:p>
          </table:table-cell>
          <table:table-cell table:style-name="TBL_5f_0_5f_8.E1" office:value-type="string">
            <text:p text:style-name="P8">652,7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31,14</text:p>
          </table:table-cell>
          <table:table-cell table:style-name="TBL_5f_0_5f_8.E1" office:value-type="string">
            <text:p text:style-name="P8">9.697,77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- BARRA DOS COQUEIROS</text:p>
          </table:table-cell>
          <table:table-cell table:style-name="TBL_5f_0_5f_8.E1" office:value-type="string">
            <text:p text:style-name="P8">7.354,32</text:p>
          </table:table-cell>
          <table:table-cell table:style-name="TBL_5f_0_5f_8.E1" office:value-type="string">
            <text:p text:style-name="P8">1.470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825,1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32,44</text:p>
          </table:table-cell>
          <table:table-cell table:style-name="TBL_5f_0_5f_8.E1" office:value-type="string">
            <text:p text:style-name="P8">19.682,80</text:p>
          </table:table-cell>
          <table:table-cell table:style-name="TBL_5f_0_5f_8.E1" office:value-type="string">
            <text:p text:style-name="P8">2.294,54</text:p>
          </table:table-cell>
          <table:table-cell table:style-name="TBL_5f_0_5f_8.E1" office:value-type="string">
            <text:p text:style-name="P8">2.484,1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78,68</text:p>
          </table:table-cell>
          <table:table-cell table:style-name="TBL_5f_0_5f_8.E1" office:value-type="string">
            <text:p text:style-name="P8">14.904,12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70,88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14,07</text:p>
          </table:table-cell>
          <table:table-cell table:style-name="TBL_5f_0_5f_8.E1" office:value-type="string">
            <text:p text:style-name="P8">1.214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14,07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337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61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32,44</text:p>
          </table:table-cell>
          <table:table-cell table:style-name="TBL_5f_0_5f_8.E1" office:value-type="string">
            <text:p text:style-name="P8">11.258,38</text:p>
          </table:table-cell>
          <table:table-cell table:style-name="TBL_5f_0_5f_8.E1" office:value-type="string">
            <text:p text:style-name="P8">1.199,38</text:p>
          </table:table-cell>
          <table:table-cell table:style-name="TBL_5f_0_5f_8.E1" office:value-type="string">
            <text:p text:style-name="P8">533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3,10</text:p>
          </table:table-cell>
          <table:table-cell table:style-name="TBL_5f_0_5f_8.E1" office:value-type="string">
            <text:p text:style-name="P8">9.525,28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651,98</text:p>
          </table:table-cell>
          <table:table-cell table:style-name="TBL_5f_0_5f_8.E1" office:value-type="string">
            <text:p text:style-name="P8">3.567,46</text:p>
          </table:table-cell>
          <table:table-cell table:style-name="TBL_5f_0_5f_8.E1" office:value-type="string">
            <text:p text:style-name="P8">12.482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94,99</text:p>
          </table:table-cell>
          <table:table-cell table:style-name="TBL_5f_0_5f_8.E1" office:value-type="string">
            <text:p text:style-name="P8">26.760,49</text:p>
          </table:table-cell>
          <table:table-cell table:style-name="TBL_5f_0_5f_8.E1" office:value-type="string">
            <text:p text:style-name="P8">2.317,98</text:p>
          </table:table-cell>
          <table:table-cell table:style-name="TBL_5f_0_5f_8.E1" office:value-type="string">
            <text:p text:style-name="P8">4.489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807,32</text:p>
          </table:table-cell>
          <table:table-cell table:style-name="TBL_5f_0_5f_8.E1" office:value-type="string">
            <text:p text:style-name="P8">19.953,17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836</text:p>
          </table:table-cell>
          <table:table-cell table:style-name="TBL_5f_0_5f_9.B1" office:value-type="string">
            <text:p text:style-name="P7">ISABELLE CRISTINE DA SILVA FRAZA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PORTO DA FOLHA </text:p>
          </table:table-cell>
          <table:table-cell table:style-name="TBL_5f_0_5f_9.E1" office:value-type="string">
            <text:p text:style-name="P8">6.545,32</text:p>
          </table:table-cell>
          <table:table-cell table:style-name="TBL_5f_0_5f_9.E1" office:value-type="string">
            <text:p text:style-name="P8">516,4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461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007,43</text:p>
          </table:table-cell>
          <table:table-cell table:style-name="TBL_5f_0_5f_9.E1" office:value-type="string">
            <text:p text:style-name="P8">17.530,93</text:p>
          </table:table-cell>
          <table:table-cell table:style-name="TBL_5f_0_5f_9.E1" office:value-type="string">
            <text:p text:style-name="P8">1.836,06</text:p>
          </table:table-cell>
          <table:table-cell table:style-name="TBL_5f_0_5f_9.E1" office:value-type="string">
            <text:p text:style-name="P8">1.860,3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96,38</text:p>
          </table:table-cell>
          <table:table-cell table:style-name="TBL_5f_0_5f_9.E1" office:value-type="string">
            <text:p text:style-name="P8">13.834,55</text:p>
          </table:table-cell>
        </table:table-row>
        <table:table-row table:style-name="TBL_5f_0_5f_9.1">
          <table:table-cell table:style-name="TBL_5f_0_5f_9.A1" office:value-type="string">
            <text:p text:style-name="P7">1766</text:p>
          </table:table-cell>
          <table:table-cell table:style-name="TBL_5f_0_5f_9.B1" office:value-type="string">
            <text:p text:style-name="P7">ITALO PEREIRA TELES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9.841,74</text:p>
          </table:table-cell>
          <table:table-cell table:style-name="TBL_5f_0_5f_9.E1" office:value-type="string">
            <text:p text:style-name="P8">776,52</text:p>
          </table:table-cell>
          <table:table-cell table:style-name="TBL_5f_0_5f_9.E1" office:value-type="string">
            <text:p text:style-name="P8">3.567,46</text:p>
          </table:table-cell>
          <table:table-cell table:style-name="TBL_5f_0_5f_9.E1" office:value-type="string">
            <text:p text:style-name="P8">16.060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74,68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33.915,79</text:p>
          </table:table-cell>
          <table:table-cell table:style-name="TBL_5f_0_5f_9.E1" office:value-type="string">
            <text:p text:style-name="P8">2.760,74</text:p>
          </table:table-cell>
          <table:table-cell table:style-name="TBL_5f_0_5f_9.E1" office:value-type="string">
            <text:p text:style-name="P8">6.335,3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.096,04</text:p>
          </table:table-cell>
          <table:table-cell table:style-name="TBL_5f_0_5f_9.E1" office:value-type="string">
            <text:p text:style-name="P8">24.819,75</text:p>
          </table:table-cell>
        </table:table-row>
        <table:table-row table:style-name="TBL_5f_0_5f_9.1">
          <table:table-cell table:style-name="TBL_5f_0_5f_9.A1" office:value-type="string">
            <text:p text:style-name="P7">2013</text:p>
          </table:table-cell>
          <table:table-cell table:style-name="TBL_5f_0_5f_9.B1" office:value-type="string">
            <text:p text:style-name="P7">ITAMAR MARQUES AMARAL JUNIOR </text:p>
          </table:table-cell>
          <table:table-cell table:style-name="TBL_5f_0_5f_9.B1" office:value-type="string">
            <text:p text:style-name="P7">ASSESSOR DE PROCURADOR DE JUSTIÇA</text:p>
          </table:table-cell>
          <table:table-cell table:style-name="TBL_5f_0_5f_9.B1" office:value-type="string">
            <text:p text:style-name="P7">11ª PROCURADORIA DE JUSTICA (CAMARA CRIMINAL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899,23</text:p>
          </table:table-cell>
          <table:table-cell table:style-name="TBL_5f_0_5f_9.E1" office:value-type="string">
            <text:p text:style-name="P8">11.899,2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25.593,45</text:p>
          </table:table-cell>
          <table:table-cell table:style-name="TBL_5f_0_5f_9.E1" office:value-type="string">
            <text:p text:style-name="P8">1.284,68</text:p>
          </table:table-cell>
          <table:table-cell table:style-name="TBL_5f_0_5f_9.E1" office:value-type="string">
            <text:p text:style-name="P8">4.244,0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528,70</text:p>
          </table:table-cell>
          <table:table-cell table:style-name="TBL_5f_0_5f_9.E1" office:value-type="string">
            <text:p text:style-name="P8">20.064,75</text:p>
          </table:table-cell>
        </table:table-row>
        <table:table-row table:style-name="TBL_5f_0_5f_9.1">
          <table:table-cell table:style-name="TBL_5f_0_5f_9.A1" office:value-type="string">
            <text:p text:style-name="P7">875</text:p>
          </table:table-cell>
          <table:table-cell table:style-name="TBL_5f_0_5f_9.B1" office:value-type="string">
            <text:p text:style-name="P7">IURI MARCEL MENEZES BORG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3ª PROMOTORIA DE JUSTICA CRIMINAL - NOSSA SENHORA DO SOCORRO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5.205,1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00,47</text:p>
          </table:table-cell>
          <table:table-cell table:style-name="TBL_5f_0_5f_9.E1" office:value-type="string">
            <text:p text:style-name="P8">41.712,33</text:p>
          </table:table-cell>
          <table:table-cell table:style-name="TBL_5f_0_5f_9.E1" office:value-type="string">
            <text:p text:style-name="P8">112.122,57</text:p>
          </table:table-cell>
          <table:table-cell table:style-name="TBL_5f_0_5f_9.E1" office:value-type="string">
            <text:p text:style-name="P8">8.321,20</text:p>
          </table:table-cell>
          <table:table-cell table:style-name="TBL_5f_0_5f_9.E1" office:value-type="string">
            <text:p text:style-name="P8">15.2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3.552,70</text:p>
          </table:table-cell>
          <table:table-cell table:style-name="TBL_5f_0_5f_9.E1" office:value-type="string">
            <text:p text:style-name="P8">88.569,87</text:p>
          </table:table-cell>
        </table:table-row>
        <table:table-row table:style-name="TBL_5f_0_5f_9.1">
          <table:table-cell table:style-name="TBL_5f_0_5f_9.A1" office:value-type="string">
            <text:p text:style-name="P7">1610</text:p>
          </table:table-cell>
          <table:table-cell table:style-name="TBL_5f_0_5f_9.B1" office:value-type="string">
            <text:p text:style-name="P7">IVAN FERNANDES LEAL DE MELL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2ª PROCURADORIA DE JUSTICA (CAMARA CRIMINAL)</text:p>
          </table:table-cell>
          <table:table-cell table:style-name="TBL_5f_0_5f_9.E1" office:value-type="string">
            <text:p text:style-name="P8">8.263,31</text:p>
          </table:table-cell>
          <table:table-cell table:style-name="TBL_5f_0_5f_9.E1" office:value-type="string">
            <text:p text:style-name="P8">3.995,71</text:p>
          </table:table-cell>
          <table:table-cell table:style-name="TBL_5f_0_5f_9.E1" office:value-type="string">
            <text:p text:style-name="P8">7.969,62</text:p>
          </table:table-cell>
          <table:table-cell table:style-name="TBL_5f_0_5f_9.E1" office:value-type="string">
            <text:p text:style-name="P8">20.228,6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6.794,99</text:p>
          </table:table-cell>
          <table:table-cell table:style-name="TBL_5f_0_5f_9.E1" office:value-type="string">
            <text:p text:style-name="P8">57.252,27</text:p>
          </table:table-cell>
          <table:table-cell table:style-name="TBL_5f_0_5f_9.E1" office:value-type="string">
            <text:p text:style-name="P8">3.187,34</text:p>
          </table:table-cell>
          <table:table-cell table:style-name="TBL_5f_0_5f_9.E1" office:value-type="string">
            <text:p text:style-name="P8">8.406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593,58</text:p>
          </table:table-cell>
          <table:table-cell table:style-name="TBL_5f_0_5f_9.E1" office:value-type="string">
            <text:p text:style-name="P8">45.658,69</text:p>
          </table:table-cell>
        </table:table-row>
        <table:table-row table:style-name="TBL_5f_0_5f_9.1">
          <table:table-cell table:style-name="TBL_5f_0_5f_9.A1" office:value-type="string">
            <text:p text:style-name="P7">1442</text:p>
          </table:table-cell>
          <table:table-cell table:style-name="TBL_5f_0_5f_9.B1" office:value-type="string">
            <text:p text:style-name="P7">IVAN VIEIRA DE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2ª PROMOTORIA DE JUSTICA - ESTANCIA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211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03,20</text:p>
          </table:table-cell>
          <table:table-cell table:style-name="TBL_5f_0_5f_9.E1" office:value-type="string">
            <text:p text:style-name="P8">12.827,16</text:p>
          </table:table-cell>
          <table:table-cell table:style-name="TBL_5f_0_5f_9.E1" office:value-type="string">
            <text:p text:style-name="P8">1.355,12</text:p>
          </table:table-cell>
          <table:table-cell table:style-name="TBL_5f_0_5f_9.E1" office:value-type="string">
            <text:p text:style-name="P8">768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23,34</text:p>
          </table:table-cell>
          <table:table-cell table:style-name="TBL_5f_0_5f_9.E1" office:value-type="string">
            <text:p text:style-name="P8">10.703,82</text:p>
          </table:table-cell>
        </table:table-row>
        <table:table-row table:style-name="TBL_5f_0_5f_9.1">
          <table:table-cell table:style-name="TBL_5f_0_5f_9.A1" office:value-type="string">
            <text:p text:style-name="P7">1737</text:p>
          </table:table-cell>
          <table:table-cell table:style-name="TBL_5f_0_5f_9.B1" office:value-type="string">
            <text:p text:style-name="P7">IVANDILSON DE MOURA FE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APELA</text:p>
          </table:table-cell>
          <table:table-cell table:style-name="TBL_5f_0_5f_9.E1" office:value-type="string">
            <text:p text:style-name="P8">3.014,14</text:p>
          </table:table-cell>
          <table:table-cell table:style-name="TBL_5f_0_5f_9.E1" office:value-type="string">
            <text:p text:style-name="P8">753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767,68</text:p>
          </table:table-cell>
          <table:table-cell table:style-name="TBL_5f_0_5f_9.E1" office:value-type="string">
            <text:p text:style-name="P8">1.255,8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8,36</text:p>
          </table:table-cell>
          <table:table-cell table:style-name="TBL_5f_0_5f_9.E1" office:value-type="string">
            <text:p text:style-name="P8">11.249,61</text:p>
          </table:table-cell>
          <table:table-cell table:style-name="TBL_5f_0_5f_9.E1" office:value-type="string">
            <text:p text:style-name="P8">979,60</text:p>
          </table:table-cell>
          <table:table-cell table:style-name="TBL_5f_0_5f_9.E1" office:value-type="string">
            <text:p text:style-name="P8">378,6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58,26</text:p>
          </table:table-cell>
          <table:table-cell table:style-name="TBL_5f_0_5f_9.E1" office:value-type="string">
            <text:p text:style-name="P8">9.891,35</text:p>
          </table:table-cell>
        </table:table-row>
        <table:table-row table:style-name="TBL_5f_0_5f_9.1">
          <table:table-cell table:style-name="TBL_5f_0_5f_9.A1" office:value-type="string">
            <text:p text:style-name="P7">1657</text:p>
          </table:table-cell>
          <table:table-cell table:style-name="TBL_5f_0_5f_9.B1" office:value-type="string">
            <text:p text:style-name="P7">IVES ROCH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ATRIMONIO/DM/DA/SG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641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916,9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1.628,91</text:p>
          </table:table-cell>
          <table:table-cell table:style-name="TBL_5f_0_5f_9.E1" office:value-type="string">
            <text:p text:style-name="P8">1.278,40</text:p>
          </table:table-cell>
          <table:table-cell table:style-name="TBL_5f_0_5f_9.E1" office:value-type="string">
            <text:p text:style-name="P8">652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31,14</text:p>
          </table:table-cell>
          <table:table-cell table:style-name="TBL_5f_0_5f_9.E1" office:value-type="string">
            <text:p text:style-name="P8">9.697,77</text:p>
          </table:table-cell>
        </table:table-row>
        <table:table-row table:style-name="TBL_5f_0_5f_9.1">
          <table:table-cell table:style-name="TBL_5f_0_5f_9.A1" office:value-type="string">
            <text:p text:style-name="P7">1223</text:p>
          </table:table-cell>
          <table:table-cell table:style-name="TBL_5f_0_5f_9.B1" office:value-type="string">
            <text:p text:style-name="P7">IZABELA ROSA VIEIR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- ITABAIANA</text:p>
          </table:table-cell>
          <table:table-cell table:style-name="TBL_5f_0_5f_9.E1" office:value-type="string">
            <text:p text:style-name="P8">9.841,74</text:p>
          </table:table-cell>
          <table:table-cell table:style-name="TBL_5f_0_5f_9.E1" office:value-type="string">
            <text:p text:style-name="P8">1.476,2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318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03,20</text:p>
          </table:table-cell>
          <table:table-cell table:style-name="TBL_5f_0_5f_9.E1" office:value-type="string">
            <text:p text:style-name="P8">25.039,20</text:p>
          </table:table-cell>
          <table:table-cell table:style-name="TBL_5f_0_5f_9.E1" office:value-type="string">
            <text:p text:style-name="P8">2.942,68</text:p>
          </table:table-cell>
          <table:table-cell table:style-name="TBL_5f_0_5f_9.E1" office:value-type="string">
            <text:p text:style-name="P8">3.676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619,62</text:p>
          </table:table-cell>
          <table:table-cell table:style-name="TBL_5f_0_5f_9.E1" office:value-type="string">
            <text:p text:style-name="P8">18.419,58</text:p>
          </table:table-cell>
        </table:table-row>
        <table:table-row table:style-name="TBL_5f_0_5f_9.1">
          <table:table-cell table:style-name="TBL_5f_0_5f_9.A1" office:value-type="string">
            <text:p text:style-name="P7"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5.825,31</text:p>
          </table:table-cell>
          <table:table-cell table:style-name="TBL_5f_0_5f_9.E1" office:value-type="string">
            <text:p text:style-name="P8">612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438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4.671,25</text:p>
          </table:table-cell>
          <table:table-cell table:style-name="TBL_5f_0_5f_9.E1" office:value-type="string">
            <text:p text:style-name="P8">1.673,92</text:p>
          </table:table-cell>
          <table:table-cell table:style-name="TBL_5f_0_5f_9.E1" office:value-type="string">
            <text:p text:style-name="P8">1.341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015,84</text:p>
          </table:table-cell>
          <table:table-cell table:style-name="TBL_5f_0_5f_9.E1" office:value-type="string">
            <text:p text:style-name="P8">11.655,41</text:p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211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2.218,95</text:p>
          </table:table-cell>
          <table:table-cell table:style-name="TBL_5f_0_5f_9.E1" office:value-type="string">
            <text:p text:style-name="P8">1.355,12</text:p>
          </table:table-cell>
          <table:table-cell table:style-name="TBL_5f_0_5f_9.E1" office:value-type="string">
            <text:p text:style-name="P8">682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38,04</text:p>
          </table:table-cell>
          <table:table-cell table:style-name="TBL_5f_0_5f_9.E1" office:value-type="string">
            <text:p text:style-name="P8">10.180,91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14,07</text:p>
          </table:table-cell>
          <table:table-cell table:style-name="TBL_5f_0_5f_9.E1" office:value-type="string">
            <text:p text:style-name="P8">1.214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14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MILITAR </text:p>
          </table:table-cell>
          <table:table-cell table:style-name="TBL_5f_0_5f_9.E1" office:value-type="string">
            <text:p text:style-name="P8">4.804,09</text:p>
          </table:table-cell>
          <table:table-cell table:style-name="TBL_5f_0_5f_9.E1" office:value-type="string">
            <text:p text:style-name="P8">720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524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2.844,39</text:p>
          </table:table-cell>
          <table:table-cell table:style-name="TBL_5f_0_5f_9.E1" office:value-type="string">
            <text:p text:style-name="P8">1.436,42</text:p>
          </table:table-cell>
          <table:table-cell table:style-name="TBL_5f_0_5f_9.E1" office:value-type="string">
            <text:p text:style-name="P8">904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41,26</text:p>
          </table:table-cell>
          <table:table-cell table:style-name="TBL_5f_0_5f_9.E1" office:value-type="string">
            <text:p text:style-name="P8">10.503,13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1.100,00</text:p>
          </table:table-cell>
          <table:table-cell table:style-name="TBL_5f_0_5f_9.E1" office:value-type="string">
            <text:p text:style-name="P8">7.863,7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58,92</text:p>
          </table:table-cell>
          <table:table-cell table:style-name="TBL_5f_0_5f_9.E1" office:value-type="string">
            <text:p text:style-name="P8">16.234,68</text:p>
          </table:table-cell>
          <table:table-cell table:style-name="TBL_5f_0_5f_9.E1" office:value-type="string">
            <text:p text:style-name="P8">1.556,85</text:p>
          </table:table-cell>
          <table:table-cell table:style-name="TBL_5f_0_5f_9.E1" office:value-type="string">
            <text:p text:style-name="P8">1.627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84,06</text:p>
          </table:table-cell>
          <table:table-cell table:style-name="TBL_5f_0_5f_9.E1" office:value-type="string">
            <text:p text:style-name="P8">13.050,62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39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02,40</text:p>
          </table:table-cell>
          <table:table-cell table:style-name="TBL_5f_0_5f_9.E1" office:value-type="string">
            <text:p text:style-name="P8">3.302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58,92</text:p>
          </table:table-cell>
          <table:table-cell table:style-name="TBL_5f_0_5f_9.E1" office:value-type="string">
            <text:p text:style-name="P8">8.663,72</text:p>
          </table:table-cell>
          <table:table-cell table:style-name="TBL_5f_0_5f_9.E1" office:value-type="string">
            <text:p text:style-name="P8">726,52</text:p>
          </table:table-cell>
          <table:table-cell table:style-name="TBL_5f_0_5f_9.E1" office:value-type="string">
            <text:p text:style-name="P8">126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53,36</text:p>
          </table:table-cell>
          <table:table-cell table:style-name="TBL_5f_0_5f_9.E1" office:value-type="string">
            <text:p text:style-name="P8">7.810,36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7.058,0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43.618,28</text:p>
          </table:table-cell>
          <table:table-cell table:style-name="TBL_5f_0_5f_9.E1" office:value-type="string">
            <text:p text:style-name="P8">117.734,32</text:p>
          </table:table-cell>
          <table:table-cell table:style-name="TBL_5f_0_5f_9.E1" office:value-type="string">
            <text:p text:style-name="P8">8.759,16</text:p>
          </table:table-cell>
          <table:table-cell table:style-name="TBL_5f_0_5f_9.E1" office:value-type="string">
            <text:p text:style-name="P8">16.025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4.785,04</text:p>
          </table:table-cell>
          <table:table-cell table:style-name="TBL_5f_0_5f_9.E1" office:value-type="string">
            <text:p text:style-name="P8">92.949,28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348,37</text:p>
          </table:table-cell>
          <table:table-cell table:style-name="TBL_5f_0_5f_9.E1" office:value-type="string">
            <text:p text:style-name="P8">224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067,8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8.435,61</text:p>
          </table:table-cell>
          <table:table-cell table:style-name="TBL_5f_0_5f_9.E1" office:value-type="string">
            <text:p text:style-name="P8">928,90</text:p>
          </table:table-cell>
          <table:table-cell table:style-name="TBL_5f_0_5f_9.E1" office:value-type="string">
            <text:p text:style-name="P8">121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50,14</text:p>
          </table:table-cell>
          <table:table-cell table:style-name="TBL_5f_0_5f_9.E1" office:value-type="string">
            <text:p text:style-name="P8">7.385,47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337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612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8,36</text:p>
          </table:table-cell>
          <table:table-cell table:style-name="TBL_5f_0_5f_9.E1" office:value-type="string">
            <text:p text:style-name="P8">11.684,30</text:p>
          </table:table-cell>
          <table:table-cell table:style-name="TBL_5f_0_5f_9.E1" office:value-type="string">
            <text:p text:style-name="P8">1.199,38</text:p>
          </table:table-cell>
          <table:table-cell table:style-name="TBL_5f_0_5f_9.E1" office:value-type="string">
            <text:p text:style-name="P8">448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47,78</text:p>
          </table:table-cell>
          <table:table-cell table:style-name="TBL_5f_0_5f_9.E1" office:value-type="string">
            <text:p text:style-name="P8">10.036,52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144,81</text:p>
          </table:table-cell>
          <table:table-cell table:style-name="TBL_5f_0_5f_9.E1" office:value-type="string">
            <text:p text:style-name="P8">14.920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9.065,7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58,92</text:p>
          </table:table-cell>
          <table:table-cell table:style-name="TBL_5f_0_5f_9.E1" office:value-type="string">
            <text:p text:style-name="P8">40.190,50</text:p>
          </table:table-cell>
          <table:table-cell table:style-name="TBL_5f_0_5f_9.E1" office:value-type="string">
            <text:p text:style-name="P8">4.616,56</text:p>
          </table:table-cell>
          <table:table-cell table:style-name="TBL_5f_0_5f_9.E1" office:value-type="string">
            <text:p text:style-name="P8">7.477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094,48</text:p>
          </table:table-cell>
          <table:table-cell table:style-name="TBL_5f_0_5f_9.E1" office:value-type="string">
            <text:p text:style-name="P8">28.096,02</text:p>
          </table:table-cell>
        </table:table-row>
        <table:table-row table:style-name="TBL_5f_0_5f_9.1">
          <table:table-cell table:style-name="TBL_5f_0_5f_9.A1" office:value-type="string">
            <text:p text:style-name="P7">1460</text:p>
          </table:table-cell>
          <table:table-cell table:style-name="TBL_5f_0_5f_9.B1" office:value-type="string">
            <text:p text:style-name="P7">JEFERSON GONZAGA DOS SANTOS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39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ERICIA CONTABIL - GAAE</text:p>
          </table:table-cell>
          <table:table-cell table:style-name="TBL_5f_0_5f_9.E1" office:value-type="string">
            <text:p text:style-name="P8">3.589,89</text:p>
          </table:table-cell>
          <table:table-cell table:style-name="TBL_5f_0_5f_9.E1" office:value-type="string">
            <text:p text:style-name="P8">283,24</text:p>
          </table:table-cell>
          <table:table-cell table:style-name="TBL_5f_0_5f_9.E1" office:value-type="string">
            <text:p text:style-name="P8">1.100,00</text:p>
          </table:table-cell>
          <table:table-cell table:style-name="TBL_5f_0_5f_9.E1" office:value-type="string">
            <text:p text:style-name="P8">4.97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1.741,25</text:p>
          </table:table-cell>
          <table:table-cell table:style-name="TBL_5f_0_5f_9.E1" office:value-type="string">
            <text:p text:style-name="P8">1.007,02</text:p>
          </table:table-cell>
          <table:table-cell table:style-name="TBL_5f_0_5f_9.E1" office:value-type="string">
            <text:p text:style-name="P8">739,0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46,08</text:p>
          </table:table-cell>
          <table:table-cell table:style-name="TBL_5f_0_5f_9.E1" office:value-type="string">
            <text:p text:style-name="P8">9.995,17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RIACHUELO</text:p>
          </table:table-cell>
          <table:table-cell table:style-name="TBL_5f_0_5f_9.E1" office:value-type="string">
            <text:p text:style-name="P8">3.194,99</text:p>
          </table:table-cell>
          <table:table-cell table:style-name="TBL_5f_0_5f_9.E1" office:value-type="string">
            <text:p text:style-name="P8">252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47,08</text:p>
          </table:table-cell>
          <table:table-cell table:style-name="TBL_5f_0_5f_9.E1" office:value-type="string">
            <text:p text:style-name="P8">1.149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11,27</text:p>
          </table:table-cell>
          <table:table-cell table:style-name="TBL_5f_0_5f_9.E1" office:value-type="string">
            <text:p text:style-name="P8">10.254,46</text:p>
          </table:table-cell>
          <table:table-cell table:style-name="TBL_5f_0_5f_9.E1" office:value-type="string">
            <text:p text:style-name="P8">896,24</text:p>
          </table:table-cell>
          <table:table-cell table:style-name="TBL_5f_0_5f_9.E1" office:value-type="string">
            <text:p text:style-name="P8">392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88,45</text:p>
          </table:table-cell>
          <table:table-cell table:style-name="TBL_5f_0_5f_9.E1" office:value-type="string">
            <text:p text:style-name="P8">8.966,01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RIBEIROPOLIS </text:p>
          </table:table-cell>
          <table:table-cell table:style-name="TBL_5f_0_5f_9.E1" office:value-type="string">
            <text:p text:style-name="P8">6.545,32</text:p>
          </table:table-cell>
          <table:table-cell table:style-name="TBL_5f_0_5f_9.E1" office:value-type="string">
            <text:p text:style-name="P8">516,4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061,75</text:p>
          </table:table-cell>
          <table:table-cell table:style-name="TBL_5f_0_5f_9.E1" office:value-type="string">
            <text:p text:style-name="P8">2.353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667,13</text:p>
          </table:table-cell>
          <table:table-cell table:style-name="TBL_5f_0_5f_9.E1" office:value-type="string">
            <text:p text:style-name="P8">19.144,55</text:p>
          </table:table-cell>
          <table:table-cell table:style-name="TBL_5f_0_5f_9.E1" office:value-type="string">
            <text:p text:style-name="P8">1.836,06</text:p>
          </table:table-cell>
          <table:table-cell table:style-name="TBL_5f_0_5f_9.E1" office:value-type="string">
            <text:p text:style-name="P8">2.287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123,71</text:p>
          </table:table-cell>
          <table:table-cell table:style-name="TBL_5f_0_5f_9.E1" office:value-type="string">
            <text:p text:style-name="P8">15.020,84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9.841,74</text:p>
          </table:table-cell>
          <table:table-cell table:style-name="TBL_5f_0_5f_9.E1" office:value-type="string">
            <text:p text:style-name="P8">1.968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810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25.415,17</text:p>
          </table:table-cell>
          <table:table-cell table:style-name="TBL_5f_0_5f_9.E1" office:value-type="string">
            <text:p text:style-name="P8">3.070,62</text:p>
          </table:table-cell>
          <table:table-cell table:style-name="TBL_5f_0_5f_9.E1" office:value-type="string">
            <text:p text:style-name="P8">3.808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878,76</text:p>
          </table:table-cell>
          <table:table-cell table:style-name="TBL_5f_0_5f_9.E1" office:value-type="string">
            <text:p text:style-name="P8">18.536,41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617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792,3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83,74</text:p>
          </table:table-cell>
          <table:table-cell table:style-name="TBL_5f_0_5f_9.E1" office:value-type="string">
            <text:p text:style-name="P8">16.368,36</text:p>
          </table:table-cell>
          <table:table-cell table:style-name="TBL_5f_0_5f_9.E1" office:value-type="string">
            <text:p text:style-name="P8">1.766,00</text:p>
          </table:table-cell>
          <table:table-cell table:style-name="TBL_5f_0_5f_9.E1" office:value-type="string">
            <text:p text:style-name="P8">1.511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77,40</text:p>
          </table:table-cell>
          <table:table-cell table:style-name="TBL_5f_0_5f_9.E1" office:value-type="string">
            <text:p text:style-name="P8">13.090,96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</table:table-row>
        <table:table-row table:style-name="TBL_5f_0_5f_9.1">
          <table:table-cell table:style-name="TBL_5f_0_5f_9.A1" office:value-type="string">
            <text:p text:style-name="P7">1578</text:p>
          </table:table-cell>
          <table:table-cell table:style-name="TBL_5f_0_5f_9.B1" office:value-type="string">
            <text:p text:style-name="P7">JOAO BOSCO ARAUJO FONTES NETO</text:p>
          </table:table-cell>
          <table:table-cell table:style-name="TBL_5f_0_5f_9.B1" office:value-type="string">
            <text:p text:style-name="P7">CHEFE DA CENTRAL DE EXPEDIÇAO DE DILIGENCIAS</text:p>
          </table:table-cell>
          <table:table-cell table:style-name="TBL_5f_0_5f_9.B1" office:value-type="string">
            <text:p text:style-name="P7">CARTORIO DE 1º GRAU - CENTRAL DE DILIGENCI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162,77</text:p>
          </table:table-cell>
          <table:table-cell table:style-name="TBL_5f_0_5f_9.E1" office:value-type="string">
            <text:p text:style-name="P8">4.162,77</text:p>
          </table:table-cell>
          <table:table-cell table:style-name="TBL_5f_0_5f_9.E1" office:value-type="string">
            <text:p text:style-name="P8">1.387,5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1.508,12</text:p>
          </table:table-cell>
          <table:table-cell table:style-name="TBL_5f_0_5f_9.E1" office:value-type="string">
            <text:p text:style-name="P8">1.068,44</text:p>
          </table:table-cell>
          <table:table-cell table:style-name="TBL_5f_0_5f_9.E1" office:value-type="string">
            <text:p text:style-name="P8">343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11,79</text:p>
          </table:table-cell>
          <table:table-cell table:style-name="TBL_5f_0_5f_9.E1" office:value-type="string">
            <text:p text:style-name="P8">10.096,3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1.282,6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558,3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83,74</text:p>
          </table:table-cell>
          <table:table-cell table:style-name="TBL_5f_0_5f_9.E1" office:value-type="string">
            <text:p text:style-name="P8">13.900,36</text:p>
          </table:table-cell>
          <table:table-cell table:style-name="TBL_5f_0_5f_9.E1" office:value-type="string">
            <text:p text:style-name="P8">1.445,16</text:p>
          </table:table-cell>
          <table:table-cell table:style-name="TBL_5f_0_5f_9.E1" office:value-type="string">
            <text:p text:style-name="P8">920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66,10</text:p>
          </table:table-cell>
          <table:table-cell table:style-name="TBL_5f_0_5f_9.E1" office:value-type="string">
            <text:p text:style-name="P8">11.534,26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29,71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900,00</text:p>
          </table:table-cell>
          <table:table-cell table:style-name="TBL_5f_0_5f_9.E1" office:value-type="string">
            <text:p text:style-name="P8">3.41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5,7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45,13</text:p>
          </table:table-cell>
          <table:table-cell table:style-name="TBL_5f_0_5f_9.E1" office:value-type="string">
            <text:p text:style-name="P8">9.921,15</text:p>
          </table:table-cell>
          <table:table-cell table:style-name="TBL_5f_0_5f_9.E1" office:value-type="string">
            <text:p text:style-name="P8">345,72</text:p>
          </table:table-cell>
          <table:table-cell table:style-name="TBL_5f_0_5f_9.E1" office:value-type="string">
            <text:p text:style-name="P8">258,0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3,78</text:p>
          </table:table-cell>
          <table:table-cell table:style-name="TBL_5f_0_5f_9.E1" office:value-type="string">
            <text:p text:style-name="P8">9.317,37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70,88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39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6,03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487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662,02</text:p>
          </table:table-cell>
          <table:table-cell table:style-name="TBL_5f_0_5f_9.E1" office:value-type="string">
            <text:p text:style-name="P8">2.220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11,27</text:p>
          </table:table-cell>
          <table:table-cell table:style-name="TBL_5f_0_5f_9.E1" office:value-type="string">
            <text:p text:style-name="P8">17.755,98</text:p>
          </table:table-cell>
          <table:table-cell table:style-name="TBL_5f_0_5f_9.E1" office:value-type="string">
            <text:p text:style-name="P8">1.732,12</text:p>
          </table:table-cell>
          <table:table-cell table:style-name="TBL_5f_0_5f_9.E1" office:value-type="string">
            <text:p text:style-name="P8">852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84,62</text:p>
          </table:table-cell>
          <table:table-cell table:style-name="TBL_5f_0_5f_9.E1" office:value-type="string">
            <text:p text:style-name="P8">15.171,36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354,32</text:p>
          </table:table-cell>
          <table:table-cell table:style-name="TBL_5f_0_5f_9.E1" office:value-type="string">
            <text:p text:style-name="P8">773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.127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8,36</text:p>
          </table:table-cell>
          <table:table-cell table:style-name="TBL_5f_0_5f_9.E1" office:value-type="string">
            <text:p text:style-name="P8">18.714,34</text:p>
          </table:table-cell>
          <table:table-cell table:style-name="TBL_5f_0_5f_9.E1" office:value-type="string">
            <text:p text:style-name="P8">2.113,28</text:p>
          </table:table-cell>
          <table:table-cell table:style-name="TBL_5f_0_5f_9.E1" office:value-type="string">
            <text:p text:style-name="P8">2.150,5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263,80</text:p>
          </table:table-cell>
          <table:table-cell table:style-name="TBL_5f_0_5f_9.E1" office:value-type="string">
            <text:p text:style-name="P8">14.450,54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682,58</text:p>
          </table:table-cell>
          <table:table-cell table:style-name="TBL_5f_0_5f_9.E1" office:value-type="string">
            <text:p text:style-name="P8">402,3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084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83,74</text:p>
          </table:table-cell>
          <table:table-cell table:style-name="TBL_5f_0_5f_9.E1" office:value-type="string">
            <text:p text:style-name="P8">8.953,68</text:p>
          </table:table-cell>
          <table:table-cell table:style-name="TBL_5f_0_5f_9.E1" office:value-type="string">
            <text:p text:style-name="P8">802,10</text:p>
          </table:table-cell>
          <table:table-cell table:style-name="TBL_5f_0_5f_9.E1" office:value-type="string">
            <text:p text:style-name="P8">116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19,08</text:p>
          </table:table-cell>
          <table:table-cell table:style-name="TBL_5f_0_5f_9.E1" office:value-type="string">
            <text:p text:style-name="P8">8.034,60</text:p>
          </table:table-cell>
        </table:table-row>
        <table:table-row table:style-name="TBL_5f_0_5f_9.1">
          <table:table-cell table:style-name="TBL_5f_0_5f_9.A1" office:value-type="string">
            <text:p text:style-name="P7">349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*3ª PROMOTORIA DE JUSTICA - ARACAJU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7.378,22</text:p>
          </table:table-cell>
          <table:table-cell table:style-name="TBL_5f_0_5f_9.E1" office:value-type="string">
            <text:p text:style-name="P8">67.378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7.378,22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6.938,04</text:p>
          </table:table-cell>
          <table:table-cell table:style-name="TBL_5f_0_5f_9.E1" office:value-type="string">
            <text:p text:style-name="P8">364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556,3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53,33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16.907,61</text:p>
          </table:table-cell>
          <table:table-cell table:style-name="TBL_5f_0_5f_9.E1" office:value-type="string">
            <text:p text:style-name="P8">1.898,78</text:p>
          </table:table-cell>
          <table:table-cell table:style-name="TBL_5f_0_5f_9.E1" office:value-type="string">
            <text:p text:style-name="P8">1.895,0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793,86</text:p>
          </table:table-cell>
          <table:table-cell table:style-name="TBL_5f_0_5f_9.E1" office:value-type="string">
            <text:p text:style-name="P8">13.113,75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641,34</text:p>
          </table:table-cell>
          <table:table-cell table:style-name="TBL_5f_0_5f_9.E1" office:value-type="string">
            <text:p text:style-name="P8">1.769,01</text:p>
          </table:table-cell>
          <table:table-cell table:style-name="TBL_5f_0_5f_9.E1" office:value-type="string">
            <text:p text:style-name="P8">6.685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.480,96</text:p>
          </table:table-cell>
          <table:table-cell table:style-name="TBL_5f_0_5f_9.E1" office:value-type="string">
            <text:p text:style-name="P8">21.852,90</text:p>
          </table:table-cell>
          <table:table-cell table:style-name="TBL_5f_0_5f_9.E1" office:value-type="string">
            <text:p text:style-name="P8">1.278,40</text:p>
          </table:table-cell>
          <table:table-cell table:style-name="TBL_5f_0_5f_9.E1" office:value-type="string">
            <text:p text:style-name="P8">1.482,7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61,12</text:p>
          </table:table-cell>
          <table:table-cell table:style-name="TBL_5f_0_5f_9.E1" office:value-type="string">
            <text:p text:style-name="P8">19.091,78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1.689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89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3.829,43</text:p>
          </table:table-cell>
          <table:table-cell table:style-name="TBL_5f_0_5f_9.E1" office:value-type="string">
            <text:p text:style-name="P8">111.207,65</text:p>
          </table:table-cell>
          <table:table-cell table:style-name="TBL_5f_0_5f_9.E1" office:value-type="string">
            <text:p text:style-name="P8">8.759,16</text:p>
          </table:table-cell>
          <table:table-cell table:style-name="TBL_5f_0_5f_9.E1" office:value-type="string">
            <text:p text:style-name="P8">14.068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2.827,86</text:p>
          </table:table-cell>
          <table:table-cell table:style-name="TBL_5f_0_5f_9.E1" office:value-type="string">
            <text:p text:style-name="P8">88.379,79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NUCLEO DE INTELIGENCIA INSTITUCIONAL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900,00</text:p>
          </table:table-cell>
          <table:table-cell table:style-name="TBL_5f_0_5f_9.E1" office:value-type="string">
            <text:p text:style-name="P8">2.0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94,99</text:p>
          </table:table-cell>
          <table:table-cell table:style-name="TBL_5f_0_5f_9.E1" office:value-type="string">
            <text:p text:style-name="P8">5.965,8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7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7,22</text:p>
          </table:table-cell>
          <table:table-cell table:style-name="TBL_5f_0_5f_9.E1" office:value-type="string">
            <text:p text:style-name="P8">5.938,65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1907</text:p>
          </table:table-cell>
          <table:table-cell table:style-name="TBL_5f_0_5f_10.B1" office:value-type="string">
            <text:p text:style-name="P7">JOELMA LOPES CUSTODIO CRUZ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NEOPOLIS</text:p>
          </table:table-cell>
          <table:table-cell table:style-name="TBL_5f_0_5f_10.E1" office:value-type="string">
            <text:p text:style-name="P8">3.386,69</text:p>
          </table:table-cell>
          <table:table-cell table:style-name="TBL_5f_0_5f_10.E1" office:value-type="string">
            <text:p text:style-name="P8">267,2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653,9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047,67</text:p>
          </table:table-cell>
          <table:table-cell table:style-name="TBL_5f_0_5f_10.E1" office:value-type="string">
            <text:p text:style-name="P8">10.355,47</text:p>
          </table:table-cell>
          <table:table-cell table:style-name="TBL_5f_0_5f_10.E1" office:value-type="string">
            <text:p text:style-name="P8">950,02</text:p>
          </table:table-cell>
          <table:table-cell table:style-name="TBL_5f_0_5f_10.E1" office:value-type="string">
            <text:p text:style-name="P8">134,3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84,38</text:p>
          </table:table-cell>
          <table:table-cell table:style-name="TBL_5f_0_5f_10.E1" office:value-type="string">
            <text:p text:style-name="P8">9.271,09</text:p>
          </table:table-cell>
        </table:table-row>
        <table:table-row table:style-name="TBL_5f_0_5f_10.1">
          <table:table-cell table:style-name="TBL_5f_0_5f_10.A1" office:value-type="string">
            <text:p text:style-name="P7">874</text:p>
          </table:table-cell>
          <table:table-cell table:style-name="TBL_5f_0_5f_10.B1" office:value-type="string">
            <text:p text:style-name="P7">JOELMA SOARES MACEDO DE SANTANA</text:p>
          </table:table-cell>
          <table:table-cell table:style-name="TBL_5f_0_5f_10.B1" office:value-type="string">
            <text:p text:style-name="P7">PROMOTOR DE JUSTIÇA DE ENTR. INICIAL</text:p>
          </table:table-cell>
          <table:table-cell table:style-name="TBL_5f_0_5f_10.B1" office:value-type="string">
            <text:p text:style-name="P7">PROMOTORIA DE JUSTICA - MARUIM </text:p>
          </table:table-cell>
          <table:table-cell table:style-name="TBL_5f_0_5f_10.E1" office:value-type="string">
            <text:p text:style-name="P8">32.004,6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5.205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200,47</text:p>
          </table:table-cell>
          <table:table-cell table:style-name="TBL_5f_0_5f_10.E1" office:value-type="string">
            <text:p text:style-name="P8">43.618,28</text:p>
          </table:table-cell>
          <table:table-cell table:style-name="TBL_5f_0_5f_10.E1" office:value-type="string">
            <text:p text:style-name="P8">114.028,52</text:p>
          </table:table-cell>
          <table:table-cell table:style-name="TBL_5f_0_5f_10.E1" office:value-type="string">
            <text:p text:style-name="P8">8.321,20</text:p>
          </table:table-cell>
          <table:table-cell table:style-name="TBL_5f_0_5f_10.E1" office:value-type="string">
            <text:p text:style-name="P8">13.621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1.942,68</text:p>
          </table:table-cell>
          <table:table-cell table:style-name="TBL_5f_0_5f_10.E1" office:value-type="string">
            <text:p text:style-name="P8">92.085,84</text:p>
          </table:table-cell>
        </table:table-row>
        <table:table-row table:style-name="TBL_5f_0_5f_10.1">
          <table:table-cell table:style-name="TBL_5f_0_5f_10.A1" office:value-type="string">
            <text:p text:style-name="P7">2164</text:p>
          </table:table-cell>
          <table:table-cell table:style-name="TBL_5f_0_5f_10.B1" office:value-type="string">
            <text:p text:style-name="P7">JOLIVIO ALVES SANTOS FILHO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395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66,0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66,03</text:p>
          </table:table-cell>
        </table:table-row>
        <table:table-row table:style-name="TBL_5f_0_5f_10.1">
          <table:table-cell table:style-name="TBL_5f_0_5f_10.A1" office:value-type="string">
            <text:p text:style-name="P7">51</text:p>
          </table:table-cell>
          <table:table-cell table:style-name="TBL_5f_0_5f_10.B1" office:value-type="string">
            <text:p text:style-name="P7">JORGE MURILO SEIXAS DE SANTANA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13ª PROCURADORIA DE JUSTICA (2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1.048,6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6.510,8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492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3.829,43</text:p>
          </table:table-cell>
          <table:table-cell table:style-name="TBL_5f_0_5f_10.E1" office:value-type="string">
            <text:p text:style-name="P8">126.343,99</text:p>
          </table:table-cell>
          <table:table-cell table:style-name="TBL_5f_0_5f_10.E1" office:value-type="string">
            <text:p text:style-name="P8">9.492,82</text:p>
          </table:table-cell>
          <table:table-cell table:style-name="TBL_5f_0_5f_10.E1" office:value-type="string">
            <text:p text:style-name="P8">18.133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7.626,52</text:p>
          </table:table-cell>
          <table:table-cell table:style-name="TBL_5f_0_5f_10.E1" office:value-type="string">
            <text:p text:style-name="P8">98.717,47</text:p>
          </table:table-cell>
        </table:table-row>
        <table:table-row table:style-name="TBL_5f_0_5f_10.1">
          <table:table-cell table:style-name="TBL_5f_0_5f_10.A1" office:value-type="string">
            <text:p text:style-name="P7">1834</text:p>
          </table:table-cell>
          <table:table-cell table:style-name="TBL_5f_0_5f_10.B1" office:value-type="string">
            <text:p text:style-name="P7">JOSE AILTON NUNES DA SILVA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DIRETORIA DE PLANEJAMENTO ORCAMENTO E PERICIA CONTABIL</text:p>
          </table:table-cell>
          <table:table-cell table:style-name="TBL_5f_0_5f_10.E1" office:value-type="string">
            <text:p text:style-name="P8">2.843,53</text:p>
          </table:table-cell>
          <table:table-cell table:style-name="TBL_5f_0_5f_10.E1" office:value-type="string">
            <text:p text:style-name="P8">299,14</text:p>
          </table:table-cell>
          <table:table-cell table:style-name="TBL_5f_0_5f_10.E1" office:value-type="string">
            <text:p text:style-name="P8">8.320,78</text:p>
          </table:table-cell>
          <table:table-cell table:style-name="TBL_5f_0_5f_10.E1" office:value-type="string">
            <text:p text:style-name="P8">11.463,4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45,13</text:p>
          </table:table-cell>
          <table:table-cell table:style-name="TBL_5f_0_5f_10.E1" office:value-type="string">
            <text:p text:style-name="P8">25.672,03</text:p>
          </table:table-cell>
          <table:table-cell table:style-name="TBL_5f_0_5f_10.E1" office:value-type="string">
            <text:p text:style-name="P8">817,10</text:p>
          </table:table-cell>
          <table:table-cell table:style-name="TBL_5f_0_5f_10.E1" office:value-type="string">
            <text:p text:style-name="P8">4.237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054,30</text:p>
          </table:table-cell>
          <table:table-cell table:style-name="TBL_5f_0_5f_10.E1" office:value-type="string">
            <text:p text:style-name="P8">20.617,73</text:p>
          </table:table-cell>
        </table:table-row>
        <table:table-row table:style-name="TBL_5f_0_5f_10.1">
          <table:table-cell table:style-name="TBL_5f_0_5f_10.A1" office:value-type="string">
            <text:p text:style-name="P7">2171</text:p>
          </table:table-cell>
          <table:table-cell table:style-name="TBL_5f_0_5f_10.B1" office:value-type="string">
            <text:p text:style-name="P7">JOSE ANCELMO DOS SANTO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14,07</text:p>
          </table:table-cell>
          <table:table-cell table:style-name="TBL_5f_0_5f_10.E1" office:value-type="string">
            <text:p text:style-name="P8">1.214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14,07</text:p>
          </table:table-cell>
        </table:table-row>
        <table:table-row table:style-name="TBL_5f_0_5f_10.1">
          <table:table-cell table:style-name="TBL_5f_0_5f_10.A1" office:value-type="string">
            <text:p text:style-name="P7">96</text:p>
          </table:table-cell>
          <table:table-cell table:style-name="TBL_5f_0_5f_10.B1" office:value-type="string">
            <text:p text:style-name="P7">JOSE ANCELMO OLIVEIRA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4.766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859,0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70,07</text:p>
          </table:table-cell>
          <table:table-cell table:style-name="TBL_5f_0_5f_10.E1" office:value-type="string">
            <text:p text:style-name="P8">21.988,09</text:p>
          </table:table-cell>
          <table:table-cell table:style-name="TBL_5f_0_5f_10.E1" office:value-type="string">
            <text:p text:style-name="P8">2.563,34</text:p>
          </table:table-cell>
          <table:table-cell table:style-name="TBL_5f_0_5f_10.E1" office:value-type="string">
            <text:p text:style-name="P8">1.892,7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456,12</text:p>
          </table:table-cell>
          <table:table-cell table:style-name="TBL_5f_0_5f_10.E1" office:value-type="string">
            <text:p text:style-name="P8">17.531,97</text:p>
          </table:table-cell>
        </table:table-row>
        <table:table-row table:style-name="TBL_5f_0_5f_10.1">
          <table:table-cell table:style-name="TBL_5f_0_5f_10.A1" office:value-type="string">
            <text:p text:style-name="P7">98</text:p>
          </table:table-cell>
          <table:table-cell table:style-name="TBL_5f_0_5f_10.B1" office:value-type="string">
            <text:p text:style-name="P7">JOSE ANDRAD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13.287,6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8.380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70,07</text:p>
          </table:table-cell>
          <table:table-cell table:style-name="TBL_5f_0_5f_10.E1" office:value-type="string">
            <text:p text:style-name="P8">39.030,11</text:p>
          </table:table-cell>
          <table:table-cell table:style-name="TBL_5f_0_5f_10.E1" office:value-type="string">
            <text:p text:style-name="P8">4.778,80</text:p>
          </table:table-cell>
          <table:table-cell table:style-name="TBL_5f_0_5f_10.E1" office:value-type="string">
            <text:p text:style-name="P8">6.847,5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626,38</text:p>
          </table:table-cell>
          <table:table-cell table:style-name="TBL_5f_0_5f_10.E1" office:value-type="string">
            <text:p text:style-name="P8">27.403,73</text:p>
          </table:table-cell>
        </table:table-row>
        <table:table-row table:style-name="TBL_5f_0_5f_10.1">
          <table:table-cell table:style-name="TBL_5f_0_5f_10.A1" office:value-type="string">
            <text:p text:style-name="P7"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134</text:p>
          </table:table-cell>
          <table:table-cell table:style-name="TBL_5f_0_5f_10.B1" office:value-type="string">
            <text:p text:style-name="P7">JOSE AUGUSTO RAMOS DA SILVA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174,83</text:p>
          </table:table-cell>
          <table:table-cell table:style-name="TBL_5f_0_5f_10.E1" office:value-type="string">
            <text:p text:style-name="P8">487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662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94,99</text:p>
          </table:table-cell>
          <table:table-cell table:style-name="TBL_5f_0_5f_10.E1" office:value-type="string">
            <text:p text:style-name="P8">15.119,03</text:p>
          </table:table-cell>
          <table:table-cell table:style-name="TBL_5f_0_5f_10.E1" office:value-type="string">
            <text:p text:style-name="P8">1.732,12</text:p>
          </table:table-cell>
          <table:table-cell table:style-name="TBL_5f_0_5f_10.E1" office:value-type="string">
            <text:p text:style-name="P8">1.449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81,18</text:p>
          </table:table-cell>
          <table:table-cell table:style-name="TBL_5f_0_5f_10.E1" office:value-type="string">
            <text:p text:style-name="P8">11.937,85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354,32</text:p>
          </table:table-cell>
          <table:table-cell table:style-name="TBL_5f_0_5f_10.E1" office:value-type="string">
            <text:p text:style-name="P8">580,2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.934,5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94,99</text:p>
          </table:table-cell>
          <table:table-cell table:style-name="TBL_5f_0_5f_10.E1" office:value-type="string">
            <text:p text:style-name="P8">17.664,15</text:p>
          </table:table-cell>
          <table:table-cell table:style-name="TBL_5f_0_5f_10.E1" office:value-type="string">
            <text:p text:style-name="P8">2.063,00</text:p>
          </table:table-cell>
          <table:table-cell table:style-name="TBL_5f_0_5f_10.E1" office:value-type="string">
            <text:p text:style-name="P8">2.057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20,98</text:p>
          </table:table-cell>
          <table:table-cell table:style-name="TBL_5f_0_5f_10.E1" office:value-type="string">
            <text:p text:style-name="P8">13.543,17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16,30</text:p>
          </table:table-cell>
          <table:table-cell table:style-name="TBL_5f_0_5f_10.E1" office:value-type="string">
            <text:p text:style-name="P8">4.116,3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94,99</text:p>
          </table:table-cell>
          <table:table-cell table:style-name="TBL_5f_0_5f_10.E1" office:value-type="string">
            <text:p text:style-name="P8">10.027,59</text:p>
          </table:table-cell>
          <table:table-cell table:style-name="TBL_5f_0_5f_10.E1" office:value-type="string">
            <text:p text:style-name="P8">905,58</text:p>
          </table:table-cell>
          <table:table-cell table:style-name="TBL_5f_0_5f_10.E1" office:value-type="string">
            <text:p text:style-name="P8">389,4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95,04</text:p>
          </table:table-cell>
          <table:table-cell table:style-name="TBL_5f_0_5f_10.E1" office:value-type="string">
            <text:p text:style-name="P8">8.732,55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.293,32</text:p>
          </table:table-cell>
          <table:table-cell table:style-name="TBL_5f_0_5f_10.E1" office:value-type="string">
            <text:p text:style-name="P8">13.097,77</text:p>
          </table:table-cell>
          <table:table-cell table:style-name="TBL_5f_0_5f_10.E1" office:value-type="string">
            <text:p text:style-name="P8">10.216,2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4.304,49</text:p>
          </table:table-cell>
          <table:table-cell table:style-name="TBL_5f_0_5f_10.E1" office:value-type="string">
            <text:p text:style-name="P8">146.481,28</text:p>
          </table:table-cell>
          <table:table-cell table:style-name="TBL_5f_0_5f_10.E1" office:value-type="string">
            <text:p text:style-name="P8">10.216,26</text:p>
          </table:table-cell>
          <table:table-cell table:style-name="TBL_5f_0_5f_10.E1" office:value-type="string">
            <text:p text:style-name="P8">19.872,60</text:p>
          </table:table-cell>
          <table:table-cell table:style-name="TBL_5f_0_5f_10.E1" office:value-type="string">
            <text:p text:style-name="P8">276,12</text:p>
          </table:table-cell>
          <table:table-cell table:style-name="TBL_5f_0_5f_10.E1" office:value-type="string">
            <text:p text:style-name="P8">30.364,98</text:p>
          </table:table-cell>
          <table:table-cell table:style-name="TBL_5f_0_5f_10.E1" office:value-type="string">
            <text:p text:style-name="P8">116.116,30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55,49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3.885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7,9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45,13</text:p>
          </table:table-cell>
          <table:table-cell table:style-name="TBL_5f_0_5f_10.E1" office:value-type="string">
            <text:p text:style-name="P8">10.983,47</text:p>
          </table:table-cell>
          <table:table-cell table:style-name="TBL_5f_0_5f_10.E1" office:value-type="string">
            <text:p text:style-name="P8">467,94</text:p>
          </table:table-cell>
          <table:table-cell table:style-name="TBL_5f_0_5f_10.E1" office:value-type="string">
            <text:p text:style-name="P8">399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67,02</text:p>
          </table:table-cell>
          <table:table-cell table:style-name="TBL_5f_0_5f_10.E1" office:value-type="string">
            <text:p text:style-name="P8">10.116,45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2ª PROMOTORIA DE JUSTICA - TOBIAS BARRETO</text:p>
          </table:table-cell>
          <table:table-cell table:style-name="TBL_5f_0_5f_10.E1" office:value-type="string">
            <text:p text:style-name="P8">4.275,62</text:p>
          </table:table-cell>
          <table:table-cell table:style-name="TBL_5f_0_5f_10.E1" office:value-type="string">
            <text:p text:style-name="P8">64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916,96</text:p>
          </table:table-cell>
          <table:table-cell table:style-name="TBL_5f_0_5f_10.E1" office:value-type="string">
            <text:p text:style-name="P8">1.638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83,74</text:p>
          </table:table-cell>
          <table:table-cell table:style-name="TBL_5f_0_5f_10.E1" office:value-type="string">
            <text:p text:style-name="P8">14.256,65</text:p>
          </table:table-cell>
          <table:table-cell table:style-name="TBL_5f_0_5f_10.E1" office:value-type="string">
            <text:p text:style-name="P8">1.278,40</text:p>
          </table:table-cell>
          <table:table-cell table:style-name="TBL_5f_0_5f_10.E1" office:value-type="string">
            <text:p text:style-name="P8">1.084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62,52</text:p>
          </table:table-cell>
          <table:table-cell table:style-name="TBL_5f_0_5f_10.E1" office:value-type="string">
            <text:p text:style-name="P8">11.894,13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5.825,31</text:p>
          </table:table-cell>
          <table:table-cell table:style-name="TBL_5f_0_5f_10.E1" office:value-type="string">
            <text:p text:style-name="P8">612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38,13</text:p>
          </table:table-cell>
          <table:table-cell table:style-name="TBL_5f_0_5f_10.E1" office:value-type="string">
            <text:p text:style-name="P8">2.146,0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8,36</text:p>
          </table:table-cell>
          <table:table-cell table:style-name="TBL_5f_0_5f_10.E1" office:value-type="string">
            <text:p text:style-name="P8">17.480,66</text:p>
          </table:table-cell>
          <table:table-cell table:style-name="TBL_5f_0_5f_10.E1" office:value-type="string">
            <text:p text:style-name="P8">1.673,92</text:p>
          </table:table-cell>
          <table:table-cell table:style-name="TBL_5f_0_5f_10.E1" office:value-type="string">
            <text:p text:style-name="P8">1.827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501,73</text:p>
          </table:table-cell>
          <table:table-cell table:style-name="TBL_5f_0_5f_10.E1" office:value-type="string">
            <text:p text:style-name="P8">13.978,93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56,00</text:p>
          </table:table-cell>
          <table:table-cell table:style-name="TBL_5f_0_5f_10.E1" office:value-type="string">
            <text:p text:style-name="P8">2.856,00</text:p>
          </table:table-cell>
          <table:table-cell table:style-name="TBL_5f_0_5f_10.E1" office:value-type="string">
            <text:p text:style-name="P8">144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44,00</text:p>
          </table:table-cell>
          <table:table-cell table:style-name="TBL_5f_0_5f_10.E1" office:value-type="string">
            <text:p text:style-name="P8">2.712,00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485,78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3.652,1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45,13</text:p>
          </table:table-cell>
          <table:table-cell table:style-name="TBL_5f_0_5f_10.E1" office:value-type="string">
            <text:p text:style-name="P8">10.049,47</text:p>
          </table:table-cell>
          <table:table-cell table:style-name="TBL_5f_0_5f_10.E1" office:value-type="string">
            <text:p text:style-name="P8">407,34</text:p>
          </table:table-cell>
          <table:table-cell table:style-name="TBL_5f_0_5f_10.E1" office:value-type="string">
            <text:p text:style-name="P8">324,9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32,30</text:p>
          </table:table-cell>
          <table:table-cell table:style-name="TBL_5f_0_5f_10.E1" office:value-type="string">
            <text:p text:style-name="P8">9.317,17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96,2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3.481,64</text:p>
          </table:table-cell>
          <table:table-cell table:style-name="TBL_5f_0_5f_10.E1" office:value-type="string">
            <text:p text:style-name="P8">1.160,55</text:p>
          </table:table-cell>
          <table:table-cell table:style-name="TBL_5f_0_5f_10.E1" office:value-type="string">
            <text:p text:style-name="P8">363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45,13</text:p>
          </table:table-cell>
          <table:table-cell table:style-name="TBL_5f_0_5f_10.E1" office:value-type="string">
            <text:p text:style-name="P8">11.231,98</text:p>
          </table:table-cell>
          <table:table-cell table:style-name="TBL_5f_0_5f_10.E1" office:value-type="string">
            <text:p text:style-name="P8">363,02</text:p>
          </table:table-cell>
          <table:table-cell table:style-name="TBL_5f_0_5f_10.E1" office:value-type="string">
            <text:p text:style-name="P8">504,7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67,74</text:p>
          </table:table-cell>
          <table:table-cell table:style-name="TBL_5f_0_5f_10.E1" office:value-type="string">
            <text:p text:style-name="P8">10.364,24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275,62</text:p>
          </table:table-cell>
          <table:table-cell table:style-name="TBL_5f_0_5f_10.E1" office:value-type="string">
            <text:p text:style-name="P8">64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916,9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007,43</text:p>
          </table:table-cell>
          <table:table-cell table:style-name="TBL_5f_0_5f_10.E1" office:value-type="string">
            <text:p text:style-name="P8">12.841,35</text:p>
          </table:table-cell>
          <table:table-cell table:style-name="TBL_5f_0_5f_10.E1" office:value-type="string">
            <text:p text:style-name="P8">1.278,40</text:p>
          </table:table-cell>
          <table:table-cell table:style-name="TBL_5f_0_5f_10.E1" office:value-type="string">
            <text:p text:style-name="P8">652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31,14</text:p>
          </table:table-cell>
          <table:table-cell table:style-name="TBL_5f_0_5f_10.E1" office:value-type="string">
            <text:p text:style-name="P8">10.910,21</text:p>
          </table:table-cell>
        </table:table-row>
        <table:table-row table:style-name="TBL_5f_0_5f_10.1">
          <table:table-cell table:style-name="TBL_5f_0_5f_10.A1" office:value-type="string">
            <text:p text:style-name="P7">1925</text:p>
          </table:table-cell>
          <table:table-cell table:style-name="TBL_5f_0_5f_10.B1" office:value-type="string">
            <text:p text:style-name="P7">JOSE CLECIO MACEDO MENESES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CAPELA</text:p>
          </table:table-cell>
          <table:table-cell table:style-name="TBL_5f_0_5f_10.E1" office:value-type="string">
            <text:p text:style-name="P8">7.354,32</text:p>
          </table:table-cell>
          <table:table-cell table:style-name="TBL_5f_0_5f_10.E1" office:value-type="string">
            <text:p text:style-name="P8">1.103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.457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8,36</text:p>
          </table:table-cell>
          <table:table-cell table:style-name="TBL_5f_0_5f_10.E1" office:value-type="string">
            <text:p text:style-name="P8">19.373,30</text:p>
          </table:table-cell>
          <table:table-cell table:style-name="TBL_5f_0_5f_10.E1" office:value-type="string">
            <text:p text:style-name="P8">2.198,94</text:p>
          </table:table-cell>
          <table:table-cell table:style-name="TBL_5f_0_5f_10.E1" office:value-type="string">
            <text:p text:style-name="P8">2.308,1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507,12</text:p>
          </table:table-cell>
          <table:table-cell table:style-name="TBL_5f_0_5f_10.E1" office:value-type="string">
            <text:p text:style-name="P8">14.866,18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10.219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5.311,41</text:p>
          </table:table-cell>
          <table:table-cell table:style-name="TBL_5f_0_5f_10.E1" office:value-type="string">
            <text:p text:style-name="P8">5.103,8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5.971,30</text:p>
          </table:table-cell>
          <table:table-cell table:style-name="TBL_5f_0_5f_10.E1" office:value-type="string">
            <text:p text:style-name="P8">51.697,92</text:p>
          </table:table-cell>
          <table:table-cell table:style-name="TBL_5f_0_5f_10.E1" office:value-type="string">
            <text:p text:style-name="P8">3.980,96</text:p>
          </table:table-cell>
          <table:table-cell table:style-name="TBL_5f_0_5f_10.E1" office:value-type="string">
            <text:p text:style-name="P8">5.709,0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689,97</text:p>
          </table:table-cell>
          <table:table-cell table:style-name="TBL_5f_0_5f_10.E1" office:value-type="string">
            <text:p text:style-name="P8">42.007,95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9.841,74</text:p>
          </table:table-cell>
          <table:table-cell table:style-name="TBL_5f_0_5f_10.E1" office:value-type="string">
            <text:p text:style-name="P8">18.414,7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8.256,4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7.270,07</text:p>
          </table:table-cell>
          <table:table-cell table:style-name="TBL_5f_0_5f_10.E1" office:value-type="string">
            <text:p text:style-name="P8">73.782,97</text:p>
          </table:table-cell>
          <table:table-cell table:style-name="TBL_5f_0_5f_10.E1" office:value-type="string">
            <text:p text:style-name="P8">7.346,68</text:p>
          </table:table-cell>
          <table:table-cell table:style-name="TBL_5f_0_5f_10.E1" office:value-type="string">
            <text:p text:style-name="P8">11.677,7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.024,40</text:p>
          </table:table-cell>
          <table:table-cell table:style-name="TBL_5f_0_5f_10.E1" office:value-type="string">
            <text:p text:style-name="P8">54.758,57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62,77</text:p>
          </table:table-cell>
          <table:table-cell table:style-name="TBL_5f_0_5f_10.E1" office:value-type="string">
            <text:p text:style-name="P8">4.162,7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94,99</text:p>
          </table:table-cell>
          <table:table-cell table:style-name="TBL_5f_0_5f_10.E1" office:value-type="string">
            <text:p text:style-name="P8">10.120,53</text:p>
          </table:table-cell>
          <table:table-cell table:style-name="TBL_5f_0_5f_10.E1" office:value-type="string">
            <text:p text:style-name="P8">915,80</text:p>
          </table:table-cell>
          <table:table-cell table:style-name="TBL_5f_0_5f_10.E1" office:value-type="string">
            <text:p text:style-name="P8">344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60,78</text:p>
          </table:table-cell>
          <table:table-cell table:style-name="TBL_5f_0_5f_10.E1" office:value-type="string">
            <text:p text:style-name="P8">8.859,75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02,40</text:p>
          </table:table-cell>
          <table:table-cell table:style-name="TBL_5f_0_5f_10.E1" office:value-type="string">
            <text:p text:style-name="P8">3.302,40</text:p>
          </table:table-cell>
          <table:table-cell table:style-name="TBL_5f_0_5f_10.E1" office:value-type="string">
            <text:p text:style-name="P8">1.100,8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58,92</text:p>
          </table:table-cell>
          <table:table-cell table:style-name="TBL_5f_0_5f_10.E1" office:value-type="string">
            <text:p text:style-name="P8">9.764,52</text:p>
          </table:table-cell>
          <table:table-cell table:style-name="TBL_5f_0_5f_10.E1" office:value-type="string">
            <text:p text:style-name="P8">847,61</text:p>
          </table:table-cell>
          <table:table-cell table:style-name="TBL_5f_0_5f_10.E1" office:value-type="string">
            <text:p text:style-name="P8">268,0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15,62</text:p>
          </table:table-cell>
          <table:table-cell table:style-name="TBL_5f_0_5f_10.E1" office:value-type="string">
            <text:p text:style-name="P8">8.648,90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</table:table-row>
        <table:table-row table:style-name="TBL_5f_0_5f_10.1">
          <table:table-cell table:style-name="TBL_5f_0_5f_10.A1" office:value-type="string">
            <text:p text:style-name="P7">164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6ª PROMOTORIA DE JUSTICA CRIMINAL - ARACAJU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.378,22</text:p>
          </table:table-cell>
          <table:table-cell table:style-name="TBL_5f_0_5f_10.E1" office:value-type="string">
            <text:p text:style-name="P8">67.378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.378,22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1.689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89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805,28</text:p>
          </table:table-cell>
          <table:table-cell table:style-name="TBL_5f_0_5f_10.E1" office:value-type="string">
            <text:p text:style-name="P8">400,32</text:p>
          </table:table-cell>
          <table:table-cell table:style-name="TBL_5f_0_5f_10.E1" office:value-type="string">
            <text:p text:style-name="P8">3.567,46</text:p>
          </table:table-cell>
          <table:table-cell table:style-name="TBL_5f_0_5f_10.E1" office:value-type="string">
            <text:p text:style-name="P8">7.773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58,92</text:p>
          </table:table-cell>
          <table:table-cell table:style-name="TBL_5f_0_5f_10.E1" office:value-type="string">
            <text:p text:style-name="P8">17.605,04</text:p>
          </table:table-cell>
          <table:table-cell table:style-name="TBL_5f_0_5f_10.E1" office:value-type="string">
            <text:p text:style-name="P8">1.093,46</text:p>
          </table:table-cell>
          <table:table-cell table:style-name="TBL_5f_0_5f_10.E1" office:value-type="string">
            <text:p text:style-name="P8">2.131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224,94</text:p>
          </table:table-cell>
          <table:table-cell table:style-name="TBL_5f_0_5f_10.E1" office:value-type="string">
            <text:p text:style-name="P8">14.380,10</text:p>
          </table:table-cell>
        </table:table-row>
        <table:table-row table:style-name="TBL_5f_0_5f_10.1">
          <table:table-cell table:style-name="TBL_5f_0_5f_10.A1" office:value-type="string">
            <text:p text:style-name="P7">2033</text:p>
          </table:table-cell>
          <table:table-cell table:style-name="TBL_5f_0_5f_10.B1" office:value-type="string">
            <text:p text:style-name="P7">JOSE FERREIRA DA CONCEICAO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70,88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279,36</text:p>
          </table:table-cell>
          <table:table-cell table:style-name="TBL_5f_0_5f_10.E1" office:value-type="string">
            <text:p text:style-name="P8">6.279,3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58,92</text:p>
          </table:table-cell>
          <table:table-cell table:style-name="TBL_5f_0_5f_10.E1" office:value-type="string">
            <text:p text:style-name="P8">14.617,64</text:p>
          </table:table-cell>
          <table:table-cell table:style-name="TBL_5f_0_5f_10.E1" office:value-type="string">
            <text:p text:style-name="P8">1.284,68</text:p>
          </table:table-cell>
          <table:table-cell table:style-name="TBL_5f_0_5f_10.E1" office:value-type="string">
            <text:p text:style-name="P8">1.361,6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646,32</text:p>
          </table:table-cell>
          <table:table-cell table:style-name="TBL_5f_0_5f_10.E1" office:value-type="string">
            <text:p text:style-name="P8">11.971,32</text:p>
          </table:table-cell>
        </table:table-row>
        <table:table-row table:style-name="TBL_5f_0_5f_10.1">
          <table:table-cell table:style-name="TBL_5f_0_5f_10.A1" office:value-type="string">
            <text:p text:style-name="P7">1027</text:p>
          </table:table-cell>
          <table:table-cell table:style-name="TBL_5f_0_5f_10.B1" office:value-type="string">
            <text:p text:style-name="P7">JOSE JORGE DE MATOS LESSA</text:p>
          </table:table-cell>
          <table:table-cell table:style-name="TBL_5f_0_5f_10.B1" office:value-type="string">
            <text:p text:style-name="P7">ASSESSOR DE PROCURADOR DE JUSTIÇA</text:p>
          </table:table-cell>
          <table:table-cell table:style-name="TBL_5f_0_5f_10.B1" office:value-type="string">
            <text:p text:style-name="P7">10ª PROCURADORIA DE JUSTICA (2ª CAMARA CIVEL)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899,23</text:p>
          </table:table-cell>
          <table:table-cell table:style-name="TBL_5f_0_5f_10.E1" office:value-type="string">
            <text:p text:style-name="P8">11.899,23</text:p>
          </table:table-cell>
          <table:table-cell table:style-name="TBL_5f_0_5f_10.E1" office:value-type="string">
            <text:p text:style-name="P8">3.966,4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70,07</text:p>
          </table:table-cell>
          <table:table-cell table:style-name="TBL_5f_0_5f_10.E1" office:value-type="string">
            <text:p text:style-name="P8">30.034,94</text:p>
          </table:table-cell>
          <table:table-cell table:style-name="TBL_5f_0_5f_10.E1" office:value-type="string">
            <text:p text:style-name="P8">1.284,68</text:p>
          </table:table-cell>
          <table:table-cell table:style-name="TBL_5f_0_5f_10.E1" office:value-type="string">
            <text:p text:style-name="P8">5.230,5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515,19</text:p>
          </table:table-cell>
          <table:table-cell table:style-name="TBL_5f_0_5f_10.E1" office:value-type="string">
            <text:p text:style-name="P8">23.519,75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900,00</text:p>
          </table:table-cell>
          <table:table-cell table:style-name="TBL_5f_0_5f_10.E1" office:value-type="string">
            <text:p text:style-name="P8">3.351,8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70,07</text:p>
          </table:table-cell>
          <table:table-cell table:style-name="TBL_5f_0_5f_10.E1" office:value-type="string">
            <text:p text:style-name="P8">8.973,73</text:p>
          </table:table-cell>
          <table:table-cell table:style-name="TBL_5f_0_5f_10.E1" office:value-type="string">
            <text:p text:style-name="P8">329,26</text:p>
          </table:table-cell>
          <table:table-cell table:style-name="TBL_5f_0_5f_10.E1" office:value-type="string">
            <text:p text:style-name="P8">135,6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4,86</text:p>
          </table:table-cell>
          <table:table-cell table:style-name="TBL_5f_0_5f_10.E1" office:value-type="string">
            <text:p text:style-name="P8">8.508,87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2.769,88</text:p>
          </table:table-cell>
          <table:table-cell table:style-name="TBL_5f_0_5f_10.E1" office:value-type="string">
            <text:p text:style-name="P8">110.148,10</text:p>
          </table:table-cell>
          <table:table-cell table:style-name="TBL_5f_0_5f_10.E1" office:value-type="string">
            <text:p text:style-name="P8">8.759,16</text:p>
          </table:table-cell>
          <table:table-cell table:style-name="TBL_5f_0_5f_10.E1" office:value-type="string">
            <text:p text:style-name="P8">14.381,5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.140,68</text:p>
          </table:table-cell>
          <table:table-cell table:style-name="TBL_5f_0_5f_10.E1" office:value-type="string">
            <text:p text:style-name="P8">87.007,42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8.759,11</text:p>
          </table:table-cell>
          <table:table-cell table:style-name="TBL_5f_0_5f_10.E1" office:value-type="string">
            <text:p text:style-name="P8">691,10</text:p>
          </table:table-cell>
          <table:table-cell table:style-name="TBL_5f_0_5f_10.E1" office:value-type="string">
            <text:p text:style-name="P8">1.213,11</text:p>
          </table:table-cell>
          <table:table-cell table:style-name="TBL_5f_0_5f_10.E1" office:value-type="string">
            <text:p text:style-name="P8">10.663,3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94,99</text:p>
          </table:table-cell>
          <table:table-cell table:style-name="TBL_5f_0_5f_10.E1" office:value-type="string">
            <text:p text:style-name="P8">23.121,63</text:p>
          </table:table-cell>
          <table:table-cell table:style-name="TBL_5f_0_5f_10.E1" office:value-type="string">
            <text:p text:style-name="P8">2.457,06</text:p>
          </table:table-cell>
          <table:table-cell table:style-name="TBL_5f_0_5f_10.E1" office:value-type="string">
            <text:p text:style-name="P8">3.241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698,92</text:p>
          </table:table-cell>
          <table:table-cell table:style-name="TBL_5f_0_5f_10.E1" office:value-type="string">
            <text:p text:style-name="P8">17.422,71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52</text:p>
          </table:table-cell>
          <table:table-cell table:style-name="TBL_5f_0_5f_11.B1" office:value-type="string">
            <text:p text:style-name="P7">JOSE MAGALHAES DE SANTANA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</table:table-row>
        <table:table-row table:style-name="TBL_5f_0_5f_11.1">
          <table:table-cell table:style-name="TBL_5f_0_5f_11.A1" office:value-type="string">
            <text:p text:style-name="P7">2122</text:p>
          </table:table-cell>
          <table:table-cell table:style-name="TBL_5f_0_5f_11.B1" office:value-type="string">
            <text:p text:style-name="P7">JOSE MARCOS SANTOS CHAGAS</text:p>
          </table:table-cell>
          <table:table-cell table:style-name="TBL_5f_0_5f_11.B1" office:value-type="string">
            <text:p text:style-name="P7">3º SARGENTO - requisitado - 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</table:table-row>
        <table:table-row table:style-name="TBL_5f_0_5f_11.1">
          <table:table-cell table:style-name="TBL_5f_0_5f_11.A1" office:value-type="string">
            <text:p text:style-name="P7">1538</text:p>
          </table:table-cell>
          <table:table-cell table:style-name="TBL_5f_0_5f_11.B1" office:value-type="string">
            <text:p text:style-name="P7">JOSE MARIO DA CRUZ COSTA</text:p>
          </table:table-cell>
          <table:table-cell table:style-name="TBL_5f_0_5f_11.B1" office:value-type="string">
            <text:p text:style-name="P7">ANALISTA DO MP -Informática - G. e A.de P. de Infraestrutura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7.354,32</text:p>
          </table:table-cell>
          <table:table-cell table:style-name="TBL_5f_0_5f_11.E1" office:value-type="string">
            <text:p text:style-name="P8">773,67</text:p>
          </table:table-cell>
          <table:table-cell table:style-name="TBL_5f_0_5f_11.E1" office:value-type="string">
            <text:p text:style-name="P8">3.567,46</text:p>
          </table:table-cell>
          <table:table-cell table:style-name="TBL_5f_0_5f_11.E1" office:value-type="string">
            <text:p text:style-name="P8">11.695,4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25.185,89</text:p>
          </table:table-cell>
          <table:table-cell table:style-name="TBL_5f_0_5f_11.E1" office:value-type="string">
            <text:p text:style-name="P8">2.113,28</text:p>
          </table:table-cell>
          <table:table-cell table:style-name="TBL_5f_0_5f_11.E1" office:value-type="string">
            <text:p text:style-name="P8">4.112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225,90</text:p>
          </table:table-cell>
          <table:table-cell table:style-name="TBL_5f_0_5f_11.E1" office:value-type="string">
            <text:p text:style-name="P8">18.959,99</text:p>
          </table:table-cell>
        </table:table-row>
        <table:table-row table:style-name="TBL_5f_0_5f_11.1">
          <table:table-cell table:style-name="TBL_5f_0_5f_11.A1" office:value-type="string">
            <text:p text:style-name="P7">1482</text:p>
          </table:table-cell>
          <table:table-cell table:style-name="TBL_5f_0_5f_11.B1" office:value-type="string">
            <text:p text:style-name="P7">JOSE MARLUCIO MONTEIRO FERREIRA</text:p>
          </table:table-cell>
          <table:table-cell table:style-name="TBL_5f_0_5f_11.B1" office:value-type="string">
            <text:p text:style-name="P7">Coordenador da Div. Perícia Contábil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279,36</text:p>
          </table:table-cell>
          <table:table-cell table:style-name="TBL_5f_0_5f_11.E1" office:value-type="string">
            <text:p text:style-name="P8">6.27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70,07</text:p>
          </table:table-cell>
          <table:table-cell table:style-name="TBL_5f_0_5f_11.E1" office:value-type="string">
            <text:p text:style-name="P8">14.828,79</text:p>
          </table:table-cell>
          <table:table-cell table:style-name="TBL_5f_0_5f_11.E1" office:value-type="string">
            <text:p text:style-name="P8">1.284,68</text:p>
          </table:table-cell>
          <table:table-cell table:style-name="TBL_5f_0_5f_11.E1" office:value-type="string">
            <text:p text:style-name="P8">1.361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46,32</text:p>
          </table:table-cell>
          <table:table-cell table:style-name="TBL_5f_0_5f_11.E1" office:value-type="string">
            <text:p text:style-name="P8">12.182,47</text:p>
          </table:table-cell>
        </table:table-row>
        <table:table-row table:style-name="TBL_5f_0_5f_11.1">
          <table:table-cell table:style-name="TBL_5f_0_5f_11.A1" office:value-type="string">
            <text:p text:style-name="P7">1910</text:p>
          </table:table-cell>
          <table:table-cell table:style-name="TBL_5f_0_5f_11.B1" office:value-type="string">
            <text:p text:style-name="P7">JOSE MICAEL BISPO RODRIGU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PROPRIA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252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447,0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783,74</text:p>
          </table:table-cell>
          <table:table-cell table:style-name="TBL_5f_0_5f_11.E1" office:value-type="string">
            <text:p text:style-name="P8">9.677,90</text:p>
          </table:table-cell>
          <table:table-cell table:style-name="TBL_5f_0_5f_11.E1" office:value-type="string">
            <text:p text:style-name="P8">896,24</text:p>
          </table:table-cell>
          <table:table-cell table:style-name="TBL_5f_0_5f_11.E1" office:value-type="string">
            <text:p text:style-name="P8">135,8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32,04</text:p>
          </table:table-cell>
          <table:table-cell table:style-name="TBL_5f_0_5f_11.E1" office:value-type="string">
            <text:p text:style-name="P8">8.645,86</text:p>
          </table:table-cell>
        </table:table-row>
        <table:table-row table:style-name="TBL_5f_0_5f_11.1">
          <table:table-cell table:style-name="TBL_5f_0_5f_11.A1" office:value-type="string">
            <text:p text:style-name="P7">215</text:p>
          </table:table-cell>
          <table:table-cell table:style-name="TBL_5f_0_5f_11.B1" office:value-type="string">
            <text:p text:style-name="P7">JOSE MIRANDA SOUZA</text:p>
          </table:table-cell>
          <table:table-cell table:style-name="TBL_5f_0_5f_11.B1" office:value-type="string">
            <text:p text:style-name="P7">MOTORISTA OFICIAL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</table:table-row>
        <table:table-row table:style-name="TBL_5f_0_5f_11.1">
          <table:table-cell table:style-name="TBL_5f_0_5f_11.A1" office:value-type="string">
            <text:p text:style-name="P7">2119</text:p>
          </table:table-cell>
          <table:table-cell table:style-name="TBL_5f_0_5f_11.B1" office:value-type="string">
            <text:p text:style-name="P7">JOSE NUNES SANTOS</text:p>
          </table:table-cell>
          <table:table-cell table:style-name="TBL_5f_0_5f_11.B1" office:value-type="string">
            <text:p text:style-name="P7">SOLDADO - requistado -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</table:table-row>
        <table:table-row table:style-name="TBL_5f_0_5f_11.1">
          <table:table-cell table:style-name="TBL_5f_0_5f_11.A1" office:value-type="string">
            <text:p text:style-name="P7">19</text:p>
          </table:table-cell>
          <table:table-cell table:style-name="TBL_5f_0_5f_11.B1" office:value-type="string">
            <text:p text:style-name="P7">JOSE RENATO LIMA SAMPAI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</table:table-row>
        <table:table-row table:style-name="TBL_5f_0_5f_11.1">
          <table:table-cell table:style-name="TBL_5f_0_5f_11.A1" office:value-type="string">
            <text:p text:style-name="P7">2074</text:p>
          </table:table-cell>
          <table:table-cell table:style-name="TBL_5f_0_5f_11.B1" office:value-type="string">
            <text:p text:style-name="P7">JOSE RICARDO ALVES DE JESU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14,07</text:p>
          </table:table-cell>
          <table:table-cell table:style-name="TBL_5f_0_5f_11.E1" office:value-type="string">
            <text:p text:style-name="P8">1.214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14,07</text:p>
          </table:table-cell>
        </table:table-row>
        <table:table-row table:style-name="TBL_5f_0_5f_11.1">
          <table:table-cell table:style-name="TBL_5f_0_5f_11.A1" office:value-type="string">
            <text:p text:style-name="P7">1810</text:p>
          </table:table-cell>
          <table:table-cell table:style-name="TBL_5f_0_5f_11.B1" office:value-type="string">
            <text:p text:style-name="P7">JOSE RONALDO DE JESU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FREI PAULO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641,3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16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403,20</text:p>
          </table:table-cell>
          <table:table-cell table:style-name="TBL_5f_0_5f_11.E1" office:value-type="string">
            <text:p text:style-name="P8">12.237,12</text:p>
          </table:table-cell>
          <table:table-cell table:style-name="TBL_5f_0_5f_11.E1" office:value-type="string">
            <text:p text:style-name="P8">1.278,40</text:p>
          </table:table-cell>
          <table:table-cell table:style-name="TBL_5f_0_5f_11.E1" office:value-type="string">
            <text:p text:style-name="P8">567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45,82</text:p>
          </table:table-cell>
          <table:table-cell table:style-name="TBL_5f_0_5f_11.E1" office:value-type="string">
            <text:p text:style-name="P8">10.391,30</text:p>
          </table:table-cell>
        </table:table-row>
        <table:table-row table:style-name="TBL_5f_0_5f_11.1">
          <table:table-cell table:style-name="TBL_5f_0_5f_11.A1" office:value-type="string">
            <text:p text:style-name="P7">188</text:p>
          </table:table-cell>
          <table:table-cell table:style-name="TBL_5f_0_5f_11.B1" office:value-type="string">
            <text:p text:style-name="P7">JOSE RONY SILVA ALMEIDA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7.058,02</text:p>
          </table:table-cell>
          <table:table-cell table:style-name="TBL_5f_0_5f_11.E1" office:value-type="string">
            <text:p text:style-name="P8">12.352,6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8,91</text:p>
          </table:table-cell>
          <table:table-cell table:style-name="TBL_5f_0_5f_11.E1" office:value-type="string">
            <text:p text:style-name="P8">43.829,43</text:p>
          </table:table-cell>
          <table:table-cell table:style-name="TBL_5f_0_5f_11.E1" office:value-type="string">
            <text:p text:style-name="P8">130.298,14</text:p>
          </table:table-cell>
          <table:table-cell table:style-name="TBL_5f_0_5f_11.E1" office:value-type="string">
            <text:p text:style-name="P8">8.759,1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759,16</text:p>
          </table:table-cell>
          <table:table-cell table:style-name="TBL_5f_0_5f_11.E1" office:value-type="string">
            <text:p text:style-name="P8">121.538,98</text:p>
          </table:table-cell>
        </table:table-row>
        <table:table-row table:style-name="TBL_5f_0_5f_11.1">
          <table:table-cell table:style-name="TBL_5f_0_5f_11.A1" office:value-type="string">
            <text:p text:style-name="P7">2114</text:p>
          </table:table-cell>
          <table:table-cell table:style-name="TBL_5f_0_5f_11.B1" office:value-type="string">
            <text:p text:style-name="P7">JOSE RUBENS DA SILVA</text:p>
          </table:table-cell>
          <table:table-cell table:style-name="TBL_5f_0_5f_11.B1" office:value-type="string">
            <text:p text:style-name="P7">3º SARGENTO - requisitado - 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</table:table-row>
        <table:table-row table:style-name="TBL_5f_0_5f_11.1">
          <table:table-cell table:style-name="TBL_5f_0_5f_11.A1" office:value-type="string">
            <text:p text:style-name="P7">1274</text:p>
          </table:table-cell>
          <table:table-cell table:style-name="TBL_5f_0_5f_11.B1" office:value-type="string">
            <text:p text:style-name="P7">JOSE SACRAMENTO DOS SANTO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1.689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89,13</text:p>
          </table:table-cell>
        </table:table-row>
        <table:table-row table:style-name="TBL_5f_0_5f_11.1">
          <table:table-cell table:style-name="TBL_5f_0_5f_11.A1" office:value-type="string">
            <text:p text:style-name="P7">2067</text:p>
          </table:table-cell>
          <table:table-cell table:style-name="TBL_5f_0_5f_11.B1" office:value-type="string">
            <text:p text:style-name="P7">JOSE SANTANA DA SILVA JUNIOR</text:p>
          </table:table-cell>
          <table:table-cell table:style-name="TBL_5f_0_5f_11.B1" office:value-type="string">
            <text:p text:style-name="P7">TÉCNICO DO MP - Manut. Sup. Eq. de Inf. e Software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1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3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8.521,09</text:p>
          </table:table-cell>
          <table:table-cell table:style-name="TBL_5f_0_5f_11.E1" office:value-type="string">
            <text:p text:style-name="P8">874,40</text:p>
          </table:table-cell>
          <table:table-cell table:style-name="TBL_5f_0_5f_11.E1" office:value-type="string">
            <text:p text:style-name="P8">124,8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9,24</text:p>
          </table:table-cell>
          <table:table-cell table:style-name="TBL_5f_0_5f_11.E1" office:value-type="string">
            <text:p text:style-name="P8">7.521,85</text:p>
          </table:table-cell>
        </table:table-row>
        <table:table-row table:style-name="TBL_5f_0_5f_11.1">
          <table:table-cell table:style-name="TBL_5f_0_5f_11.A1" office:value-type="string">
            <text:p text:style-name="P7">389</text:p>
          </table:table-cell>
          <table:table-cell table:style-name="TBL_5f_0_5f_11.B1" office:value-type="string">
            <text:p text:style-name="P7">JOSE SOARES DE ARAGAO BRITO</text:p>
          </table:table-cell>
          <table:table-cell table:style-name="TBL_5f_0_5f_11.B1" office:value-type="string">
            <text:p text:style-name="P7">ECONOMISTA - requisitado</text:p>
          </table:table-cell>
          <table:table-cell table:style-name="TBL_5f_0_5f_11.B1" office:value-type="string">
            <text:p text:style-name="P7">PROGRAMA DE DEFESA COMUNITARIA - CAO/CG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57,41</text:p>
          </table:table-cell>
          <table:table-cell table:style-name="TBL_5f_0_5f_11.E1" office:value-type="string">
            <text:p text:style-name="P8">357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57,41</text:p>
          </table:table-cell>
        </table:table-row>
        <table:table-row table:style-name="TBL_5f_0_5f_11.1">
          <table:table-cell table:style-name="TBL_5f_0_5f_11.A1" office:value-type="string">
            <text:p text:style-name="P7"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1º SARGENT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70,88</text:p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9.293,32</text:p>
          </table:table-cell>
          <table:table-cell table:style-name="TBL_5f_0_5f_11.E1" office:value-type="string">
            <text:p text:style-name="P8">13.097,77</text:p>
          </table:table-cell>
          <table:table-cell table:style-name="TBL_5f_0_5f_11.E1" office:value-type="string">
            <text:p text:style-name="P8">9.220,18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44.304,49</text:p>
          </table:table-cell>
          <table:table-cell table:style-name="TBL_5f_0_5f_11.E1" office:value-type="string">
            <text:p text:style-name="P8">146.697,31</text:p>
          </table:table-cell>
          <table:table-cell table:style-name="TBL_5f_0_5f_11.E1" office:value-type="string">
            <text:p text:style-name="P8">9.220,18</text:p>
          </table:table-cell>
          <table:table-cell table:style-name="TBL_5f_0_5f_11.E1" office:value-type="string">
            <text:p text:style-name="P8">23.474,49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34.182,90</text:p>
          </table:table-cell>
          <table:table-cell table:style-name="TBL_5f_0_5f_11.E1" office:value-type="string">
            <text:p text:style-name="P8">112.514,41</text:p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5.495,58</text:p>
          </table:table-cell>
          <table:table-cell table:style-name="TBL_5f_0_5f_11.E1" office:value-type="string">
            <text:p text:style-name="P8">289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78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11,27</text:p>
          </table:table-cell>
          <table:table-cell table:style-name="TBL_5f_0_5f_11.E1" office:value-type="string">
            <text:p text:style-name="P8">13.780,57</text:p>
          </table:table-cell>
          <table:table-cell table:style-name="TBL_5f_0_5f_11.E1" office:value-type="string">
            <text:p text:style-name="P8">1.504,00</text:p>
          </table:table-cell>
          <table:table-cell table:style-name="TBL_5f_0_5f_11.E1" office:value-type="string">
            <text:p text:style-name="P8">1.029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33,24</text:p>
          </table:table-cell>
          <table:table-cell table:style-name="TBL_5f_0_5f_11.E1" office:value-type="string">
            <text:p text:style-name="P8">11.247,33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682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82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458,36</text:p>
          </table:table-cell>
          <table:table-cell table:style-name="TBL_5f_0_5f_11.E1" office:value-type="string">
            <text:p text:style-name="P8">7.823,52</text:p>
          </table:table-cell>
          <table:table-cell table:style-name="TBL_5f_0_5f_11.E1" office:value-type="string">
            <text:p text:style-name="P8">697,48</text:p>
          </table:table-cell>
          <table:table-cell table:style-name="TBL_5f_0_5f_11.E1" office:value-type="string">
            <text:p text:style-name="P8">64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61,96</text:p>
          </table:table-cell>
          <table:table-cell table:style-name="TBL_5f_0_5f_11.E1" office:value-type="string">
            <text:p text:style-name="P8">7.061,56</text:p>
          </table:table-cell>
        </table:table-row>
        <table:table-row table:style-name="TBL_5f_0_5f_11.1">
          <table:table-cell table:style-name="TBL_5f_0_5f_11.A1" office:value-type="string">
            <text:p text:style-name="P7">1642</text:p>
          </table:table-cell>
          <table:table-cell table:style-name="TBL_5f_0_5f_11.B1" office:value-type="string">
            <text:p text:style-name="P7">JULIANA CARDOSO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988,57</text:p>
          </table:table-cell>
          <table:table-cell table:style-name="TBL_5f_0_5f_11.E1" office:value-type="string">
            <text:p text:style-name="P8">10.988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988,57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69.437,14</text:p>
          </table:table-cell>
          <table:table-cell table:style-name="TBL_5f_0_5f_11.E1" office:value-type="string">
            <text:p text:style-name="P8">8.759,16</text:p>
          </table:table-cell>
          <table:table-cell table:style-name="TBL_5f_0_5f_11.E1" office:value-type="string">
            <text:p text:style-name="P8">14.277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036,40</text:p>
          </table:table-cell>
          <table:table-cell table:style-name="TBL_5f_0_5f_11.E1" office:value-type="string">
            <text:p text:style-name="P8">46.400,74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804,09</text:p>
          </table:table-cell>
          <table:table-cell table:style-name="TBL_5f_0_5f_11.E1" office:value-type="string">
            <text:p text:style-name="P8">3.303,87</text:p>
          </table:table-cell>
          <table:table-cell table:style-name="TBL_5f_0_5f_11.E1" office:value-type="string">
            <text:p text:style-name="P8">7.969,62</text:p>
          </table:table-cell>
          <table:table-cell table:style-name="TBL_5f_0_5f_11.E1" office:value-type="string">
            <text:p text:style-name="P8">16.077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33.950,15</text:p>
          </table:table-cell>
          <table:table-cell table:style-name="TBL_5f_0_5f_11.E1" office:value-type="string">
            <text:p text:style-name="P8">2.108,06</text:p>
          </table:table-cell>
          <table:table-cell table:style-name="TBL_5f_0_5f_11.E1" office:value-type="string">
            <text:p text:style-name="P8">6.315,6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423,74</text:p>
          </table:table-cell>
          <table:table-cell table:style-name="TBL_5f_0_5f_11.E1" office:value-type="string">
            <text:p text:style-name="P8">25.526,41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092,34</text:p>
          </table:table-cell>
          <table:table-cell table:style-name="TBL_5f_0_5f_11.E1" office:value-type="string">
            <text:p text:style-name="P8">763,85</text:p>
          </table:table-cell>
          <table:table-cell table:style-name="TBL_5f_0_5f_11.E1" office:value-type="string">
            <text:p text:style-name="P8">1.213,11</text:p>
          </table:table-cell>
          <table:table-cell table:style-name="TBL_5f_0_5f_11.E1" office:value-type="string">
            <text:p text:style-name="P8">7.069,30</text:p>
          </table:table-cell>
          <table:table-cell table:style-name="TBL_5f_0_5f_11.E1" office:value-type="string">
            <text:p text:style-name="P8">2.356,4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18.290,02</text:p>
          </table:table-cell>
          <table:table-cell table:style-name="TBL_5f_0_5f_11.E1" office:value-type="string">
            <text:p text:style-name="P8">1.522,60</text:p>
          </table:table-cell>
          <table:table-cell table:style-name="TBL_5f_0_5f_11.E1" office:value-type="string">
            <text:p text:style-name="P8">2.170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692,75</text:p>
          </table:table-cell>
          <table:table-cell table:style-name="TBL_5f_0_5f_11.E1" office:value-type="string">
            <text:p text:style-name="P8">14.597,27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033,60</text:p>
          </table:table-cell>
          <table:table-cell table:style-name="TBL_5f_0_5f_11.E1" office:value-type="string">
            <text:p text:style-name="P8">80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840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11.475,63</text:p>
          </table:table-cell>
          <table:table-cell table:style-name="TBL_5f_0_5f_11.E1" office:value-type="string">
            <text:p text:style-name="P8">1.258,48</text:p>
          </table:table-cell>
          <table:table-cell table:style-name="TBL_5f_0_5f_11.E1" office:value-type="string">
            <text:p text:style-name="P8">622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81,20</text:p>
          </table:table-cell>
          <table:table-cell table:style-name="TBL_5f_0_5f_11.E1" office:value-type="string">
            <text:p text:style-name="P8">9.594,43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2.984,39</text:p>
          </table:table-cell>
          <table:table-cell table:style-name="TBL_5f_0_5f_11.E1" office:value-type="string">
            <text:p text:style-name="P8">7.969,62</text:p>
          </table:table-cell>
          <table:table-cell table:style-name="TBL_5f_0_5f_11.E1" office:value-type="string">
            <text:p text:style-name="P8">15.229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32.254,25</text:p>
          </table:table-cell>
          <table:table-cell table:style-name="TBL_5f_0_5f_11.E1" office:value-type="string">
            <text:p text:style-name="P8">1.887,60</text:p>
          </table:table-cell>
          <table:table-cell table:style-name="TBL_5f_0_5f_11.E1" office:value-type="string">
            <text:p text:style-name="P8">6.014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.901,82</text:p>
          </table:table-cell>
          <table:table-cell table:style-name="TBL_5f_0_5f_11.E1" office:value-type="string">
            <text:p text:style-name="P8">24.352,43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1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616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3,33</text:p>
          </table:table-cell>
          <table:table-cell table:style-name="TBL_5f_0_5f_11.E1" office:value-type="string">
            <text:p text:style-name="P8">2.032,44</text:p>
          </table:table-cell>
          <table:table-cell table:style-name="TBL_5f_0_5f_11.E1" office:value-type="string">
            <text:p text:style-name="P8">9.265,20</text:p>
          </table:table-cell>
          <table:table-cell table:style-name="TBL_5f_0_5f_11.E1" office:value-type="string">
            <text:p text:style-name="P8">874,40</text:p>
          </table:table-cell>
          <table:table-cell table:style-name="TBL_5f_0_5f_11.E1" office:value-type="string">
            <text:p text:style-name="P8">187,2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61,68</text:p>
          </table:table-cell>
          <table:table-cell table:style-name="TBL_5f_0_5f_11.E1" office:value-type="string">
            <text:p text:style-name="P8">8.203,52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6.174,83</text:p>
          </table:table-cell>
          <table:table-cell table:style-name="TBL_5f_0_5f_11.E1" office:value-type="string">
            <text:p text:style-name="P8">649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82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15.707,76</text:p>
          </table:table-cell>
          <table:table-cell table:style-name="TBL_5f_0_5f_11.E1" office:value-type="string">
            <text:p text:style-name="P8">1.774,34</text:p>
          </table:table-cell>
          <table:table-cell table:style-name="TBL_5f_0_5f_11.E1" office:value-type="string">
            <text:p text:style-name="P8">1.526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01,10</text:p>
          </table:table-cell>
          <table:table-cell table:style-name="TBL_5f_0_5f_11.E1" office:value-type="string">
            <text:p text:style-name="P8">12.406,66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449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725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11.509,74</text:p>
          </table:table-cell>
          <table:table-cell table:style-name="TBL_5f_0_5f_11.E1" office:value-type="string">
            <text:p text:style-name="P8">1.228,60</text:p>
          </table:table-cell>
          <table:table-cell table:style-name="TBL_5f_0_5f_11.E1" office:value-type="string">
            <text:p text:style-name="P8">577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6,34</text:p>
          </table:table-cell>
          <table:table-cell table:style-name="TBL_5f_0_5f_11.E1" office:value-type="string">
            <text:p text:style-name="P8">9.703,40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354,32</text:p>
          </table:table-cell>
          <table:table-cell table:style-name="TBL_5f_0_5f_11.E1" office:value-type="string">
            <text:p text:style-name="P8">773,6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381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3,33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18.557,63</text:p>
          </table:table-cell>
          <table:table-cell table:style-name="TBL_5f_0_5f_11.E1" office:value-type="string">
            <text:p text:style-name="P8">2.113,28</text:p>
          </table:table-cell>
          <table:table-cell table:style-name="TBL_5f_0_5f_11.E1" office:value-type="string">
            <text:p text:style-name="P8">2.289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03,14</text:p>
          </table:table-cell>
          <table:table-cell table:style-name="TBL_5f_0_5f_11.E1" office:value-type="string">
            <text:p text:style-name="P8">14.154,49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8.759,11</text:p>
          </table:table-cell>
          <table:table-cell table:style-name="TBL_5f_0_5f_11.E1" office:value-type="string">
            <text:p text:style-name="P8">1.313,8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072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131,90</text:p>
          </table:table-cell>
          <table:table-cell table:style-name="TBL_5f_0_5f_11.E1" office:value-type="string">
            <text:p text:style-name="P8">32.277,86</text:p>
          </table:table-cell>
          <table:table-cell table:style-name="TBL_5f_0_5f_11.E1" office:value-type="string">
            <text:p text:style-name="P8">2.618,98</text:p>
          </table:table-cell>
          <table:table-cell table:style-name="TBL_5f_0_5f_11.E1" office:value-type="string">
            <text:p text:style-name="P8">2.976,9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595,90</text:p>
          </table:table-cell>
          <table:table-cell table:style-name="TBL_5f_0_5f_11.E1" office:value-type="string">
            <text:p text:style-name="P8">26.681,96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589,89</text:p>
          </table:table-cell>
          <table:table-cell table:style-name="TBL_5f_0_5f_11.E1" office:value-type="string">
            <text:p text:style-name="P8">283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73,13</text:p>
          </table:table-cell>
          <table:table-cell table:style-name="TBL_5f_0_5f_11.E1" office:value-type="string">
            <text:p text:style-name="P8">1.291,0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32,44</text:p>
          </table:table-cell>
          <table:table-cell table:style-name="TBL_5f_0_5f_11.E1" office:value-type="string">
            <text:p text:style-name="P8">11.069,74</text:p>
          </table:table-cell>
          <table:table-cell table:style-name="TBL_5f_0_5f_11.E1" office:value-type="string">
            <text:p text:style-name="P8">1.007,02</text:p>
          </table:table-cell>
          <table:table-cell table:style-name="TBL_5f_0_5f_11.E1" office:value-type="string">
            <text:p text:style-name="P8">563,1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70,18</text:p>
          </table:table-cell>
          <table:table-cell table:style-name="TBL_5f_0_5f_11.E1" office:value-type="string">
            <text:p text:style-name="P8">9.499,56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7.354,32</text:p>
          </table:table-cell>
          <table:table-cell table:style-name="TBL_5f_0_5f_11.E1" office:value-type="string">
            <text:p text:style-name="P8">1.103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457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32,44</text:p>
          </table:table-cell>
          <table:table-cell table:style-name="TBL_5f_0_5f_11.E1" office:value-type="string">
            <text:p text:style-name="P8">18.947,38</text:p>
          </table:table-cell>
          <table:table-cell table:style-name="TBL_5f_0_5f_11.E1" office:value-type="string">
            <text:p text:style-name="P8">2.198,94</text:p>
          </table:table-cell>
          <table:table-cell table:style-name="TBL_5f_0_5f_11.E1" office:value-type="string">
            <text:p text:style-name="P8">2.308,1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507,12</text:p>
          </table:table-cell>
          <table:table-cell table:style-name="TBL_5f_0_5f_11.E1" office:value-type="string">
            <text:p text:style-name="P8">14.440,26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4.804,09</text:p>
          </table:table-cell>
          <table:table-cell table:style-name="TBL_5f_0_5f_11.E1" office:value-type="string">
            <text:p text:style-name="P8">720,61</text:p>
          </table:table-cell>
          <table:table-cell table:style-name="TBL_5f_0_5f_11.E1" office:value-type="string">
            <text:p text:style-name="P8">1.981,44</text:p>
          </table:table-cell>
          <table:table-cell table:style-name="TBL_5f_0_5f_11.E1" office:value-type="string">
            <text:p text:style-name="P8">7.506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17.071,20</text:p>
          </table:table-cell>
          <table:table-cell table:style-name="TBL_5f_0_5f_11.E1" office:value-type="string">
            <text:p text:style-name="P8">1.436,42</text:p>
          </table:table-cell>
          <table:table-cell table:style-name="TBL_5f_0_5f_11.E1" office:value-type="string">
            <text:p text:style-name="P8">1.890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26,78</text:p>
          </table:table-cell>
          <table:table-cell table:style-name="TBL_5f_0_5f_11.E1" office:value-type="string">
            <text:p text:style-name="P8">13.744,42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1.068,91</text:p>
          </table:table-cell>
          <table:table-cell table:style-name="TBL_5f_0_5f_11.E1" office:value-type="string">
            <text:p text:style-name="P8">5.442,11</text:p>
          </table:table-cell>
          <table:table-cell table:style-name="TBL_5f_0_5f_11.E1" office:value-type="string">
            <text:p text:style-name="P8">10.786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.278,89</text:p>
          </table:table-cell>
          <table:table-cell table:style-name="TBL_5f_0_5f_11.E1" office:value-type="string">
            <text:p text:style-name="P8">28.852,17</text:p>
          </table:table-cell>
          <table:table-cell table:style-name="TBL_5f_0_5f_11.E1" office:value-type="string">
            <text:p text:style-name="P8">1.389,58</text:p>
          </table:table-cell>
          <table:table-cell table:style-name="TBL_5f_0_5f_11.E1" office:value-type="string">
            <text:p text:style-name="P8">3.811,8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201,38</text:p>
          </table:table-cell>
          <table:table-cell table:style-name="TBL_5f_0_5f_11.E1" office:value-type="string">
            <text:p text:style-name="P8">23.650,79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4.812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23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71.683,14</text:p>
          </table:table-cell>
          <table:table-cell table:style-name="TBL_5f_0_5f_11.E1" office:value-type="string">
            <text:p text:style-name="P8">8.759,16</text:p>
          </table:table-cell>
          <table:table-cell table:style-name="TBL_5f_0_5f_11.E1" office:value-type="string">
            <text:p text:style-name="P8">14.894,9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654,06</text:p>
          </table:table-cell>
          <table:table-cell table:style-name="TBL_5f_0_5f_11.E1" office:value-type="string">
            <text:p text:style-name="P8">48.029,08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4.033,60</text:p>
          </table:table-cell>
          <table:table-cell table:style-name="TBL_5f_0_5f_11.E1" office:value-type="string">
            <text:p text:style-name="P8">424,3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57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70,07</text:p>
          </table:table-cell>
          <table:table-cell table:style-name="TBL_5f_0_5f_11.E1" office:value-type="string">
            <text:p text:style-name="P8">11.185,93</text:p>
          </table:table-cell>
          <table:table-cell table:style-name="TBL_5f_0_5f_11.E1" office:value-type="string">
            <text:p text:style-name="P8">1.159,06</text:p>
          </table:table-cell>
          <table:table-cell table:style-name="TBL_5f_0_5f_11.E1" office:value-type="string">
            <text:p text:style-name="P8">473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2,08</text:p>
          </table:table-cell>
          <table:table-cell table:style-name="TBL_5f_0_5f_11.E1" office:value-type="string">
            <text:p text:style-name="P8">9.553,85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11.229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02,92</text:p>
          </table:table-cell>
          <table:table-cell table:style-name="TBL_5f_0_5f_11.E1" office:value-type="string">
            <text:p text:style-name="P8">79.610,84</text:p>
          </table:table-cell>
          <table:table-cell table:style-name="TBL_5f_0_5f_11.E1" office:value-type="string">
            <text:p text:style-name="P8">8.759,16</text:p>
          </table:table-cell>
          <table:table-cell table:style-name="TBL_5f_0_5f_11.E1" office:value-type="string">
            <text:p text:style-name="P8">17.261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6.020,30</text:p>
          </table:table-cell>
          <table:table-cell table:style-name="TBL_5f_0_5f_11.E1" office:value-type="string">
            <text:p text:style-name="P8">53.590,54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21,85</text:p>
          </table:table-cell>
          <table:table-cell table:style-name="TBL_5f_0_5f_11.E1" office:value-type="string">
            <text:p text:style-name="P8">842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58,92</text:p>
          </table:table-cell>
          <table:table-cell table:style-name="TBL_5f_0_5f_11.E1" office:value-type="string">
            <text:p text:style-name="P8">4.923,21</text:p>
          </table:table-cell>
          <table:table-cell table:style-name="TBL_5f_0_5f_11.E1" office:value-type="string">
            <text:p text:style-name="P8">249,3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49,37</text:p>
          </table:table-cell>
          <table:table-cell table:style-name="TBL_5f_0_5f_11.E1" office:value-type="string">
            <text:p text:style-name="P8">4.673,84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263,31</text:p>
          </table:table-cell>
          <table:table-cell table:style-name="TBL_5f_0_5f_11.E1" office:value-type="string">
            <text:p text:style-name="P8">1.239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.756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3,33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21.307,27</text:p>
          </table:table-cell>
          <table:table-cell table:style-name="TBL_5f_0_5f_11.E1" office:value-type="string">
            <text:p text:style-name="P8">2.470,74</text:p>
          </table:table-cell>
          <table:table-cell table:style-name="TBL_5f_0_5f_11.E1" office:value-type="string">
            <text:p text:style-name="P8">2.947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418,44</text:p>
          </table:table-cell>
          <table:table-cell table:style-name="TBL_5f_0_5f_11.E1" office:value-type="string">
            <text:p text:style-name="P8">15.888,83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014,14</text:p>
          </table:table-cell>
          <table:table-cell table:style-name="TBL_5f_0_5f_11.E1" office:value-type="string">
            <text:p text:style-name="P8">237,82</text:p>
          </table:table-cell>
          <table:table-cell table:style-name="TBL_5f_0_5f_11.E1" office:value-type="string">
            <text:p text:style-name="P8">1.213,11</text:p>
          </table:table-cell>
          <table:table-cell table:style-name="TBL_5f_0_5f_11.E1" office:value-type="string">
            <text:p text:style-name="P8">4.465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10.725,13</text:p>
          </table:table-cell>
          <table:table-cell table:style-name="TBL_5f_0_5f_11.E1" office:value-type="string">
            <text:p text:style-name="P8">845,50</text:p>
          </table:table-cell>
          <table:table-cell table:style-name="TBL_5f_0_5f_11.E1" office:value-type="string">
            <text:p text:style-name="P8">546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92,28</text:p>
          </table:table-cell>
          <table:table-cell table:style-name="TBL_5f_0_5f_11.E1" office:value-type="string">
            <text:p text:style-name="P8">9.332,85</text:p>
          </table:table-cell>
        </table:table-row>
        <table:table-row table:style-name="TBL_5f_0_5f_11.1">
          <table:table-cell table:style-name="TBL_5f_0_5f_11.A1" office:value-type="string">
            <text:p text:style-name="P7">2053</text:p>
          </table:table-cell>
          <table:table-cell table:style-name="TBL_5f_0_5f_11.B1" office:value-type="string">
            <text:p text:style-name="P7">KATHERINE TAKAME MINE ALMEID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E PROTECAO AO RIO SAO FRANCISCO E AS NASCENTES</text:p>
          </table:table-cell>
          <table:table-cell table:style-name="TBL_5f_0_5f_11.E1" office:value-type="string">
            <text:p text:style-name="P8">6.174,83</text:p>
          </table:table-cell>
          <table:table-cell table:style-name="TBL_5f_0_5f_11.E1" office:value-type="string">
            <text:p text:style-name="P8">324,8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499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80,19</text:p>
          </table:table-cell>
          <table:table-cell table:style-name="TBL_5f_0_5f_11.E1" office:value-type="string">
            <text:p text:style-name="P8">15.179,45</text:p>
          </table:table-cell>
          <table:table-cell table:style-name="TBL_5f_0_5f_11.E1" office:value-type="string">
            <text:p text:style-name="P8">1.689,90</text:p>
          </table:table-cell>
          <table:table-cell table:style-name="TBL_5f_0_5f_11.E1" office:value-type="string">
            <text:p text:style-name="P8">1.267,0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56,98</text:p>
          </table:table-cell>
          <table:table-cell table:style-name="TBL_5f_0_5f_11.E1" office:value-type="string">
            <text:p text:style-name="P8">12.222,47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336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31,10</text:p>
          </table:table-cell>
          <table:table-cell table:style-name="TBL_5f_0_5f_11.E1" office:value-type="string">
            <text:p text:style-name="P8">1.177,0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10.034,22</text:p>
          </table:table-cell>
          <table:table-cell table:style-name="TBL_5f_0_5f_11.E1" office:value-type="string">
            <text:p text:style-name="P8">918,08</text:p>
          </table:table-cell>
          <table:table-cell table:style-name="TBL_5f_0_5f_11.E1" office:value-type="string">
            <text:p text:style-name="P8">354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72,91</text:p>
          </table:table-cell>
          <table:table-cell table:style-name="TBL_5f_0_5f_11.E1" office:value-type="string">
            <text:p text:style-name="P8">8.761,31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5.845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9.372,95</text:p>
          </table:table-cell>
          <table:table-cell table:style-name="TBL_5f_0_5f_11.E1" office:value-type="string">
            <text:p text:style-name="P8">91.063,37</text:p>
          </table:table-cell>
          <table:table-cell table:style-name="TBL_5f_0_5f_11.E1" office:value-type="string">
            <text:p text:style-name="P8">8.321,20</text:p>
          </table:table-cell>
          <table:table-cell table:style-name="TBL_5f_0_5f_11.E1" office:value-type="string">
            <text:p text:style-name="P8">15.583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904,74</text:p>
          </table:table-cell>
          <table:table-cell table:style-name="TBL_5f_0_5f_11.E1" office:value-type="string">
            <text:p text:style-name="P8">67.158,63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589,8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9,8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94,99</text:p>
          </table:table-cell>
          <table:table-cell table:style-name="TBL_5f_0_5f_11.E1" office:value-type="string">
            <text:p text:style-name="P8">8.974,77</text:p>
          </table:table-cell>
          <table:table-cell table:style-name="TBL_5f_0_5f_11.E1" office:value-type="string">
            <text:p text:style-name="P8">933,38</text:p>
          </table:table-cell>
          <table:table-cell table:style-name="TBL_5f_0_5f_11.E1" office:value-type="string">
            <text:p text:style-name="P8">227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60,74</text:p>
          </table:table-cell>
          <table:table-cell table:style-name="TBL_5f_0_5f_11.E1" office:value-type="string">
            <text:p text:style-name="P8">7.814,03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093</text:p>
          </table:table-cell>
          <table:table-cell table:style-name="TBL_5f_0_5f_12.B1" office:value-type="string">
            <text:p text:style-name="P7">KELLY CRISTINE PEREIRA TELE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DIRETORIA DE RECURSOS HUMANOS</text:p>
          </table:table-cell>
          <table:table-cell table:style-name="TBL_5f_0_5f_12.E1" office:value-type="string">
            <text:p text:style-name="P8">3.01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511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995,32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5.316,25</text:p>
          </table:table-cell>
          <table:table-cell table:style-name="TBL_5f_0_5f_12.E1" office:value-type="string">
            <text:p text:style-name="P8">783,68</text:p>
          </table:table-cell>
          <table:table-cell table:style-name="TBL_5f_0_5f_12.E1" office:value-type="string">
            <text:p text:style-name="P8">1.764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47,80</text:p>
          </table:table-cell>
          <table:table-cell table:style-name="TBL_5f_0_5f_12.E1" office:value-type="string">
            <text:p text:style-name="P8">12.768,45</text:p>
          </table:table-cell>
        </table:table-row>
        <table:table-row table:style-name="TBL_5f_0_5f_12.1">
          <table:table-cell table:style-name="TBL_5f_0_5f_12.A1" office:value-type="string">
            <text:p text:style-name="P7">1418</text:p>
          </table:table-cell>
          <table:table-cell table:style-name="TBL_5f_0_5f_12.B1" office:value-type="string">
            <text:p text:style-name="P7">KELLY SANTOS PIEDADE LIM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DIVISAO DE PERICIA TECNICA - GAAE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855,12</text:p>
          </table:table-cell>
          <table:table-cell table:style-name="TBL_5f_0_5f_12.E1" office:value-type="string">
            <text:p text:style-name="P8">1.100,00</text:p>
          </table:table-cell>
          <table:table-cell table:style-name="TBL_5f_0_5f_12.E1" office:value-type="string">
            <text:p text:style-name="P8">6.230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4.256,47</text:p>
          </table:table-cell>
          <table:table-cell table:style-name="TBL_5f_0_5f_12.E1" office:value-type="string">
            <text:p text:style-name="P8">1.334,00</text:p>
          </table:table-cell>
          <table:table-cell table:style-name="TBL_5f_0_5f_12.E1" office:value-type="string">
            <text:p text:style-name="P8">1.321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55,34</text:p>
          </table:table-cell>
          <table:table-cell table:style-name="TBL_5f_0_5f_12.E1" office:value-type="string">
            <text:p text:style-name="P8">11.601,13</text:p>
          </table:table-cell>
        </table:table-row>
        <table:table-row table:style-name="TBL_5f_0_5f_12.1">
          <table:table-cell table:style-name="TBL_5f_0_5f_12.A1" office:value-type="string">
            <text:p text:style-name="P7">1885</text:p>
          </table:table-cell>
          <table:table-cell table:style-name="TBL_5f_0_5f_12.B1" office:value-type="string">
            <text:p text:style-name="P7">KENIA LIMA FEITOS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- ITAPORANGA D'AJUDA</text:p>
          </table:table-cell>
          <table:table-cell table:style-name="TBL_5f_0_5f_12.E1" office:value-type="string">
            <text:p text:style-name="P8">3.194,99</text:p>
          </table:table-cell>
          <table:table-cell table:style-name="TBL_5f_0_5f_12.E1" office:value-type="string">
            <text:p text:style-name="P8">252,0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47,0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11,27</text:p>
          </table:table-cell>
          <table:table-cell table:style-name="TBL_5f_0_5f_12.E1" office:value-type="string">
            <text:p text:style-name="P8">9.105,43</text:p>
          </table:table-cell>
          <table:table-cell table:style-name="TBL_5f_0_5f_12.E1" office:value-type="string">
            <text:p text:style-name="P8">896,24</text:p>
          </table:table-cell>
          <table:table-cell table:style-name="TBL_5f_0_5f_12.E1" office:value-type="string">
            <text:p text:style-name="P8">135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32,04</text:p>
          </table:table-cell>
          <table:table-cell table:style-name="TBL_5f_0_5f_12.E1" office:value-type="string">
            <text:p text:style-name="P8">8.073,39</text:p>
          </table:table-cell>
        </table:table-row>
        <table:table-row table:style-name="TBL_5f_0_5f_12.1">
          <table:table-cell table:style-name="TBL_5f_0_5f_12.A1" office:value-type="string">
            <text:p text:style-name="P7">2040</text:p>
          </table:table-cell>
          <table:table-cell table:style-name="TBL_5f_0_5f_12.B1" office:value-type="string">
            <text:p text:style-name="P7">KETLYN DE SANTANA NASCIMENT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4ª PROMOTORIA DE JUSTICA CRIMINAL - ARACAJU </text:p>
          </table:table-cell>
          <table:table-cell table:style-name="TBL_5f_0_5f_12.E1" office:value-type="string">
            <text:p text:style-name="P8">6.938,04</text:p>
          </table:table-cell>
          <table:table-cell table:style-name="TBL_5f_0_5f_12.E1" office:value-type="string">
            <text:p text:style-name="P8">1.040,7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378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8.152,49</text:p>
          </table:table-cell>
          <table:table-cell table:style-name="TBL_5f_0_5f_12.E1" office:value-type="string">
            <text:p text:style-name="P8">2.074,48</text:p>
          </table:table-cell>
          <table:table-cell table:style-name="TBL_5f_0_5f_12.E1" office:value-type="string">
            <text:p text:style-name="P8">2.299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73,60</text:p>
          </table:table-cell>
          <table:table-cell table:style-name="TBL_5f_0_5f_12.E1" office:value-type="string">
            <text:p text:style-name="P8">13.778,89</text:p>
          </table:table-cell>
        </table:table-row>
        <table:table-row table:style-name="TBL_5f_0_5f_12.1">
          <table:table-cell table:style-name="TBL_5f_0_5f_12.A1" office:value-type="string">
            <text:p text:style-name="P7">1913</text:p>
          </table:table-cell>
          <table:table-cell table:style-name="TBL_5f_0_5f_12.B1" office:value-type="string">
            <text:p text:style-name="P7">KEYLLA TEIXEIRA SANTANA ANDRADE FRANC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11ª PROCURADORIA DE JUSTICA (CAMARA CRIMINAL)</text:p>
          </table:table-cell>
          <table:table-cell table:style-name="TBL_5f_0_5f_12.E1" office:value-type="string">
            <text:p text:style-name="P8">2.899,81</text:p>
          </table:table-cell>
          <table:table-cell table:style-name="TBL_5f_0_5f_12.E1" office:value-type="string">
            <text:p text:style-name="P8">1.562,41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14.774,8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30.605,78</text:p>
          </table:table-cell>
          <table:table-cell table:style-name="TBL_5f_0_5f_12.E1" office:value-type="string">
            <text:p text:style-name="P8">851,96</text:p>
          </table:table-cell>
          <table:table-cell table:style-name="TBL_5f_0_5f_12.E1" office:value-type="string">
            <text:p text:style-name="P8">6.048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900,86</text:p>
          </table:table-cell>
          <table:table-cell table:style-name="TBL_5f_0_5f_12.E1" office:value-type="string">
            <text:p text:style-name="P8">23.704,92</text:p>
          </table:table-cell>
        </table:table-row>
        <table:table-row table:style-name="TBL_5f_0_5f_12.1">
          <table:table-cell table:style-name="TBL_5f_0_5f_12.A1" office:value-type="string">
            <text:p text:style-name="P7">1297</text:p>
          </table:table-cell>
          <table:table-cell table:style-name="TBL_5f_0_5f_12.B1" office:value-type="string">
            <text:p text:style-name="P7">KRISTIANE FERREIRA DA SILVA LIM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 CURADORIA DA FAZENDA PUBLICA</text:p>
          </table:table-cell>
          <table:table-cell table:style-name="TBL_5f_0_5f_12.E1" office:value-type="string">
            <text:p text:style-name="P8">5.092,34</text:p>
          </table:table-cell>
          <table:table-cell table:style-name="TBL_5f_0_5f_12.E1" office:value-type="string">
            <text:p text:style-name="P8">763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856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3.507,37</text:p>
          </table:table-cell>
          <table:table-cell table:style-name="TBL_5f_0_5f_12.E1" office:value-type="string">
            <text:p text:style-name="P8">1.522,60</text:p>
          </table:table-cell>
          <table:table-cell table:style-name="TBL_5f_0_5f_12.E1" office:value-type="string">
            <text:p text:style-name="P8">854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77,52</text:p>
          </table:table-cell>
          <table:table-cell table:style-name="TBL_5f_0_5f_12.E1" office:value-type="string">
            <text:p text:style-name="P8">11.129,85</text:p>
          </table:table-cell>
        </table:table-row>
        <table:table-row table:style-name="TBL_5f_0_5f_12.1">
          <table:table-cell table:style-name="TBL_5f_0_5f_12.A1" office:value-type="string">
            <text:p text:style-name="P7">1840</text:p>
          </table:table-cell>
          <table:table-cell table:style-name="TBL_5f_0_5f_12.B1" office:value-type="string">
            <text:p text:style-name="P7">LAELSON ALCANTARA DE PONTES FILHO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2ª PROMOTORIA DE JUSTICA - NEOPOLIS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1.608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04,39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65.012,61</text:p>
          </table:table-cell>
          <table:table-cell table:style-name="TBL_5f_0_5f_12.E1" office:value-type="string">
            <text:p text:style-name="P8">7.905,14</text:p>
          </table:table-cell>
          <table:table-cell table:style-name="TBL_5f_0_5f_12.E1" office:value-type="string">
            <text:p text:style-name="P8">13.263,6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1.168,80</text:p>
          </table:table-cell>
          <table:table-cell table:style-name="TBL_5f_0_5f_12.E1" office:value-type="string">
            <text:p text:style-name="P8">43.843,81</text:p>
          </table:table-cell>
        </table:table-row>
        <table:table-row table:style-name="TBL_5f_0_5f_12.1">
          <table:table-cell table:style-name="TBL_5f_0_5f_12.A1" office:value-type="string">
            <text:p text:style-name="P7">1795</text:p>
          </table:table-cell>
          <table:table-cell table:style-name="TBL_5f_0_5f_12.B1" office:value-type="string">
            <text:p text:style-name="P7">LAIS GOMES VASCONCEL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SETOR DE ALMOXARIFADO/DM//DA/SG</text:p>
          </table:table-cell>
          <table:table-cell table:style-name="TBL_5f_0_5f_12.E1" office:value-type="string">
            <text:p text:style-name="P8">3.805,28</text:p>
          </table:table-cell>
          <table:table-cell table:style-name="TBL_5f_0_5f_12.E1" office:value-type="string">
            <text:p text:style-name="P8">300,2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105,5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0.006,01</text:p>
          </table:table-cell>
          <table:table-cell table:style-name="TBL_5f_0_5f_12.E1" office:value-type="string">
            <text:p text:style-name="P8">1.067,44</text:p>
          </table:table-cell>
          <table:table-cell table:style-name="TBL_5f_0_5f_12.E1" office:value-type="string">
            <text:p text:style-name="P8">361,9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29,38</text:p>
          </table:table-cell>
          <table:table-cell table:style-name="TBL_5f_0_5f_12.E1" office:value-type="string">
            <text:p text:style-name="P8">8.576,63</text:p>
          </table:table-cell>
        </table:table-row>
        <table:table-row table:style-name="TBL_5f_0_5f_12.1">
          <table:table-cell table:style-name="TBL_5f_0_5f_12.A1" office:value-type="string">
            <text:p text:style-name="P7">2155</text:p>
          </table:table-cell>
          <table:table-cell table:style-name="TBL_5f_0_5f_12.B1" office:value-type="string">
            <text:p text:style-name="P7">LARISSA CAROLAINE MENEZES DE OLIVEIRA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OUVIDORIA DO MP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5.838,69</text:p>
          </table:table-cell>
          <table:table-cell table:style-name="TBL_5f_0_5f_12.E1" office:value-type="string">
            <text:p text:style-name="P8">363,9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63,94</text:p>
          </table:table-cell>
          <table:table-cell table:style-name="TBL_5f_0_5f_12.E1" office:value-type="string">
            <text:p text:style-name="P8">5.474,75</text:p>
          </table:table-cell>
        </table:table-row>
        <table:table-row table:style-name="TBL_5f_0_5f_12.1">
          <table:table-cell table:style-name="TBL_5f_0_5f_12.A1" office:value-type="string">
            <text:p text:style-name="P7">1609</text:p>
          </table:table-cell>
          <table:table-cell table:style-name="TBL_5f_0_5f_12.B1" office:value-type="string">
            <text:p text:style-name="P7">LARISSA DOS SANTOS SANTANA MAI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7.354,32</text:p>
          </table:table-cell>
          <table:table-cell table:style-name="TBL_5f_0_5f_12.E1" office:value-type="string">
            <text:p text:style-name="P8">773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527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3,20</text:p>
          </table:table-cell>
          <table:table-cell table:style-name="TBL_5f_0_5f_12.E1" office:value-type="string">
            <text:p text:style-name="P8">19.059,18</text:p>
          </table:table-cell>
          <table:table-cell table:style-name="TBL_5f_0_5f_12.E1" office:value-type="string">
            <text:p text:style-name="P8">2.113,28</text:p>
          </table:table-cell>
          <table:table-cell table:style-name="TBL_5f_0_5f_12.E1" office:value-type="string">
            <text:p text:style-name="P8">2.266,2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79,52</text:p>
          </table:table-cell>
          <table:table-cell table:style-name="TBL_5f_0_5f_12.E1" office:value-type="string">
            <text:p text:style-name="P8">14.679,66</text:p>
          </table:table-cell>
        </table:table-row>
        <table:table-row table:style-name="TBL_5f_0_5f_12.1">
          <table:table-cell table:style-name="TBL_5f_0_5f_12.A1" office:value-type="string">
            <text:p text:style-name="P7">1543</text:p>
          </table:table-cell>
          <table:table-cell table:style-name="TBL_5f_0_5f_12.B1" office:value-type="string">
            <text:p text:style-name="P7">LARISSA SOARES GUIMARAES PRADO DE OLIVEIRA</text:p>
          </table:table-cell>
          <table:table-cell table:style-name="TBL_5f_0_5f_12.B1" office:value-type="string">
            <text:p text:style-name="P7">ASSESSOR DE PROCURADOR DE JUSTIÇA</text:p>
          </table:table-cell>
          <table:table-cell table:style-name="TBL_5f_0_5f_12.B1" office:value-type="string">
            <text:p text:style-name="P7">1ª PROCURADORIA DE JUSTICA (1ª CAMARA CIVEL)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99,23</text:p>
          </table:table-cell>
          <table:table-cell table:style-name="TBL_5f_0_5f_12.E1" office:value-type="string">
            <text:p text:style-name="P8">11.899,2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24.854,46</text:p>
          </table:table-cell>
          <table:table-cell table:style-name="TBL_5f_0_5f_12.E1" office:value-type="string">
            <text:p text:style-name="P8">1.284,68</text:p>
          </table:table-cell>
          <table:table-cell table:style-name="TBL_5f_0_5f_12.E1" office:value-type="string">
            <text:p text:style-name="P8">4.348,3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632,98</text:p>
          </table:table-cell>
          <table:table-cell table:style-name="TBL_5f_0_5f_12.E1" office:value-type="string">
            <text:p text:style-name="P8">19.221,48</text:p>
          </table:table-cell>
        </table:table-row>
        <table:table-row table:style-name="TBL_5f_0_5f_12.1">
          <table:table-cell table:style-name="TBL_5f_0_5f_12.A1" office:value-type="string">
            <text:p text:style-name="P7">1379</text:p>
          </table:table-cell>
          <table:table-cell table:style-name="TBL_5f_0_5f_12.B1" office:value-type="string">
            <text:p text:style-name="P7">LAURA ELISA MENGEL SIMOE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CRIMINAL - ARACAJU</text:p>
          </table:table-cell>
          <table:table-cell table:style-name="TBL_5f_0_5f_12.E1" office:value-type="string">
            <text:p text:style-name="P8">4.532,16</text:p>
          </table:table-cell>
          <table:table-cell table:style-name="TBL_5f_0_5f_12.E1" office:value-type="string">
            <text:p text:style-name="P8">679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211,9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58,92</text:p>
          </table:table-cell>
          <table:table-cell table:style-name="TBL_5f_0_5f_12.E1" office:value-type="string">
            <text:p text:style-name="P8">12.482,88</text:p>
          </table:table-cell>
          <table:table-cell table:style-name="TBL_5f_0_5f_12.E1" office:value-type="string">
            <text:p text:style-name="P8">1.355,12</text:p>
          </table:table-cell>
          <table:table-cell table:style-name="TBL_5f_0_5f_12.E1" office:value-type="string">
            <text:p text:style-name="P8">768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23,34</text:p>
          </table:table-cell>
          <table:table-cell table:style-name="TBL_5f_0_5f_12.E1" office:value-type="string">
            <text:p text:style-name="P8">10.359,54</text:p>
          </table:table-cell>
        </table:table-row>
        <table:table-row table:style-name="TBL_5f_0_5f_12.1">
          <table:table-cell table:style-name="TBL_5f_0_5f_12.A1" office:value-type="string">
            <text:p text:style-name="P7">1864</text:p>
          </table:table-cell>
          <table:table-cell table:style-name="TBL_5f_0_5f_12.B1" office:value-type="string">
            <text:p text:style-name="P7">LAURA IMPERATRIZ BATALHA MOREIRA NERY MOURA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.622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217,83</text:p>
          </table:table-cell>
          <table:table-cell table:style-name="TBL_5f_0_5f_12.E1" office:value-type="string">
            <text:p text:style-name="P8">11.929,80</text:p>
          </table:table-cell>
          <table:table-cell table:style-name="TBL_5f_0_5f_12.E1" office:value-type="string">
            <text:p text:style-name="P8">81.174,30</text:p>
          </table:table-cell>
          <table:table-cell table:style-name="TBL_5f_0_5f_12.E1" office:value-type="string">
            <text:p text:style-name="P8">7.905,14</text:p>
          </table:table-cell>
          <table:table-cell table:style-name="TBL_5f_0_5f_12.E1" office:value-type="string">
            <text:p text:style-name="P8">14.890,9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2.796,09</text:p>
          </table:table-cell>
          <table:table-cell table:style-name="TBL_5f_0_5f_12.E1" office:value-type="string">
            <text:p text:style-name="P8">58.378,21</text:p>
          </table:table-cell>
        </table:table-row>
        <table:table-row table:style-name="TBL_5f_0_5f_12.1">
          <table:table-cell table:style-name="TBL_5f_0_5f_12.A1" office:value-type="string">
            <text:p text:style-name="P7"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70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70,88</text:p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530,74</text:p>
          </table:table-cell>
          <table:table-cell table:style-name="TBL_5f_0_5f_12.E1" office:value-type="string">
            <text:p text:style-name="P8">133,12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12.976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27.748,05</text:p>
          </table:table-cell>
          <table:table-cell table:style-name="TBL_5f_0_5f_12.E1" office:value-type="string">
            <text:p text:style-name="P8">692,60</text:p>
          </table:table-cell>
          <table:table-cell table:style-name="TBL_5f_0_5f_12.E1" office:value-type="string">
            <text:p text:style-name="P8">5.207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900,50</text:p>
          </table:table-cell>
          <table:table-cell table:style-name="TBL_5f_0_5f_12.E1" office:value-type="string">
            <text:p text:style-name="P8">21.847,55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8.653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6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70,07</text:p>
          </table:table-cell>
          <table:table-cell table:style-name="TBL_5f_0_5f_12.E1" office:value-type="string">
            <text:p text:style-name="P8">20.104,87</text:p>
          </table:table-cell>
          <table:table-cell table:style-name="TBL_5f_0_5f_12.E1" office:value-type="string">
            <text:p text:style-name="P8">526,86</text:p>
          </table:table-cell>
          <table:table-cell table:style-name="TBL_5f_0_5f_12.E1" office:value-type="string">
            <text:p text:style-name="P8">3.020,9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547,82</text:p>
          </table:table-cell>
          <table:table-cell table:style-name="TBL_5f_0_5f_12.E1" office:value-type="string">
            <text:p text:style-name="P8">16.557,05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3.200,3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23.458,10</text:p>
          </table:table-cell>
          <table:table-cell table:style-name="TBL_5f_0_5f_12.E1" office:value-type="string">
            <text:p text:style-name="P8">1.284,68</text:p>
          </table:table-cell>
          <table:table-cell table:style-name="TBL_5f_0_5f_12.E1" office:value-type="string">
            <text:p text:style-name="P8">4.068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353,25</text:p>
          </table:table-cell>
          <table:table-cell table:style-name="TBL_5f_0_5f_12.E1" office:value-type="string">
            <text:p text:style-name="P8">18.104,85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89,13</text:p>
          </table:table-cell>
          <table:table-cell table:style-name="TBL_5f_0_5f_12.E1" office:value-type="string">
            <text:p text:style-name="P8">1.689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89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694,18</text:p>
          </table:table-cell>
          <table:table-cell table:style-name="TBL_5f_0_5f_12.E1" office:value-type="string">
            <text:p text:style-name="P8">2.440,5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134,6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95,0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45,13</text:p>
          </table:table-cell>
          <table:table-cell table:style-name="TBL_5f_0_5f_12.E1" office:value-type="string">
            <text:p text:style-name="P8">16.609,53</text:p>
          </table:table-cell>
          <table:table-cell table:style-name="TBL_5f_0_5f_12.E1" office:value-type="string">
            <text:p text:style-name="P8">1.595,02</text:p>
          </table:table-cell>
          <table:table-cell table:style-name="TBL_5f_0_5f_12.E1" office:value-type="string">
            <text:p text:style-name="P8">1.426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21,84</text:p>
          </table:table-cell>
          <table:table-cell table:style-name="TBL_5f_0_5f_12.E1" office:value-type="string">
            <text:p text:style-name="P8">13.587,69</text:p>
          </table:table-cell>
        </table:table-row>
        <table:table-row table:style-name="TBL_5f_0_5f_12.1">
          <table:table-cell table:style-name="TBL_5f_0_5f_12.A1" office:value-type="string">
            <text:p text:style-name="P7">1641</text:p>
          </table:table-cell>
          <table:table-cell table:style-name="TBL_5f_0_5f_12.B1" office:value-type="string">
            <text:p text:style-name="P7">LEILA MARIA MELO ANDRADE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3.349,20</text:p>
          </table:table-cell>
          <table:table-cell table:style-name="TBL_5f_0_5f_12.E1" office:value-type="string">
            <text:p text:style-name="P8">1.520,36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15.182,2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31.420,46</text:p>
          </table:table-cell>
          <table:table-cell table:style-name="TBL_5f_0_5f_12.E1" office:value-type="string">
            <text:p text:style-name="P8">957,88</text:p>
          </table:table-cell>
          <table:table-cell table:style-name="TBL_5f_0_5f_12.E1" office:value-type="string">
            <text:p text:style-name="P8">6.348,0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.305,96</text:p>
          </table:table-cell>
          <table:table-cell table:style-name="TBL_5f_0_5f_12.E1" office:value-type="string">
            <text:p text:style-name="P8">24.114,50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DOS DIREITOS DO CIDADAO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449,7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25,4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1.245,81</text:p>
          </table:table-cell>
          <table:table-cell table:style-name="TBL_5f_0_5f_12.E1" office:value-type="string">
            <text:p text:style-name="P8">1.228,60</text:p>
          </table:table-cell>
          <table:table-cell table:style-name="TBL_5f_0_5f_12.E1" office:value-type="string">
            <text:p text:style-name="P8">577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6,34</text:p>
          </table:table-cell>
          <table:table-cell table:style-name="TBL_5f_0_5f_12.E1" office:value-type="string">
            <text:p text:style-name="P8">9.439,47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4.804,09</text:p>
          </table:table-cell>
          <table:table-cell table:style-name="TBL_5f_0_5f_12.E1" office:value-type="string">
            <text:p text:style-name="P8">720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524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58,92</text:p>
          </table:table-cell>
          <table:table-cell table:style-name="TBL_5f_0_5f_12.E1" office:value-type="string">
            <text:p text:style-name="P8">13.108,32</text:p>
          </table:table-cell>
          <table:table-cell table:style-name="TBL_5f_0_5f_12.E1" office:value-type="string">
            <text:p text:style-name="P8">1.436,42</text:p>
          </table:table-cell>
          <table:table-cell table:style-name="TBL_5f_0_5f_12.E1" office:value-type="string">
            <text:p text:style-name="P8">805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41,76</text:p>
          </table:table-cell>
          <table:table-cell table:style-name="TBL_5f_0_5f_12.E1" office:value-type="string">
            <text:p text:style-name="P8">10.866,56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CRIMINAL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1.248,26</text:p>
          </table:table-cell>
          <table:table-cell table:style-name="TBL_5f_0_5f_12.E1" office:value-type="string">
            <text:p text:style-name="P8">98.626,48</text:p>
          </table:table-cell>
          <table:table-cell table:style-name="TBL_5f_0_5f_12.E1" office:value-type="string">
            <text:p text:style-name="P8">8.759,16</text:p>
          </table:table-cell>
          <table:table-cell table:style-name="TBL_5f_0_5f_12.E1" office:value-type="string">
            <text:p text:style-name="P8">14.068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2.827,86</text:p>
          </table:table-cell>
          <table:table-cell table:style-name="TBL_5f_0_5f_12.E1" office:value-type="string">
            <text:p text:style-name="P8">75.798,62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673,9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6.512,64</text:p>
          </table:table-cell>
          <table:table-cell table:style-name="TBL_5f_0_5f_12.E1" office:value-type="string">
            <text:p text:style-name="P8">424,59</text:p>
          </table:table-cell>
          <table:table-cell table:style-name="TBL_5f_0_5f_12.E1" office:value-type="string">
            <text:p text:style-name="P8">41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65,78</text:p>
          </table:table-cell>
          <table:table-cell table:style-name="TBL_5f_0_5f_12.E1" office:value-type="string">
            <text:p text:style-name="P8">6.046,86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TOBIAS BARRETO </text:p>
          </table:table-cell>
          <table:table-cell table:style-name="TBL_5f_0_5f_12.E1" office:value-type="string">
            <text:p text:style-name="P8">8.759,11</text:p>
          </table:table-cell>
          <table:table-cell table:style-name="TBL_5f_0_5f_12.E1" office:value-type="string">
            <text:p text:style-name="P8">1.313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072,9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3,74</text:p>
          </table:table-cell>
          <table:table-cell table:style-name="TBL_5f_0_5f_12.E1" office:value-type="string">
            <text:p text:style-name="P8">22.929,70</text:p>
          </table:table-cell>
          <table:table-cell table:style-name="TBL_5f_0_5f_12.E1" office:value-type="string">
            <text:p text:style-name="P8">2.618,98</text:p>
          </table:table-cell>
          <table:table-cell table:style-name="TBL_5f_0_5f_12.E1" office:value-type="string">
            <text:p text:style-name="P8">2.872,6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491,64</text:p>
          </table:table-cell>
          <table:table-cell table:style-name="TBL_5f_0_5f_12.E1" office:value-type="string">
            <text:p text:style-name="P8">17.438,06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900,00</text:p>
          </table:table-cell>
          <table:table-cell table:style-name="TBL_5f_0_5f_12.E1" office:value-type="string">
            <text:p text:style-name="P8">2.085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5.226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226,88</text:p>
          </table:table-cell>
        </table:table-row>
        <table:table-row table:style-name="TBL_5f_0_5f_12.1">
          <table:table-cell table:style-name="TBL_5f_0_5f_12.A1" office:value-type="string">
            <text:p text:style-name="P7">1704</text:p>
          </table:table-cell>
          <table:table-cell table:style-name="TBL_5f_0_5f_12.B1" office:value-type="string">
            <text:p text:style-name="P7">LETICIA SCHETTINO SANTOS</text:p>
          </table:table-cell>
          <table:table-cell table:style-name="TBL_5f_0_5f_12.B1" office:value-type="string">
            <text:p text:style-name="P7">* CHEFE DA TRIAGEM TÉCNICA</text:p>
          </table:table-cell>
          <table:table-cell table:style-name="TBL_5f_0_5f_12.B1" office:value-type="string">
            <text:p text:style-name="P7">TRIAGEM TECNICA - COORDENADORIA-GERAL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82,03</text:p>
          </table:table-cell>
          <table:table-cell table:style-name="TBL_5f_0_5f_12.E1" office:value-type="string">
            <text:p text:style-name="P8">1.382,0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82,03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3.354,35</text:p>
          </table:table-cell>
          <table:table-cell table:style-name="TBL_5f_0_5f_12.E1" office:value-type="string">
            <text:p text:style-name="P8">107.363,65</text:p>
          </table:table-cell>
          <table:table-cell table:style-name="TBL_5f_0_5f_12.E1" office:value-type="string">
            <text:p text:style-name="P8">8.321,20</text:p>
          </table:table-cell>
          <table:table-cell table:style-name="TBL_5f_0_5f_12.E1" office:value-type="string">
            <text:p text:style-name="P8">12.791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1.113,02</text:p>
          </table:table-cell>
          <table:table-cell table:style-name="TBL_5f_0_5f_12.E1" office:value-type="string">
            <text:p text:style-name="P8">86.250,63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843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43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3,20</text:p>
          </table:table-cell>
          <table:table-cell table:style-name="TBL_5f_0_5f_12.E1" office:value-type="string">
            <text:p text:style-name="P8">8.090,26</text:p>
          </table:table-cell>
          <table:table-cell table:style-name="TBL_5f_0_5f_12.E1" office:value-type="string">
            <text:p text:style-name="P8">739,32</text:p>
          </table:table-cell>
          <table:table-cell table:style-name="TBL_5f_0_5f_12.E1" office:value-type="string">
            <text:p text:style-name="P8">85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24,80</text:p>
          </table:table-cell>
          <table:table-cell table:style-name="TBL_5f_0_5f_12.E1" office:value-type="string">
            <text:p text:style-name="P8">7.265,46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8.759,11</text:p>
          </table:table-cell>
          <table:table-cell table:style-name="TBL_5f_0_5f_12.E1" office:value-type="string">
            <text:p text:style-name="P8">1.313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072,9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21.940,95</text:p>
          </table:table-cell>
          <table:table-cell table:style-name="TBL_5f_0_5f_12.E1" office:value-type="string">
            <text:p text:style-name="P8">2.618,98</text:p>
          </table:table-cell>
          <table:table-cell table:style-name="TBL_5f_0_5f_12.E1" office:value-type="string">
            <text:p text:style-name="P8">3.081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700,18</text:p>
          </table:table-cell>
          <table:table-cell table:style-name="TBL_5f_0_5f_12.E1" office:value-type="string">
            <text:p text:style-name="P8">16.240,77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7.795,58</text:p>
          </table:table-cell>
          <table:table-cell table:style-name="TBL_5f_0_5f_12.E1" office:value-type="string">
            <text:p text:style-name="P8">1.169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964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9.724,83</text:p>
          </table:table-cell>
          <table:table-cell table:style-name="TBL_5f_0_5f_12.E1" office:value-type="string">
            <text:p text:style-name="P8">2.330,88</text:p>
          </table:table-cell>
          <table:table-cell table:style-name="TBL_5f_0_5f_12.E1" office:value-type="string">
            <text:p text:style-name="P8">2.446,7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77,60</text:p>
          </table:table-cell>
          <table:table-cell table:style-name="TBL_5f_0_5f_12.E1" office:value-type="string">
            <text:p text:style-name="P8">14.947,23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855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130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.189,66</text:p>
          </table:table-cell>
          <table:table-cell table:style-name="TBL_5f_0_5f_12.E1" office:value-type="string">
            <text:p text:style-name="P8">17.451,14</text:p>
          </table:table-cell>
          <table:table-cell table:style-name="TBL_5f_0_5f_12.E1" office:value-type="string">
            <text:p text:style-name="P8">1.334,00</text:p>
          </table:table-cell>
          <table:table-cell table:style-name="TBL_5f_0_5f_12.E1" office:value-type="string">
            <text:p text:style-name="P8">736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70,42</text:p>
          </table:table-cell>
          <table:table-cell table:style-name="TBL_5f_0_5f_12.E1" office:value-type="string">
            <text:p text:style-name="P8">15.380,72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540,58</text:p>
          </table:table-cell>
          <table:table-cell table:style-name="TBL_5f_0_5f_12.E1" office:value-type="string">
            <text:p text:style-name="P8">25.742,38</text:p>
          </table:table-cell>
          <table:table-cell table:style-name="TBL_5f_0_5f_12.E1" office:value-type="string">
            <text:p text:style-name="P8">1.284,68</text:p>
          </table:table-cell>
          <table:table-cell table:style-name="TBL_5f_0_5f_12.E1" office:value-type="string">
            <text:p text:style-name="P8">3.188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473,16</text:p>
          </table:table-cell>
          <table:table-cell table:style-name="TBL_5f_0_5f_12.E1" office:value-type="string">
            <text:p text:style-name="P8">21.269,22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627,87</text:p>
          </table:table-cell>
          <table:table-cell table:style-name="TBL_5f_0_5f_12.E1" office:value-type="string">
            <text:p text:style-name="P8">1.251,74</text:p>
          </table:table-cell>
          <table:table-cell table:style-name="TBL_5f_0_5f_12.E1" office:value-type="string">
            <text:p text:style-name="P8">1.100,00</text:p>
          </table:table-cell>
          <table:table-cell table:style-name="TBL_5f_0_5f_12.E1" office:value-type="string">
            <text:p text:style-name="P8">1.993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9.767,80</text:p>
          </table:table-cell>
          <table:table-cell table:style-name="TBL_5f_0_5f_12.E1" office:value-type="string">
            <text:p text:style-name="P8">745,75</text:p>
          </table:table-cell>
          <table:table-cell table:style-name="TBL_5f_0_5f_12.E1" office:value-type="string">
            <text:p text:style-name="P8">549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95,50</text:p>
          </table:table-cell>
          <table:table-cell table:style-name="TBL_5f_0_5f_12.E1" office:value-type="string">
            <text:p text:style-name="P8">8.472,30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336,9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4.153,82</text:p>
          </table:table-cell>
          <table:table-cell table:style-name="TBL_5f_0_5f_12.E1" office:value-type="string">
            <text:p text:style-name="P8">208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08,93</text:p>
          </table:table-cell>
          <table:table-cell table:style-name="TBL_5f_0_5f_12.E1" office:value-type="string">
            <text:p text:style-name="P8">3.944,89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6.174,83</text:p>
          </table:table-cell>
          <table:table-cell table:style-name="TBL_5f_0_5f_12.E1" office:value-type="string">
            <text:p text:style-name="P8">926,22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12.543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26.881,31</text:p>
          </table:table-cell>
          <table:table-cell table:style-name="TBL_5f_0_5f_12.E1" office:value-type="string">
            <text:p text:style-name="P8">1.846,28</text:p>
          </table:table-cell>
          <table:table-cell table:style-name="TBL_5f_0_5f_12.E1" office:value-type="string">
            <text:p text:style-name="P8">4.652,3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98,58</text:p>
          </table:table-cell>
          <table:table-cell table:style-name="TBL_5f_0_5f_12.E1" office:value-type="string">
            <text:p text:style-name="P8">20.382,73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3.805,28</text:p>
          </table:table-cell>
          <table:table-cell table:style-name="TBL_5f_0_5f_12.E1" office:value-type="string">
            <text:p text:style-name="P8">400,3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205,60</text:p>
          </table:table-cell>
          <table:table-cell table:style-name="TBL_5f_0_5f_12.E1" office:value-type="string">
            <text:p text:style-name="P8">1.401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1.608,06</text:p>
          </table:table-cell>
          <table:table-cell table:style-name="TBL_5f_0_5f_12.E1" office:value-type="string">
            <text:p text:style-name="P8">1.093,46</text:p>
          </table:table-cell>
          <table:table-cell table:style-name="TBL_5f_0_5f_12.E1" office:value-type="string">
            <text:p text:style-name="P8">635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29,26</text:p>
          </table:table-cell>
          <table:table-cell table:style-name="TBL_5f_0_5f_12.E1" office:value-type="string">
            <text:p text:style-name="P8">9.878,80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502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20.800,61</text:p>
          </table:table-cell>
          <table:table-cell table:style-name="TBL_5f_0_5f_12.E1" office:value-type="string">
            <text:p text:style-name="P8">2.470,74</text:p>
          </table:table-cell>
          <table:table-cell table:style-name="TBL_5f_0_5f_12.E1" office:value-type="string">
            <text:p text:style-name="P8">2.704,1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174,84</text:p>
          </table:table-cell>
          <table:table-cell table:style-name="TBL_5f_0_5f_12.E1" office:value-type="string">
            <text:p text:style-name="P8">15.625,77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14.944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31.684,83</text:p>
          </table:table-cell>
          <table:table-cell table:style-name="TBL_5f_0_5f_12.E1" office:value-type="string">
            <text:p text:style-name="P8">2.470,74</text:p>
          </table:table-cell>
          <table:table-cell table:style-name="TBL_5f_0_5f_12.E1" office:value-type="string">
            <text:p text:style-name="P8">5.801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272,28</text:p>
          </table:table-cell>
          <table:table-cell table:style-name="TBL_5f_0_5f_12.E1" office:value-type="string">
            <text:p text:style-name="P8">23.412,55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174,83</text:p>
          </table:table-cell>
          <table:table-cell table:style-name="TBL_5f_0_5f_12.E1" office:value-type="string">
            <text:p text:style-name="P8">324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99,6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4.794,25</text:p>
          </table:table-cell>
          <table:table-cell table:style-name="TBL_5f_0_5f_12.E1" office:value-type="string">
            <text:p text:style-name="P8">1.689,90</text:p>
          </table:table-cell>
          <table:table-cell table:style-name="TBL_5f_0_5f_12.E1" office:value-type="string">
            <text:p text:style-name="P8">1.371,3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61,26</text:p>
          </table:table-cell>
          <table:table-cell table:style-name="TBL_5f_0_5f_12.E1" office:value-type="string">
            <text:p text:style-name="P8">11.732,99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5.838,69</text:p>
          </table:table-cell>
          <table:table-cell table:style-name="TBL_5f_0_5f_12.E1" office:value-type="string">
            <text:p text:style-name="P8">363,9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63,94</text:p>
          </table:table-cell>
          <table:table-cell table:style-name="TBL_5f_0_5f_12.E1" office:value-type="string">
            <text:p text:style-name="P8">5.474,75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284,66</text:p>
          </table:table-cell>
          <table:table-cell table:style-name="TBL_5f_0_5f_12.E1" office:value-type="string">
            <text:p text:style-name="P8">1.85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141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3,74</text:p>
          </table:table-cell>
          <table:table-cell table:style-name="TBL_5f_0_5f_12.E1" office:value-type="string">
            <text:p text:style-name="P8">25.066,92</text:p>
          </table:table-cell>
          <table:table-cell table:style-name="TBL_5f_0_5f_12.E1" office:value-type="string">
            <text:p text:style-name="P8">2.896,82</text:p>
          </table:table-cell>
          <table:table-cell table:style-name="TBL_5f_0_5f_12.E1" office:value-type="string">
            <text:p text:style-name="P8">3.592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89,34</text:p>
          </table:table-cell>
          <table:table-cell table:style-name="TBL_5f_0_5f_12.E1" office:value-type="string">
            <text:p text:style-name="P8">18.577,58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449,79</text:p>
          </table:table-cell>
          <table:table-cell table:style-name="TBL_5f_0_5f_12.E1" office:value-type="string">
            <text:p text:style-name="P8">2.200,00</text:p>
          </table:table-cell>
          <table:table-cell table:style-name="TBL_5f_0_5f_12.E1" office:value-type="string">
            <text:p text:style-name="P8">5.825,4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14.545,81</text:p>
          </table:table-cell>
          <table:table-cell table:style-name="TBL_5f_0_5f_12.E1" office:value-type="string">
            <text:p text:style-name="P8">1.228,60</text:p>
          </table:table-cell>
          <table:table-cell table:style-name="TBL_5f_0_5f_12.E1" office:value-type="string">
            <text:p text:style-name="P8">1.325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54,22</text:p>
          </table:table-cell>
          <table:table-cell table:style-name="TBL_5f_0_5f_12.E1" office:value-type="string">
            <text:p text:style-name="P8">11.991,59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194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94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94,99</text:p>
          </table:table-cell>
          <table:table-cell table:style-name="TBL_5f_0_5f_12.E1" office:value-type="string">
            <text:p text:style-name="P8">8.184,97</text:p>
          </table:table-cell>
          <table:table-cell table:style-name="TBL_5f_0_5f_12.E1" office:value-type="string">
            <text:p text:style-name="P8">830,70</text:p>
          </table:table-cell>
          <table:table-cell table:style-name="TBL_5f_0_5f_12.E1" office:value-type="string">
            <text:p text:style-name="P8">131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62,04</text:p>
          </table:table-cell>
          <table:table-cell table:style-name="TBL_5f_0_5f_12.E1" office:value-type="string">
            <text:p text:style-name="P8">7.222,93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1982</text:p>
          </table:table-cell>
          <table:table-cell table:style-name="TBL_5f_0_5f_13.B1" office:value-type="string">
            <text:p text:style-name="P7">LUCAS EUGENIO MELO</text:p>
          </table:table-cell>
          <table:table-cell table:style-name="TBL_5f_0_5f_13.B1" office:value-type="string">
            <text:p text:style-name="P7">ASSESSOR OPERACIONAL</text:p>
          </table:table-cell>
          <table:table-cell table:style-name="TBL_5f_0_5f_13.B1" office:value-type="string">
            <text:p text:style-name="P7">DIVISAO DE PAGAMENTO E CENTRO DE CUSTOS/DRH/SG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85</text:p>
          </table:table-cell>
          <table:table-cell table:style-name="TBL_5f_0_5f_13.E1" office:value-type="string">
            <text:p text:style-name="P8">2.021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5.838,69</text:p>
          </table:table-cell>
          <table:table-cell table:style-name="TBL_5f_0_5f_13.E1" office:value-type="string">
            <text:p text:style-name="P8">363,9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63,94</text:p>
          </table:table-cell>
          <table:table-cell table:style-name="TBL_5f_0_5f_13.E1" office:value-type="string">
            <text:p text:style-name="P8">5.474,75</text:p>
          </table:table-cell>
        </table:table-row>
        <table:table-row table:style-name="TBL_5f_0_5f_13.1">
          <table:table-cell table:style-name="TBL_5f_0_5f_13.A1" office:value-type="string">
            <text:p text:style-name="P7">1896</text:p>
          </table:table-cell>
          <table:table-cell table:style-name="TBL_5f_0_5f_13.B1" office:value-type="string">
            <text:p text:style-name="P7">LUCAS LEITE MEDEIROS MASCARENHAS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- LAGARTO</text:p>
          </table:table-cell>
          <table:table-cell table:style-name="TBL_5f_0_5f_13.E1" office:value-type="string">
            <text:p text:style-name="P8">5.495,58</text:p>
          </table:table-cell>
          <table:table-cell table:style-name="TBL_5f_0_5f_13.E1" office:value-type="string">
            <text:p text:style-name="P8">433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929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8,36</text:p>
          </table:table-cell>
          <table:table-cell table:style-name="TBL_5f_0_5f_13.E1" office:value-type="string">
            <text:p text:style-name="P8">14.316,72</text:p>
          </table:table-cell>
          <table:table-cell table:style-name="TBL_5f_0_5f_13.E1" office:value-type="string">
            <text:p text:style-name="P8">1.541,58</text:p>
          </table:table-cell>
          <table:table-cell table:style-name="TBL_5f_0_5f_13.E1" office:value-type="string">
            <text:p text:style-name="P8">994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35,70</text:p>
          </table:table-cell>
          <table:table-cell table:style-name="TBL_5f_0_5f_13.E1" office:value-type="string">
            <text:p text:style-name="P8">11.781,02</text:p>
          </table:table-cell>
        </table:table-row>
        <table:table-row table:style-name="TBL_5f_0_5f_13.1">
          <table:table-cell table:style-name="TBL_5f_0_5f_13.A1" office:value-type="string">
            <text:p text:style-name="P7">1370</text:p>
          </table:table-cell>
          <table:table-cell table:style-name="TBL_5f_0_5f_13.B1" office:value-type="string">
            <text:p text:style-name="P7">LUCIANA BASTOS CRUZ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PROMOTORIA DE JUSTICA - SAO CRISTOVAO </text:p>
          </table:table-cell>
          <table:table-cell table:style-name="TBL_5f_0_5f_13.E1" office:value-type="string">
            <text:p text:style-name="P8">4.804,09</text:p>
          </table:table-cell>
          <table:table-cell table:style-name="TBL_5f_0_5f_13.E1" office:value-type="string">
            <text:p text:style-name="P8">720,6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524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96,37</text:p>
          </table:table-cell>
          <table:table-cell table:style-name="TBL_5f_0_5f_13.E1" office:value-type="string">
            <text:p text:style-name="P8">13.345,77</text:p>
          </table:table-cell>
          <table:table-cell table:style-name="TBL_5f_0_5f_13.E1" office:value-type="string">
            <text:p text:style-name="P8">1.436,42</text:p>
          </table:table-cell>
          <table:table-cell table:style-name="TBL_5f_0_5f_13.E1" office:value-type="string">
            <text:p text:style-name="P8">904,8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41,26</text:p>
          </table:table-cell>
          <table:table-cell table:style-name="TBL_5f_0_5f_13.E1" office:value-type="string">
            <text:p text:style-name="P8">11.004,51</text:p>
          </table:table-cell>
        </table:table-row>
        <table:table-row table:style-name="TBL_5f_0_5f_13.1">
          <table:table-cell table:style-name="TBL_5f_0_5f_13.A1" office:value-type="string">
            <text:p text:style-name="P7">1199</text:p>
          </table:table-cell>
          <table:table-cell table:style-name="TBL_5f_0_5f_13.B1" office:value-type="string">
            <text:p text:style-name="P7">LUCIANA CAVALCANTI NOBREG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4ª PROCURADORIA DE JUSTICA (CAMARA CRIMINAL)</text:p>
          </table:table-cell>
          <table:table-cell table:style-name="TBL_5f_0_5f_13.E1" office:value-type="string">
            <text:p text:style-name="P8">8.759,11</text:p>
          </table:table-cell>
          <table:table-cell table:style-name="TBL_5f_0_5f_13.E1" office:value-type="string">
            <text:p text:style-name="P8">1.313,87</text:p>
          </table:table-cell>
          <table:table-cell table:style-name="TBL_5f_0_5f_13.E1" office:value-type="string">
            <text:p text:style-name="P8">10.312,67</text:p>
          </table:table-cell>
          <table:table-cell table:style-name="TBL_5f_0_5f_13.E1" office:value-type="string">
            <text:p text:style-name="P8">20.385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6.292,31</text:p>
          </table:table-cell>
          <table:table-cell table:style-name="TBL_5f_0_5f_13.E1" office:value-type="string">
            <text:p text:style-name="P8">57.063,61</text:p>
          </table:table-cell>
          <table:table-cell table:style-name="TBL_5f_0_5f_13.E1" office:value-type="string">
            <text:p text:style-name="P8">2.618,98</text:p>
          </table:table-cell>
          <table:table-cell table:style-name="TBL_5f_0_5f_13.E1" office:value-type="string">
            <text:p text:style-name="P8">8.753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372,14</text:p>
          </table:table-cell>
          <table:table-cell table:style-name="TBL_5f_0_5f_13.E1" office:value-type="string">
            <text:p text:style-name="P8">45.691,47</text:p>
          </table:table-cell>
        </table:table-row>
        <table:table-row table:style-name="TBL_5f_0_5f_13.1">
          <table:table-cell table:style-name="TBL_5f_0_5f_13.A1" office:value-type="string">
            <text:p text:style-name="P7">1553</text:p>
          </table:table-cell>
          <table:table-cell table:style-name="TBL_5f_0_5f_13.B1" office:value-type="string">
            <text:p text:style-name="P7">LUCIANA DIAS SOUZA</text:p>
          </table:table-cell>
          <table:table-cell table:style-name="TBL_5f_0_5f_13.B1" office:value-type="string">
            <text:p text:style-name="P7">TÉCNICO JUDICIÁRIO - requisitado</text:p>
          </table:table-cell>
          <table:table-cell table:style-name="TBL_5f_0_5f_13.B1" office:value-type="string">
            <text:p text:style-name="P7">COORDENADORIA GERAL / MP</text:p>
          </table:table-cell>
          <table:table-cell table:style-name="TBL_5f_0_5f_13.E1" office:value-type="string">
            <text:p text:style-name="P8">3.046,53</text:p>
          </table:table-cell>
          <table:table-cell table:style-name="TBL_5f_0_5f_13.E1" office:value-type="string">
            <text:p text:style-name="P8">1.886,14</text:p>
          </table:table-cell>
          <table:table-cell table:style-name="TBL_5f_0_5f_13.E1" office:value-type="string">
            <text:p text:style-name="P8">5.442,11</text:p>
          </table:table-cell>
          <table:table-cell table:style-name="TBL_5f_0_5f_13.E1" office:value-type="string">
            <text:p text:style-name="P8">10.374,7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21.805,56</text:p>
          </table:table-cell>
          <table:table-cell table:style-name="TBL_5f_0_5f_13.E1" office:value-type="string">
            <text:p text:style-name="P8">974,28</text:p>
          </table:table-cell>
          <table:table-cell table:style-name="TBL_5f_0_5f_13.E1" office:value-type="string">
            <text:p text:style-name="P8">3.595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69,48</text:p>
          </table:table-cell>
          <table:table-cell table:style-name="TBL_5f_0_5f_13.E1" office:value-type="string">
            <text:p text:style-name="P8">17.236,08</text:p>
          </table:table-cell>
        </table:table-row>
        <table:table-row table:style-name="TBL_5f_0_5f_13.1">
          <table:table-cell table:style-name="TBL_5f_0_5f_13.A1" office:value-type="string">
            <text:p text:style-name="P7">1463</text:p>
          </table:table-cell>
          <table:table-cell table:style-name="TBL_5f_0_5f_13.B1" office:value-type="string">
            <text:p text:style-name="P7">LUCIANA DUARTE SOBRAL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RIACHUELO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5.205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00,47</text:p>
          </table:table-cell>
          <table:table-cell table:style-name="TBL_5f_0_5f_13.E1" office:value-type="string">
            <text:p text:style-name="P8">43.354,35</text:p>
          </table:table-cell>
          <table:table-cell table:style-name="TBL_5f_0_5f_13.E1" office:value-type="string">
            <text:p text:style-name="P8">113.764,59</text:p>
          </table:table-cell>
          <table:table-cell table:style-name="TBL_5f_0_5f_13.E1" office:value-type="string">
            <text:p text:style-name="P8">8.321,20</text:p>
          </table:table-cell>
          <table:table-cell table:style-name="TBL_5f_0_5f_13.E1" office:value-type="string">
            <text:p text:style-name="P8">15.335,7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3.656,96</text:p>
          </table:table-cell>
          <table:table-cell table:style-name="TBL_5f_0_5f_13.E1" office:value-type="string">
            <text:p text:style-name="P8">90.107,63</text:p>
          </table:table-cell>
        </table:table-row>
        <table:table-row table:style-name="TBL_5f_0_5f_13.1">
          <table:table-cell table:style-name="TBL_5f_0_5f_13.A1" office:value-type="string">
            <text:p text:style-name="P7">1244</text:p>
          </table:table-cell>
          <table:table-cell table:style-name="TBL_5f_0_5f_13.B1" office:value-type="string">
            <text:p text:style-name="P7">LUCIANA LEONARDO RIBEIRO SILVA DE ARAUJ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PROCURADOR GERAL DE JUSTICA/PGJ/MP</text:p>
          </table:table-cell>
          <table:table-cell table:style-name="TBL_5f_0_5f_13.E1" office:value-type="string">
            <text:p text:style-name="P8">8.759,11</text:p>
          </table:table-cell>
          <table:table-cell table:style-name="TBL_5f_0_5f_13.E1" office:value-type="string">
            <text:p text:style-name="P8">1.313,87</text:p>
          </table:table-cell>
          <table:table-cell table:style-name="TBL_5f_0_5f_13.E1" office:value-type="string">
            <text:p text:style-name="P8">1.213,11</text:p>
          </table:table-cell>
          <table:table-cell table:style-name="TBL_5f_0_5f_13.E1" office:value-type="string">
            <text:p text:style-name="P8">11.286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24.367,17</text:p>
          </table:table-cell>
          <table:table-cell table:style-name="TBL_5f_0_5f_13.E1" office:value-type="string">
            <text:p text:style-name="P8">2.618,98</text:p>
          </table:table-cell>
          <table:table-cell table:style-name="TBL_5f_0_5f_13.E1" office:value-type="string">
            <text:p text:style-name="P8">3.748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367,40</text:p>
          </table:table-cell>
          <table:table-cell table:style-name="TBL_5f_0_5f_13.E1" office:value-type="string">
            <text:p text:style-name="P8">17.999,77</text:p>
          </table:table-cell>
        </table:table-row>
        <table:table-row table:style-name="TBL_5f_0_5f_13.1">
          <table:table-cell table:style-name="TBL_5f_0_5f_13.A1" office:value-type="string">
            <text:p text:style-name="P7">2002</text:p>
          </table:table-cell>
          <table:table-cell table:style-name="TBL_5f_0_5f_13.B1" office:value-type="string">
            <text:p text:style-name="P7">LUCIANA YASMIM SANTOS PASSOS</text:p>
          </table:table-cell>
          <table:table-cell table:style-name="TBL_5f_0_5f_13.B1" office:value-type="string">
            <text:p text:style-name="P7">ASSESSOR OPERACIONAL</text:p>
          </table:table-cell>
          <table:table-cell table:style-name="TBL_5f_0_5f_13.B1" office:value-type="string">
            <text:p text:style-name="P7">DIVISAO DE GESTAO DE PESSOAS - SERVIDORE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85</text:p>
          </table:table-cell>
          <table:table-cell table:style-name="TBL_5f_0_5f_13.E1" office:value-type="string">
            <text:p text:style-name="P8">2.021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5.838,69</text:p>
          </table:table-cell>
          <table:table-cell table:style-name="TBL_5f_0_5f_13.E1" office:value-type="string">
            <text:p text:style-name="P8">363,9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63,94</text:p>
          </table:table-cell>
          <table:table-cell table:style-name="TBL_5f_0_5f_13.E1" office:value-type="string">
            <text:p text:style-name="P8">5.474,75</text:p>
          </table:table-cell>
        </table:table-row>
        <table:table-row table:style-name="TBL_5f_0_5f_13.1">
          <table:table-cell table:style-name="TBL_5f_0_5f_13.A1" office:value-type="string">
            <text:p text:style-name="P7">635</text:p>
          </table:table-cell>
          <table:table-cell table:style-name="TBL_5f_0_5f_13.B1" office:value-type="string">
            <text:p text:style-name="P7">LUCIO JOSE CARDOSO BARRETO LIMA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- LARANJEIRAS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7.058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68,91</text:p>
          </table:table-cell>
          <table:table-cell table:style-name="TBL_5f_0_5f_13.E1" office:value-type="string">
            <text:p text:style-name="P8">43.618,28</text:p>
          </table:table-cell>
          <table:table-cell table:style-name="TBL_5f_0_5f_13.E1" office:value-type="string">
            <text:p text:style-name="P8">117.734,32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16.23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4.993,58</text:p>
          </table:table-cell>
          <table:table-cell table:style-name="TBL_5f_0_5f_13.E1" office:value-type="string">
            <text:p text:style-name="P8">92.740,74</text:p>
          </table:table-cell>
        </table:table-row>
        <table:table-row table:style-name="TBL_5f_0_5f_13.1">
          <table:table-cell table:style-name="TBL_5f_0_5f_13.A1" office:value-type="string">
            <text:p text:style-name="P7">156</text:p>
          </table:table-cell>
          <table:table-cell table:style-name="TBL_5f_0_5f_13.B1" office:value-type="string">
            <text:p text:style-name="P7">LUIS CLAUDIO ALMEIDA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DAS EXECUCOES CRIMINAIS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3.368,91</text:p>
          </table:table-cell>
          <table:table-cell table:style-name="TBL_5f_0_5f_13.E1" office:value-type="string">
            <text:p text:style-name="P8">42.615,36</text:p>
          </table:table-cell>
          <table:table-cell table:style-name="TBL_5f_0_5f_13.E1" office:value-type="string">
            <text:p text:style-name="P8">122.121,65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17.716,7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6.475,91</text:p>
          </table:table-cell>
          <table:table-cell table:style-name="TBL_5f_0_5f_13.E1" office:value-type="string">
            <text:p text:style-name="P8">95.645,74</text:p>
          </table:table-cell>
        </table:table-row>
        <table:table-row table:style-name="TBL_5f_0_5f_13.1">
          <table:table-cell table:style-name="TBL_5f_0_5f_13.A1" office:value-type="string">
            <text:p text:style-name="P7">410</text:p>
          </table:table-cell>
          <table:table-cell table:style-name="TBL_5f_0_5f_13.B1" office:value-type="string">
            <text:p text:style-name="P7">LUIS FAUSTO DIAS DE VALOIS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ÇA DA CURADORIA DA INFÂNCIA E DA ADOLESCÊNCIA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7.058,02</text:p>
          </table:table-cell>
          <table:table-cell table:style-name="TBL_5f_0_5f_13.E1" office:value-type="string">
            <text:p text:style-name="P8">12.352,6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20,26</text:p>
          </table:table-cell>
          <table:table-cell table:style-name="TBL_5f_0_5f_13.E1" office:value-type="string">
            <text:p text:style-name="P8">43.829,43</text:p>
          </table:table-cell>
          <table:table-cell table:style-name="TBL_5f_0_5f_13.E1" office:value-type="string">
            <text:p text:style-name="P8">130.298,14</text:p>
          </table:table-cell>
          <table:table-cell table:style-name="TBL_5f_0_5f_13.E1" office:value-type="string">
            <text:p text:style-name="P8">9.031,82</text:p>
          </table:table-cell>
          <table:table-cell table:style-name="TBL_5f_0_5f_13.E1" office:value-type="string">
            <text:p text:style-name="P8">16.191,1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5.222,99</text:p>
          </table:table-cell>
          <table:table-cell table:style-name="TBL_5f_0_5f_13.E1" office:value-type="string">
            <text:p text:style-name="P8">105.075,15</text:p>
          </table:table-cell>
        </table:table-row>
        <table:table-row table:style-name="TBL_5f_0_5f_13.1">
          <table:table-cell table:style-name="TBL_5f_0_5f_13.A1" office:value-type="string">
            <text:p text:style-name="P7">1868</text:p>
          </table:table-cell>
          <table:table-cell table:style-name="TBL_5f_0_5f_13.B1" office:value-type="string">
            <text:p text:style-name="P7">LUIS FELIPE JORDAO WANDERLEY</text:p>
          </table:table-cell>
          <table:table-cell table:style-name="TBL_5f_0_5f_13.B1" office:value-type="string">
            <text:p text:style-name="P7">PROMOTOR DE JUSTIÇA SUBSTITUTO</text:p>
          </table:table-cell>
          <table:table-cell table:style-name="TBL_5f_0_5f_13.B1" office:value-type="string">
            <text:p text:style-name="P7">PROMOTOR DE JUSTICA SUBSTITUTO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0.134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84,69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79.308,02</text:p>
          </table:table-cell>
          <table:table-cell table:style-name="TBL_5f_0_5f_13.E1" office:value-type="string">
            <text:p text:style-name="P8">7.905,14</text:p>
          </table:table-cell>
          <table:table-cell table:style-name="TBL_5f_0_5f_13.E1" office:value-type="string">
            <text:p text:style-name="P8">17.194,9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5.100,04</text:p>
          </table:table-cell>
          <table:table-cell table:style-name="TBL_5f_0_5f_13.E1" office:value-type="string">
            <text:p text:style-name="P8">54.207,98</text:p>
          </table:table-cell>
        </table:table-row>
        <table:table-row table:style-name="TBL_5f_0_5f_13.1">
          <table:table-cell table:style-name="TBL_5f_0_5f_13.A1" office:value-type="string">
            <text:p text:style-name="P7">21</text:p>
          </table:table-cell>
          <table:table-cell table:style-name="TBL_5f_0_5f_13.B1" office:value-type="string">
            <text:p text:style-name="P7">LUIZ ALBERTO MOURA ARAUJ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CRIMINAL - ARACAJU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4.812,0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1.122,90</text:p>
          </table:table-cell>
          <table:table-cell table:style-name="TBL_5f_0_5f_13.E1" office:value-type="string">
            <text:p text:style-name="P8">2.745,13</text:p>
          </table:table-cell>
          <table:table-cell table:style-name="TBL_5f_0_5f_13.E1" office:value-type="string">
            <text:p text:style-name="P8">81.128,31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14.536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3.295,16</text:p>
          </table:table-cell>
          <table:table-cell table:style-name="TBL_5f_0_5f_13.E1" office:value-type="string">
            <text:p text:style-name="P8">57.833,15</text:p>
          </table:table-cell>
        </table:table-row>
        <table:table-row table:style-name="TBL_5f_0_5f_13.1">
          <table:table-cell table:style-name="TBL_5f_0_5f_13.A1" office:value-type="string">
            <text:p text:style-name="P7"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694,18</text:p>
          </table:table-cell>
          <table:table-cell table:style-name="TBL_5f_0_5f_13.E1" office:value-type="string">
            <text:p text:style-name="P8">2.089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783,2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03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45,13</text:p>
          </table:table-cell>
          <table:table-cell table:style-name="TBL_5f_0_5f_13.E1" office:value-type="string">
            <text:p text:style-name="P8">15.815,33</text:p>
          </table:table-cell>
          <table:table-cell table:style-name="TBL_5f_0_5f_13.E1" office:value-type="string">
            <text:p text:style-name="P8">1.503,66</text:p>
          </table:table-cell>
          <table:table-cell table:style-name="TBL_5f_0_5f_13.E1" office:value-type="string">
            <text:p text:style-name="P8">1.442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45,74</text:p>
          </table:table-cell>
          <table:table-cell table:style-name="TBL_5f_0_5f_13.E1" office:value-type="string">
            <text:p text:style-name="P8">12.869,59</text:p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16,30</text:p>
          </table:table-cell>
          <table:table-cell table:style-name="TBL_5f_0_5f_13.E1" office:value-type="string">
            <text:p text:style-name="P8">4.116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10.027,59</text:p>
          </table:table-cell>
          <table:table-cell table:style-name="TBL_5f_0_5f_13.E1" office:value-type="string">
            <text:p text:style-name="P8">905,58</text:p>
          </table:table-cell>
          <table:table-cell table:style-name="TBL_5f_0_5f_13.E1" office:value-type="string">
            <text:p text:style-name="P8">332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38,16</text:p>
          </table:table-cell>
          <table:table-cell table:style-name="TBL_5f_0_5f_13.E1" office:value-type="string">
            <text:p text:style-name="P8">8.789,43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89,13</text:p>
          </table:table-cell>
          <table:table-cell table:style-name="TBL_5f_0_5f_13.E1" office:value-type="string">
            <text:p text:style-name="P8">1.689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89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- PROPRIA</text:p>
          </table:table-cell>
          <table:table-cell table:style-name="TBL_5f_0_5f_13.E1" office:value-type="string">
            <text:p text:style-name="P8">8.263,31</text:p>
          </table:table-cell>
          <table:table-cell table:style-name="TBL_5f_0_5f_13.E1" office:value-type="string">
            <text:p text:style-name="P8">1.239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502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3,74</text:p>
          </table:table-cell>
          <table:table-cell table:style-name="TBL_5f_0_5f_13.E1" office:value-type="string">
            <text:p text:style-name="P8">21.789,36</text:p>
          </table:table-cell>
          <table:table-cell table:style-name="TBL_5f_0_5f_13.E1" office:value-type="string">
            <text:p text:style-name="P8">2.470,74</text:p>
          </table:table-cell>
          <table:table-cell table:style-name="TBL_5f_0_5f_13.E1" office:value-type="string">
            <text:p text:style-name="P8">2.808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279,12</text:p>
          </table:table-cell>
          <table:table-cell table:style-name="TBL_5f_0_5f_13.E1" office:value-type="string">
            <text:p text:style-name="P8">16.510,24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89,13</text:p>
          </table:table-cell>
          <table:table-cell table:style-name="TBL_5f_0_5f_13.E1" office:value-type="string">
            <text:p text:style-name="P8">1.689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89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14,07</text:p>
          </table:table-cell>
          <table:table-cell table:style-name="TBL_5f_0_5f_13.E1" office:value-type="string">
            <text:p text:style-name="P8">1.214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14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324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99,6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03,20</text:p>
          </table:table-cell>
          <table:table-cell table:style-name="TBL_5f_0_5f_13.E1" office:value-type="string">
            <text:p text:style-name="P8">15.402,46</text:p>
          </table:table-cell>
          <table:table-cell table:style-name="TBL_5f_0_5f_13.E1" office:value-type="string">
            <text:p text:style-name="P8">1.689,90</text:p>
          </table:table-cell>
          <table:table-cell table:style-name="TBL_5f_0_5f_13.E1" office:value-type="string">
            <text:p text:style-name="P8">1.37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1,26</text:p>
          </table:table-cell>
          <table:table-cell table:style-name="TBL_5f_0_5f_13.E1" office:value-type="string">
            <text:p text:style-name="P8">12.341,20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9.293,3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216,26</text:p>
          </table:table-cell>
          <table:table-cell table:style-name="TBL_5f_0_5f_13.E1" office:value-type="string">
            <text:p text:style-name="P8">600,40</text:p>
          </table:table-cell>
          <table:table-cell table:style-name="TBL_5f_0_5f_13.E1" office:value-type="string">
            <text:p text:style-name="P8">57.402,26</text:p>
          </table:table-cell>
          <table:table-cell table:style-name="TBL_5f_0_5f_13.E1" office:value-type="string">
            <text:p text:style-name="P8">147.693,39</text:p>
          </table:table-cell>
          <table:table-cell table:style-name="TBL_5f_0_5f_13.E1" office:value-type="string">
            <text:p text:style-name="P8">10.216,26</text:p>
          </table:table-cell>
          <table:table-cell table:style-name="TBL_5f_0_5f_13.E1" office:value-type="string">
            <text:p text:style-name="P8">19.768,34</text:p>
          </table:table-cell>
          <table:table-cell table:style-name="TBL_5f_0_5f_13.E1" office:value-type="string">
            <text:p text:style-name="P8">1.488,23</text:p>
          </table:table-cell>
          <table:table-cell table:style-name="TBL_5f_0_5f_13.E1" office:value-type="string">
            <text:p text:style-name="P8">31.472,83</text:p>
          </table:table-cell>
          <table:table-cell table:style-name="TBL_5f_0_5f_13.E1" office:value-type="string">
            <text:p text:style-name="P8">116.220,56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1.141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46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667,13</text:p>
          </table:table-cell>
          <table:table-cell table:style-name="TBL_5f_0_5f_13.E1" office:value-type="string">
            <text:p text:style-name="P8">12.560,85</text:p>
          </table:table-cell>
          <table:table-cell table:style-name="TBL_5f_0_5f_13.E1" office:value-type="string">
            <text:p text:style-name="P8">1.286,18</text:p>
          </table:table-cell>
          <table:table-cell table:style-name="TBL_5f_0_5f_13.E1" office:value-type="string">
            <text:p text:style-name="P8">664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50,62</text:p>
          </table:table-cell>
          <table:table-cell table:style-name="TBL_5f_0_5f_13.E1" office:value-type="string">
            <text:p text:style-name="P8">10.610,23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00,00</text:p>
          </table:table-cell>
          <table:table-cell table:style-name="TBL_5f_0_5f_13.E1" office:value-type="string">
            <text:p text:style-name="P8">900,00</text:p>
          </table:table-cell>
          <table:table-cell table:style-name="TBL_5f_0_5f_13.E1" office:value-type="string">
            <text:p text:style-name="P8">30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3.156,00</text:p>
          </table:table-cell>
          <table:table-cell table:style-name="TBL_5f_0_5f_13.E1" office:value-type="string">
            <text:p text:style-name="P8">168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68,00</text:p>
          </table:table-cell>
          <table:table-cell table:style-name="TBL_5f_0_5f_13.E1" office:value-type="string">
            <text:p text:style-name="P8">2.988,00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092,34</text:p>
          </table:table-cell>
          <table:table-cell table:style-name="TBL_5f_0_5f_13.E1" office:value-type="string">
            <text:p text:style-name="P8">13.752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8.844,69</text:p>
          </table:table-cell>
          <table:table-cell table:style-name="TBL_5f_0_5f_13.E1" office:value-type="string">
            <text:p text:style-name="P8">6.281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58,92</text:p>
          </table:table-cell>
          <table:table-cell table:style-name="TBL_5f_0_5f_13.E1" office:value-type="string">
            <text:p text:style-name="P8">46.029,86</text:p>
          </table:table-cell>
          <table:table-cell table:style-name="TBL_5f_0_5f_13.E1" office:value-type="string">
            <text:p text:style-name="P8">4.899,62</text:p>
          </table:table-cell>
          <table:table-cell table:style-name="TBL_5f_0_5f_13.E1" office:value-type="string">
            <text:p text:style-name="P8">9.005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905,51</text:p>
          </table:table-cell>
          <table:table-cell table:style-name="TBL_5f_0_5f_13.E1" office:value-type="string">
            <text:p text:style-name="P8">32.124,35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4.737,76</text:p>
          </table:table-cell>
          <table:table-cell table:style-name="TBL_5f_0_5f_13.E1" office:value-type="string">
            <text:p text:style-name="P8">11.579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3.618,28</text:p>
          </table:table-cell>
          <table:table-cell table:style-name="TBL_5f_0_5f_13.E1" office:value-type="string">
            <text:p text:style-name="P8">124.673,05</text:p>
          </table:table-cell>
          <table:table-cell table:style-name="TBL_5f_0_5f_13.E1" office:value-type="string">
            <text:p text:style-name="P8">9.031,82</text:p>
          </table:table-cell>
          <table:table-cell table:style-name="TBL_5f_0_5f_13.E1" office:value-type="string">
            <text:p text:style-name="P8">17.859,0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6.890,86</text:p>
          </table:table-cell>
          <table:table-cell table:style-name="TBL_5f_0_5f_13.E1" office:value-type="string">
            <text:p text:style-name="P8">97.782,19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88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570,79</text:p>
          </table:table-cell>
          <table:table-cell table:style-name="TBL_5f_0_5f_13.E1" office:value-type="string">
            <text:p text:style-name="P8">1.213,11</text:p>
          </table:table-cell>
          <table:table-cell table:style-name="TBL_5f_0_5f_13.E1" office:value-type="string">
            <text:p text:style-name="P8">5.589,18</text:p>
          </table:table-cell>
          <table:table-cell table:style-name="TBL_5f_0_5f_13.E1" office:value-type="string">
            <text:p text:style-name="P8">1.863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14.836,41</text:p>
          </table:table-cell>
          <table:table-cell table:style-name="TBL_5f_0_5f_13.E1" office:value-type="string">
            <text:p text:style-name="P8">1.137,78</text:p>
          </table:table-cell>
          <table:table-cell table:style-name="TBL_5f_0_5f_13.E1" office:value-type="string">
            <text:p text:style-name="P8">1.232,6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70,39</text:p>
          </table:table-cell>
          <table:table-cell table:style-name="TBL_5f_0_5f_13.E1" office:value-type="string">
            <text:p text:style-name="P8">12.466,02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899,23</text:p>
          </table:table-cell>
          <table:table-cell table:style-name="TBL_5f_0_5f_13.E1" office:value-type="string">
            <text:p text:style-name="P8">11.899,2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25.593,45</text:p>
          </table:table-cell>
          <table:table-cell table:style-name="TBL_5f_0_5f_13.E1" office:value-type="string">
            <text:p text:style-name="P8">1.284,68</text:p>
          </table:table-cell>
          <table:table-cell table:style-name="TBL_5f_0_5f_13.E1" office:value-type="string">
            <text:p text:style-name="P8">4.452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737,24</text:p>
          </table:table-cell>
          <table:table-cell table:style-name="TBL_5f_0_5f_13.E1" office:value-type="string">
            <text:p text:style-name="P8">19.856,21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275,62</text:p>
          </table:table-cell>
          <table:table-cell table:style-name="TBL_5f_0_5f_13.E1" office:value-type="string">
            <text:p text:style-name="P8">641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16,9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32,44</text:p>
          </table:table-cell>
          <table:table-cell table:style-name="TBL_5f_0_5f_13.E1" office:value-type="string">
            <text:p text:style-name="P8">11.866,36</text:p>
          </table:table-cell>
          <table:table-cell table:style-name="TBL_5f_0_5f_13.E1" office:value-type="string">
            <text:p text:style-name="P8">1.278,40</text:p>
          </table:table-cell>
          <table:table-cell table:style-name="TBL_5f_0_5f_13.E1" office:value-type="string">
            <text:p text:style-name="P8">652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31,14</text:p>
          </table:table-cell>
          <table:table-cell table:style-name="TBL_5f_0_5f_13.E1" office:value-type="string">
            <text:p text:style-name="P8">9.935,22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400,3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05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70,07</text:p>
          </table:table-cell>
          <table:table-cell table:style-name="TBL_5f_0_5f_13.E1" office:value-type="string">
            <text:p text:style-name="P8">10.681,27</text:p>
          </table:table-cell>
          <table:table-cell table:style-name="TBL_5f_0_5f_13.E1" office:value-type="string">
            <text:p text:style-name="P8">1.093,46</text:p>
          </table:table-cell>
          <table:table-cell table:style-name="TBL_5f_0_5f_13.E1" office:value-type="string">
            <text:p text:style-name="P8">388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81,52</text:p>
          </table:table-cell>
          <table:table-cell table:style-name="TBL_5f_0_5f_13.E1" office:value-type="string">
            <text:p text:style-name="P8">9.199,75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194,99</text:p>
          </table:table-cell>
          <table:table-cell table:style-name="TBL_5f_0_5f_13.E1" office:value-type="string">
            <text:p text:style-name="P8">252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447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32,44</text:p>
          </table:table-cell>
          <table:table-cell table:style-name="TBL_5f_0_5f_13.E1" office:value-type="string">
            <text:p text:style-name="P8">8.926,60</text:p>
          </table:table-cell>
          <table:table-cell table:style-name="TBL_5f_0_5f_13.E1" office:value-type="string">
            <text:p text:style-name="P8">896,24</text:p>
          </table:table-cell>
          <table:table-cell table:style-name="TBL_5f_0_5f_13.E1" office:value-type="string">
            <text:p text:style-name="P8">190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86,32</text:p>
          </table:table-cell>
          <table:table-cell table:style-name="TBL_5f_0_5f_13.E1" office:value-type="string">
            <text:p text:style-name="P8">7.840,28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8.759,11</text:p>
          </table:table-cell>
          <table:table-cell table:style-name="TBL_5f_0_5f_13.E1" office:value-type="string">
            <text:p text:style-name="P8">1.313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0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21.940,95</text:p>
          </table:table-cell>
          <table:table-cell table:style-name="TBL_5f_0_5f_13.E1" office:value-type="string">
            <text:p text:style-name="P8">2.618,98</text:p>
          </table:table-cell>
          <table:table-cell table:style-name="TBL_5f_0_5f_13.E1" office:value-type="string">
            <text:p text:style-name="P8">3.081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700,18</text:p>
          </table:table-cell>
          <table:table-cell table:style-name="TBL_5f_0_5f_13.E1" office:value-type="string">
            <text:p text:style-name="P8">16.240,77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275,62</text:p>
          </table:table-cell>
          <table:table-cell table:style-name="TBL_5f_0_5f_13.E1" office:value-type="string">
            <text:p text:style-name="P8">641,34</text:p>
          </table:table-cell>
          <table:table-cell table:style-name="TBL_5f_0_5f_13.E1" office:value-type="string">
            <text:p text:style-name="P8">3.567,46</text:p>
          </table:table-cell>
          <table:table-cell table:style-name="TBL_5f_0_5f_13.E1" office:value-type="string">
            <text:p text:style-name="P8">8.48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18.763,83</text:p>
          </table:table-cell>
          <table:table-cell table:style-name="TBL_5f_0_5f_13.E1" office:value-type="string">
            <text:p text:style-name="P8">1.278,40</text:p>
          </table:table-cell>
          <table:table-cell table:style-name="TBL_5f_0_5f_13.E1" office:value-type="string">
            <text:p text:style-name="P8">2.57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54,56</text:p>
          </table:table-cell>
          <table:table-cell table:style-name="TBL_5f_0_5f_13.E1" office:value-type="string">
            <text:p text:style-name="P8">14.909,27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275,62</text:p>
          </table:table-cell>
          <table:table-cell table:style-name="TBL_5f_0_5f_13.E1" office:value-type="string">
            <text:p text:style-name="P8">337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612,9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11.020,93</text:p>
          </table:table-cell>
          <table:table-cell table:style-name="TBL_5f_0_5f_13.E1" office:value-type="string">
            <text:p text:style-name="P8">1.199,38</text:p>
          </table:table-cell>
          <table:table-cell table:style-name="TBL_5f_0_5f_13.E1" office:value-type="string">
            <text:p text:style-name="P8">448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47,78</text:p>
          </table:table-cell>
          <table:table-cell table:style-name="TBL_5f_0_5f_13.E1" office:value-type="string">
            <text:p text:style-name="P8">9.373,15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263,31</text:p>
          </table:table-cell>
          <table:table-cell table:style-name="TBL_5f_0_5f_13.E1" office:value-type="string">
            <text:p text:style-name="P8">1.239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502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20.800,61</text:p>
          </table:table-cell>
          <table:table-cell table:style-name="TBL_5f_0_5f_13.E1" office:value-type="string">
            <text:p text:style-name="P8">2.470,74</text:p>
          </table:table-cell>
          <table:table-cell table:style-name="TBL_5f_0_5f_13.E1" office:value-type="string">
            <text:p text:style-name="P8">2.808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279,12</text:p>
          </table:table-cell>
          <table:table-cell table:style-name="TBL_5f_0_5f_13.E1" office:value-type="string">
            <text:p text:style-name="P8">15.521,49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926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.754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53,33</text:p>
          </table:table-cell>
          <table:table-cell table:style-name="TBL_5f_0_5f_13.E1" office:value-type="string">
            <text:p text:style-name="P8">2.032,44</text:p>
          </table:table-cell>
          <table:table-cell table:style-name="TBL_5f_0_5f_13.E1" office:value-type="string">
            <text:p text:style-name="P8">17.141,20</text:p>
          </table:table-cell>
          <table:table-cell table:style-name="TBL_5f_0_5f_13.E1" office:value-type="string">
            <text:p text:style-name="P8">1.846,28</text:p>
          </table:table-cell>
          <table:table-cell table:style-name="TBL_5f_0_5f_13.E1" office:value-type="string">
            <text:p text:style-name="P8">1.914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60,46</text:p>
          </table:table-cell>
          <table:table-cell table:style-name="TBL_5f_0_5f_13.E1" office:value-type="string">
            <text:p text:style-name="P8">13.380,74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194,99</text:p>
          </table:table-cell>
          <table:table-cell table:style-name="TBL_5f_0_5f_13.E1" office:value-type="string">
            <text:p text:style-name="P8">479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674,2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9.143,47</text:p>
          </table:table-cell>
          <table:table-cell table:style-name="TBL_5f_0_5f_13.E1" office:value-type="string">
            <text:p text:style-name="P8">955,30</text:p>
          </table:table-cell>
          <table:table-cell table:style-name="TBL_5f_0_5f_13.E1" office:value-type="string">
            <text:p text:style-name="P8">249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04,68</text:p>
          </table:table-cell>
          <table:table-cell table:style-name="TBL_5f_0_5f_13.E1" office:value-type="string">
            <text:p text:style-name="P8">7.938,79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62.603,83</text:p>
          </table:table-cell>
          <table:table-cell table:style-name="TBL_5f_0_5f_13.E1" office:value-type="string">
            <text:p text:style-name="P8">7.905,14</text:p>
          </table:table-cell>
          <table:table-cell table:style-name="TBL_5f_0_5f_13.E1" office:value-type="string">
            <text:p text:style-name="P8">12.705,5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0.610,66</text:p>
          </table:table-cell>
          <table:table-cell table:style-name="TBL_5f_0_5f_13.E1" office:value-type="string">
            <text:p text:style-name="P8">41.993,17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5.710,46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43.618,28</text:p>
          </table:table-cell>
          <table:table-cell table:style-name="TBL_5f_0_5f_13.E1" office:value-type="string">
            <text:p text:style-name="P8">126.268,90</text:p>
          </table:table-cell>
          <table:table-cell table:style-name="TBL_5f_0_5f_13.E1" office:value-type="string">
            <text:p text:style-name="P8">8.759,16</text:p>
          </table:table-cell>
          <table:table-cell table:style-name="TBL_5f_0_5f_13.E1" office:value-type="string">
            <text:p text:style-name="P8">18.164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6.923,49</text:p>
          </table:table-cell>
          <table:table-cell table:style-name="TBL_5f_0_5f_13.E1" office:value-type="string">
            <text:p text:style-name="P8">99.345,41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841,74</text:p>
          </table:table-cell>
          <table:table-cell table:style-name="TBL_5f_0_5f_13.E1" office:value-type="string">
            <text:p text:style-name="P8">2.460,44</text:p>
          </table:table-cell>
          <table:table-cell table:style-name="TBL_5f_0_5f_13.E1" office:value-type="string">
            <text:p text:style-name="P8">3.567,46</text:p>
          </table:table-cell>
          <table:table-cell table:style-name="TBL_5f_0_5f_13.E1" office:value-type="string">
            <text:p text:style-name="P8">15.869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94,99</text:p>
          </table:table-cell>
          <table:table-cell table:style-name="TBL_5f_0_5f_13.E1" office:value-type="string">
            <text:p text:style-name="P8">33.534,27</text:p>
          </table:table-cell>
          <table:table-cell table:style-name="TBL_5f_0_5f_13.E1" office:value-type="string">
            <text:p text:style-name="P8">3.198,56</text:p>
          </table:table-cell>
          <table:table-cell table:style-name="TBL_5f_0_5f_13.E1" office:value-type="string">
            <text:p text:style-name="P8">6.109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308,54</text:p>
          </table:table-cell>
          <table:table-cell table:style-name="TBL_5f_0_5f_13.E1" office:value-type="string">
            <text:p text:style-name="P8">24.225,73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00,00</text:p>
          </table:table-cell>
          <table:table-cell table:style-name="TBL_5f_0_5f_13.E1" office:value-type="string">
            <text:p text:style-name="P8">90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2.856,00</text:p>
          </table:table-cell>
          <table:table-cell table:style-name="TBL_5f_0_5f_13.E1" office:value-type="string">
            <text:p text:style-name="P8">144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44,00</text:p>
          </table:table-cell>
          <table:table-cell table:style-name="TBL_5f_0_5f_13.E1" office:value-type="string">
            <text:p text:style-name="P8">2.712,00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3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6.399,43</text:p>
          </table:table-cell>
          <table:table-cell table:style-name="TBL_5f_0_5f_13.E1" office:value-type="string">
            <text:p text:style-name="P8">11.754,03</text:p>
          </table:table-cell>
          <table:table-cell table:style-name="TBL_5f_0_5f_13.E1" office:value-type="string">
            <text:p text:style-name="P8">9.168,14</text:p>
          </table:table-cell>
          <table:table-cell table:style-name="TBL_5f_0_5f_13.E1" office:value-type="string">
            <text:p text:style-name="P8">1.137,34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94.777,03</text:p>
          </table:table-cell>
          <table:table-cell table:style-name="TBL_5f_0_5f_13.E1" office:value-type="string">
            <text:p text:style-name="P8">9.168,14</text:p>
          </table:table-cell>
          <table:table-cell table:style-name="TBL_5f_0_5f_13.E1" office:value-type="string">
            <text:p text:style-name="P8">18.264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7.432,70</text:p>
          </table:table-cell>
          <table:table-cell table:style-name="TBL_5f_0_5f_13.E1" office:value-type="string">
            <text:p text:style-name="P8">67.344,33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1285</text:p>
          </table:table-cell>
          <table:table-cell table:style-name="TBL_5f_0_5f_14.B1" office:value-type="string">
            <text:p text:style-name="P7">MARCIO DOS SANTOS DORI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ABINETE DO SECRETARIO GERALPGJ/MP</text:p>
          </table:table-cell>
          <table:table-cell table:style-name="TBL_5f_0_5f_14.E1" office:value-type="string">
            <text:p text:style-name="P8">8.759,11</text:p>
          </table:table-cell>
          <table:table-cell table:style-name="TBL_5f_0_5f_14.E1" office:value-type="string">
            <text:p text:style-name="P8">2.189,78</text:p>
          </table:table-cell>
          <table:table-cell table:style-name="TBL_5f_0_5f_14.E1" office:value-type="string">
            <text:p text:style-name="P8">5.442,11</text:p>
          </table:table-cell>
          <table:table-cell table:style-name="TBL_5f_0_5f_14.E1" office:value-type="string">
            <text:p text:style-name="P8">16.391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.058,92</text:p>
          </table:table-cell>
          <table:table-cell table:style-name="TBL_5f_0_5f_14.E1" office:value-type="string">
            <text:p text:style-name="P8">49.840,92</text:p>
          </table:table-cell>
          <table:table-cell table:style-name="TBL_5f_0_5f_14.E1" office:value-type="string">
            <text:p text:style-name="P8">2.846,72</text:p>
          </table:table-cell>
          <table:table-cell table:style-name="TBL_5f_0_5f_14.E1" office:value-type="string">
            <text:p text:style-name="P8">6.493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340,20</text:p>
          </table:table-cell>
          <table:table-cell table:style-name="TBL_5f_0_5f_14.E1" office:value-type="string">
            <text:p text:style-name="P8">40.500,72</text:p>
          </table:table-cell>
        </table:table-row>
        <table:table-row table:style-name="TBL_5f_0_5f_14.1">
          <table:table-cell table:style-name="TBL_5f_0_5f_14.A1" office:value-type="string">
            <text:p text:style-name="P7">1635</text:p>
          </table:table-cell>
          <table:table-cell table:style-name="TBL_5f_0_5f_14.B1" office:value-type="string">
            <text:p text:style-name="P7">MARCIO MATOS LIMA BARRETO</text:p>
          </table:table-cell>
          <table:table-cell table:style-name="TBL_5f_0_5f_14.B1" office:value-type="string">
            <text:p text:style-name="P7">TÉCNICO DO MP - Manut. Sup. Eq. de Inf. e Software</text:p>
          </table:table-cell>
          <table:table-cell table:style-name="TBL_5f_0_5f_14.B1" office:value-type="string">
            <text:p text:style-name="P7">JUSTIÇA FEDERAL DE 1º GRAU DA 5ª REGIÃO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377,6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967,55</text:p>
          </table:table-cell>
          <table:table-cell table:style-name="TBL_5f_0_5f_14.E1" office:value-type="string">
            <text:p text:style-name="P8">1.322,5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257,62</text:p>
          </table:table-cell>
          <table:table-cell table:style-name="TBL_5f_0_5f_14.E1" office:value-type="string">
            <text:p text:style-name="P8">1.031,56</text:p>
          </table:table-cell>
          <table:table-cell table:style-name="TBL_5f_0_5f_14.E1" office:value-type="string">
            <text:p text:style-name="P8">606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8,10</text:p>
          </table:table-cell>
          <table:table-cell table:style-name="TBL_5f_0_5f_14.E1" office:value-type="string">
            <text:p text:style-name="P8">7.619,52</text:p>
          </table:table-cell>
        </table:table-row>
        <table:table-row table:style-name="TBL_5f_0_5f_14.1">
          <table:table-cell table:style-name="TBL_5f_0_5f_14.A1" office:value-type="string">
            <text:p text:style-name="P7">2051</text:p>
          </table:table-cell>
          <table:table-cell table:style-name="TBL_5f_0_5f_14.B1" office:value-type="string">
            <text:p text:style-name="P7">MARCIO SILVA SIQU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NOSSA SENHORA DAS DORES</text:p>
          </table:table-cell>
          <table:table-cell table:style-name="TBL_5f_0_5f_14.E1" office:value-type="string">
            <text:p text:style-name="P8">6.174,83</text:p>
          </table:table-cell>
          <table:table-cell table:style-name="TBL_5f_0_5f_14.E1" office:value-type="string">
            <text:p text:style-name="P8">324,8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499,6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58,36</text:p>
          </table:table-cell>
          <table:table-cell table:style-name="TBL_5f_0_5f_14.E1" office:value-type="string">
            <text:p text:style-name="P8">15.457,62</text:p>
          </table:table-cell>
          <table:table-cell table:style-name="TBL_5f_0_5f_14.E1" office:value-type="string">
            <text:p text:style-name="P8">1.689,90</text:p>
          </table:table-cell>
          <table:table-cell table:style-name="TBL_5f_0_5f_14.E1" office:value-type="string">
            <text:p text:style-name="P8">1.371,3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61,26</text:p>
          </table:table-cell>
          <table:table-cell table:style-name="TBL_5f_0_5f_14.E1" office:value-type="string">
            <text:p text:style-name="P8">12.396,36</text:p>
          </table:table-cell>
        </table:table-row>
        <table:table-row table:style-name="TBL_5f_0_5f_14.1">
          <table:table-cell table:style-name="TBL_5f_0_5f_14.A1" office:value-type="string">
            <text:p text:style-name="P7">2041</text:p>
          </table:table-cell>
          <table:table-cell table:style-name="TBL_5f_0_5f_14.B1" office:value-type="string">
            <text:p text:style-name="P7">MARCO TULIO SANTOS DA CONCEICA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ITABAIANA</text:p>
          </table:table-cell>
          <table:table-cell table:style-name="TBL_5f_0_5f_14.E1" office:value-type="string">
            <text:p text:style-name="P8">6.174,83</text:p>
          </table:table-cell>
          <table:table-cell table:style-name="TBL_5f_0_5f_14.E1" office:value-type="string">
            <text:p text:style-name="P8">487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662,0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03,20</text:p>
          </table:table-cell>
          <table:table-cell table:style-name="TBL_5f_0_5f_14.E1" office:value-type="string">
            <text:p text:style-name="P8">15.727,24</text:p>
          </table:table-cell>
          <table:table-cell table:style-name="TBL_5f_0_5f_14.E1" office:value-type="string">
            <text:p text:style-name="P8">1.732,12</text:p>
          </table:table-cell>
          <table:table-cell table:style-name="TBL_5f_0_5f_14.E1" office:value-type="string">
            <text:p text:style-name="P8">1.449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181,18</text:p>
          </table:table-cell>
          <table:table-cell table:style-name="TBL_5f_0_5f_14.E1" office:value-type="string">
            <text:p text:style-name="P8">12.546,06</text:p>
          </table:table-cell>
        </table:table-row>
        <table:table-row table:style-name="TBL_5f_0_5f_14.1">
          <table:table-cell table:style-name="TBL_5f_0_5f_14.A1" office:value-type="string">
            <text:p text:style-name="P7">1289</text:p>
          </table:table-cell>
          <table:table-cell table:style-name="TBL_5f_0_5f_14.B1" office:value-type="string">
            <text:p text:style-name="P7">MARCONI ALVES VASCONCELOS DE ALMEID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897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487,3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58,92</text:p>
          </table:table-cell>
          <table:table-cell table:style-name="TBL_5f_0_5f_14.E1" office:value-type="string">
            <text:p text:style-name="P8">11.033,64</text:p>
          </table:table-cell>
          <table:table-cell table:style-name="TBL_5f_0_5f_14.E1" office:value-type="string">
            <text:p text:style-name="P8">1.166,72</text:p>
          </table:table-cell>
          <table:table-cell table:style-name="TBL_5f_0_5f_14.E1" office:value-type="string">
            <text:p text:style-name="P8">404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571,44</text:p>
          </table:table-cell>
          <table:table-cell table:style-name="TBL_5f_0_5f_14.E1" office:value-type="string">
            <text:p text:style-name="P8">9.462,20</text:p>
          </table:table-cell>
        </table:table-row>
        <table:table-row table:style-name="TBL_5f_0_5f_14.1">
          <table:table-cell table:style-name="TBL_5f_0_5f_14.A1" office:value-type="string">
            <text:p text:style-name="P7">1971</text:p>
          </table:table-cell>
          <table:table-cell table:style-name="TBL_5f_0_5f_14.B1" office:value-type="string">
            <text:p text:style-name="P7">MARCOS ANTONIO BASTOS FILHO</text:p>
          </table:table-cell>
          <table:table-cell table:style-name="TBL_5f_0_5f_14.B1" office:value-type="string">
            <text:p text:style-name="P7">ANALISTA DO MP -Informática - G. e A.de P. de Sistemas</text:p>
          </table:table-cell>
          <table:table-cell table:style-name="TBL_5f_0_5f_14.B1" office:value-type="string">
            <text:p text:style-name="P7">DIRETORIA DE TECNOLOGIA DA INFORMACAO</text:p>
          </table:table-cell>
          <table:table-cell table:style-name="TBL_5f_0_5f_14.E1" office:value-type="string">
            <text:p text:style-name="P8">6.174,83</text:p>
          </table:table-cell>
          <table:table-cell table:style-name="TBL_5f_0_5f_14.E1" office:value-type="string">
            <text:p text:style-name="P8">926,22</text:p>
          </table:table-cell>
          <table:table-cell table:style-name="TBL_5f_0_5f_14.E1" office:value-type="string">
            <text:p text:style-name="P8">5.442,11</text:p>
          </table:table-cell>
          <table:table-cell table:style-name="TBL_5f_0_5f_14.E1" office:value-type="string">
            <text:p text:style-name="P8">12.543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94,99</text:p>
          </table:table-cell>
          <table:table-cell table:style-name="TBL_5f_0_5f_14.E1" office:value-type="string">
            <text:p text:style-name="P8">26.881,31</text:p>
          </table:table-cell>
          <table:table-cell table:style-name="TBL_5f_0_5f_14.E1" office:value-type="string">
            <text:p text:style-name="P8">1.846,28</text:p>
          </table:table-cell>
          <table:table-cell table:style-name="TBL_5f_0_5f_14.E1" office:value-type="string">
            <text:p text:style-name="P8">4.652,3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498,58</text:p>
          </table:table-cell>
          <table:table-cell table:style-name="TBL_5f_0_5f_14.E1" office:value-type="string">
            <text:p text:style-name="P8">20.382,73</text:p>
          </table:table-cell>
        </table:table-row>
        <table:table-row table:style-name="TBL_5f_0_5f_14.1">
          <table:table-cell table:style-name="TBL_5f_0_5f_14.A1" office:value-type="string">
            <text:p text:style-name="P7">541</text:p>
          </table:table-cell>
          <table:table-cell table:style-name="TBL_5f_0_5f_14.B1" office:value-type="string">
            <text:p text:style-name="P7">MARCOS ANTONIO DOS SANTOS SOUZA</text:p>
          </table:table-cell>
          <table:table-cell table:style-name="TBL_5f_0_5f_14.B1" office:value-type="string">
            <text:p text:style-name="P7">SUBTENENTE - requisitado</text:p>
          </table:table-cell>
          <table:table-cell table:style-name="TBL_5f_0_5f_14.B1" office:value-type="string">
            <text:p text:style-name="P7">COORDENADORIA MILITAR/GABINETE DE SEGURANÇA INSTITUCIONAL-GSI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70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70,88</text:p>
          </table:table-cell>
        </table:table-row>
        <table:table-row table:style-name="TBL_5f_0_5f_14.1">
          <table:table-cell table:style-name="TBL_5f_0_5f_14.A1" office:value-type="string">
            <text:p text:style-name="P7">1861</text:p>
          </table:table-cell>
          <table:table-cell table:style-name="TBL_5f_0_5f_14.B1" office:value-type="string">
            <text:p text:style-name="P7">MARCOS CELIO OLIVEIRA DOS SANTOS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CRIMINAL - LAGARTO</text:p>
          </table:table-cell>
          <table:table-cell table:style-name="TBL_5f_0_5f_14.E1" office:value-type="string">
            <text:p text:style-name="P8">3.805,28</text:p>
          </table:table-cell>
          <table:table-cell table:style-name="TBL_5f_0_5f_14.E1" office:value-type="string">
            <text:p text:style-name="P8">300,2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105,5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58,36</text:p>
          </table:table-cell>
          <table:table-cell table:style-name="TBL_5f_0_5f_14.E1" office:value-type="string">
            <text:p text:style-name="P8">10.669,38</text:p>
          </table:table-cell>
          <table:table-cell table:style-name="TBL_5f_0_5f_14.E1" office:value-type="string">
            <text:p text:style-name="P8">1.067,44</text:p>
          </table:table-cell>
          <table:table-cell table:style-name="TBL_5f_0_5f_14.E1" office:value-type="string">
            <text:p text:style-name="P8">248,1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15,62</text:p>
          </table:table-cell>
          <table:table-cell table:style-name="TBL_5f_0_5f_14.E1" office:value-type="string">
            <text:p text:style-name="P8">9.353,76</text:p>
          </table:table-cell>
        </table:table-row>
        <table:table-row table:style-name="TBL_5f_0_5f_14.1">
          <table:table-cell table:style-name="TBL_5f_0_5f_14.A1" office:value-type="string">
            <text:p text:style-name="P7">1239</text:p>
          </table:table-cell>
          <table:table-cell table:style-name="TBL_5f_0_5f_14.B1" office:value-type="string">
            <text:p text:style-name="P7">MARCOS MATHEUS DANTAS COST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3ª PROMOTORIA DE JUSTICA DA CURADORIA DA FAZENDA PUBLICA</text:p>
          </table:table-cell>
          <table:table-cell table:style-name="TBL_5f_0_5f_14.E1" office:value-type="string">
            <text:p text:style-name="P8">8.759,11</text:p>
          </table:table-cell>
          <table:table-cell table:style-name="TBL_5f_0_5f_14.E1" office:value-type="string">
            <text:p text:style-name="P8">1.313,8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0.0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94,99</text:p>
          </table:table-cell>
          <table:table-cell table:style-name="TBL_5f_0_5f_14.E1" office:value-type="string">
            <text:p text:style-name="P8">21.940,95</text:p>
          </table:table-cell>
          <table:table-cell table:style-name="TBL_5f_0_5f_14.E1" office:value-type="string">
            <text:p text:style-name="P8">2.618,98</text:p>
          </table:table-cell>
          <table:table-cell table:style-name="TBL_5f_0_5f_14.E1" office:value-type="string">
            <text:p text:style-name="P8">3.081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700,18</text:p>
          </table:table-cell>
          <table:table-cell table:style-name="TBL_5f_0_5f_14.E1" office:value-type="string">
            <text:p text:style-name="P8">16.240,77</text:p>
          </table:table-cell>
        </table:table-row>
        <table:table-row table:style-name="TBL_5f_0_5f_14.1">
          <table:table-cell table:style-name="TBL_5f_0_5f_14.A1" office:value-type="string">
            <text:p text:style-name="P7">2140</text:p>
          </table:table-cell>
          <table:table-cell table:style-name="TBL_5f_0_5f_14.B1" office:value-type="string">
            <text:p text:style-name="P7">MARCUS VINICIUS MORAIS DE ANDRADE</text:p>
          </table:table-cell>
          <table:table-cell table:style-name="TBL_5f_0_5f_14.B1" office:value-type="string">
            <text:p text:style-name="P7">TÉCNICO JUDICIÁRIO - requisitado</text:p>
          </table:table-cell>
          <table:table-cell table:style-name="TBL_5f_0_5f_14.B1" office:value-type="string">
            <text:p text:style-name="P7">6ª PROCURADORIA DE JUSTICA (CAMARA CRIMINAL)</text:p>
          </table:table-cell>
          <table:table-cell table:style-name="TBL_5f_0_5f_14.E1" office:value-type="string">
            <text:p text:style-name="P8">3.826,42</text:p>
          </table:table-cell>
          <table:table-cell table:style-name="TBL_5f_0_5f_14.E1" office:value-type="string">
            <text:p text:style-name="P8">5.585,35</text:p>
          </table:table-cell>
          <table:table-cell table:style-name="TBL_5f_0_5f_14.E1" office:value-type="string">
            <text:p text:style-name="P8">10.312,67</text:p>
          </table:table-cell>
          <table:table-cell table:style-name="TBL_5f_0_5f_14.E1" office:value-type="string">
            <text:p text:style-name="P8">19.724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94,99</text:p>
          </table:table-cell>
          <table:table-cell table:style-name="TBL_5f_0_5f_14.E1" office:value-type="string">
            <text:p text:style-name="P8">41.243,87</text:p>
          </table:table-cell>
          <table:table-cell table:style-name="TBL_5f_0_5f_14.E1" office:value-type="string">
            <text:p text:style-name="P8">2.138,84</text:p>
          </table:table-cell>
          <table:table-cell table:style-name="TBL_5f_0_5f_14.E1" office:value-type="string">
            <text:p text:style-name="P8">8.521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0.660,38</text:p>
          </table:table-cell>
          <table:table-cell table:style-name="TBL_5f_0_5f_14.E1" office:value-type="string">
            <text:p text:style-name="P8">30.583,49</text:p>
          </table:table-cell>
        </table:table-row>
        <table:table-row table:style-name="TBL_5f_0_5f_14.1">
          <table:table-cell table:style-name="TBL_5f_0_5f_14.A1" office:value-type="string">
            <text:p text:style-name="P7"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843,5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43,5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58,92</text:p>
          </table:table-cell>
          <table:table-cell table:style-name="TBL_5f_0_5f_14.E1" office:value-type="string">
            <text:p text:style-name="P8">7.745,98</text:p>
          </table:table-cell>
          <table:table-cell table:style-name="TBL_5f_0_5f_14.E1" office:value-type="string">
            <text:p text:style-name="P8">739,32</text:p>
          </table:table-cell>
          <table:table-cell table:style-name="TBL_5f_0_5f_14.E1" office:value-type="string">
            <text:p text:style-name="P8">85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24,80</text:p>
          </table:table-cell>
          <table:table-cell table:style-name="TBL_5f_0_5f_14.E1" office:value-type="string">
            <text:p text:style-name="P8">6.921,18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900,00</text:p>
          </table:table-cell>
          <table:table-cell table:style-name="TBL_5f_0_5f_14.E1" office:value-type="string">
            <text:p text:style-name="P8">3.415,15</text:p>
          </table:table-cell>
          <table:table-cell table:style-name="TBL_5f_0_5f_14.E1" office:value-type="string">
            <text:p text:style-name="P8">1.138,38</text:p>
          </table:table-cell>
          <table:table-cell table:style-name="TBL_5f_0_5f_14.E1" office:value-type="string">
            <text:p text:style-name="P8">345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45,13</text:p>
          </table:table-cell>
          <table:table-cell table:style-name="TBL_5f_0_5f_14.E1" office:value-type="string">
            <text:p text:style-name="P8">11.059,53</text:p>
          </table:table-cell>
          <table:table-cell table:style-name="TBL_5f_0_5f_14.E1" office:value-type="string">
            <text:p text:style-name="P8">345,72</text:p>
          </table:table-cell>
          <table:table-cell table:style-name="TBL_5f_0_5f_14.E1" office:value-type="string">
            <text:p text:style-name="P8">545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91,60</text:p>
          </table:table-cell>
          <table:table-cell table:style-name="TBL_5f_0_5f_14.E1" office:value-type="string">
            <text:p text:style-name="P8">10.167,93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CENTRAL DE NOTIFICACOES E INTIMACOES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188,8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778,72</text:p>
          </table:table-cell>
          <table:table-cell table:style-name="TBL_5f_0_5f_14.E1" office:value-type="string">
            <text:p text:style-name="P8">1.259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94,99</text:p>
          </table:table-cell>
          <table:table-cell table:style-name="TBL_5f_0_5f_14.E1" office:value-type="string">
            <text:p text:style-name="P8">10.612,00</text:p>
          </table:table-cell>
          <table:table-cell table:style-name="TBL_5f_0_5f_14.E1" office:value-type="string">
            <text:p text:style-name="P8">982,46</text:p>
          </table:table-cell>
          <table:table-cell table:style-name="TBL_5f_0_5f_14.E1" office:value-type="string">
            <text:p text:style-name="P8">454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436,65</text:p>
          </table:table-cell>
          <table:table-cell table:style-name="TBL_5f_0_5f_14.E1" office:value-type="string">
            <text:p text:style-name="P8">9.175,35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843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53,33</text:p>
          </table:table-cell>
          <table:table-cell table:style-name="TBL_5f_0_5f_14.E1" office:value-type="string">
            <text:p text:style-name="P8">2.058,92</text:p>
          </table:table-cell>
          <table:table-cell table:style-name="TBL_5f_0_5f_14.E1" office:value-type="string">
            <text:p text:style-name="P8">9.745,36</text:p>
          </table:table-cell>
          <table:table-cell table:style-name="TBL_5f_0_5f_14.E1" office:value-type="string">
            <text:p text:style-name="P8">933,38</text:p>
          </table:table-cell>
          <table:table-cell table:style-name="TBL_5f_0_5f_14.E1" office:value-type="string">
            <text:p text:style-name="P8">303,3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36,74</text:p>
          </table:table-cell>
          <table:table-cell table:style-name="TBL_5f_0_5f_14.E1" office:value-type="string">
            <text:p text:style-name="P8">8.508,62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.293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220,18</text:p>
          </table:table-cell>
          <table:table-cell table:style-name="TBL_5f_0_5f_14.E1" office:value-type="string">
            <text:p text:style-name="P8">8.865,56</text:p>
          </table:table-cell>
          <table:table-cell table:style-name="TBL_5f_0_5f_14.E1" office:value-type="string">
            <text:p text:style-name="P8">44.304,49</text:p>
          </table:table-cell>
          <table:table-cell table:style-name="TBL_5f_0_5f_14.E1" office:value-type="string">
            <text:p text:style-name="P8">137.145,77</text:p>
          </table:table-cell>
          <table:table-cell table:style-name="TBL_5f_0_5f_14.E1" office:value-type="string">
            <text:p text:style-name="P8">9.220,18</text:p>
          </table:table-cell>
          <table:table-cell table:style-name="TBL_5f_0_5f_14.E1" office:value-type="string">
            <text:p text:style-name="P8">19.872,60</text:p>
          </table:table-cell>
          <table:table-cell table:style-name="TBL_5f_0_5f_14.E1" office:value-type="string">
            <text:p text:style-name="P8">5.034,46</text:p>
          </table:table-cell>
          <table:table-cell table:style-name="TBL_5f_0_5f_14.E1" office:value-type="string">
            <text:p text:style-name="P8">34.127,24</text:p>
          </table:table-cell>
          <table:table-cell table:style-name="TBL_5f_0_5f_14.E1" office:value-type="string">
            <text:p text:style-name="P8">103.018,53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.293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629,16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44.304,49</text:p>
          </table:table-cell>
          <table:table-cell table:style-name="TBL_5f_0_5f_14.E1" office:value-type="string">
            <text:p text:style-name="P8">134.008,52</text:p>
          </table:table-cell>
          <table:table-cell table:style-name="TBL_5f_0_5f_14.E1" office:value-type="string">
            <text:p text:style-name="P8">9.629,16</text:p>
          </table:table-cell>
          <table:table-cell table:style-name="TBL_5f_0_5f_14.E1" office:value-type="string">
            <text:p text:style-name="P8">19.872,6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30.989,99</text:p>
          </table:table-cell>
          <table:table-cell table:style-name="TBL_5f_0_5f_14.E1" office:value-type="string">
            <text:p text:style-name="P8">103.018,53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874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712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436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70,07</text:p>
          </table:table-cell>
          <table:table-cell table:style-name="TBL_5f_0_5f_14.E1" office:value-type="string">
            <text:p text:style-name="P8">17.131,31</text:p>
          </table:table-cell>
          <table:table-cell table:style-name="TBL_5f_0_5f_14.E1" office:value-type="string">
            <text:p text:style-name="P8">1.436,94</text:p>
          </table:table-cell>
          <table:table-cell table:style-name="TBL_5f_0_5f_14.E1" office:value-type="string">
            <text:p text:style-name="P8">1.952,9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389,90</text:p>
          </table:table-cell>
          <table:table-cell table:style-name="TBL_5f_0_5f_14.E1" office:value-type="string">
            <text:p text:style-name="P8">13.741,41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302,40</text:p>
          </table:table-cell>
          <table:table-cell table:style-name="TBL_5f_0_5f_14.E1" office:value-type="string">
            <text:p text:style-name="P8">3.302,4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45,13</text:p>
          </table:table-cell>
          <table:table-cell table:style-name="TBL_5f_0_5f_14.E1" office:value-type="string">
            <text:p text:style-name="P8">9.349,93</text:p>
          </table:table-cell>
          <table:table-cell table:style-name="TBL_5f_0_5f_14.E1" office:value-type="string">
            <text:p text:style-name="P8">726,52</text:p>
          </table:table-cell>
          <table:table-cell table:style-name="TBL_5f_0_5f_14.E1" office:value-type="string">
            <text:p text:style-name="P8">172,1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98,66</text:p>
          </table:table-cell>
          <table:table-cell table:style-name="TBL_5f_0_5f_14.E1" office:value-type="string">
            <text:p text:style-name="P8">8.451,27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843,53</text:p>
          </table:table-cell>
          <table:table-cell table:style-name="TBL_5f_0_5f_14.E1" office:value-type="string">
            <text:p text:style-name="P8">224,3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67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22,29</text:p>
          </table:table-cell>
          <table:table-cell table:style-name="TBL_5f_0_5f_14.E1" office:value-type="string">
            <text:p text:style-name="P8">8.858,07</text:p>
          </table:table-cell>
          <table:table-cell table:style-name="TBL_5f_0_5f_14.E1" office:value-type="string">
            <text:p text:style-name="P8">797,66</text:p>
          </table:table-cell>
          <table:table-cell table:style-name="TBL_5f_0_5f_14.E1" office:value-type="string">
            <text:p text:style-name="P8">29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27,10</text:p>
          </table:table-cell>
          <table:table-cell table:style-name="TBL_5f_0_5f_14.E1" office:value-type="string">
            <text:p text:style-name="P8">8.030,97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.067,35</text:p>
          </table:table-cell>
          <table:table-cell table:style-name="TBL_5f_0_5f_14.E1" office:value-type="string">
            <text:p text:style-name="P8">69.067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.067,35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14,07</text:p>
          </table:table-cell>
          <table:table-cell table:style-name="TBL_5f_0_5f_14.E1" office:value-type="string">
            <text:p text:style-name="P8">1.214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14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545,32</text:p>
          </table:table-cell>
          <table:table-cell table:style-name="TBL_5f_0_5f_14.E1" office:value-type="string">
            <text:p text:style-name="P8">1.309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254,3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32,44</text:p>
          </table:table-cell>
          <table:table-cell table:style-name="TBL_5f_0_5f_14.E1" office:value-type="string">
            <text:p text:style-name="P8">18.141,20</text:p>
          </table:table-cell>
          <table:table-cell table:style-name="TBL_5f_0_5f_14.E1" office:value-type="string">
            <text:p text:style-name="P8">2.042,14</text:p>
          </table:table-cell>
          <table:table-cell table:style-name="TBL_5f_0_5f_14.E1" office:value-type="string">
            <text:p text:style-name="P8">2.031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073,20</text:p>
          </table:table-cell>
          <table:table-cell table:style-name="TBL_5f_0_5f_14.E1" office:value-type="string">
            <text:p text:style-name="P8">14.068,00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7.354,32</text:p>
          </table:table-cell>
          <table:table-cell table:style-name="TBL_5f_0_5f_14.E1" office:value-type="string">
            <text:p text:style-name="P8">773,6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127,9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94,99</text:p>
          </table:table-cell>
          <table:table-cell table:style-name="TBL_5f_0_5f_14.E1" office:value-type="string">
            <text:p text:style-name="P8">18.050,97</text:p>
          </table:table-cell>
          <table:table-cell table:style-name="TBL_5f_0_5f_14.E1" office:value-type="string">
            <text:p text:style-name="P8">2.113,28</text:p>
          </table:table-cell>
          <table:table-cell table:style-name="TBL_5f_0_5f_14.E1" office:value-type="string">
            <text:p text:style-name="P8">2.046,2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159,52</text:p>
          </table:table-cell>
          <table:table-cell table:style-name="TBL_5f_0_5f_14.E1" office:value-type="string">
            <text:p text:style-name="P8">13.891,45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14,07</text:p>
          </table:table-cell>
          <table:table-cell table:style-name="TBL_5f_0_5f_14.E1" office:value-type="string">
            <text:p text:style-name="P8">1.214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14,07</text:p>
          </table:table-cell>
        </table:table-row>
        <table:table-row table:style-name="TBL_5f_0_5f_14.1">
          <table:table-cell table:style-name="TBL_5f_0_5f_14.A1" office:value-type="string">
            <text:p text:style-name="P7">77</text:p>
          </table:table-cell>
          <table:table-cell table:style-name="TBL_5f_0_5f_14.B1" office:value-type="string">
            <text:p text:style-name="P7">MARIA GORETE CARDOSO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DIVISAO DE SERVICO SOCIAL/CAO/CG - GAAE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40,49</text:p>
          </table:table-cell>
          <table:table-cell table:style-name="TBL_5f_0_5f_14.E1" office:value-type="string">
            <text:p text:style-name="P8">240,4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40,49</text:p>
          </table:table-cell>
        </table:table-row>
        <table:table-row table:style-name="TBL_5f_0_5f_14.1">
          <table:table-cell table:style-name="TBL_5f_0_5f_14.A1" office:value-type="string">
            <text:p text:style-name="P7">1743</text:p>
          </table:table-cell>
          <table:table-cell table:style-name="TBL_5f_0_5f_14.B1" office:value-type="string">
            <text:p text:style-name="P7">MARIA HELENA FERNANDES DE BARROS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.293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759,16</text:p>
          </table:table-cell>
          <table:table-cell table:style-name="TBL_5f_0_5f_14.E1" office:value-type="string">
            <text:p text:style-name="P8">6.737,82</text:p>
          </table:table-cell>
          <table:table-cell table:style-name="TBL_5f_0_5f_14.E1" office:value-type="string">
            <text:p text:style-name="P8">43.829,43</text:p>
          </table:table-cell>
          <table:table-cell table:style-name="TBL_5f_0_5f_14.E1" office:value-type="string">
            <text:p text:style-name="P8">132.308,84</text:p>
          </table:table-cell>
          <table:table-cell table:style-name="TBL_5f_0_5f_14.E1" office:value-type="string">
            <text:p text:style-name="P8">8.759,16</text:p>
          </table:table-cell>
          <table:table-cell table:style-name="TBL_5f_0_5f_14.E1" office:value-type="string">
            <text:p text:style-name="P8">19.664,06</text:p>
          </table:table-cell>
          <table:table-cell table:style-name="TBL_5f_0_5f_14.E1" office:value-type="string">
            <text:p text:style-name="P8">1.133,61</text:p>
          </table:table-cell>
          <table:table-cell table:style-name="TBL_5f_0_5f_14.E1" office:value-type="string">
            <text:p text:style-name="P8">29.556,83</text:p>
          </table:table-cell>
          <table:table-cell table:style-name="TBL_5f_0_5f_14.E1" office:value-type="string">
            <text:p text:style-name="P8">102.752,01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00,00</text:p>
          </table:table-cell>
          <table:table-cell table:style-name="TBL_5f_0_5f_14.E1" office:value-type="string">
            <text:p text:style-name="P8">900,00</text:p>
          </table:table-cell>
          <table:table-cell table:style-name="TBL_5f_0_5f_14.E1" office:value-type="string">
            <text:p text:style-name="P8">30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156,00</text:p>
          </table:table-cell>
          <table:table-cell table:style-name="TBL_5f_0_5f_14.E1" office:value-type="string">
            <text:p text:style-name="P8">168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68,00</text:p>
          </table:table-cell>
          <table:table-cell table:style-name="TBL_5f_0_5f_14.E1" office:value-type="string">
            <text:p text:style-name="P8">2.988,00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.058,0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759,16</text:p>
          </table:table-cell>
          <table:table-cell table:style-name="TBL_5f_0_5f_14.E1" office:value-type="string">
            <text:p text:style-name="P8">3.368,91</text:p>
          </table:table-cell>
          <table:table-cell table:style-name="TBL_5f_0_5f_14.E1" office:value-type="string">
            <text:p text:style-name="P8">43.829,43</text:p>
          </table:table-cell>
          <table:table-cell table:style-name="TBL_5f_0_5f_14.E1" office:value-type="string">
            <text:p text:style-name="P8">126.704,63</text:p>
          </table:table-cell>
          <table:table-cell table:style-name="TBL_5f_0_5f_14.E1" office:value-type="string">
            <text:p text:style-name="P8">8.759,16</text:p>
          </table:table-cell>
          <table:table-cell table:style-name="TBL_5f_0_5f_14.E1" office:value-type="string">
            <text:p text:style-name="P8">18.643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7.402,36</text:p>
          </table:table-cell>
          <table:table-cell table:style-name="TBL_5f_0_5f_14.E1" office:value-type="string">
            <text:p text:style-name="P8">99.302,27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1.689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89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900,00</text:p>
          </table:table-cell>
          <table:table-cell table:style-name="TBL_5f_0_5f_14.E1" office:value-type="string">
            <text:p text:style-name="P8">3.415,15</text:p>
          </table:table-cell>
          <table:table-cell table:style-name="TBL_5f_0_5f_14.E1" office:value-type="string">
            <text:p text:style-name="P8">1.138,38</text:p>
          </table:table-cell>
          <table:table-cell table:style-name="TBL_5f_0_5f_14.E1" office:value-type="string">
            <text:p text:style-name="P8">345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45,13</text:p>
          </table:table-cell>
          <table:table-cell table:style-name="TBL_5f_0_5f_14.E1" office:value-type="string">
            <text:p text:style-name="P8">11.059,53</text:p>
          </table:table-cell>
          <table:table-cell table:style-name="TBL_5f_0_5f_14.E1" office:value-type="string">
            <text:p text:style-name="P8">345,72</text:p>
          </table:table-cell>
          <table:table-cell table:style-name="TBL_5f_0_5f_14.E1" office:value-type="string">
            <text:p text:style-name="P8">545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91,60</text:p>
          </table:table-cell>
          <table:table-cell table:style-name="TBL_5f_0_5f_14.E1" office:value-type="string">
            <text:p text:style-name="P8">10.167,93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6.889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00,47</text:p>
          </table:table-cell>
          <table:table-cell table:style-name="TBL_5f_0_5f_14.E1" office:value-type="string">
            <text:p text:style-name="P8">43.829,43</text:p>
          </table:table-cell>
          <table:table-cell table:style-name="TBL_5f_0_5f_14.E1" office:value-type="string">
            <text:p text:style-name="P8">117.608,59</text:p>
          </table:table-cell>
          <table:table-cell table:style-name="TBL_5f_0_5f_14.E1" office:value-type="string">
            <text:p text:style-name="P8">8.759,16</text:p>
          </table:table-cell>
          <table:table-cell table:style-name="TBL_5f_0_5f_14.E1" office:value-type="string">
            <text:p text:style-name="P8">16.089,6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4.848,80</text:p>
          </table:table-cell>
          <table:table-cell table:style-name="TBL_5f_0_5f_14.E1" office:value-type="string">
            <text:p text:style-name="P8">92.759,79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21,85</text:p>
          </table:table-cell>
          <table:table-cell table:style-name="TBL_5f_0_5f_14.E1" office:value-type="string">
            <text:p text:style-name="P8">2.021,85</text:p>
          </table:table-cell>
          <table:table-cell table:style-name="TBL_5f_0_5f_14.E1" office:value-type="string">
            <text:p text:style-name="P8">673,9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5.773,65</text:p>
          </table:table-cell>
          <table:table-cell table:style-name="TBL_5f_0_5f_14.E1" office:value-type="string">
            <text:p text:style-name="P8">424,59</text:p>
          </table:table-cell>
          <table:table-cell table:style-name="TBL_5f_0_5f_14.E1" office:value-type="string">
            <text:p text:style-name="P8">41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65,78</text:p>
          </table:table-cell>
          <table:table-cell table:style-name="TBL_5f_0_5f_14.E1" office:value-type="string">
            <text:p text:style-name="P8">5.307,87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332</text:p>
          </table:table-cell>
          <table:table-cell table:style-name="TBL_5f_0_5f_15.B1" office:value-type="string">
            <text:p text:style-name="P7">MARIA SUZANA AMADO REIS ANDRADE</text:p>
          </table:table-cell>
          <table:table-cell table:style-name="TBL_5f_0_5f_15.B1" office:value-type="string">
            <text:p text:style-name="P7">SECRETÁRIA - requisitado</text:p>
          </table:table-cell>
          <table:table-cell table:style-name="TBL_5f_0_5f_15.B1" office:value-type="string">
            <text:p text:style-name="P7">1ª PROMOTORIA DE JUSTICA - TOBIAS BARRETO 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0,00</text:p>
          </table:table-cell>
          <table:table-cell table:style-name="TBL_5f_0_5f_15.E1" office:value-type="string">
            <text:p text:style-name="P8">90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70,07</text:p>
          </table:table-cell>
          <table:table-cell table:style-name="TBL_5f_0_5f_15.E1" office:value-type="string">
            <text:p text:style-name="P8">4.070,07</text:p>
          </table:table-cell>
          <table:table-cell table:style-name="TBL_5f_0_5f_15.E1" office:value-type="string">
            <text:p text:style-name="P8">144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44,00</text:p>
          </table:table-cell>
          <table:table-cell table:style-name="TBL_5f_0_5f_15.E1" office:value-type="string">
            <text:p text:style-name="P8">3.926,07</text:p>
          </table:table-cell>
        </table:table-row>
        <table:table-row table:style-name="TBL_5f_0_5f_15.1">
          <table:table-cell table:style-name="TBL_5f_0_5f_15.A1" office:value-type="string">
            <text:p text:style-name="P7">1962</text:p>
          </table:table-cell>
          <table:table-cell table:style-name="TBL_5f_0_5f_15.B1" office:value-type="string">
            <text:p text:style-name="P7">MARIA TEREZA DE ARAGAO ANDRADE </text:p>
          </table:table-cell>
          <table:table-cell table:style-name="TBL_5f_0_5f_15.B1" office:value-type="string">
            <text:p text:style-name="P7">AGENTE ADMINISTRATIVO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</table:table-row>
        <table:table-row table:style-name="TBL_5f_0_5f_15.1">
          <table:table-cell table:style-name="TBL_5f_0_5f_15.A1" office:value-type="string">
            <text:p text:style-name="P7">1985</text:p>
          </table:table-cell>
          <table:table-cell table:style-name="TBL_5f_0_5f_15.B1" office:value-type="string">
            <text:p text:style-name="P7">MARIANA MELO GOIS LEBRE HARDMAN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CENTRO DE APOIO OPERACIONAL DA INFANCIA E DA ADOLESCENCIA </text:p>
          </table:table-cell>
          <table:table-cell table:style-name="TBL_5f_0_5f_15.E1" office:value-type="string">
            <text:p text:style-name="P8">6.938,04</text:p>
          </table:table-cell>
          <table:table-cell table:style-name="TBL_5f_0_5f_15.E1" office:value-type="string">
            <text:p text:style-name="P8">364,9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302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6.400,95</text:p>
          </table:table-cell>
          <table:table-cell table:style-name="TBL_5f_0_5f_15.E1" office:value-type="string">
            <text:p text:style-name="P8">1.898,78</text:p>
          </table:table-cell>
          <table:table-cell table:style-name="TBL_5f_0_5f_15.E1" office:value-type="string">
            <text:p text:style-name="P8">1.755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654,54</text:p>
          </table:table-cell>
          <table:table-cell table:style-name="TBL_5f_0_5f_15.E1" office:value-type="string">
            <text:p text:style-name="P8">12.746,41</text:p>
          </table:table-cell>
        </table:table-row>
        <table:table-row table:style-name="TBL_5f_0_5f_15.1">
          <table:table-cell table:style-name="TBL_5f_0_5f_15.A1" office:value-type="string">
            <text:p text:style-name="P7">1246</text:p>
          </table:table-cell>
          <table:table-cell table:style-name="TBL_5f_0_5f_15.B1" office:value-type="string">
            <text:p text:style-name="P7">MARIANA MELO SOUTO SANT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ESTANCIA</text:p>
          </table:table-cell>
          <table:table-cell table:style-name="TBL_5f_0_5f_15.E1" office:value-type="string">
            <text:p text:style-name="P8">8.759,11</text:p>
          </table:table-cell>
          <table:table-cell table:style-name="TBL_5f_0_5f_15.E1" office:value-type="string">
            <text:p text:style-name="P8">1.751,82</text:p>
          </table:table-cell>
          <table:table-cell table:style-name="TBL_5f_0_5f_15.E1" office:value-type="string">
            <text:p text:style-name="P8">1.213,11</text:p>
          </table:table-cell>
          <table:table-cell table:style-name="TBL_5f_0_5f_15.E1" office:value-type="string">
            <text:p text:style-name="P8">11.724,04</text:p>
          </table:table-cell>
          <table:table-cell table:style-name="TBL_5f_0_5f_15.E1" office:value-type="string">
            <text:p text:style-name="P8">3.908,0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03,20</text:p>
          </table:table-cell>
          <table:table-cell table:style-name="TBL_5f_0_5f_15.E1" office:value-type="string">
            <text:p text:style-name="P8">29.759,29</text:p>
          </table:table-cell>
          <table:table-cell table:style-name="TBL_5f_0_5f_15.E1" office:value-type="string">
            <text:p text:style-name="P8">2.732,84</text:p>
          </table:table-cell>
          <table:table-cell table:style-name="TBL_5f_0_5f_15.E1" office:value-type="string">
            <text:p text:style-name="P8">5.032,6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765,52</text:p>
          </table:table-cell>
          <table:table-cell table:style-name="TBL_5f_0_5f_15.E1" office:value-type="string">
            <text:p text:style-name="P8">21.993,77</text:p>
          </table:table-cell>
        </table:table-row>
        <table:table-row table:style-name="TBL_5f_0_5f_15.1">
          <table:table-cell table:style-name="TBL_5f_0_5f_15.A1" office:value-type="string">
            <text:p text:style-name="P7">1186</text:p>
          </table:table-cell>
          <table:table-cell table:style-name="TBL_5f_0_5f_15.B1" office:value-type="string">
            <text:p text:style-name="P7">MARIANA MOURA ROCH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1ª PROMOTORIA DE JUSTIÇA DOS DIREITOS DO CIDADÃO </text:p>
          </table:table-cell>
          <table:table-cell table:style-name="TBL_5f_0_5f_15.E1" office:value-type="string">
            <text:p text:style-name="P8">8.759,11</text:p>
          </table:table-cell>
          <table:table-cell table:style-name="TBL_5f_0_5f_15.E1" office:value-type="string">
            <text:p text:style-name="P8">1.313,8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.326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53,33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22.447,61</text:p>
          </table:table-cell>
          <table:table-cell table:style-name="TBL_5f_0_5f_15.E1" office:value-type="string">
            <text:p text:style-name="P8">2.618,98</text:p>
          </table:table-cell>
          <table:table-cell table:style-name="TBL_5f_0_5f_15.E1" office:value-type="string">
            <text:p text:style-name="P8">3.220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39,52</text:p>
          </table:table-cell>
          <table:table-cell table:style-name="TBL_5f_0_5f_15.E1" office:value-type="string">
            <text:p text:style-name="P8">16.608,09</text:p>
          </table:table-cell>
        </table:table-row>
        <table:table-row table:style-name="TBL_5f_0_5f_15.1">
          <table:table-cell table:style-name="TBL_5f_0_5f_15.A1" office:value-type="string">
            <text:p text:style-name="P7">1662</text:p>
          </table:table-cell>
          <table:table-cell table:style-name="TBL_5f_0_5f_15.B1" office:value-type="string">
            <text:p text:style-name="P7">MARIANA OLIVEIRA LIM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DISTRITAL - NOSSA SENHORA DO SOCORRO</text:p>
          </table:table-cell>
          <table:table-cell table:style-name="TBL_5f_0_5f_15.E1" office:value-type="string">
            <text:p text:style-name="P8">3.014,14</text:p>
          </table:table-cell>
          <table:table-cell table:style-name="TBL_5f_0_5f_15.E1" office:value-type="string">
            <text:p text:style-name="P8">317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331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32,44</text:p>
          </table:table-cell>
          <table:table-cell table:style-name="TBL_5f_0_5f_15.E1" office:value-type="string">
            <text:p text:style-name="P8">8.694,88</text:p>
          </table:table-cell>
          <table:table-cell table:style-name="TBL_5f_0_5f_15.E1" office:value-type="string">
            <text:p text:style-name="P8">866,12</text:p>
          </table:table-cell>
          <table:table-cell table:style-name="TBL_5f_0_5f_15.E1" office:value-type="string">
            <text:p text:style-name="P8">159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5,96</text:p>
          </table:table-cell>
          <table:table-cell table:style-name="TBL_5f_0_5f_15.E1" office:value-type="string">
            <text:p text:style-name="P8">7.668,92</text:p>
          </table:table-cell>
        </table:table-row>
        <table:table-row table:style-name="TBL_5f_0_5f_15.1">
          <table:table-cell table:style-name="TBL_5f_0_5f_15.A1" office:value-type="string">
            <text:p text:style-name="P7">1228</text:p>
          </table:table-cell>
          <table:table-cell table:style-name="TBL_5f_0_5f_15.B1" office:value-type="string">
            <text:p text:style-name="P7">MARIANA SMITH DANTAS SOBRAL OLIVEI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8ª PROCURADORIA DE JUSTICA (2ª CAMARA CIVEL)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239,50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19.815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072,58</text:p>
          </table:table-cell>
          <table:table-cell table:style-name="TBL_5f_0_5f_15.E1" office:value-type="string">
            <text:p text:style-name="P8">50.703,54</text:p>
          </table:table-cell>
          <table:table-cell table:style-name="TBL_5f_0_5f_15.E1" office:value-type="string">
            <text:p text:style-name="P8">2.470,74</text:p>
          </table:table-cell>
          <table:table-cell table:style-name="TBL_5f_0_5f_15.E1" office:value-type="string">
            <text:p text:style-name="P8">8.376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.846,80</text:p>
          </table:table-cell>
          <table:table-cell table:style-name="TBL_5f_0_5f_15.E1" office:value-type="string">
            <text:p text:style-name="P8">39.856,74</text:p>
          </table:table-cell>
        </table:table-row>
        <table:table-row table:style-name="TBL_5f_0_5f_15.1">
          <table:table-cell table:style-name="TBL_5f_0_5f_15.A1" office:value-type="string">
            <text:p text:style-name="P7">1977</text:p>
          </table:table-cell>
          <table:table-cell table:style-name="TBL_5f_0_5f_15.B1" office:value-type="string">
            <text:p text:style-name="P7">MARIANA TEIXEIRA CARDOSO DOS SANTOS 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5.838,69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5.474,75</text:p>
          </table:table-cell>
        </table:table-row>
        <table:table-row table:style-name="TBL_5f_0_5f_15.1">
          <table:table-cell table:style-name="TBL_5f_0_5f_15.A1" office:value-type="string">
            <text:p text:style-name="P7">2056</text:p>
          </table:table-cell>
          <table:table-cell table:style-name="TBL_5f_0_5f_15.B1" office:value-type="string">
            <text:p text:style-name="P7">MARIANNE MATOS SOUZ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PROMOTORIA DE JUSTICA - CAPELA</text:p>
          </table:table-cell>
          <table:table-cell table:style-name="TBL_5f_0_5f_15.E1" office:value-type="string">
            <text:p text:style-name="P8">3.194,99</text:p>
          </table:table-cell>
          <table:table-cell table:style-name="TBL_5f_0_5f_15.E1" office:value-type="string">
            <text:p text:style-name="P8">168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363,0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03,20</text:p>
          </table:table-cell>
          <table:table-cell table:style-name="TBL_5f_0_5f_15.E1" office:value-type="string">
            <text:p text:style-name="P8">9.129,30</text:p>
          </table:table-cell>
          <table:table-cell table:style-name="TBL_5f_0_5f_15.E1" office:value-type="string">
            <text:p text:style-name="P8">874,40</text:p>
          </table:table-cell>
          <table:table-cell table:style-name="TBL_5f_0_5f_15.E1" office:value-type="string">
            <text:p text:style-name="P8">168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42,56</text:p>
          </table:table-cell>
          <table:table-cell table:style-name="TBL_5f_0_5f_15.E1" office:value-type="string">
            <text:p text:style-name="P8">8.086,74</text:p>
          </table:table-cell>
        </table:table-row>
        <table:table-row table:style-name="TBL_5f_0_5f_15.1">
          <table:table-cell table:style-name="TBL_5f_0_5f_15.A1" office:value-type="string">
            <text:p text:style-name="P7">57</text:p>
          </table:table-cell>
          <table:table-cell table:style-name="TBL_5f_0_5f_15.B1" office:value-type="string">
            <text:p text:style-name="P7">MARILEIDE BATISTA DE MELO BARRET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89,13</text:p>
          </table:table-cell>
          <table:table-cell table:style-name="TBL_5f_0_5f_15.E1" office:value-type="string">
            <text:p text:style-name="P8">1.689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89,13</text:p>
          </table:table-cell>
        </table:table-row>
        <table:table-row table:style-name="TBL_5f_0_5f_15.1">
          <table:table-cell table:style-name="TBL_5f_0_5f_15.A1" office:value-type="string">
            <text:p text:style-name="P7">1659</text:p>
          </table:table-cell>
          <table:table-cell table:style-name="TBL_5f_0_5f_15.B1" office:value-type="string">
            <text:p text:style-name="P7">MARILENE PAES BARRETO DE FIGUEIRE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89,13</text:p>
          </table:table-cell>
          <table:table-cell table:style-name="TBL_5f_0_5f_15.E1" office:value-type="string">
            <text:p text:style-name="P8">1.689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89,13</text:p>
          </table:table-cell>
        </table:table-row>
        <table:table-row table:style-name="TBL_5f_0_5f_15.1">
          <table:table-cell table:style-name="TBL_5f_0_5f_15.A1" office:value-type="string">
            <text:p text:style-name="P7"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652,66</text:p>
          </table:table-cell>
          <table:table-cell table:style-name="TBL_5f_0_5f_15.E1" office:value-type="string">
            <text:p text:style-name="P8">2.324,91</text:p>
          </table:table-cell>
          <table:table-cell table:style-name="TBL_5f_0_5f_15.E1" office:value-type="string">
            <text:p text:style-name="P8">11.684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25.720,85</text:p>
          </table:table-cell>
          <table:table-cell table:style-name="TBL_5f_0_5f_15.E1" office:value-type="string">
            <text:p text:style-name="P8">2.578,16</text:p>
          </table:table-cell>
          <table:table-cell table:style-name="TBL_5f_0_5f_15.E1" office:value-type="string">
            <text:p text:style-name="P8">4.131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710,06</text:p>
          </table:table-cell>
          <table:table-cell table:style-name="TBL_5f_0_5f_15.E1" office:value-type="string">
            <text:p text:style-name="P8">19.010,79</text:p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239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502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83,74</text:p>
          </table:table-cell>
          <table:table-cell table:style-name="TBL_5f_0_5f_15.E1" office:value-type="string">
            <text:p text:style-name="P8">21.789,36</text:p>
          </table:table-cell>
          <table:table-cell table:style-name="TBL_5f_0_5f_15.E1" office:value-type="string">
            <text:p text:style-name="P8">2.470,74</text:p>
          </table:table-cell>
          <table:table-cell table:style-name="TBL_5f_0_5f_15.E1" office:value-type="string">
            <text:p text:style-name="P8">2.704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174,84</text:p>
          </table:table-cell>
          <table:table-cell table:style-name="TBL_5f_0_5f_15.E1" office:value-type="string">
            <text:p text:style-name="P8">16.614,52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682,58</text:p>
          </table:table-cell>
          <table:table-cell table:style-name="TBL_5f_0_5f_15.E1" office:value-type="string">
            <text:p text:style-name="P8">282,2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64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22,29</text:p>
          </table:table-cell>
          <table:table-cell table:style-name="TBL_5f_0_5f_15.E1" office:value-type="string">
            <text:p text:style-name="P8">8.651,87</text:p>
          </table:table-cell>
          <table:table-cell table:style-name="TBL_5f_0_5f_15.E1" office:value-type="string">
            <text:p text:style-name="P8">770,84</text:p>
          </table:table-cell>
          <table:table-cell table:style-name="TBL_5f_0_5f_15.E1" office:value-type="string">
            <text:p text:style-name="P8">101,3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72,14</text:p>
          </table:table-cell>
          <table:table-cell table:style-name="TBL_5f_0_5f_15.E1" office:value-type="string">
            <text:p text:style-name="P8">7.779,73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651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168,6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53,33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20.132,23</text:p>
          </table:table-cell>
          <table:table-cell table:style-name="TBL_5f_0_5f_15.E1" office:value-type="string">
            <text:p text:style-name="P8">2.317,98</text:p>
          </table:table-cell>
          <table:table-cell table:style-name="TBL_5f_0_5f_15.E1" office:value-type="string">
            <text:p text:style-name="P8">2.666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984,56</text:p>
          </table:table-cell>
          <table:table-cell table:style-name="TBL_5f_0_5f_15.E1" office:value-type="string">
            <text:p text:style-name="P8">15.147,67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6.174,83</text:p>
          </table:table-cell>
          <table:table-cell table:style-name="TBL_5f_0_5f_15.E1" office:value-type="string">
            <text:p text:style-name="P8">324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6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4.794,25</text:p>
          </table:table-cell>
          <table:table-cell table:style-name="TBL_5f_0_5f_15.E1" office:value-type="string">
            <text:p text:style-name="P8">1.689,90</text:p>
          </table:table-cell>
          <table:table-cell table:style-name="TBL_5f_0_5f_15.E1" office:value-type="string">
            <text:p text:style-name="P8">1.267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56,98</text:p>
          </table:table-cell>
          <table:table-cell table:style-name="TBL_5f_0_5f_15.E1" office:value-type="string">
            <text:p text:style-name="P8">11.837,27</text:p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5.838,69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5.474,75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4.353,71</text:p>
          </table:table-cell>
          <table:table-cell table:style-name="TBL_5f_0_5f_15.E1" office:value-type="string">
            <text:p text:style-name="P8">1.284,68</text:p>
          </table:table-cell>
          <table:table-cell table:style-name="TBL_5f_0_5f_15.E1" office:value-type="string">
            <text:p text:style-name="P8">1.361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46,32</text:p>
          </table:table-cell>
          <table:table-cell table:style-name="TBL_5f_0_5f_15.E1" office:value-type="string">
            <text:p text:style-name="P8">11.707,39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530,74</text:p>
          </table:table-cell>
          <table:table-cell table:style-name="TBL_5f_0_5f_15.E1" office:value-type="string">
            <text:p text:style-name="P8">133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63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7.122,71</text:p>
          </table:table-cell>
          <table:table-cell table:style-name="TBL_5f_0_5f_15.E1" office:value-type="string">
            <text:p text:style-name="P8">692,60</text:p>
          </table:table-cell>
          <table:table-cell table:style-name="TBL_5f_0_5f_15.E1" office:value-type="string">
            <text:p text:style-name="P8">62,0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54,64</text:p>
          </table:table-cell>
          <table:table-cell table:style-name="TBL_5f_0_5f_15.E1" office:value-type="string">
            <text:p text:style-name="P8">6.368,07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349,20</text:p>
          </table:table-cell>
          <table:table-cell table:style-name="TBL_5f_0_5f_15.E1" office:value-type="string">
            <text:p text:style-name="P8">1.855,28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15.517,1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32.829,29</text:p>
          </table:table-cell>
          <table:table-cell table:style-name="TBL_5f_0_5f_15.E1" office:value-type="string">
            <text:p text:style-name="P8">1.044,96</text:p>
          </table:table-cell>
          <table:table-cell table:style-name="TBL_5f_0_5f_15.E1" office:value-type="string">
            <text:p text:style-name="P8">6.508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553,30</text:p>
          </table:table-cell>
          <table:table-cell table:style-name="TBL_5f_0_5f_15.E1" office:value-type="string">
            <text:p text:style-name="P8">25.275,99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275,62</text:p>
          </table:table-cell>
          <table:table-cell table:style-name="TBL_5f_0_5f_15.E1" office:value-type="string">
            <text:p text:style-name="P8">449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725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1.245,81</text:p>
          </table:table-cell>
          <table:table-cell table:style-name="TBL_5f_0_5f_15.E1" office:value-type="string">
            <text:p text:style-name="P8">1.228,60</text:p>
          </table:table-cell>
          <table:table-cell table:style-name="TBL_5f_0_5f_15.E1" office:value-type="string">
            <text:p text:style-name="P8">577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6,34</text:p>
          </table:table-cell>
          <table:table-cell table:style-name="TBL_5f_0_5f_15.E1" office:value-type="string">
            <text:p text:style-name="P8">9.439,47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11.229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2,30</text:p>
          </table:table-cell>
          <table:table-cell table:style-name="TBL_5f_0_5f_15.E1" office:value-type="string">
            <text:p text:style-name="P8">43.618,28</text:p>
          </table:table-cell>
          <table:table-cell table:style-name="TBL_5f_0_5f_15.E1" office:value-type="string">
            <text:p text:style-name="P8">122.338,50</text:p>
          </table:table-cell>
          <table:table-cell table:style-name="TBL_5f_0_5f_15.E1" office:value-type="string">
            <text:p text:style-name="P8">8.759,16</text:p>
          </table:table-cell>
          <table:table-cell table:style-name="TBL_5f_0_5f_15.E1" office:value-type="string">
            <text:p text:style-name="P8">14.412,4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.171,56</text:p>
          </table:table-cell>
          <table:table-cell table:style-name="TBL_5f_0_5f_15.E1" office:value-type="string">
            <text:p text:style-name="P8">99.166,94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5.632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43,70</text:p>
          </table:table-cell>
          <table:table-cell table:style-name="TBL_5f_0_5f_15.E1" office:value-type="string">
            <text:p text:style-name="P8">42.769,88</text:p>
          </table:table-cell>
          <table:table-cell table:style-name="TBL_5f_0_5f_15.E1" office:value-type="string">
            <text:p text:style-name="P8">114.035,50</text:p>
          </table:table-cell>
          <table:table-cell table:style-name="TBL_5f_0_5f_15.E1" office:value-type="string">
            <text:p text:style-name="P8">8.759,16</text:p>
          </table:table-cell>
          <table:table-cell table:style-name="TBL_5f_0_5f_15.E1" office:value-type="string">
            <text:p text:style-name="P8">15.242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4.001,16</text:p>
          </table:table-cell>
          <table:table-cell table:style-name="TBL_5f_0_5f_15.E1" office:value-type="string">
            <text:p text:style-name="P8">90.034,34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354,32</text:p>
          </table:table-cell>
          <table:table-cell table:style-name="TBL_5f_0_5f_15.E1" office:value-type="string">
            <text:p text:style-name="P8">773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.127,9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007,43</text:p>
          </table:table-cell>
          <table:table-cell table:style-name="TBL_5f_0_5f_15.E1" office:value-type="string">
            <text:p text:style-name="P8">19.263,41</text:p>
          </table:table-cell>
          <table:table-cell table:style-name="TBL_5f_0_5f_15.E1" office:value-type="string">
            <text:p text:style-name="P8">2.113,28</text:p>
          </table:table-cell>
          <table:table-cell table:style-name="TBL_5f_0_5f_15.E1" office:value-type="string">
            <text:p text:style-name="P8">2.150,5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63,80</text:p>
          </table:table-cell>
          <table:table-cell table:style-name="TBL_5f_0_5f_15.E1" office:value-type="string">
            <text:p text:style-name="P8">14.999,61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627,87</text:p>
          </table:table-cell>
          <table:table-cell table:style-name="TBL_5f_0_5f_15.E1" office:value-type="string">
            <text:p text:style-name="P8">4.409,78</text:p>
          </table:table-cell>
          <table:table-cell table:style-name="TBL_5f_0_5f_15.E1" office:value-type="string">
            <text:p text:style-name="P8">8.104,13</text:p>
          </table:table-cell>
          <table:table-cell table:style-name="TBL_5f_0_5f_15.E1" office:value-type="string">
            <text:p text:style-name="P8">16.141,7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34.078,55</text:p>
          </table:table-cell>
          <table:table-cell table:style-name="TBL_5f_0_5f_15.E1" office:value-type="string">
            <text:p text:style-name="P8">1.781,58</text:p>
          </table:table-cell>
          <table:table-cell table:style-name="TBL_5f_0_5f_15.E1" office:value-type="string">
            <text:p text:style-name="P8">6.649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.430,90</text:p>
          </table:table-cell>
          <table:table-cell table:style-name="TBL_5f_0_5f_15.E1" office:value-type="string">
            <text:p text:style-name="P8">25.647,65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014,14</text:p>
          </table:table-cell>
          <table:table-cell table:style-name="TBL_5f_0_5f_15.E1" office:value-type="string">
            <text:p text:style-name="P8">317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331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58,36</text:p>
          </table:table-cell>
          <table:table-cell table:style-name="TBL_5f_0_5f_15.E1" office:value-type="string">
            <text:p text:style-name="P8">9.120,80</text:p>
          </table:table-cell>
          <table:table-cell table:style-name="TBL_5f_0_5f_15.E1" office:value-type="string">
            <text:p text:style-name="P8">866,12</text:p>
          </table:table-cell>
          <table:table-cell table:style-name="TBL_5f_0_5f_15.E1" office:value-type="string">
            <text:p text:style-name="P8">159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5,96</text:p>
          </table:table-cell>
          <table:table-cell table:style-name="TBL_5f_0_5f_15.E1" office:value-type="string">
            <text:p text:style-name="P8">8.094,84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174,83</text:p>
          </table:table-cell>
          <table:table-cell table:style-name="TBL_5f_0_5f_15.E1" office:value-type="string">
            <text:p text:style-name="P8">487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662,0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03,20</text:p>
          </table:table-cell>
          <table:table-cell table:style-name="TBL_5f_0_5f_15.E1" office:value-type="string">
            <text:p text:style-name="P8">15.727,24</text:p>
          </table:table-cell>
          <table:table-cell table:style-name="TBL_5f_0_5f_15.E1" office:value-type="string">
            <text:p text:style-name="P8">1.732,12</text:p>
          </table:table-cell>
          <table:table-cell table:style-name="TBL_5f_0_5f_15.E1" office:value-type="string">
            <text:p text:style-name="P8">1.449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81,18</text:p>
          </table:table-cell>
          <table:table-cell table:style-name="TBL_5f_0_5f_15.E1" office:value-type="string">
            <text:p text:style-name="P8">12.546,06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194,99</text:p>
          </table:table-cell>
          <table:table-cell table:style-name="TBL_5f_0_5f_15.E1" office:value-type="string">
            <text:p text:style-name="P8">798,75</text:p>
          </table:table-cell>
          <table:table-cell table:style-name="TBL_5f_0_5f_15.E1" office:value-type="string">
            <text:p text:style-name="P8">5.442,11</text:p>
          </table:table-cell>
          <table:table-cell table:style-name="TBL_5f_0_5f_15.E1" office:value-type="string">
            <text:p text:style-name="P8">9.435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58,92</text:p>
          </table:table-cell>
          <table:table-cell table:style-name="TBL_5f_0_5f_15.E1" office:value-type="string">
            <text:p text:style-name="P8">20.930,62</text:p>
          </table:table-cell>
          <table:table-cell table:style-name="TBL_5f_0_5f_15.E1" office:value-type="string">
            <text:p text:style-name="P8">1.038,38</text:p>
          </table:table-cell>
          <table:table-cell table:style-name="TBL_5f_0_5f_15.E1" office:value-type="string">
            <text:p text:style-name="P8">3.16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03,82</text:p>
          </table:table-cell>
          <table:table-cell table:style-name="TBL_5f_0_5f_15.E1" office:value-type="string">
            <text:p text:style-name="P8">16.726,80</text:p>
          </table:table-cell>
        </table:table-row>
        <table:table-row table:style-name="TBL_5f_0_5f_15.1">
          <table:table-cell table:style-name="TBL_5f_0_5f_15.A1" office:value-type="string">
            <text:p text:style-name="P7">1872</text:p>
          </table:table-cell>
          <table:table-cell table:style-name="TBL_5f_0_5f_15.B1" office:value-type="string">
            <text:p text:style-name="P7">MERCEDES CABIRTA DORTAS</text:p>
          </table:table-cell>
          <table:table-cell table:style-name="TBL_5f_0_5f_15.B1" office:value-type="string">
            <text:p text:style-name="P7">*ASSESSOR DA DIV. DE SERVIÇO SOCIAL</text:p>
          </table:table-cell>
          <table:table-cell table:style-name="TBL_5f_0_5f_15.B1" office:value-type="string">
            <text:p text:style-name="P7">DIVISAO DE SERVICO SOCIAL/CAO/CG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7,58</text:p>
          </table:table-cell>
          <table:table-cell table:style-name="TBL_5f_0_5f_15.E1" office:value-type="string">
            <text:p text:style-name="P8">607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7,58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652,66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20.228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613,43</text:p>
          </table:table-cell>
          <table:table-cell table:style-name="TBL_5f_0_5f_15.E1" office:value-type="string">
            <text:p text:style-name="P8">47.070,71</text:p>
          </table:table-cell>
          <table:table-cell table:style-name="TBL_5f_0_5f_15.E1" office:value-type="string">
            <text:p text:style-name="P8">2.578,16</text:p>
          </table:table-cell>
          <table:table-cell table:style-name="TBL_5f_0_5f_15.E1" office:value-type="string">
            <text:p text:style-name="P8">8.469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047,64</text:p>
          </table:table-cell>
          <table:table-cell table:style-name="TBL_5f_0_5f_15.E1" office:value-type="string">
            <text:p text:style-name="P8">36.023,07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5.838,69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63,94</text:p>
          </table:table-cell>
          <table:table-cell table:style-name="TBL_5f_0_5f_15.E1" office:value-type="string">
            <text:p text:style-name="P8">5.474,75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10.347,35</text:p>
          </table:table-cell>
          <table:table-cell table:style-name="TBL_5f_0_5f_15.E1" office:value-type="string">
            <text:p text:style-name="P8">1.881,34</text:p>
          </table:table-cell>
          <table:table-cell table:style-name="TBL_5f_0_5f_15.E1" office:value-type="string">
            <text:p text:style-name="P8">1.930,19</text:p>
          </table:table-cell>
          <table:table-cell table:style-name="TBL_5f_0_5f_15.E1" office:value-type="string">
            <text:p text:style-name="P8">12.570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28.524,51</text:p>
          </table:table-cell>
          <table:table-cell table:style-name="TBL_5f_0_5f_15.E1" office:value-type="string">
            <text:p text:style-name="P8">3.179,46</text:p>
          </table:table-cell>
          <table:table-cell table:style-name="TBL_5f_0_5f_15.E1" office:value-type="string">
            <text:p text:style-name="P8">4.737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917,01</text:p>
          </table:table-cell>
          <table:table-cell table:style-name="TBL_5f_0_5f_15.E1" office:value-type="string">
            <text:p text:style-name="P8">20.607,50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4.353,71</text:p>
          </table:table-cell>
          <table:table-cell table:style-name="TBL_5f_0_5f_15.E1" office:value-type="string">
            <text:p text:style-name="P8">1.284,68</text:p>
          </table:table-cell>
          <table:table-cell table:style-name="TBL_5f_0_5f_15.E1" office:value-type="string">
            <text:p text:style-name="P8">1.257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42,04</text:p>
          </table:table-cell>
          <table:table-cell table:style-name="TBL_5f_0_5f_15.E1" office:value-type="string">
            <text:p text:style-name="P8">11.811,67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194,99</text:p>
          </table:table-cell>
          <table:table-cell table:style-name="TBL_5f_0_5f_15.E1" office:value-type="string">
            <text:p text:style-name="P8">25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47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8.689,15</text:p>
          </table:table-cell>
          <table:table-cell table:style-name="TBL_5f_0_5f_15.E1" office:value-type="string">
            <text:p text:style-name="P8">896,24</text:p>
          </table:table-cell>
          <table:table-cell table:style-name="TBL_5f_0_5f_15.E1" office:value-type="string">
            <text:p text:style-name="P8">190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86,32</text:p>
          </table:table-cell>
          <table:table-cell table:style-name="TBL_5f_0_5f_15.E1" office:value-type="string">
            <text:p text:style-name="P8">7.602,83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OS DIREITOS A SAUDE</text:p>
          </table:table-cell>
          <table:table-cell table:style-name="TBL_5f_0_5f_15.E1" office:value-type="string">
            <text:p text:style-name="P8">5.092,34</text:p>
          </table:table-cell>
          <table:table-cell table:style-name="TBL_5f_0_5f_15.E1" office:value-type="string">
            <text:p text:style-name="P8">763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56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3.507,37</text:p>
          </table:table-cell>
          <table:table-cell table:style-name="TBL_5f_0_5f_15.E1" office:value-type="string">
            <text:p text:style-name="P8">1.522,60</text:p>
          </table:table-cell>
          <table:table-cell table:style-name="TBL_5f_0_5f_15.E1" office:value-type="string">
            <text:p text:style-name="P8">764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87,10</text:p>
          </table:table-cell>
          <table:table-cell table:style-name="TBL_5f_0_5f_15.E1" office:value-type="string">
            <text:p text:style-name="P8">11.220,27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7.535,2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5,87</text:p>
          </table:table-cell>
          <table:table-cell table:style-name="TBL_5f_0_5f_15.E1" office:value-type="string">
            <text:p text:style-name="P8">2.745,13</text:p>
          </table:table-cell>
          <table:table-cell table:style-name="TBL_5f_0_5f_15.E1" office:value-type="string">
            <text:p text:style-name="P8">17.815,59</text:p>
          </table:table-cell>
          <table:table-cell table:style-name="TBL_5f_0_5f_15.E1" office:value-type="string">
            <text:p text:style-name="P8">1.284,68</text:p>
          </table:table-cell>
          <table:table-cell table:style-name="TBL_5f_0_5f_15.E1" office:value-type="string">
            <text:p text:style-name="P8">2.052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337,04</text:p>
          </table:table-cell>
          <table:table-cell table:style-name="TBL_5f_0_5f_15.E1" office:value-type="string">
            <text:p text:style-name="P8">14.478,55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162,77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1.387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33,18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17.857,89</text:p>
          </table:table-cell>
          <table:table-cell table:style-name="TBL_5f_0_5f_15.E1" office:value-type="string">
            <text:p text:style-name="P8">1.284,68</text:p>
          </table:table-cell>
          <table:table-cell table:style-name="TBL_5f_0_5f_15.E1" office:value-type="string">
            <text:p text:style-name="P8">2.221,0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505,69</text:p>
          </table:table-cell>
          <table:table-cell table:style-name="TBL_5f_0_5f_15.E1" office:value-type="string">
            <text:p text:style-name="P8">14.352,20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275,62</text:p>
          </table:table-cell>
          <table:table-cell table:style-name="TBL_5f_0_5f_15.E1" office:value-type="string">
            <text:p text:style-name="P8">449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725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58,92</text:p>
          </table:table-cell>
          <table:table-cell table:style-name="TBL_5f_0_5f_15.E1" office:value-type="string">
            <text:p text:style-name="P8">11.509,74</text:p>
          </table:table-cell>
          <table:table-cell table:style-name="TBL_5f_0_5f_15.E1" office:value-type="string">
            <text:p text:style-name="P8">1.228,60</text:p>
          </table:table-cell>
          <table:table-cell table:style-name="TBL_5f_0_5f_15.E1" office:value-type="string">
            <text:p text:style-name="P8">577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6,34</text:p>
          </table:table-cell>
          <table:table-cell table:style-name="TBL_5f_0_5f_15.E1" office:value-type="string">
            <text:p text:style-name="P8">9.703,40</text:p>
          </table:table-cell>
        </table:table-row>
        <table:table-row table:style-name="TBL_5f_0_5f_15.1">
          <table:table-cell table:style-name="TBL_5f_0_5f_15.A1" office:value-type="string">
            <text:p text:style-name="P7">353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8ª PROMOTORIA DE JUSTICA DOS DIREITOS DO CIDADAO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7.378,22</text:p>
          </table:table-cell>
          <table:table-cell table:style-name="TBL_5f_0_5f_15.E1" office:value-type="string">
            <text:p text:style-name="P8">67.378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7.378,22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1.214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14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9.293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.216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2.615,36</text:p>
          </table:table-cell>
          <table:table-cell table:style-name="TBL_5f_0_5f_15.E1" office:value-type="string">
            <text:p text:style-name="P8">132.306,09</text:p>
          </table:table-cell>
          <table:table-cell table:style-name="TBL_5f_0_5f_15.E1" office:value-type="string">
            <text:p text:style-name="P8">10.216,26</text:p>
          </table:table-cell>
          <table:table-cell table:style-name="TBL_5f_0_5f_15.E1" office:value-type="string">
            <text:p text:style-name="P8">19.065,28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30.169,37</text:p>
          </table:table-cell>
          <table:table-cell table:style-name="TBL_5f_0_5f_15.E1" office:value-type="string">
            <text:p text:style-name="P8">102.136,72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ABINETE DE SEGURANCA INSTITUCIONAL - 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1.100,00</text:p>
          </table:table-cell>
          <table:table-cell table:style-name="TBL_5f_0_5f_15.E1" office:value-type="string">
            <text:p text:style-name="P8">2.2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9</text:p>
          </table:table-cell>
          <table:table-cell table:style-name="TBL_5f_0_5f_15.E1" office:value-type="string">
            <text:p text:style-name="P8">6.365,8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,22</text:p>
          </table:table-cell>
          <table:table-cell table:style-name="TBL_5f_0_5f_15.E1" office:value-type="string">
            <text:p text:style-name="P8">6.308,65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NOSSA SENHORA DA GLORIA</text:p>
          </table:table-cell>
          <table:table-cell table:style-name="TBL_5f_0_5f_15.E1" office:value-type="string">
            <text:p text:style-name="P8">32.004,6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.818,2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13,56</text:p>
          </table:table-cell>
          <table:table-cell table:style-name="TBL_5f_0_5f_15.E1" office:value-type="string">
            <text:p text:style-name="P8">43.618,28</text:p>
          </table:table-cell>
          <table:table-cell table:style-name="TBL_5f_0_5f_15.E1" office:value-type="string">
            <text:p text:style-name="P8">111.254,70</text:p>
          </table:table-cell>
          <table:table-cell table:style-name="TBL_5f_0_5f_15.E1" office:value-type="string">
            <text:p text:style-name="P8">8.321,20</text:p>
          </table:table-cell>
          <table:table-cell table:style-name="TBL_5f_0_5f_15.E1" office:value-type="string">
            <text:p text:style-name="P8">14.468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2.789,90</text:p>
          </table:table-cell>
          <table:table-cell table:style-name="TBL_5f_0_5f_15.E1" office:value-type="string">
            <text:p text:style-name="P8">88.464,80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658</text:p>
          </table:table-cell>
          <table:table-cell table:style-name="TBL_5f_0_5f_16.B1" office:value-type="string">
            <text:p text:style-name="P7">MONICA MARIA HARDMAN DANTAS BERNARDE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4ª PROMOTORIA DE JUSTICA DO TRIBUNAL DO JURI - ARACAJU 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69.437,14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14.277,2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3.036,40</text:p>
          </table:table-cell>
          <table:table-cell table:style-name="TBL_5f_0_5f_16.E1" office:value-type="string">
            <text:p text:style-name="P8">46.400,74</text:p>
          </table:table-cell>
        </table:table-row>
        <table:table-row table:style-name="TBL_5f_0_5f_16.1">
          <table:table-cell table:style-name="TBL_5f_0_5f_16.A1" office:value-type="string">
            <text:p text:style-name="P7">1311</text:p>
          </table:table-cell>
          <table:table-cell table:style-name="TBL_5f_0_5f_16.B1" office:value-type="string">
            <text:p text:style-name="P7">MONICA OLIVEIRA NUNES DORI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ESPECIAL CIVEL E CRIMINAL - ITABAIANA </text:p>
          </table:table-cell>
          <table:table-cell table:style-name="TBL_5f_0_5f_16.E1" office:value-type="string">
            <text:p text:style-name="P8">9.841,74</text:p>
          </table:table-cell>
          <table:table-cell table:style-name="TBL_5f_0_5f_16.E1" office:value-type="string">
            <text:p text:style-name="P8">1.476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318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03,20</text:p>
          </table:table-cell>
          <table:table-cell table:style-name="TBL_5f_0_5f_16.E1" office:value-type="string">
            <text:p text:style-name="P8">25.039,20</text:p>
          </table:table-cell>
          <table:table-cell table:style-name="TBL_5f_0_5f_16.E1" office:value-type="string">
            <text:p text:style-name="P8">2.942,68</text:p>
          </table:table-cell>
          <table:table-cell table:style-name="TBL_5f_0_5f_16.E1" office:value-type="string">
            <text:p text:style-name="P8">3.572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515,34</text:p>
          </table:table-cell>
          <table:table-cell table:style-name="TBL_5f_0_5f_16.E1" office:value-type="string">
            <text:p text:style-name="P8">18.523,86</text:p>
          </table:table-cell>
        </table:table-row>
        <table:table-row table:style-name="TBL_5f_0_5f_16.1">
          <table:table-cell table:style-name="TBL_5f_0_5f_16.A1" office:value-type="string">
            <text:p text:style-name="P7">1718</text:p>
          </table:table-cell>
          <table:table-cell table:style-name="TBL_5f_0_5f_16.B1" office:value-type="string">
            <text:p text:style-name="P7">MORGANA BOTO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ASSESSORIA JURIDICA</text:p>
          </table:table-cell>
          <table:table-cell table:style-name="TBL_5f_0_5f_16.E1" office:value-type="string">
            <text:p text:style-name="P8">4.033,60</text:p>
          </table:table-cell>
          <table:table-cell table:style-name="TBL_5f_0_5f_16.E1" office:value-type="string">
            <text:p text:style-name="P8">806,72</text:p>
          </table:table-cell>
          <table:table-cell table:style-name="TBL_5f_0_5f_16.E1" office:value-type="string">
            <text:p text:style-name="P8">10.312,67</text:p>
          </table:table-cell>
          <table:table-cell table:style-name="TBL_5f_0_5f_16.E1" office:value-type="string">
            <text:p text:style-name="P8">15.152,9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.058,92</text:p>
          </table:table-cell>
          <table:table-cell table:style-name="TBL_5f_0_5f_16.E1" office:value-type="string">
            <text:p text:style-name="P8">47.364,90</text:p>
          </table:table-cell>
          <table:table-cell table:style-name="TBL_5f_0_5f_16.E1" office:value-type="string">
            <text:p text:style-name="P8">1.258,48</text:p>
          </table:table-cell>
          <table:table-cell table:style-name="TBL_5f_0_5f_16.E1" office:value-type="string">
            <text:p text:style-name="P8">6.145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403,54</text:p>
          </table:table-cell>
          <table:table-cell table:style-name="TBL_5f_0_5f_16.E1" office:value-type="string">
            <text:p text:style-name="P8">39.961,36</text:p>
          </table:table-cell>
        </table:table-row>
        <table:table-row table:style-name="TBL_5f_0_5f_16.1">
          <table:table-cell table:style-name="TBL_5f_0_5f_16.A1" office:value-type="string">
            <text:p text:style-name="P7">1960</text:p>
          </table:table-cell>
          <table:table-cell table:style-name="TBL_5f_0_5f_16.B1" office:value-type="string">
            <text:p text:style-name="P7">MURIEL GUIMARAES LIMA</text:p>
          </table:table-cell>
          <table:table-cell table:style-name="TBL_5f_0_5f_16.B1" office:value-type="string">
            <text:p text:style-name="P7">TÉCNICO DO MP - Manut. Sup. Eq. de Inf. e Software</text:p>
          </table:table-cell>
          <table:table-cell table:style-name="TBL_5f_0_5f_16.B1" office:value-type="string">
            <text:p text:style-name="P7">DIRETORIA DE TECNOLOGIA DA INFORMACAO</text:p>
          </table:table-cell>
          <table:table-cell table:style-name="TBL_5f_0_5f_16.E1" office:value-type="string">
            <text:p text:style-name="P8">2.843,53</text:p>
          </table:table-cell>
          <table:table-cell table:style-name="TBL_5f_0_5f_16.E1" office:value-type="string">
            <text:p text:style-name="P8">224,3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21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3,33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8.437,43</text:p>
          </table:table-cell>
          <table:table-cell table:style-name="TBL_5f_0_5f_16.E1" office:value-type="string">
            <text:p text:style-name="P8">797,66</text:p>
          </table:table-cell>
          <table:table-cell table:style-name="TBL_5f_0_5f_16.E1" office:value-type="string">
            <text:p text:style-name="P8">167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64,78</text:p>
          </table:table-cell>
          <table:table-cell table:style-name="TBL_5f_0_5f_16.E1" office:value-type="string">
            <text:p text:style-name="P8">7.472,65</text:p>
          </table:table-cell>
        </table:table-row>
        <table:table-row table:style-name="TBL_5f_0_5f_16.1">
          <table:table-cell table:style-name="TBL_5f_0_5f_16.A1" office:value-type="string">
            <text:p text:style-name="P7">2162</text:p>
          </table:table-cell>
          <table:table-cell table:style-name="TBL_5f_0_5f_16.B1" office:value-type="string">
            <text:p text:style-name="P7">MURILO ALVES DOS SANTOS FILHO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395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66,0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66,03</text:p>
          </table:table-cell>
        </table:table-row>
        <table:table-row table:style-name="TBL_5f_0_5f_16.1">
          <table:table-cell table:style-name="TBL_5f_0_5f_16.A1" office:value-type="string">
            <text:p text:style-name="P7">2019</text:p>
          </table:table-cell>
          <table:table-cell table:style-name="TBL_5f_0_5f_16.B1" office:value-type="string">
            <text:p text:style-name="P7">MURILO DA CRUZ LIMA</text:p>
          </table:table-cell>
          <table:table-cell table:style-name="TBL_5f_0_5f_16.B1" office:value-type="string">
            <text:p text:style-name="P7">2º SARGENTO - requisitado-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</table:table-row>
        <table:table-row table:style-name="TBL_5f_0_5f_16.1">
          <table:table-cell table:style-name="TBL_5f_0_5f_16.A1" office:value-type="string">
            <text:p text:style-name="P7">1883</text:p>
          </table:table-cell>
          <table:table-cell table:style-name="TBL_5f_0_5f_16.B1" office:value-type="string">
            <text:p text:style-name="P7">MYRELLE MARTINS MOTA SANTIAG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3.805,28</text:p>
          </table:table-cell>
          <table:table-cell table:style-name="TBL_5f_0_5f_16.E1" office:value-type="string">
            <text:p text:style-name="P8">300,2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105,5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0.006,01</text:p>
          </table:table-cell>
          <table:table-cell table:style-name="TBL_5f_0_5f_16.E1" office:value-type="string">
            <text:p text:style-name="P8">1.067,44</text:p>
          </table:table-cell>
          <table:table-cell table:style-name="TBL_5f_0_5f_16.E1" office:value-type="string">
            <text:p text:style-name="P8">361,9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29,38</text:p>
          </table:table-cell>
          <table:table-cell table:style-name="TBL_5f_0_5f_16.E1" office:value-type="string">
            <text:p text:style-name="P8">8.576,63</text:p>
          </table:table-cell>
        </table:table-row>
        <table:table-row table:style-name="TBL_5f_0_5f_16.1">
          <table:table-cell table:style-name="TBL_5f_0_5f_16.A1" office:value-type="string">
            <text:p text:style-name="P7">1542</text:p>
          </table:table-cell>
          <table:table-cell table:style-name="TBL_5f_0_5f_16.B1" office:value-type="string">
            <text:p text:style-name="P7">MYRNA GLYNNIS MENDONCA CRUZ</text:p>
          </table:table-cell>
          <table:table-cell table:style-name="TBL_5f_0_5f_16.B1" office:value-type="string">
            <text:p text:style-name="P7">ASSESSOR DO GAB. DO PROC. G. DE JUSTIÇA</text:p>
          </table:table-cell>
          <table:table-cell table:style-name="TBL_5f_0_5f_16.B1" office:value-type="string">
            <text:p text:style-name="P7">COORDENADORIA RECURS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162,77</text:p>
          </table:table-cell>
          <table:table-cell table:style-name="TBL_5f_0_5f_16.E1" office:value-type="string">
            <text:p text:style-name="P8">4.162,7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0.120,53</text:p>
          </table:table-cell>
          <table:table-cell table:style-name="TBL_5f_0_5f_16.E1" office:value-type="string">
            <text:p text:style-name="P8">915,80</text:p>
          </table:table-cell>
          <table:table-cell table:style-name="TBL_5f_0_5f_16.E1" office:value-type="string">
            <text:p text:style-name="P8">288,1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03,90</text:p>
          </table:table-cell>
          <table:table-cell table:style-name="TBL_5f_0_5f_16.E1" office:value-type="string">
            <text:p text:style-name="P8">8.916,63</text:p>
          </table:table-cell>
        </table:table-row>
        <table:table-row table:style-name="TBL_5f_0_5f_16.1">
          <table:table-cell table:style-name="TBL_5f_0_5f_16.A1" office:value-type="string">
            <text:p text:style-name="P7">2113</text:p>
          </table:table-cell>
          <table:table-cell table:style-name="TBL_5f_0_5f_16.B1" office:value-type="string">
            <text:p text:style-name="P7">NARCISO BATISTA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</table:table-row>
        <table:table-row table:style-name="TBL_5f_0_5f_16.1">
          <table:table-cell table:style-name="TBL_5f_0_5f_16.A1" office:value-type="string">
            <text:p text:style-name="P7">1842</text:p>
          </table:table-cell>
          <table:table-cell table:style-name="TBL_5f_0_5f_16.B1" office:value-type="string">
            <text:p text:style-name="P7">NATALIA PRATA FREITAS CAVALCANTE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CENTRO DE APOIO OPERACIONAL DOS DIREITOS DA MULHER</text:p>
          </table:table-cell>
          <table:table-cell table:style-name="TBL_5f_0_5f_16.E1" office:value-type="string">
            <text:p text:style-name="P8">6.545,32</text:p>
          </table:table-cell>
          <table:table-cell table:style-name="TBL_5f_0_5f_16.E1" office:value-type="string">
            <text:p text:style-name="P8">516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061,7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5.918,49</text:p>
          </table:table-cell>
          <table:table-cell table:style-name="TBL_5f_0_5f_16.E1" office:value-type="string">
            <text:p text:style-name="P8">1.836,06</text:p>
          </table:table-cell>
          <table:table-cell table:style-name="TBL_5f_0_5f_16.E1" office:value-type="string">
            <text:p text:style-name="P8">1.640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76,38</text:p>
          </table:table-cell>
          <table:table-cell table:style-name="TBL_5f_0_5f_16.E1" office:value-type="string">
            <text:p text:style-name="P8">12.442,11</text:p>
          </table:table-cell>
        </table:table-row>
        <table:table-row table:style-name="TBL_5f_0_5f_16.1">
          <table:table-cell table:style-name="TBL_5f_0_5f_16.A1" office:value-type="string">
            <text:p text:style-name="P7">1227</text:p>
          </table:table-cell>
          <table:table-cell table:style-name="TBL_5f_0_5f_16.B1" office:value-type="string">
            <text:p text:style-name="P7">NATHALIA XAVIER FEITOZA PASS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ESPECIAL CIVEL E CRIMINAL - SAO CRISTOVAO </text:p>
          </table:table-cell>
          <table:table-cell table:style-name="TBL_5f_0_5f_16.E1" office:value-type="string">
            <text:p text:style-name="P8">8.759,11</text:p>
          </table:table-cell>
          <table:table-cell table:style-name="TBL_5f_0_5f_16.E1" office:value-type="string">
            <text:p text:style-name="P8">1.751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510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32,44</text:p>
          </table:table-cell>
          <table:table-cell table:style-name="TBL_5f_0_5f_16.E1" office:value-type="string">
            <text:p text:style-name="P8">23.054,30</text:p>
          </table:table-cell>
          <table:table-cell table:style-name="TBL_5f_0_5f_16.E1" office:value-type="string">
            <text:p text:style-name="P8">2.732,84</text:p>
          </table:table-cell>
          <table:table-cell table:style-name="TBL_5f_0_5f_16.E1" office:value-type="string">
            <text:p text:style-name="P8">3.290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023,60</text:p>
          </table:table-cell>
          <table:table-cell table:style-name="TBL_5f_0_5f_16.E1" office:value-type="string">
            <text:p text:style-name="P8">17.030,70</text:p>
          </table:table-cell>
        </table:table-row>
        <table:table-row table:style-name="TBL_5f_0_5f_16.1">
          <table:table-cell table:style-name="TBL_5f_0_5f_16.A1" office:value-type="string">
            <text:p text:style-name="P7">1993</text:p>
          </table:table-cell>
          <table:table-cell table:style-name="TBL_5f_0_5f_16.B1" office:value-type="string">
            <text:p text:style-name="P7">NATHAZIA DE ALMEIDA REIS COST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CRIMINAL - ESTANCIA</text:p>
          </table:table-cell>
          <table:table-cell table:style-name="TBL_5f_0_5f_16.E1" office:value-type="string">
            <text:p text:style-name="P8">3.805,28</text:p>
          </table:table-cell>
          <table:table-cell table:style-name="TBL_5f_0_5f_16.E1" office:value-type="string">
            <text:p text:style-name="P8">400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205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03,20</text:p>
          </table:table-cell>
          <table:table-cell table:style-name="TBL_5f_0_5f_16.E1" office:value-type="string">
            <text:p text:style-name="P8">10.814,40</text:p>
          </table:table-cell>
          <table:table-cell table:style-name="TBL_5f_0_5f_16.E1" office:value-type="string">
            <text:p text:style-name="P8">1.093,46</text:p>
          </table:table-cell>
          <table:table-cell table:style-name="TBL_5f_0_5f_16.E1" office:value-type="string">
            <text:p text:style-name="P8">331,1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24,64</text:p>
          </table:table-cell>
          <table:table-cell table:style-name="TBL_5f_0_5f_16.E1" office:value-type="string">
            <text:p text:style-name="P8">9.389,76</text:p>
          </table:table-cell>
        </table:table-row>
        <table:table-row table:style-name="TBL_5f_0_5f_16.1">
          <table:table-cell table:style-name="TBL_5f_0_5f_16.A1" office:value-type="string">
            <text:p text:style-name="P7"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6.545,32</text:p>
          </table:table-cell>
          <table:table-cell table:style-name="TBL_5f_0_5f_16.E1" office:value-type="string">
            <text:p text:style-name="P8">981,8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527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58,36</text:p>
          </table:table-cell>
          <table:table-cell table:style-name="TBL_5f_0_5f_16.E1" office:value-type="string">
            <text:p text:style-name="P8">17.512,60</text:p>
          </table:table-cell>
          <table:table-cell table:style-name="TBL_5f_0_5f_16.E1" office:value-type="string">
            <text:p text:style-name="P8">1.957,06</text:p>
          </table:table-cell>
          <table:table-cell table:style-name="TBL_5f_0_5f_16.E1" office:value-type="string">
            <text:p text:style-name="P8">1.863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820,06</text:p>
          </table:table-cell>
          <table:table-cell table:style-name="TBL_5f_0_5f_16.E1" office:value-type="string">
            <text:p text:style-name="P8">13.692,54</text:p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02,40</text:p>
          </table:table-cell>
          <table:table-cell table:style-name="TBL_5f_0_5f_16.E1" office:value-type="string">
            <text:p text:style-name="P8">3.302,4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45,13</text:p>
          </table:table-cell>
          <table:table-cell table:style-name="TBL_5f_0_5f_16.E1" office:value-type="string">
            <text:p text:style-name="P8">9.349,93</text:p>
          </table:table-cell>
          <table:table-cell table:style-name="TBL_5f_0_5f_16.E1" office:value-type="string">
            <text:p text:style-name="P8">726,52</text:p>
          </table:table-cell>
          <table:table-cell table:style-name="TBL_5f_0_5f_16.E1" office:value-type="string">
            <text:p text:style-name="P8">172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98,66</text:p>
          </table:table-cell>
          <table:table-cell table:style-name="TBL_5f_0_5f_16.E1" office:value-type="string">
            <text:p text:style-name="P8">8.451,27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9,13</text:p>
          </table:table-cell>
          <table:table-cell table:style-name="TBL_5f_0_5f_16.E1" office:value-type="string">
            <text:p text:style-name="P8">1.689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9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8.742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14.199,53</text:p>
          </table:table-cell>
          <table:table-cell table:style-name="TBL_5f_0_5f_16.E1" office:value-type="string">
            <text:p text:style-name="P8">91.684,49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17.160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.920,04</text:p>
          </table:table-cell>
          <table:table-cell table:style-name="TBL_5f_0_5f_16.E1" office:value-type="string">
            <text:p text:style-name="P8">65.764,45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279,36</text:p>
          </table:table-cell>
          <table:table-cell table:style-name="TBL_5f_0_5f_16.E1" office:value-type="string">
            <text:p text:style-name="P8">3.139,6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1.214,03</text:p>
          </table:table-cell>
          <table:table-cell table:style-name="TBL_5f_0_5f_16.E1" office:value-type="string">
            <text:p text:style-name="P8">987,70</text:p>
          </table:table-cell>
          <table:table-cell table:style-name="TBL_5f_0_5f_16.E1" office:value-type="string">
            <text:p text:style-name="P8">747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29</text:p>
          </table:table-cell>
          <table:table-cell table:style-name="TBL_5f_0_5f_16.E1" office:value-type="string">
            <text:p text:style-name="P8">9.478,74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.618,28</text:p>
          </table:table-cell>
          <table:table-cell table:style-name="TBL_5f_0_5f_16.E1" office:value-type="string">
            <text:p text:style-name="P8">110.996,50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13.109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1.869,08</text:p>
          </table:table-cell>
          <table:table-cell table:style-name="TBL_5f_0_5f_16.E1" office:value-type="string">
            <text:p text:style-name="P8">89.127,42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- ARACAJU</text:p>
          </table:table-cell>
          <table:table-cell table:style-name="TBL_5f_0_5f_16.E1" office:value-type="string">
            <text:p text:style-name="P8">9.284,66</text:p>
          </table:table-cell>
          <table:table-cell table:style-name="TBL_5f_0_5f_16.E1" office:value-type="string">
            <text:p text:style-name="P8">1.85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41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24.342,10</text:p>
          </table:table-cell>
          <table:table-cell table:style-name="TBL_5f_0_5f_16.E1" office:value-type="string">
            <text:p text:style-name="P8">2.896,82</text:p>
          </table:table-cell>
          <table:table-cell table:style-name="TBL_5f_0_5f_16.E1" office:value-type="string">
            <text:p text:style-name="P8">3.592,5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89,34</text:p>
          </table:table-cell>
          <table:table-cell table:style-name="TBL_5f_0_5f_16.E1" office:value-type="string">
            <text:p text:style-name="P8">17.852,76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.262,0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168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.829,43</text:p>
          </table:table-cell>
          <table:table-cell table:style-name="TBL_5f_0_5f_16.E1" office:value-type="string">
            <text:p text:style-name="P8">123.521,75</text:p>
          </table:table-cell>
          <table:table-cell table:style-name="TBL_5f_0_5f_16.E1" office:value-type="string">
            <text:p text:style-name="P8">9.168,14</text:p>
          </table:table-cell>
          <table:table-cell table:style-name="TBL_5f_0_5f_16.E1" office:value-type="string">
            <text:p text:style-name="P8">17.229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.397,78</text:p>
          </table:table-cell>
          <table:table-cell table:style-name="TBL_5f_0_5f_16.E1" office:value-type="string">
            <text:p text:style-name="P8">97.123,97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9.841,74</text:p>
          </table:table-cell>
          <table:table-cell table:style-name="TBL_5f_0_5f_16.E1" office:value-type="string">
            <text:p text:style-name="P8">4.311,40</text:p>
          </table:table-cell>
          <table:table-cell table:style-name="TBL_5f_0_5f_16.E1" office:value-type="string">
            <text:p text:style-name="P8">7.969,62</text:p>
          </table:table-cell>
          <table:table-cell table:style-name="TBL_5f_0_5f_16.E1" office:value-type="string">
            <text:p text:style-name="P8">22.122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6.794,99</text:p>
          </table:table-cell>
          <table:table-cell table:style-name="TBL_5f_0_5f_16.E1" office:value-type="string">
            <text:p text:style-name="P8">61.040,51</text:p>
          </table:table-cell>
          <table:table-cell table:style-name="TBL_5f_0_5f_16.E1" office:value-type="string">
            <text:p text:style-name="P8">3.679,82</text:p>
          </table:table-cell>
          <table:table-cell table:style-name="TBL_5f_0_5f_16.E1" office:value-type="string">
            <text:p text:style-name="P8">9.416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096,66</text:p>
          </table:table-cell>
          <table:table-cell table:style-name="TBL_5f_0_5f_16.E1" office:value-type="string">
            <text:p text:style-name="P8">47.943,85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275,62</text:p>
          </table:table-cell>
          <table:table-cell table:style-name="TBL_5f_0_5f_16.E1" office:value-type="string">
            <text:p text:style-name="P8">641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16,9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1.628,91</text:p>
          </table:table-cell>
          <table:table-cell table:style-name="TBL_5f_0_5f_16.E1" office:value-type="string">
            <text:p text:style-name="P8">1.278,40</text:p>
          </table:table-cell>
          <table:table-cell table:style-name="TBL_5f_0_5f_16.E1" office:value-type="string">
            <text:p text:style-name="P8">652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31,14</text:p>
          </table:table-cell>
          <table:table-cell table:style-name="TBL_5f_0_5f_16.E1" office:value-type="string">
            <text:p text:style-name="P8">9.697,77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9.841,74</text:p>
          </table:table-cell>
          <table:table-cell table:style-name="TBL_5f_0_5f_16.E1" office:value-type="string">
            <text:p text:style-name="P8">1.476,26</text:p>
          </table:table-cell>
          <table:table-cell table:style-name="TBL_5f_0_5f_16.E1" office:value-type="string">
            <text:p text:style-name="P8">10.312,67</text:p>
          </table:table-cell>
          <table:table-cell table:style-name="TBL_5f_0_5f_16.E1" office:value-type="string">
            <text:p text:style-name="P8">21.630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6.794,99</text:p>
          </table:table-cell>
          <table:table-cell table:style-name="TBL_5f_0_5f_16.E1" office:value-type="string">
            <text:p text:style-name="P8">60.056,33</text:p>
          </table:table-cell>
          <table:table-cell table:style-name="TBL_5f_0_5f_16.E1" office:value-type="string">
            <text:p text:style-name="P8">2.942,68</text:p>
          </table:table-cell>
          <table:table-cell table:style-name="TBL_5f_0_5f_16.E1" office:value-type="string">
            <text:p text:style-name="P8">9.244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187,32</text:p>
          </table:table-cell>
          <table:table-cell table:style-name="TBL_5f_0_5f_16.E1" office:value-type="string">
            <text:p text:style-name="P8">47.869,01</text:p>
          </table:table-cell>
        </table:table-row>
        <table:table-row table:style-name="TBL_5f_0_5f_16.1">
          <table:table-cell table:style-name="TBL_5f_0_5f_16.A1" office:value-type="string">
            <text:p text:style-name="P7">1723</text:p>
          </table:table-cell>
          <table:table-cell table:style-name="TBL_5f_0_5f_16.B1" office:value-type="string">
            <text:p text:style-name="P7">OMERCINA GLAUCIA BELCHIOR DE ARAUJO</text:p>
          </table:table-cell>
          <table:table-cell table:style-name="TBL_5f_0_5f_16.B1" office:value-type="string">
            <text:p text:style-name="P7">* Chefe do Núcleo de Auditoria</text:p>
          </table:table-cell>
          <table:table-cell table:style-name="TBL_5f_0_5f_16.B1" office:value-type="string">
            <text:p text:style-name="P7">DIVISAO DE CONTROLE INTERNO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5,13</text:p>
          </table:table-cell>
          <table:table-cell table:style-name="TBL_5f_0_5f_16.E1" office:value-type="string">
            <text:p text:style-name="P8">355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5,13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4.737,76</text:p>
          </table:table-cell>
          <table:table-cell table:style-name="TBL_5f_0_5f_16.E1" office:value-type="string">
            <text:p text:style-name="P8">11.579,2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.829,43</text:p>
          </table:table-cell>
          <table:table-cell table:style-name="TBL_5f_0_5f_16.E1" office:value-type="string">
            <text:p text:style-name="P8">124.884,20</text:p>
          </table:table-cell>
          <table:table-cell table:style-name="TBL_5f_0_5f_16.E1" office:value-type="string">
            <text:p text:style-name="P8">9.031,82</text:p>
          </table:table-cell>
          <table:table-cell table:style-name="TBL_5f_0_5f_16.E1" office:value-type="string">
            <text:p text:style-name="P8">14.996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4.028,13</text:p>
          </table:table-cell>
          <table:table-cell table:style-name="TBL_5f_0_5f_16.E1" office:value-type="string">
            <text:p text:style-name="P8">100.856,07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184,51</text:p>
          </table:table-cell>
          <table:table-cell table:style-name="TBL_5f_0_5f_16.E1" office:value-type="string">
            <text:p text:style-name="P8">545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729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83,74</text:p>
          </table:table-cell>
          <table:table-cell table:style-name="TBL_5f_0_5f_16.E1" office:value-type="string">
            <text:p text:style-name="P8">14.243,58</text:p>
          </table:table-cell>
          <table:table-cell table:style-name="TBL_5f_0_5f_16.E1" office:value-type="string">
            <text:p text:style-name="P8">1.489,78</text:p>
          </table:table-cell>
          <table:table-cell table:style-name="TBL_5f_0_5f_16.E1" office:value-type="string">
            <text:p text:style-name="P8">1.003,0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92,82</text:p>
          </table:table-cell>
          <table:table-cell table:style-name="TBL_5f_0_5f_16.E1" office:value-type="string">
            <text:p text:style-name="P8">11.750,76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21,85</text:p>
          </table:table-cell>
          <table:table-cell table:style-name="TBL_5f_0_5f_16.E1" office:value-type="string">
            <text:p text:style-name="P8">2.021,8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6.102,62</text:p>
          </table:table-cell>
          <table:table-cell table:style-name="TBL_5f_0_5f_16.E1" office:value-type="string">
            <text:p text:style-name="P8">363,9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63,94</text:p>
          </table:table-cell>
          <table:table-cell table:style-name="TBL_5f_0_5f_16.E1" office:value-type="string">
            <text:p text:style-name="P8">5.738,68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29,62</text:p>
          </table:table-cell>
          <table:table-cell table:style-name="TBL_5f_0_5f_16.E1" office:value-type="string">
            <text:p text:style-name="P8">10.312,67</text:p>
          </table:table-cell>
          <table:table-cell table:style-name="TBL_5f_0_5f_16.E1" office:value-type="string">
            <text:p text:style-name="P8">15.670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33.135,31</text:p>
          </table:table-cell>
          <table:table-cell table:style-name="TBL_5f_0_5f_16.E1" office:value-type="string">
            <text:p text:style-name="P8">1.084,74</text:p>
          </table:table-cell>
          <table:table-cell table:style-name="TBL_5f_0_5f_16.E1" office:value-type="string">
            <text:p text:style-name="P8">6.477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562,04</text:p>
          </table:table-cell>
          <table:table-cell table:style-name="TBL_5f_0_5f_16.E1" office:value-type="string">
            <text:p text:style-name="P8">25.573,27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354,32</text:p>
          </table:table-cell>
          <table:table-cell table:style-name="TBL_5f_0_5f_16.E1" office:value-type="string">
            <text:p text:style-name="P8">1.103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697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4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19.189,93</text:p>
          </table:table-cell>
          <table:table-cell table:style-name="TBL_5f_0_5f_16.E1" office:value-type="string">
            <text:p text:style-name="P8">2.198,94</text:p>
          </table:table-cell>
          <table:table-cell table:style-name="TBL_5f_0_5f_16.E1" office:value-type="string">
            <text:p text:style-name="P8">2.335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34,84</text:p>
          </table:table-cell>
          <table:table-cell table:style-name="TBL_5f_0_5f_16.E1" office:value-type="string">
            <text:p text:style-name="P8">14.655,09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14,07</text:p>
          </table:table-cell>
          <table:table-cell table:style-name="TBL_5f_0_5f_16.E1" office:value-type="string">
            <text:p text:style-name="P8">1.214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14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239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502,81</text:p>
          </table:table-cell>
          <table:table-cell table:style-name="TBL_5f_0_5f_16.E1" office:value-type="string">
            <text:p text:style-name="P8">3.167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047,67</text:p>
          </table:table-cell>
          <table:table-cell table:style-name="TBL_5f_0_5f_16.E1" office:value-type="string">
            <text:p text:style-name="P8">25.220,89</text:p>
          </table:table-cell>
          <table:table-cell table:style-name="TBL_5f_0_5f_16.E1" office:value-type="string">
            <text:p text:style-name="P8">2.470,74</text:p>
          </table:table-cell>
          <table:table-cell table:style-name="TBL_5f_0_5f_16.E1" office:value-type="string">
            <text:p text:style-name="P8">3.679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50,21</text:p>
          </table:table-cell>
          <table:table-cell table:style-name="TBL_5f_0_5f_16.E1" office:value-type="string">
            <text:p text:style-name="P8">19.070,68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532,16</text:p>
          </table:table-cell>
          <table:table-cell table:style-name="TBL_5f_0_5f_16.E1" office:value-type="string">
            <text:p text:style-name="P8">679,82</text:p>
          </table:table-cell>
          <table:table-cell table:style-name="TBL_5f_0_5f_16.E1" office:value-type="string">
            <text:p text:style-name="P8">1.213,11</text:p>
          </table:table-cell>
          <table:table-cell table:style-name="TBL_5f_0_5f_16.E1" office:value-type="string">
            <text:p text:style-name="P8">6.425,0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220,06</text:p>
          </table:table-cell>
          <table:table-cell table:style-name="TBL_5f_0_5f_16.E1" office:value-type="string">
            <text:p text:style-name="P8">21.070,24</text:p>
          </table:table-cell>
          <table:table-cell table:style-name="TBL_5f_0_5f_16.E1" office:value-type="string">
            <text:p text:style-name="P8">1.355,12</text:p>
          </table:table-cell>
          <table:table-cell table:style-name="TBL_5f_0_5f_16.E1" office:value-type="string">
            <text:p text:style-name="P8">1.422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77,54</text:p>
          </table:table-cell>
          <table:table-cell table:style-name="TBL_5f_0_5f_16.E1" office:value-type="string">
            <text:p text:style-name="P8">18.292,70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275,62</text:p>
          </table:table-cell>
          <table:table-cell table:style-name="TBL_5f_0_5f_16.E1" office:value-type="string">
            <text:p text:style-name="P8">449,79</text:p>
          </table:table-cell>
          <table:table-cell table:style-name="TBL_5f_0_5f_16.E1" office:value-type="string">
            <text:p text:style-name="P8">1.100,00</text:p>
          </table:table-cell>
          <table:table-cell table:style-name="TBL_5f_0_5f_16.E1" office:value-type="string">
            <text:p text:style-name="P8">5.825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13.709,74</text:p>
          </table:table-cell>
          <table:table-cell table:style-name="TBL_5f_0_5f_16.E1" office:value-type="string">
            <text:p text:style-name="P8">1.228,60</text:p>
          </table:table-cell>
          <table:table-cell table:style-name="TBL_5f_0_5f_16.E1" office:value-type="string">
            <text:p text:style-name="P8">1.127,4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56,00</text:p>
          </table:table-cell>
          <table:table-cell table:style-name="TBL_5f_0_5f_16.E1" office:value-type="string">
            <text:p text:style-name="P8">11.353,74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9,13</text:p>
          </table:table-cell>
          <table:table-cell table:style-name="TBL_5f_0_5f_16.E1" office:value-type="string">
            <text:p text:style-name="P8">1.689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9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239,50</text:p>
          </table:table-cell>
          <table:table-cell table:style-name="TBL_5f_0_5f_16.E1" office:value-type="string">
            <text:p text:style-name="P8">5.442,11</text:p>
          </table:table-cell>
          <table:table-cell table:style-name="TBL_5f_0_5f_16.E1" office:value-type="string">
            <text:p text:style-name="P8">14.944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94,99</text:p>
          </table:table-cell>
          <table:table-cell table:style-name="TBL_5f_0_5f_16.E1" office:value-type="string">
            <text:p text:style-name="P8">31.684,83</text:p>
          </table:table-cell>
          <table:table-cell table:style-name="TBL_5f_0_5f_16.E1" office:value-type="string">
            <text:p text:style-name="P8">2.470,74</text:p>
          </table:table-cell>
          <table:table-cell table:style-name="TBL_5f_0_5f_16.E1" office:value-type="string">
            <text:p text:style-name="P8">5.59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063,72</text:p>
          </table:table-cell>
          <table:table-cell table:style-name="TBL_5f_0_5f_16.E1" office:value-type="string">
            <text:p text:style-name="P8">23.621,11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70,88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5.825,31</text:p>
          </table:table-cell>
          <table:table-cell table:style-name="TBL_5f_0_5f_16.E1" office:value-type="string">
            <text:p text:style-name="P8">612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38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11,27</text:p>
          </table:table-cell>
          <table:table-cell table:style-name="TBL_5f_0_5f_16.E1" office:value-type="string">
            <text:p text:style-name="P8">15.087,53</text:p>
          </table:table-cell>
          <table:table-cell table:style-name="TBL_5f_0_5f_16.E1" office:value-type="string">
            <text:p text:style-name="P8">1.673,92</text:p>
          </table:table-cell>
          <table:table-cell table:style-name="TBL_5f_0_5f_16.E1" office:value-type="string">
            <text:p text:style-name="P8">1.237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11,56</text:p>
          </table:table-cell>
          <table:table-cell table:style-name="TBL_5f_0_5f_16.E1" office:value-type="string">
            <text:p text:style-name="P8">12.175,97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033,60</text:p>
          </table:table-cell>
          <table:table-cell table:style-name="TBL_5f_0_5f_16.E1" office:value-type="string">
            <text:p text:style-name="P8">605,04</text:p>
          </table:table-cell>
          <table:table-cell table:style-name="TBL_5f_0_5f_16.E1" office:value-type="string">
            <text:p text:style-name="P8">5.442,11</text:p>
          </table:table-cell>
          <table:table-cell table:style-name="TBL_5f_0_5f_16.E1" office:value-type="string">
            <text:p text:style-name="P8">10.080,7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22.220,42</text:p>
          </table:table-cell>
          <table:table-cell table:style-name="TBL_5f_0_5f_16.E1" office:value-type="string">
            <text:p text:style-name="P8">1.206,04</text:p>
          </table:table-cell>
          <table:table-cell table:style-name="TBL_5f_0_5f_16.E1" office:value-type="string">
            <text:p text:style-name="P8">3.474,0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680,08</text:p>
          </table:table-cell>
          <table:table-cell table:style-name="TBL_5f_0_5f_16.E1" office:value-type="string">
            <text:p text:style-name="P8">17.540,34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.618,28</text:p>
          </table:table-cell>
          <table:table-cell table:style-name="TBL_5f_0_5f_16.E1" office:value-type="string">
            <text:p text:style-name="P8">110.996,50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12.19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0.950,92</text:p>
          </table:table-cell>
          <table:table-cell table:style-name="TBL_5f_0_5f_16.E1" office:value-type="string">
            <text:p text:style-name="P8">90.045,58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9.293,32</text:p>
          </table:table-cell>
          <table:table-cell table:style-name="TBL_5f_0_5f_16.E1" office:value-type="string">
            <text:p text:style-name="P8">13.097,77</text:p>
          </table:table-cell>
          <table:table-cell table:style-name="TBL_5f_0_5f_16.E1" office:value-type="string">
            <text:p text:style-name="P8">9.220,18</text:p>
          </table:table-cell>
          <table:table-cell table:style-name="TBL_5f_0_5f_16.E1" office:value-type="string">
            <text:p text:style-name="P8">5.319,33</text:p>
          </table:table-cell>
          <table:table-cell table:style-name="TBL_5f_0_5f_16.E1" office:value-type="string">
            <text:p text:style-name="P8">57.402,26</text:p>
          </table:table-cell>
          <table:table-cell table:style-name="TBL_5f_0_5f_16.E1" office:value-type="string">
            <text:p text:style-name="P8">159.795,08</text:p>
          </table:table-cell>
          <table:table-cell table:style-name="TBL_5f_0_5f_16.E1" office:value-type="string">
            <text:p text:style-name="P8">9.220,18</text:p>
          </table:table-cell>
          <table:table-cell table:style-name="TBL_5f_0_5f_16.E1" office:value-type="string">
            <text:p text:style-name="P8">19.872,60</text:p>
          </table:table-cell>
          <table:table-cell table:style-name="TBL_5f_0_5f_16.E1" office:value-type="string">
            <text:p text:style-name="P8">1.488,23</text:p>
          </table:table-cell>
          <table:table-cell table:style-name="TBL_5f_0_5f_16.E1" office:value-type="string">
            <text:p text:style-name="P8">30.581,01</text:p>
          </table:table-cell>
          <table:table-cell table:style-name="TBL_5f_0_5f_16.E1" office:value-type="string">
            <text:p text:style-name="P8">129.214,07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162,77</text:p>
          </table:table-cell>
          <table:table-cell table:style-name="TBL_5f_0_5f_16.E1" office:value-type="string">
            <text:p text:style-name="P8">5.411,60</text:p>
          </table:table-cell>
          <table:table-cell table:style-name="TBL_5f_0_5f_16.E1" office:value-type="string">
            <text:p text:style-name="P8">1.803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48,83</text:p>
          </table:table-cell>
          <table:table-cell table:style-name="TBL_5f_0_5f_16.E1" office:value-type="string">
            <text:p text:style-name="P8">2.058,92</text:p>
          </table:table-cell>
          <table:table-cell table:style-name="TBL_5f_0_5f_16.E1" office:value-type="string">
            <text:p text:style-name="P8">14.685,99</text:p>
          </table:table-cell>
          <table:table-cell table:style-name="TBL_5f_0_5f_16.E1" office:value-type="string">
            <text:p text:style-name="P8">1.237,62</text:p>
          </table:table-cell>
          <table:table-cell table:style-name="TBL_5f_0_5f_16.E1" office:value-type="string">
            <text:p text:style-name="P8">1.101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39,03</text:p>
          </table:table-cell>
          <table:table-cell table:style-name="TBL_5f_0_5f_16.E1" office:value-type="string">
            <text:p text:style-name="P8">12.346,96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652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915,9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03,20</text:p>
          </table:table-cell>
          <table:table-cell table:style-name="TBL_5f_0_5f_16.E1" office:value-type="string">
            <text:p text:style-name="P8">22.235,14</text:p>
          </table:table-cell>
          <table:table-cell table:style-name="TBL_5f_0_5f_16.E1" office:value-type="string">
            <text:p text:style-name="P8">2.578,16</text:p>
          </table:table-cell>
          <table:table-cell table:style-name="TBL_5f_0_5f_16.E1" office:value-type="string">
            <text:p text:style-name="P8">3.006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584,22</text:p>
          </table:table-cell>
          <table:table-cell table:style-name="TBL_5f_0_5f_16.E1" office:value-type="string">
            <text:p text:style-name="P8">16.650,92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.822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2.133,70</text:p>
          </table:table-cell>
          <table:table-cell table:style-name="TBL_5f_0_5f_16.E1" office:value-type="string">
            <text:p text:style-name="P8">2.270,07</text:p>
          </table:table-cell>
          <table:table-cell table:style-name="TBL_5f_0_5f_16.E1" office:value-type="string">
            <text:p text:style-name="P8">82.674,85</text:p>
          </table:table-cell>
          <table:table-cell table:style-name="TBL_5f_0_5f_16.E1" office:value-type="string">
            <text:p text:style-name="P8">8.759,16</text:p>
          </table:table-cell>
          <table:table-cell table:style-name="TBL_5f_0_5f_16.E1" office:value-type="string">
            <text:p text:style-name="P8">17.96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.722,98</text:p>
          </table:table-cell>
          <table:table-cell table:style-name="TBL_5f_0_5f_16.E1" office:value-type="string">
            <text:p text:style-name="P8">55.951,87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2061</text:p>
          </table:table-cell>
          <table:table-cell table:style-name="TBL_5f_0_5f_17.B1" office:value-type="string">
            <text:p text:style-name="P7">PEDRO FELIPE CARDOSO MOTA F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1ª PROMOTORIA DE JUSTICA - NOSSA SENHORA DA GLORIA </text:p>
          </table:table-cell>
          <table:table-cell table:style-name="TBL_5f_0_5f_17.E1" office:value-type="string">
            <text:p text:style-name="P8">3.194,99</text:p>
          </table:table-cell>
          <table:table-cell table:style-name="TBL_5f_0_5f_17.E1" office:value-type="string">
            <text:p text:style-name="P8">168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3,0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83,74</text:p>
          </table:table-cell>
          <table:table-cell table:style-name="TBL_5f_0_5f_17.E1" office:value-type="string">
            <text:p text:style-name="P8">9.509,84</text:p>
          </table:table-cell>
          <table:table-cell table:style-name="TBL_5f_0_5f_17.E1" office:value-type="string">
            <text:p text:style-name="P8">874,40</text:p>
          </table:table-cell>
          <table:table-cell table:style-name="TBL_5f_0_5f_17.E1" office:value-type="string">
            <text:p text:style-name="P8">168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42,56</text:p>
          </table:table-cell>
          <table:table-cell table:style-name="TBL_5f_0_5f_17.E1" office:value-type="string">
            <text:p text:style-name="P8">8.467,28</text:p>
          </table:table-cell>
        </table:table-row>
        <table:table-row table:style-name="TBL_5f_0_5f_17.1">
          <table:table-cell table:style-name="TBL_5f_0_5f_17.A1" office:value-type="string">
            <text:p text:style-name="P7">1845</text:p>
          </table:table-cell>
          <table:table-cell table:style-name="TBL_5f_0_5f_17.B1" office:value-type="string">
            <text:p text:style-name="P7">PEDRO GOMES DE SOUZA</text:p>
          </table:table-cell>
          <table:table-cell table:style-name="TBL_5f_0_5f_17.B1" office:value-type="string">
            <text:p text:style-name="P7">MOTOR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</table:table-row>
        <table:table-row table:style-name="TBL_5f_0_5f_17.1">
          <table:table-cell table:style-name="TBL_5f_0_5f_17.A1" office:value-type="string">
            <text:p text:style-name="P7">911</text:p>
          </table:table-cell>
          <table:table-cell table:style-name="TBL_5f_0_5f_17.B1" office:value-type="string">
            <text:p text:style-name="P7">PEDRO MENEZES FEITOSA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</table:table-row>
        <table:table-row table:style-name="TBL_5f_0_5f_17.1">
          <table:table-cell table:style-name="TBL_5f_0_5f_17.A1" office:value-type="string">
            <text:p text:style-name="P7">60</text:p>
          </table:table-cell>
          <table:table-cell table:style-name="TBL_5f_0_5f_17.B1" office:value-type="string">
            <text:p text:style-name="P7">PEDRO VICTORIO DAUD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</table:table-row>
        <table:table-row table:style-name="TBL_5f_0_5f_17.1">
          <table:table-cell table:style-name="TBL_5f_0_5f_17.A1" office:value-type="string">
            <text:p text:style-name="P7">1692</text:p>
          </table:table-cell>
          <table:table-cell table:style-name="TBL_5f_0_5f_17.B1" office:value-type="string">
            <text:p text:style-name="P7">PEDRO VINICIUS LOPES DOS SANTOS</text:p>
          </table:table-cell>
          <table:table-cell table:style-name="TBL_5f_0_5f_17.B1" office:value-type="string">
            <text:p text:style-name="P7">ANALISTA DO MP - ADMINISTRADOR</text:p>
          </table:table-cell>
          <table:table-cell table:style-name="TBL_5f_0_5f_17.B1" office:value-type="string">
            <text:p text:style-name="P7">DIVISAO DE APOIO ADMINISTRATIVO/DA/SG</text:p>
          </table:table-cell>
          <table:table-cell table:style-name="TBL_5f_0_5f_17.E1" office:value-type="string">
            <text:p text:style-name="P8">8.263,31</text:p>
          </table:table-cell>
          <table:table-cell table:style-name="TBL_5f_0_5f_17.E1" office:value-type="string">
            <text:p text:style-name="P8">1.239,50</text:p>
          </table:table-cell>
          <table:table-cell table:style-name="TBL_5f_0_5f_17.E1" office:value-type="string">
            <text:p text:style-name="P8">2.497,66</text:p>
          </table:table-cell>
          <table:table-cell table:style-name="TBL_5f_0_5f_17.E1" office:value-type="string">
            <text:p text:style-name="P8">12.000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26.059,86</text:p>
          </table:table-cell>
          <table:table-cell table:style-name="TBL_5f_0_5f_17.E1" office:value-type="string">
            <text:p text:style-name="P8">2.470,74</text:p>
          </table:table-cell>
          <table:table-cell table:style-name="TBL_5f_0_5f_17.E1" office:value-type="string">
            <text:p text:style-name="P8">3.973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44,28</text:p>
          </table:table-cell>
          <table:table-cell table:style-name="TBL_5f_0_5f_17.E1" office:value-type="string">
            <text:p text:style-name="P8">19.615,58</text:p>
          </table:table-cell>
        </table:table-row>
        <table:table-row table:style-name="TBL_5f_0_5f_17.1">
          <table:table-cell table:style-name="TBL_5f_0_5f_17.A1" office:value-type="string">
            <text:p text:style-name="P7">339</text:p>
          </table:table-cell>
          <table:table-cell table:style-name="TBL_5f_0_5f_17.B1" office:value-type="string">
            <text:p text:style-name="P7">PETERSON ALMEIDA BARBO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ITAPORANGA D'AJUD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3.618,28</text:p>
          </table:table-cell>
          <table:table-cell table:style-name="TBL_5f_0_5f_17.E1" office:value-type="string">
            <text:p text:style-name="P8">110.996,50</text:p>
          </table:table-cell>
          <table:table-cell table:style-name="TBL_5f_0_5f_17.E1" office:value-type="string">
            <text:p text:style-name="P8">8.759,16</text:p>
          </table:table-cell>
          <table:table-cell table:style-name="TBL_5f_0_5f_17.E1" office:value-type="string">
            <text:p text:style-name="P8">14.172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2.932,14</text:p>
          </table:table-cell>
          <table:table-cell table:style-name="TBL_5f_0_5f_17.E1" office:value-type="string">
            <text:p text:style-name="P8">88.064,36</text:p>
          </table:table-cell>
        </table:table-row>
        <table:table-row table:style-name="TBL_5f_0_5f_17.1">
          <table:table-cell table:style-name="TBL_5f_0_5f_17.A1" office:value-type="string">
            <text:p text:style-name="P7">1279</text:p>
          </table:table-cell>
          <table:table-cell table:style-name="TBL_5f_0_5f_17.B1" office:value-type="string">
            <text:p text:style-name="P7">PETRUCIO LOPES CASADO FILH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0ª PROCURADORIA DE JUSTICA (2ª CAMARA CIVEL)</text:p>
          </table:table-cell>
          <table:table-cell table:style-name="TBL_5f_0_5f_17.E1" office:value-type="string">
            <text:p text:style-name="P8">9.841,74</text:p>
          </table:table-cell>
          <table:table-cell table:style-name="TBL_5f_0_5f_17.E1" office:value-type="string">
            <text:p text:style-name="P8">1.476,26</text:p>
          </table:table-cell>
          <table:table-cell table:style-name="TBL_5f_0_5f_17.E1" office:value-type="string">
            <text:p text:style-name="P8">3.567,46</text:p>
          </table:table-cell>
          <table:table-cell table:style-name="TBL_5f_0_5f_17.E1" office:value-type="string">
            <text:p text:style-name="P8">14.885,4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827,95</text:p>
          </table:table-cell>
          <table:table-cell table:style-name="TBL_5f_0_5f_17.E1" office:value-type="string">
            <text:p text:style-name="P8">43.598,87</text:p>
          </table:table-cell>
          <table:table-cell table:style-name="TBL_5f_0_5f_17.E1" office:value-type="string">
            <text:p text:style-name="P8">2.942,68</text:p>
          </table:table-cell>
          <table:table-cell table:style-name="TBL_5f_0_5f_17.E1" office:value-type="string">
            <text:p text:style-name="P8">5.639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.581,72</text:p>
          </table:table-cell>
          <table:table-cell table:style-name="TBL_5f_0_5f_17.E1" office:value-type="string">
            <text:p text:style-name="P8">35.017,15</text:p>
          </table:table-cell>
        </table:table-row>
        <table:table-row table:style-name="TBL_5f_0_5f_17.1">
          <table:table-cell table:style-name="TBL_5f_0_5f_17.A1" office:value-type="string">
            <text:p text:style-name="P7">627</text:p>
          </table:table-cell>
          <table:table-cell table:style-name="TBL_5f_0_5f_17.B1" office:value-type="string">
            <text:p text:style-name="P7">POLLYANNA MARA DE CASTRO AGUIA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2ª PROMOTORIA DE JUSTICA - BARRA DOS COQUEIROS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66.068,22</text:p>
          </table:table-cell>
          <table:table-cell table:style-name="TBL_5f_0_5f_17.E1" office:value-type="string">
            <text:p text:style-name="P8">8.321,20</text:p>
          </table:table-cell>
          <table:table-cell table:style-name="TBL_5f_0_5f_17.E1" office:value-type="string">
            <text:p text:style-name="P8">13.575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1.896,70</text:p>
          </table:table-cell>
          <table:table-cell table:style-name="TBL_5f_0_5f_17.E1" office:value-type="string">
            <text:p text:style-name="P8">44.171,52</text:p>
          </table:table-cell>
        </table:table-row>
        <table:table-row table:style-name="TBL_5f_0_5f_17.1">
          <table:table-cell table:style-name="TBL_5f_0_5f_17.A1" office:value-type="string">
            <text:p text:style-name="P7">34</text:p>
          </table:table-cell>
          <table:table-cell table:style-name="TBL_5f_0_5f_17.B1" office:value-type="string">
            <text:p text:style-name="P7">PORFIRIO MARTINS FELIX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</table:table-row>
        <table:table-row table:style-name="TBL_5f_0_5f_17.1">
          <table:table-cell table:style-name="TBL_5f_0_5f_17.A1" office:value-type="string">
            <text:p text:style-name="P7">1855</text:p>
          </table:table-cell>
          <table:table-cell table:style-name="TBL_5f_0_5f_17.B1" office:value-type="string">
            <text:p text:style-name="P7">PRISCILA CAMARGO SILVA TAVARES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5.614,76</text:p>
          </table:table-cell>
          <table:table-cell table:style-name="TBL_5f_0_5f_17.E1" office:value-type="string">
            <text:p text:style-name="P8">10.134,8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210,34</text:p>
          </table:table-cell>
          <table:table-cell table:style-name="TBL_5f_0_5f_17.E1" office:value-type="string">
            <text:p text:style-name="P8">43.354,35</text:p>
          </table:table-cell>
          <table:table-cell table:style-name="TBL_5f_0_5f_17.E1" office:value-type="string">
            <text:p text:style-name="P8">124.718,68</text:p>
          </table:table-cell>
          <table:table-cell table:style-name="TBL_5f_0_5f_17.E1" office:value-type="string">
            <text:p text:style-name="P8">7.905,14</text:p>
          </table:table-cell>
          <table:table-cell table:style-name="TBL_5f_0_5f_17.E1" office:value-type="string">
            <text:p text:style-name="P8">18.254,0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.159,15</text:p>
          </table:table-cell>
          <table:table-cell table:style-name="TBL_5f_0_5f_17.E1" office:value-type="string">
            <text:p text:style-name="P8">98.559,53</text:p>
          </table:table-cell>
        </table:table-row>
        <table:table-row table:style-name="TBL_5f_0_5f_17.1">
          <table:table-cell table:style-name="TBL_5f_0_5f_17.A1" office:value-type="string">
            <text:p text:style-name="P7">1929</text:p>
          </table:table-cell>
          <table:table-cell table:style-name="TBL_5f_0_5f_17.B1" office:value-type="string">
            <text:p text:style-name="P7">PUSCAS PEREIRA SILVA JUNIOR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2.682,58</text:p>
          </table:table-cell>
          <table:table-cell table:style-name="TBL_5f_0_5f_17.E1" office:value-type="string">
            <text:p text:style-name="P8">211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4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07,43</text:p>
          </table:table-cell>
          <table:table-cell table:style-name="TBL_5f_0_5f_17.E1" office:value-type="string">
            <text:p text:style-name="P8">8.795,91</text:p>
          </table:table-cell>
          <table:table-cell table:style-name="TBL_5f_0_5f_17.E1" office:value-type="string">
            <text:p text:style-name="P8">752,50</text:p>
          </table:table-cell>
          <table:table-cell table:style-name="TBL_5f_0_5f_17.E1" office:value-type="string">
            <text:p text:style-name="P8">92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44,60</text:p>
          </table:table-cell>
          <table:table-cell table:style-name="TBL_5f_0_5f_17.E1" office:value-type="string">
            <text:p text:style-name="P8">7.951,31</text:p>
          </table:table-cell>
        </table:table-row>
        <table:table-row table:style-name="TBL_5f_0_5f_17.1">
          <table:table-cell table:style-name="TBL_5f_0_5f_17.A1" office:value-type="string">
            <text:p text:style-name="P7">1547</text:p>
          </table:table-cell>
          <table:table-cell table:style-name="TBL_5f_0_5f_17.B1" office:value-type="string">
            <text:p text:style-name="P7">QUELINE BARBOSA DE SOUZA ARAGA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6.545,32</text:p>
          </table:table-cell>
          <table:table-cell table:style-name="TBL_5f_0_5f_17.E1" office:value-type="string">
            <text:p text:style-name="P8">1.636,33</text:p>
          </table:table-cell>
          <table:table-cell table:style-name="TBL_5f_0_5f_17.E1" office:value-type="string">
            <text:p text:style-name="P8">10.312,67</text:p>
          </table:table-cell>
          <table:table-cell table:style-name="TBL_5f_0_5f_17.E1" office:value-type="string">
            <text:p text:style-name="P8">18.494,3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6.108,21</text:p>
          </table:table-cell>
          <table:table-cell table:style-name="TBL_5f_0_5f_17.E1" office:value-type="string">
            <text:p text:style-name="P8">53.096,85</text:p>
          </table:table-cell>
          <table:table-cell table:style-name="TBL_5f_0_5f_17.E1" office:value-type="string">
            <text:p text:style-name="P8">2.127,22</text:p>
          </table:table-cell>
          <table:table-cell table:style-name="TBL_5f_0_5f_17.E1" office:value-type="string">
            <text:p text:style-name="P8">7.743,9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871,12</text:p>
          </table:table-cell>
          <table:table-cell table:style-name="TBL_5f_0_5f_17.E1" office:value-type="string">
            <text:p text:style-name="P8">43.225,73</text:p>
          </table:table-cell>
        </table:table-row>
        <table:table-row table:style-name="TBL_5f_0_5f_17.1">
          <table:table-cell table:style-name="TBL_5f_0_5f_17.A1" office:value-type="string">
            <text:p text:style-name="P7">2202</text:p>
          </table:table-cell>
          <table:table-cell table:style-name="TBL_5f_0_5f_17.B1" office:value-type="string">
            <text:p text:style-name="P7">QUEZIA EMANUELA MESSIAS ALVES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21,85</text:p>
          </table:table-cell>
          <table:table-cell table:style-name="TBL_5f_0_5f_17.E1" office:value-type="string">
            <text:p text:style-name="P8">505,4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4.322,30</text:p>
          </table:table-cell>
          <table:table-cell table:style-name="TBL_5f_0_5f_17.E1" office:value-type="string">
            <text:p text:style-name="P8">222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22,41</text:p>
          </table:table-cell>
          <table:table-cell table:style-name="TBL_5f_0_5f_17.E1" office:value-type="string">
            <text:p text:style-name="P8">4.099,89</text:p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16,30</text:p>
          </table:table-cell>
          <table:table-cell table:style-name="TBL_5f_0_5f_17.E1" office:value-type="string">
            <text:p text:style-name="P8">4.116,3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10.291,52</text:p>
          </table:table-cell>
          <table:table-cell table:style-name="TBL_5f_0_5f_17.E1" office:value-type="string">
            <text:p text:style-name="P8">905,58</text:p>
          </table:table-cell>
          <table:table-cell table:style-name="TBL_5f_0_5f_17.E1" office:value-type="string">
            <text:p text:style-name="P8">275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1,28</text:p>
          </table:table-cell>
          <table:table-cell table:style-name="TBL_5f_0_5f_17.E1" office:value-type="string">
            <text:p text:style-name="P8">9.110,24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0.111,94</text:p>
          </table:table-cell>
          <table:table-cell table:style-name="TBL_5f_0_5f_17.E1" office:value-type="string">
            <text:p text:style-name="P8">84.121,24</text:p>
          </table:table-cell>
          <table:table-cell table:style-name="TBL_5f_0_5f_17.E1" office:value-type="string">
            <text:p text:style-name="P8">8.321,20</text:p>
          </table:table-cell>
          <table:table-cell table:style-name="TBL_5f_0_5f_17.E1" office:value-type="string">
            <text:p text:style-name="P8">13.575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1.896,70</text:p>
          </table:table-cell>
          <table:table-cell table:style-name="TBL_5f_0_5f_17.E1" office:value-type="string">
            <text:p text:style-name="P8">62.224,54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589,89</text:p>
          </table:table-cell>
          <table:table-cell table:style-name="TBL_5f_0_5f_17.E1" office:value-type="string">
            <text:p text:style-name="P8">377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67,5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9.730,09</text:p>
          </table:table-cell>
          <table:table-cell table:style-name="TBL_5f_0_5f_17.E1" office:value-type="string">
            <text:p text:style-name="P8">1.031,56</text:p>
          </table:table-cell>
          <table:table-cell table:style-name="TBL_5f_0_5f_17.E1" office:value-type="string">
            <text:p text:style-name="P8">325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57,50</text:p>
          </table:table-cell>
          <table:table-cell table:style-name="TBL_5f_0_5f_17.E1" office:value-type="string">
            <text:p text:style-name="P8">8.372,59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5.845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43.618,28</text:p>
          </table:table-cell>
          <table:table-cell table:style-name="TBL_5f_0_5f_17.E1" office:value-type="string">
            <text:p text:style-name="P8">115.308,70</text:p>
          </table:table-cell>
          <table:table-cell table:style-name="TBL_5f_0_5f_17.E1" office:value-type="string">
            <text:p text:style-name="P8">8.321,20</text:p>
          </table:table-cell>
          <table:table-cell table:style-name="TBL_5f_0_5f_17.E1" office:value-type="string">
            <text:p text:style-name="P8">15.270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3.591,92</text:p>
          </table:table-cell>
          <table:table-cell table:style-name="TBL_5f_0_5f_17.E1" office:value-type="string">
            <text:p text:style-name="P8">91.716,78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804,09</text:p>
          </table:table-cell>
          <table:table-cell table:style-name="TBL_5f_0_5f_17.E1" office:value-type="string">
            <text:p text:style-name="P8">720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524,70</text:p>
          </table:table-cell>
          <table:table-cell table:style-name="TBL_5f_0_5f_17.E1" office:value-type="string">
            <text:p text:style-name="P8">1.841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4.685,96</text:p>
          </table:table-cell>
          <table:table-cell table:style-name="TBL_5f_0_5f_17.E1" office:value-type="string">
            <text:p text:style-name="P8">1.436,42</text:p>
          </table:table-cell>
          <table:table-cell table:style-name="TBL_5f_0_5f_17.E1" office:value-type="string">
            <text:p text:style-name="P8">1.411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47,70</text:p>
          </table:table-cell>
          <table:table-cell table:style-name="TBL_5f_0_5f_17.E1" office:value-type="string">
            <text:p text:style-name="P8">11.838,26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62,77</text:p>
          </table:table-cell>
          <table:table-cell table:style-name="TBL_5f_0_5f_17.E1" office:value-type="string">
            <text:p text:style-name="P8">4.162,7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0.120,53</text:p>
          </table:table-cell>
          <table:table-cell table:style-name="TBL_5f_0_5f_17.E1" office:value-type="string">
            <text:p text:style-name="P8">915,80</text:p>
          </table:table-cell>
          <table:table-cell table:style-name="TBL_5f_0_5f_17.E1" office:value-type="string">
            <text:p text:style-name="P8">288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03,90</text:p>
          </table:table-cell>
          <table:table-cell table:style-name="TBL_5f_0_5f_17.E1" office:value-type="string">
            <text:p text:style-name="P8">8.916,63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174,83</text:p>
          </table:table-cell>
          <table:table-cell table:style-name="TBL_5f_0_5f_17.E1" office:value-type="string">
            <text:p text:style-name="P8">487,1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062,02</text:p>
          </table:table-cell>
          <table:table-cell table:style-name="TBL_5f_0_5f_17.E1" office:value-type="string">
            <text:p text:style-name="P8">2.220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07,43</text:p>
          </table:table-cell>
          <table:table-cell table:style-name="TBL_5f_0_5f_17.E1" office:value-type="string">
            <text:p text:style-name="P8">18.952,14</text:p>
          </table:table-cell>
          <table:table-cell table:style-name="TBL_5f_0_5f_17.E1" office:value-type="string">
            <text:p text:style-name="P8">1.732,12</text:p>
          </table:table-cell>
          <table:table-cell table:style-name="TBL_5f_0_5f_17.E1" office:value-type="string">
            <text:p text:style-name="P8">2.175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07,59</text:p>
          </table:table-cell>
          <table:table-cell table:style-name="TBL_5f_0_5f_17.E1" office:value-type="string">
            <text:p text:style-name="P8">15.044,55</text:p>
          </table:table-cell>
        </table:table-row>
        <table:table-row table:style-name="TBL_5f_0_5f_17.1">
          <table:table-cell table:style-name="TBL_5f_0_5f_17.A1" office:value-type="string">
            <text:p text:style-name="P7">2174</text:p>
          </table:table-cell>
          <table:table-cell table:style-name="TBL_5f_0_5f_17.B1" office:value-type="string">
            <text:p text:style-name="P7">RAQUEL AYLANA RIBEIRO LIMA</text:p>
          </table:table-cell>
          <table:table-cell table:style-name="TBL_5f_0_5f_17.B1" office:value-type="string">
            <text:p text:style-name="P7">CABO - requisitado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86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72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72,09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014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14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83,74</text:p>
          </table:table-cell>
          <table:table-cell table:style-name="TBL_5f_0_5f_17.E1" office:value-type="string">
            <text:p text:style-name="P8">8.812,02</text:p>
          </table:table-cell>
          <table:table-cell table:style-name="TBL_5f_0_5f_17.E1" office:value-type="string">
            <text:p text:style-name="P8">783,68</text:p>
          </table:table-cell>
          <table:table-cell table:style-name="TBL_5f_0_5f_17.E1" office:value-type="string">
            <text:p text:style-name="P8">107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91,42</text:p>
          </table:table-cell>
          <table:table-cell table:style-name="TBL_5f_0_5f_17.E1" office:value-type="string">
            <text:p text:style-name="P8">7.920,60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354,32</text:p>
          </table:table-cell>
          <table:table-cell table:style-name="TBL_5f_0_5f_17.E1" office:value-type="string">
            <text:p text:style-name="P8">1.103,1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110,8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53,33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9.616,59</text:p>
          </table:table-cell>
          <table:table-cell table:style-name="TBL_5f_0_5f_17.E1" office:value-type="string">
            <text:p text:style-name="P8">2.198,94</text:p>
          </table:table-cell>
          <table:table-cell table:style-name="TBL_5f_0_5f_17.E1" office:value-type="string">
            <text:p text:style-name="P8">2.667,5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866,46</text:p>
          </table:table-cell>
          <table:table-cell table:style-name="TBL_5f_0_5f_17.E1" office:value-type="string">
            <text:p text:style-name="P8">14.750,13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1.689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89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357,59</text:p>
          </table:table-cell>
          <table:table-cell table:style-name="TBL_5f_0_5f_17.E1" office:value-type="string">
            <text:p text:style-name="P8">3.567,46</text:p>
          </table:table-cell>
          <table:table-cell table:style-name="TBL_5f_0_5f_17.E1" office:value-type="string">
            <text:p text:style-name="P8">8.457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8.709,41</text:p>
          </table:table-cell>
          <table:table-cell table:style-name="TBL_5f_0_5f_17.E1" office:value-type="string">
            <text:p text:style-name="P8">1.271,34</text:p>
          </table:table-cell>
          <table:table-cell table:style-name="TBL_5f_0_5f_17.E1" office:value-type="string">
            <text:p text:style-name="P8">2.563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34,46</text:p>
          </table:table-cell>
          <table:table-cell table:style-name="TBL_5f_0_5f_17.E1" office:value-type="string">
            <text:p text:style-name="P8">14.874,95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679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211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2.218,95</text:p>
          </table:table-cell>
          <table:table-cell table:style-name="TBL_5f_0_5f_17.E1" office:value-type="string">
            <text:p text:style-name="P8">1.355,12</text:p>
          </table:table-cell>
          <table:table-cell table:style-name="TBL_5f_0_5f_17.E1" office:value-type="string">
            <text:p text:style-name="P8">768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23,34</text:p>
          </table:table-cell>
          <table:table-cell table:style-name="TBL_5f_0_5f_17.E1" office:value-type="string">
            <text:p text:style-name="P8">10.095,61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00,23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65.804,29</text:p>
          </table:table-cell>
          <table:table-cell table:style-name="TBL_5f_0_5f_17.E1" office:value-type="string">
            <text:p text:style-name="P8">7.905,14</text:p>
          </table:table-cell>
          <table:table-cell table:style-name="TBL_5f_0_5f_17.E1" office:value-type="string">
            <text:p text:style-name="P8">13.689,9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1.595,06</text:p>
          </table:table-cell>
          <table:table-cell table:style-name="TBL_5f_0_5f_17.E1" office:value-type="string">
            <text:p text:style-name="P8">44.209,23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70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70,88</text:p>
          </table:table-cell>
        </table:table-row>
        <table:table-row table:style-name="TBL_5f_0_5f_17.1">
          <table:table-cell table:style-name="TBL_5f_0_5f_17.A1" office:value-type="string">
            <text:p text:style-name="P7">2165</text:p>
          </table:table-cell>
          <table:table-cell table:style-name="TBL_5f_0_5f_17.B1" office:value-type="string">
            <text:p text:style-name="P7">REGNALDO DORIA DE FREITAS</text:p>
          </table:table-cell>
          <table:table-cell table:style-name="TBL_5f_0_5f_17.B1" office:value-type="string">
            <text:p text:style-name="P7">CORONEL - requisitado 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6.279,36</text:p>
          </table:table-cell>
          <table:table-cell table:style-name="TBL_5f_0_5f_17.E1" office:value-type="string">
            <text:p text:style-name="P8">7.464,80</text:p>
          </table:table-cell>
          <table:table-cell table:style-name="TBL_5f_0_5f_17.E1" office:value-type="string">
            <text:p text:style-name="P8">2.488,2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70,07</text:p>
          </table:table-cell>
          <table:table-cell table:style-name="TBL_5f_0_5f_17.E1" office:value-type="string">
            <text:p text:style-name="P8">19.687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42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42,65</text:p>
          </table:table-cell>
          <table:table-cell table:style-name="TBL_5f_0_5f_17.E1" office:value-type="string">
            <text:p text:style-name="P8">16.845,29</text:p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21,85</text:p>
          </table:table-cell>
          <table:table-cell table:style-name="TBL_5f_0_5f_17.E1" office:value-type="string">
            <text:p text:style-name="P8">2.021,8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5.838,69</text:p>
          </table:table-cell>
          <table:table-cell table:style-name="TBL_5f_0_5f_17.E1" office:value-type="string">
            <text:p text:style-name="P8">363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63,94</text:p>
          </table:table-cell>
          <table:table-cell table:style-name="TBL_5f_0_5f_17.E1" office:value-type="string">
            <text:p text:style-name="P8">5.474,75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30,09</text:p>
          </table:table-cell>
          <table:table-cell table:style-name="TBL_5f_0_5f_17.E1" office:value-type="string">
            <text:p text:style-name="P8">715,0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3.940,13</text:p>
          </table:table-cell>
          <table:table-cell table:style-name="TBL_5f_0_5f_17.E1" office:value-type="string">
            <text:p text:style-name="P8">171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1,61</text:p>
          </table:table-cell>
          <table:table-cell table:style-name="TBL_5f_0_5f_17.E1" office:value-type="string">
            <text:p text:style-name="P8">3.768,52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10.907,6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23.862,86</text:p>
          </table:table-cell>
          <table:table-cell table:style-name="TBL_5f_0_5f_17.E1" office:value-type="string">
            <text:p text:style-name="P8">1.284,68</text:p>
          </table:table-cell>
          <table:table-cell table:style-name="TBL_5f_0_5f_17.E1" office:value-type="string">
            <text:p text:style-name="P8">4.179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464,55</text:p>
          </table:table-cell>
          <table:table-cell table:style-name="TBL_5f_0_5f_17.E1" office:value-type="string">
            <text:p text:style-name="P8">18.398,31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354,32</text:p>
          </table:table-cell>
          <table:table-cell table:style-name="TBL_5f_0_5f_17.E1" office:value-type="string">
            <text:p text:style-name="P8">773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.127,9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18.050,97</text:p>
          </table:table-cell>
          <table:table-cell table:style-name="TBL_5f_0_5f_17.E1" office:value-type="string">
            <text:p text:style-name="P8">2.113,28</text:p>
          </table:table-cell>
          <table:table-cell table:style-name="TBL_5f_0_5f_17.E1" office:value-type="string">
            <text:p text:style-name="P8">2.046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59,52</text:p>
          </table:table-cell>
          <table:table-cell table:style-name="TBL_5f_0_5f_17.E1" office:value-type="string">
            <text:p text:style-name="P8">13.891,45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1.359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891,8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13.842,54</text:p>
          </table:table-cell>
          <table:table-cell table:style-name="TBL_5f_0_5f_17.E1" office:value-type="string">
            <text:p text:style-name="P8">1.531,88</text:p>
          </table:table-cell>
          <table:table-cell table:style-name="TBL_5f_0_5f_17.E1" office:value-type="string">
            <text:p text:style-name="P8">976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08,12</text:p>
          </table:table-cell>
          <table:table-cell table:style-name="TBL_5f_0_5f_17.E1" office:value-type="string">
            <text:p text:style-name="P8">11.334,42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25.593,45</text:p>
          </table:table-cell>
          <table:table-cell table:style-name="TBL_5f_0_5f_17.E1" office:value-type="string">
            <text:p text:style-name="P8">1.284,68</text:p>
          </table:table-cell>
          <table:table-cell table:style-name="TBL_5f_0_5f_17.E1" office:value-type="string">
            <text:p text:style-name="P8">4.452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737,24</text:p>
          </table:table-cell>
          <table:table-cell table:style-name="TBL_5f_0_5f_17.E1" office:value-type="string">
            <text:p text:style-name="P8">19.856,21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2.843,53</text:p>
          </table:table-cell>
          <table:table-cell table:style-name="TBL_5f_0_5f_17.E1" office:value-type="string">
            <text:p text:style-name="P8">224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7,8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99</text:p>
          </table:table-cell>
          <table:table-cell table:style-name="TBL_5f_0_5f_17.E1" office:value-type="string">
            <text:p text:style-name="P8">7.930,77</text:p>
          </table:table-cell>
          <table:table-cell table:style-name="TBL_5f_0_5f_17.E1" office:value-type="string">
            <text:p text:style-name="P8">797,66</text:p>
          </table:table-cell>
          <table:table-cell table:style-name="TBL_5f_0_5f_17.E1" office:value-type="string">
            <text:p text:style-name="P8">114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12,42</text:p>
          </table:table-cell>
          <table:table-cell table:style-name="TBL_5f_0_5f_17.E1" office:value-type="string">
            <text:p text:style-name="P8">7.018,35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11.229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80.666,84</text:p>
          </table:table-cell>
          <table:table-cell table:style-name="TBL_5f_0_5f_17.E1" office:value-type="string">
            <text:p text:style-name="P8">8.759,16</text:p>
          </table:table-cell>
          <table:table-cell table:style-name="TBL_5f_0_5f_17.E1" office:value-type="string">
            <text:p text:style-name="P8">17.469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.228,85</text:p>
          </table:table-cell>
          <table:table-cell table:style-name="TBL_5f_0_5f_17.E1" office:value-type="string">
            <text:p text:style-name="P8">54.437,99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4.812,11</text:p>
          </table:table-cell>
          <table:table-cell table:style-name="TBL_5f_0_5f_17.E1" office:value-type="string">
            <text:p text:style-name="P8">11.229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23,00</text:p>
          </table:table-cell>
          <table:table-cell table:style-name="TBL_5f_0_5f_17.E1" office:value-type="string">
            <text:p text:style-name="P8">43.618,28</text:p>
          </table:table-cell>
          <table:table-cell table:style-name="TBL_5f_0_5f_17.E1" office:value-type="string">
            <text:p text:style-name="P8">124.472,20</text:p>
          </table:table-cell>
          <table:table-cell table:style-name="TBL_5f_0_5f_17.E1" office:value-type="string">
            <text:p text:style-name="P8">8.759,16</text:p>
          </table:table-cell>
          <table:table-cell table:style-name="TBL_5f_0_5f_17.E1" office:value-type="string">
            <text:p text:style-name="P8">18.087,3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.846,50</text:p>
          </table:table-cell>
          <table:table-cell table:style-name="TBL_5f_0_5f_17.E1" office:value-type="string">
            <text:p text:style-name="P8">97.625,70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092,34</text:p>
          </table:table-cell>
          <table:table-cell table:style-name="TBL_5f_0_5f_17.E1" office:value-type="string">
            <text:p text:style-name="P8">2.930,22</text:p>
          </table:table-cell>
          <table:table-cell table:style-name="TBL_5f_0_5f_17.E1" office:value-type="string">
            <text:p text:style-name="P8">900,00</text:p>
          </table:table-cell>
          <table:table-cell table:style-name="TBL_5f_0_5f_17.E1" office:value-type="string">
            <text:p text:style-name="P8">8.922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85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70,07</text:p>
          </table:table-cell>
          <table:table-cell table:style-name="TBL_5f_0_5f_17.E1" office:value-type="string">
            <text:p text:style-name="P8">22.201,05</text:p>
          </table:table-cell>
          <table:table-cell table:style-name="TBL_5f_0_5f_17.E1" office:value-type="string">
            <text:p text:style-name="P8">2.085,86</text:p>
          </table:table-cell>
          <table:table-cell table:style-name="TBL_5f_0_5f_17.E1" office:value-type="string">
            <text:p text:style-name="P8">2.96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046,00</text:p>
          </table:table-cell>
          <table:table-cell table:style-name="TBL_5f_0_5f_17.E1" office:value-type="string">
            <text:p text:style-name="P8">17.155,05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589,89</text:p>
          </table:table-cell>
          <table:table-cell table:style-name="TBL_5f_0_5f_17.E1" office:value-type="string">
            <text:p text:style-name="P8">283,24</text:p>
          </table:table-cell>
          <table:table-cell table:style-name="TBL_5f_0_5f_17.E1" office:value-type="string">
            <text:p text:style-name="P8">1.100,00</text:p>
          </table:table-cell>
          <table:table-cell table:style-name="TBL_5f_0_5f_17.E1" office:value-type="string">
            <text:p text:style-name="P8">4.97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83,74</text:p>
          </table:table-cell>
          <table:table-cell table:style-name="TBL_5f_0_5f_17.E1" office:value-type="string">
            <text:p text:style-name="P8">12.730,00</text:p>
          </table:table-cell>
          <table:table-cell table:style-name="TBL_5f_0_5f_17.E1" office:value-type="string">
            <text:p text:style-name="P8">1.007,02</text:p>
          </table:table-cell>
          <table:table-cell table:style-name="TBL_5f_0_5f_17.E1" office:value-type="string">
            <text:p text:style-name="P8">739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46,08</text:p>
          </table:table-cell>
          <table:table-cell table:style-name="TBL_5f_0_5f_17.E1" office:value-type="string">
            <text:p text:style-name="P8">10.983,92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RTO DA FOLHA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62,83</text:p>
          </table:table-cell>
          <table:table-cell table:style-name="TBL_5f_0_5f_17.E1" office:value-type="string">
            <text:p text:style-name="P8">20.375,87</text:p>
          </table:table-cell>
          <table:table-cell table:style-name="TBL_5f_0_5f_17.E1" office:value-type="string">
            <text:p text:style-name="P8">84.548,00</text:p>
          </table:table-cell>
          <table:table-cell table:style-name="TBL_5f_0_5f_17.E1" office:value-type="string">
            <text:p text:style-name="P8">8.321,20</text:p>
          </table:table-cell>
          <table:table-cell table:style-name="TBL_5f_0_5f_17.E1" office:value-type="string">
            <text:p text:style-name="P8">13.516,0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1.837,21</text:p>
          </table:table-cell>
          <table:table-cell table:style-name="TBL_5f_0_5f_17.E1" office:value-type="string">
            <text:p text:style-name="P8">62.710,79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58,92</text:p>
          </table:table-cell>
          <table:table-cell table:style-name="TBL_5f_0_5f_17.E1" office:value-type="string">
            <text:p text:style-name="P8">25.857,38</text:p>
          </table:table-cell>
          <table:table-cell table:style-name="TBL_5f_0_5f_17.E1" office:value-type="string">
            <text:p text:style-name="P8">1.284,68</text:p>
          </table:table-cell>
          <table:table-cell table:style-name="TBL_5f_0_5f_17.E1" office:value-type="string">
            <text:p text:style-name="P8">4.452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737,24</text:p>
          </table:table-cell>
          <table:table-cell table:style-name="TBL_5f_0_5f_17.E1" office:value-type="string">
            <text:p text:style-name="P8">20.120,14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589,89</text:p>
          </table:table-cell>
          <table:table-cell table:style-name="TBL_5f_0_5f_17.E1" office:value-type="string">
            <text:p text:style-name="P8">3.599,51</text:p>
          </table:table-cell>
          <table:table-cell table:style-name="TBL_5f_0_5f_17.E1" office:value-type="string">
            <text:p text:style-name="P8">7.969,62</text:p>
          </table:table-cell>
          <table:table-cell table:style-name="TBL_5f_0_5f_17.E1" office:value-type="string">
            <text:p text:style-name="P8">15.159,0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4.242,98</text:p>
          </table:table-cell>
          <table:table-cell table:style-name="TBL_5f_0_5f_17.E1" office:value-type="string">
            <text:p text:style-name="P8">44.561,02</text:p>
          </table:table-cell>
          <table:table-cell table:style-name="TBL_5f_0_5f_17.E1" office:value-type="string">
            <text:p text:style-name="P8">1.869,24</text:p>
          </table:table-cell>
          <table:table-cell table:style-name="TBL_5f_0_5f_17.E1" office:value-type="string">
            <text:p text:style-name="P8">5.667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536,84</text:p>
          </table:table-cell>
          <table:table-cell table:style-name="TBL_5f_0_5f_17.E1" office:value-type="string">
            <text:p text:style-name="P8">37.024,18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4.475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86,10</text:p>
          </table:table-cell>
          <table:table-cell table:style-name="TBL_5f_0_5f_17.E1" office:value-type="string">
            <text:p text:style-name="P8">43.829,43</text:p>
          </table:table-cell>
          <table:table-cell table:style-name="TBL_5f_0_5f_17.E1" office:value-type="string">
            <text:p text:style-name="P8">112.779,85</text:p>
          </table:table-cell>
          <table:table-cell table:style-name="TBL_5f_0_5f_17.E1" office:value-type="string">
            <text:p text:style-name="P8">8.759,16</text:p>
          </table:table-cell>
          <table:table-cell table:style-name="TBL_5f_0_5f_17.E1" office:value-type="string">
            <text:p text:style-name="P8">14.501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3.260,22</text:p>
          </table:table-cell>
          <table:table-cell table:style-name="TBL_5f_0_5f_17.E1" office:value-type="string">
            <text:p text:style-name="P8">89.519,63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1950</text:p>
          </table:table-cell>
          <table:table-cell table:style-name="TBL_5f_0_5f_18.B1" office:value-type="string">
            <text:p text:style-name="P7">RICELLI VIEIRA DE OLIVEIR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ASSESSORIA DA CORREGEDORIA GERAL</text:p>
          </table:table-cell>
          <table:table-cell table:style-name="TBL_5f_0_5f_18.E1" office:value-type="string">
            <text:p text:style-name="P8">3.194,99</text:p>
          </table:table-cell>
          <table:table-cell table:style-name="TBL_5f_0_5f_18.E1" office:value-type="string">
            <text:p text:style-name="P8">479,2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674,2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9.143,47</text:p>
          </table:table-cell>
          <table:table-cell table:style-name="TBL_5f_0_5f_18.E1" office:value-type="string">
            <text:p text:style-name="P8">955,30</text:p>
          </table:table-cell>
          <table:table-cell table:style-name="TBL_5f_0_5f_18.E1" office:value-type="string">
            <text:p text:style-name="P8">249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04,68</text:p>
          </table:table-cell>
          <table:table-cell table:style-name="TBL_5f_0_5f_18.E1" office:value-type="string">
            <text:p text:style-name="P8">7.938,79</text:p>
          </table:table-cell>
        </table:table-row>
        <table:table-row table:style-name="TBL_5f_0_5f_18.1">
          <table:table-cell table:style-name="TBL_5f_0_5f_18.A1" office:value-type="string">
            <text:p text:style-name="P7">1860</text:p>
          </table:table-cell>
          <table:table-cell table:style-name="TBL_5f_0_5f_18.B1" office:value-type="string">
            <text:p text:style-name="P7">RITA DE CASSIA ARAGAO MELO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601</text:p>
          </table:table-cell>
          <table:table-cell table:style-name="TBL_5f_0_5f_18.B1" office:value-type="string">
            <text:p text:style-name="P7">RIVALDO FRIAS DOS SANTOS JUNIOR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APELA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65.804,29</text:p>
          </table:table-cell>
          <table:table-cell table:style-name="TBL_5f_0_5f_18.E1" office:value-type="string">
            <text:p text:style-name="P8">8.321,20</text:p>
          </table:table-cell>
          <table:table-cell table:style-name="TBL_5f_0_5f_18.E1" office:value-type="string">
            <text:p text:style-name="P8">13.575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1.896,70</text:p>
          </table:table-cell>
          <table:table-cell table:style-name="TBL_5f_0_5f_18.E1" office:value-type="string">
            <text:p text:style-name="P8">43.907,59</text:p>
          </table:table-cell>
        </table:table-row>
        <table:table-row table:style-name="TBL_5f_0_5f_18.1">
          <table:table-cell table:style-name="TBL_5f_0_5f_18.A1" office:value-type="string">
            <text:p text:style-name="P7">115</text:p>
          </table:table-cell>
          <table:table-cell table:style-name="TBL_5f_0_5f_18.B1" office:value-type="string">
            <text:p text:style-name="P7">ROBERIO MESQUITA MATOS</text:p>
          </table:table-cell>
          <table:table-cell table:style-name="TBL_5f_0_5f_18.B1" office:value-type="string">
            <text:p text:style-name="P7">REDATOR TÉCNICO</text:p>
          </table:table-cell>
          <table:table-cell table:style-name="TBL_5f_0_5f_18.B1" office:value-type="string">
            <text:p text:style-name="P7">CENTRO DE APOIO OPERACIONAL DA INFANCIA E DA ADOLESCENCIA </text:p>
          </table:table-cell>
          <table:table-cell table:style-name="TBL_5f_0_5f_18.E1" office:value-type="string">
            <text:p text:style-name="P8">5.092,34</text:p>
          </table:table-cell>
          <table:table-cell table:style-name="TBL_5f_0_5f_18.E1" office:value-type="string">
            <text:p text:style-name="P8">4.546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638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127,61</text:p>
          </table:table-cell>
          <table:table-cell table:style-name="TBL_5f_0_5f_18.E1" office:value-type="string">
            <text:p text:style-name="P8">22.404,89</text:p>
          </table:table-cell>
          <table:table-cell table:style-name="TBL_5f_0_5f_18.E1" office:value-type="string">
            <text:p text:style-name="P8">2.506,04</text:p>
          </table:table-cell>
          <table:table-cell table:style-name="TBL_5f_0_5f_18.E1" office:value-type="string">
            <text:p text:style-name="P8">2.089,9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96,00</text:p>
          </table:table-cell>
          <table:table-cell table:style-name="TBL_5f_0_5f_18.E1" office:value-type="string">
            <text:p text:style-name="P8">17.808,89</text:p>
          </table:table-cell>
        </table:table-row>
        <table:table-row table:style-name="TBL_5f_0_5f_18.1">
          <table:table-cell table:style-name="TBL_5f_0_5f_18.A1" office:value-type="string">
            <text:p text:style-name="P7">1708</text:p>
          </table:table-cell>
          <table:table-cell table:style-name="TBL_5f_0_5f_18.B1" office:value-type="string">
            <text:p text:style-name="P7">ROBERTA ARAUJO DE MELO BRITT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MARUIM 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869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53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11,27</text:p>
          </table:table-cell>
          <table:table-cell table:style-name="TBL_5f_0_5f_18.E1" office:value-type="string">
            <text:p text:style-name="P8">20.876,49</text:p>
          </table:table-cell>
          <table:table-cell table:style-name="TBL_5f_0_5f_18.E1" office:value-type="string">
            <text:p text:style-name="P8">2.374,48</text:p>
          </table:table-cell>
          <table:table-cell table:style-name="TBL_5f_0_5f_18.E1" office:value-type="string">
            <text:p text:style-name="P8">2.851,2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225,72</text:p>
          </table:table-cell>
          <table:table-cell table:style-name="TBL_5f_0_5f_18.E1" office:value-type="string">
            <text:p text:style-name="P8">15.650,77</text:p>
          </table:table-cell>
        </table:table-row>
        <table:table-row table:style-name="TBL_5f_0_5f_18.1">
          <table:table-cell table:style-name="TBL_5f_0_5f_18.A1" office:value-type="string">
            <text:p text:style-name="P7">1989</text:p>
          </table:table-cell>
          <table:table-cell table:style-name="TBL_5f_0_5f_18.B1" office:value-type="string">
            <text:p text:style-name="P7">ROBERTA CONCEICAO ALMEIDA NASCIMENT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RIACHAO DO DANTAS</text:p>
          </table:table-cell>
          <table:table-cell table:style-name="TBL_5f_0_5f_18.E1" office:value-type="string">
            <text:p text:style-name="P8">6.174,83</text:p>
          </table:table-cell>
          <table:table-cell table:style-name="TBL_5f_0_5f_18.E1" office:value-type="string">
            <text:p text:style-name="P8">9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.101,0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61,02</text:p>
          </table:table-cell>
          <table:table-cell table:style-name="TBL_5f_0_5f_18.E1" office:value-type="string">
            <text:p text:style-name="P8">17.763,12</text:p>
          </table:table-cell>
          <table:table-cell table:style-name="TBL_5f_0_5f_18.E1" office:value-type="string">
            <text:p text:style-name="P8">1.846,28</text:p>
          </table:table-cell>
          <table:table-cell table:style-name="TBL_5f_0_5f_18.E1" office:value-type="string">
            <text:p text:style-name="P8">1.65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05,42</text:p>
          </table:table-cell>
          <table:table-cell table:style-name="TBL_5f_0_5f_18.E1" office:value-type="string">
            <text:p text:style-name="P8">14.257,70</text:p>
          </table:table-cell>
        </table:table-row>
        <table:table-row table:style-name="TBL_5f_0_5f_18.1">
          <table:table-cell table:style-name="TBL_5f_0_5f_18.A1" office:value-type="string">
            <text:p text:style-name="P7">1837</text:p>
          </table:table-cell>
          <table:table-cell table:style-name="TBL_5f_0_5f_18.B1" office:value-type="string">
            <text:p text:style-name="P7">ROBERTA LIMA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CRIMINAL - ITABAIANA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869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13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03,20</text:p>
          </table:table-cell>
          <table:table-cell table:style-name="TBL_5f_0_5f_18.E1" office:value-type="string">
            <text:p text:style-name="P8">20.668,42</text:p>
          </table:table-cell>
          <table:table-cell table:style-name="TBL_5f_0_5f_18.E1" office:value-type="string">
            <text:p text:style-name="P8">2.374,48</text:p>
          </table:table-cell>
          <table:table-cell table:style-name="TBL_5f_0_5f_18.E1" office:value-type="string">
            <text:p text:style-name="P8">2.526,9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901,44</text:p>
          </table:table-cell>
          <table:table-cell table:style-name="TBL_5f_0_5f_18.E1" office:value-type="string">
            <text:p text:style-name="P8">15.766,98</text:p>
          </table:table-cell>
        </table:table-row>
        <table:table-row table:style-name="TBL_5f_0_5f_18.1">
          <table:table-cell table:style-name="TBL_5f_0_5f_18.A1" office:value-type="string">
            <text:p text:style-name="P7">1911</text:p>
          </table:table-cell>
          <table:table-cell table:style-name="TBL_5f_0_5f_18.B1" office:value-type="string">
            <text:p text:style-name="P7">ROBERTA ROCHA DEDA CHAGAS</text:p>
          </table:table-cell>
          <table:table-cell table:style-name="TBL_5f_0_5f_18.B1" office:value-type="string">
            <text:p text:style-name="P7">Assessor do Diretor de Tec. da Informação</text:p>
          </table:table-cell>
          <table:table-cell table:style-name="TBL_5f_0_5f_18.B1" office:value-type="string">
            <text:p text:style-name="P7">DIVISAO DE DESIGN E MIDI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279,36</text:p>
          </table:table-cell>
          <table:table-cell table:style-name="TBL_5f_0_5f_18.E1" office:value-type="string">
            <text:p text:style-name="P8">6.279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4.353,71</text:p>
          </table:table-cell>
          <table:table-cell table:style-name="TBL_5f_0_5f_18.E1" office:value-type="string">
            <text:p text:style-name="P8">1.284,68</text:p>
          </table:table-cell>
          <table:table-cell table:style-name="TBL_5f_0_5f_18.E1" office:value-type="string">
            <text:p text:style-name="P8">1.257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42,04</text:p>
          </table:table-cell>
          <table:table-cell table:style-name="TBL_5f_0_5f_18.E1" office:value-type="string">
            <text:p text:style-name="P8">11.811,67</text:p>
          </table:table-cell>
        </table:table-row>
        <table:table-row table:style-name="TBL_5f_0_5f_18.1">
          <table:table-cell table:style-name="TBL_5f_0_5f_18.A1" office:value-type="string">
            <text:p text:style-name="P7">1161</text:p>
          </table:table-cell>
          <table:table-cell table:style-name="TBL_5f_0_5f_18.B1" office:value-type="string">
            <text:p text:style-name="P7">ROBERTA SANDRA REIS BARRETO SIQUEIR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9ª PROCURADORIA DE JUSTICA (CAMARA CRIMINAL)</text:p>
          </table:table-cell>
          <table:table-cell table:style-name="TBL_5f_0_5f_18.E1" office:value-type="string">
            <text:p text:style-name="P8">4.532,16</text:p>
          </table:table-cell>
          <table:table-cell table:style-name="TBL_5f_0_5f_18.E1" office:value-type="string">
            <text:p text:style-name="P8">3.249,48</text:p>
          </table:table-cell>
          <table:table-cell table:style-name="TBL_5f_0_5f_18.E1" office:value-type="string">
            <text:p text:style-name="P8">7.969,62</text:p>
          </table:table-cell>
          <table:table-cell table:style-name="TBL_5f_0_5f_18.E1" office:value-type="string">
            <text:p text:style-name="P8">15.75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33.297,51</text:p>
          </table:table-cell>
          <table:table-cell table:style-name="TBL_5f_0_5f_18.E1" office:value-type="string">
            <text:p text:style-name="P8">2.023,22</text:p>
          </table:table-cell>
          <table:table-cell table:style-name="TBL_5f_0_5f_18.E1" office:value-type="string">
            <text:p text:style-name="P8">6.263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.287,04</text:p>
          </table:table-cell>
          <table:table-cell table:style-name="TBL_5f_0_5f_18.E1" office:value-type="string">
            <text:p text:style-name="P8">25.010,47</text:p>
          </table:table-cell>
        </table:table-row>
        <table:table-row table:style-name="TBL_5f_0_5f_18.1">
          <table:table-cell table:style-name="TBL_5f_0_5f_18.A1" office:value-type="string">
            <text:p text:style-name="P7">1319</text:p>
          </table:table-cell>
          <table:table-cell table:style-name="TBL_5f_0_5f_18.B1" office:value-type="string">
            <text:p text:style-name="P7">ROBERTA SOBRAL MANSOUR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4ª PROMOTORIA DE JUSTICA DO TRIBUNAL DO JURI - ARACAJU </text:p>
          </table:table-cell>
          <table:table-cell table:style-name="TBL_5f_0_5f_18.E1" office:value-type="string">
            <text:p text:style-name="P8">9.841,74</text:p>
          </table:table-cell>
          <table:table-cell table:style-name="TBL_5f_0_5f_18.E1" office:value-type="string">
            <text:p text:style-name="P8">1.476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318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24.430,99</text:p>
          </table:table-cell>
          <table:table-cell table:style-name="TBL_5f_0_5f_18.E1" office:value-type="string">
            <text:p text:style-name="P8">2.942,68</text:p>
          </table:table-cell>
          <table:table-cell table:style-name="TBL_5f_0_5f_18.E1" office:value-type="string">
            <text:p text:style-name="P8">3.676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619,62</text:p>
          </table:table-cell>
          <table:table-cell table:style-name="TBL_5f_0_5f_18.E1" office:value-type="string">
            <text:p text:style-name="P8">17.811,37</text:p>
          </table:table-cell>
        </table:table-row>
        <table:table-row table:style-name="TBL_5f_0_5f_18.1">
          <table:table-cell table:style-name="TBL_5f_0_5f_18.A1" office:value-type="string">
            <text:p text:style-name="P7">1622</text:p>
          </table:table-cell>
          <table:table-cell table:style-name="TBL_5f_0_5f_18.B1" office:value-type="string">
            <text:p text:style-name="P7">ROBERTO ANDRUSYSZYN CELINO</text:p>
          </table:table-cell>
          <table:table-cell table:style-name="TBL_5f_0_5f_18.B1" office:value-type="string">
            <text:p text:style-name="P7">TÉCNICO DO MP - Manut. Sup. Eq. de Inf. e Software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2.530,74</text:p>
          </table:table-cell>
          <table:table-cell table:style-name="TBL_5f_0_5f_18.E1" office:value-type="string">
            <text:p text:style-name="P8">379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910,3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58,92</text:p>
          </table:table-cell>
          <table:table-cell table:style-name="TBL_5f_0_5f_18.E1" office:value-type="string">
            <text:p text:style-name="P8">7.879,62</text:p>
          </table:table-cell>
          <table:table-cell table:style-name="TBL_5f_0_5f_18.E1" office:value-type="string">
            <text:p text:style-name="P8">756,70</text:p>
          </table:table-cell>
          <table:table-cell table:style-name="TBL_5f_0_5f_18.E1" office:value-type="string">
            <text:p text:style-name="P8">94,2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50,90</text:p>
          </table:table-cell>
          <table:table-cell table:style-name="TBL_5f_0_5f_18.E1" office:value-type="string">
            <text:p text:style-name="P8">7.028,72</text:p>
          </table:table-cell>
        </table:table-row>
        <table:table-row table:style-name="TBL_5f_0_5f_18.1">
          <table:table-cell table:style-name="TBL_5f_0_5f_18.A1" office:value-type="string">
            <text:p text:style-name="P7">2047</text:p>
          </table:table-cell>
          <table:table-cell table:style-name="TBL_5f_0_5f_18.B1" office:value-type="string">
            <text:p text:style-name="P7">RODOLFO GALVAO COSTA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6.174,83</text:p>
          </table:table-cell>
          <table:table-cell table:style-name="TBL_5f_0_5f_18.E1" office:value-type="string">
            <text:p text:style-name="P8">324,8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6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8,36</text:p>
          </table:table-cell>
          <table:table-cell table:style-name="TBL_5f_0_5f_18.E1" office:value-type="string">
            <text:p text:style-name="P8">15.457,62</text:p>
          </table:table-cell>
          <table:table-cell table:style-name="TBL_5f_0_5f_18.E1" office:value-type="string">
            <text:p text:style-name="P8">1.689,90</text:p>
          </table:table-cell>
          <table:table-cell table:style-name="TBL_5f_0_5f_18.E1" office:value-type="string">
            <text:p text:style-name="P8">1.371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61,26</text:p>
          </table:table-cell>
          <table:table-cell table:style-name="TBL_5f_0_5f_18.E1" office:value-type="string">
            <text:p text:style-name="P8">12.396,36</text:p>
          </table:table-cell>
        </table:table-row>
        <table:table-row table:style-name="TBL_5f_0_5f_18.1">
          <table:table-cell table:style-name="TBL_5f_0_5f_18.A1" office:value-type="string">
            <text:p text:style-name="P7">37</text:p>
          </table:table-cell>
          <table:table-cell table:style-name="TBL_5f_0_5f_18.B1" office:value-type="string">
            <text:p text:style-name="P7">RODOMARQUES NASCIMENTO</text:p>
          </table:table-cell>
          <table:table-cell table:style-name="TBL_5f_0_5f_18.B1" office:value-type="string">
            <text:p text:style-name="P7">PROCURADOR DE JUSTIÇA</text:p>
          </table:table-cell>
          <table:table-cell table:style-name="TBL_5f_0_5f_18.B1" office:value-type="string">
            <text:p text:style-name="P7">6ª PROCURADORIA DE JUSTICA (CAMARA CRIMINAL)</text:p>
          </table:table-cell>
          <table:table-cell table:style-name="TBL_5f_0_5f_18.E1" office:value-type="string">
            <text:p text:style-name="P8">35.462,22</text:p>
          </table:table-cell>
          <table:table-cell table:style-name="TBL_5f_0_5f_18.E1" office:value-type="string">
            <text:p text:style-name="P8">1.048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6.760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492,82</text:p>
          </table:table-cell>
          <table:table-cell table:style-name="TBL_5f_0_5f_18.E1" office:value-type="string">
            <text:p text:style-name="P8">665,94</text:p>
          </table:table-cell>
          <table:table-cell table:style-name="TBL_5f_0_5f_18.E1" office:value-type="string">
            <text:p text:style-name="P8">44.304,49</text:p>
          </table:table-cell>
          <table:table-cell table:style-name="TBL_5f_0_5f_18.E1" office:value-type="string">
            <text:p text:style-name="P8">127.734,68</text:p>
          </table:table-cell>
          <table:table-cell table:style-name="TBL_5f_0_5f_18.E1" office:value-type="string">
            <text:p text:style-name="P8">9.492,82</text:p>
          </table:table-cell>
          <table:table-cell table:style-name="TBL_5f_0_5f_18.E1" office:value-type="string">
            <text:p text:style-name="P8">17.660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7.153,43</text:p>
          </table:table-cell>
          <table:table-cell table:style-name="TBL_5f_0_5f_18.E1" office:value-type="string">
            <text:p text:style-name="P8">100.581,25</text:p>
          </table:table-cell>
        </table:table-row>
        <table:table-row table:style-name="TBL_5f_0_5f_18.1">
          <table:table-cell table:style-name="TBL_5f_0_5f_18.A1" office:value-type="string">
            <text:p text:style-name="P7"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5.825,31</text:p>
          </table:table-cell>
          <table:table-cell table:style-name="TBL_5f_0_5f_18.E1" office:value-type="string">
            <text:p text:style-name="P8">612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38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4.671,25</text:p>
          </table:table-cell>
          <table:table-cell table:style-name="TBL_5f_0_5f_18.E1" office:value-type="string">
            <text:p text:style-name="P8">1.673,92</text:p>
          </table:table-cell>
          <table:table-cell table:style-name="TBL_5f_0_5f_18.E1" office:value-type="string">
            <text:p text:style-name="P8">1.237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911,56</text:p>
          </table:table-cell>
          <table:table-cell table:style-name="TBL_5f_0_5f_18.E1" office:value-type="string">
            <text:p text:style-name="P8">11.759,69</text:p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2.926,14</text:p>
          </table:table-cell>
          <table:table-cell table:style-name="TBL_5f_0_5f_18.E1" office:value-type="string">
            <text:p text:style-name="P8">1.654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80,89</text:p>
          </table:table-cell>
          <table:table-cell table:style-name="TBL_5f_0_5f_18.E1" office:value-type="string">
            <text:p text:style-name="P8">1.526,9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70,07</text:p>
          </table:table-cell>
          <table:table-cell table:style-name="TBL_5f_0_5f_18.E1" office:value-type="string">
            <text:p text:style-name="P8">12.958,81</text:p>
          </table:table-cell>
          <table:table-cell table:style-name="TBL_5f_0_5f_18.E1" office:value-type="string">
            <text:p text:style-name="P8">1.191,0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91,04</text:p>
          </table:table-cell>
          <table:table-cell table:style-name="TBL_5f_0_5f_18.E1" office:value-type="string">
            <text:p text:style-name="P8">11.767,77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PROMOTORIA DE JUSTICA MILITAR 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7.058,0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43.829,43</text:p>
          </table:table-cell>
          <table:table-cell table:style-name="TBL_5f_0_5f_18.E1" office:value-type="string">
            <text:p text:style-name="P8">117.945,47</text:p>
          </table:table-cell>
          <table:table-cell table:style-name="TBL_5f_0_5f_18.E1" office:value-type="string">
            <text:p text:style-name="P8">8.759,16</text:p>
          </table:table-cell>
          <table:table-cell table:style-name="TBL_5f_0_5f_18.E1" office:value-type="string">
            <text:p text:style-name="P8">16.025,8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4.785,04</text:p>
          </table:table-cell>
          <table:table-cell table:style-name="TBL_5f_0_5f_18.E1" office:value-type="string">
            <text:p text:style-name="P8">93.160,43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6.938,04</text:p>
          </table:table-cell>
          <table:table-cell table:style-name="TBL_5f_0_5f_18.E1" office:value-type="string">
            <text:p text:style-name="P8">547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.885,4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03,20</text:p>
          </table:table-cell>
          <table:table-cell table:style-name="TBL_5f_0_5f_18.E1" office:value-type="string">
            <text:p text:style-name="P8">17.774,10</text:p>
          </table:table-cell>
          <table:table-cell table:style-name="TBL_5f_0_5f_18.E1" office:value-type="string">
            <text:p text:style-name="P8">1.946,22</text:p>
          </table:table-cell>
          <table:table-cell table:style-name="TBL_5f_0_5f_18.E1" office:value-type="string">
            <text:p text:style-name="P8">2.063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009,28</text:p>
          </table:table-cell>
          <table:table-cell table:style-name="TBL_5f_0_5f_18.E1" office:value-type="string">
            <text:p text:style-name="P8">13.764,82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86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72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72,09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3.354,35</text:p>
          </table:table-cell>
          <table:table-cell table:style-name="TBL_5f_0_5f_18.E1" office:value-type="string">
            <text:p text:style-name="P8">107.363,65</text:p>
          </table:table-cell>
          <table:table-cell table:style-name="TBL_5f_0_5f_18.E1" office:value-type="string">
            <text:p text:style-name="P8">8.321,20</text:p>
          </table:table-cell>
          <table:table-cell table:style-name="TBL_5f_0_5f_18.E1" office:value-type="string">
            <text:p text:style-name="P8">13.575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1.896,70</text:p>
          </table:table-cell>
          <table:table-cell table:style-name="TBL_5f_0_5f_18.E1" office:value-type="string">
            <text:p text:style-name="P8">85.466,95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5.838,69</text:p>
          </table:table-cell>
          <table:table-cell table:style-name="TBL_5f_0_5f_18.E1" office:value-type="string">
            <text:p text:style-name="P8">363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63,94</text:p>
          </table:table-cell>
          <table:table-cell table:style-name="TBL_5f_0_5f_18.E1" office:value-type="string">
            <text:p text:style-name="P8">5.474,75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805,28</text:p>
          </table:table-cell>
          <table:table-cell table:style-name="TBL_5f_0_5f_18.E1" office:value-type="string">
            <text:p text:style-name="P8">761,06</text:p>
          </table:table-cell>
          <table:table-cell table:style-name="TBL_5f_0_5f_18.E1" office:value-type="string">
            <text:p text:style-name="P8">5.442,11</text:p>
          </table:table-cell>
          <table:table-cell table:style-name="TBL_5f_0_5f_18.E1" office:value-type="string">
            <text:p text:style-name="P8">11.831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78,66</text:p>
          </table:table-cell>
          <table:table-cell table:style-name="TBL_5f_0_5f_18.E1" office:value-type="string">
            <text:p text:style-name="P8">16.794,99</text:p>
          </table:table-cell>
          <table:table-cell table:style-name="TBL_5f_0_5f_18.E1" office:value-type="string">
            <text:p text:style-name="P8">41.513,70</text:p>
          </table:table-cell>
          <table:table-cell table:style-name="TBL_5f_0_5f_18.E1" office:value-type="string">
            <text:p text:style-name="P8">1.187,24</text:p>
          </table:table-cell>
          <table:table-cell table:style-name="TBL_5f_0_5f_18.E1" office:value-type="string">
            <text:p text:style-name="P8">4.628,1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815,40</text:p>
          </table:table-cell>
          <table:table-cell table:style-name="TBL_5f_0_5f_18.E1" office:value-type="string">
            <text:p text:style-name="P8">35.698,30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0.027,59</text:p>
          </table:table-cell>
          <table:table-cell table:style-name="TBL_5f_0_5f_18.E1" office:value-type="string">
            <text:p text:style-name="P8">905,58</text:p>
          </table:table-cell>
          <table:table-cell table:style-name="TBL_5f_0_5f_18.E1" office:value-type="string">
            <text:p text:style-name="P8">389,4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5,04</text:p>
          </table:table-cell>
          <table:table-cell table:style-name="TBL_5f_0_5f_18.E1" office:value-type="string">
            <text:p text:style-name="P8">8.732,55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275,62</text:p>
          </table:table-cell>
          <table:table-cell table:style-name="TBL_5f_0_5f_18.E1" office:value-type="string">
            <text:p text:style-name="P8">641,3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916,9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1.628,91</text:p>
          </table:table-cell>
          <table:table-cell table:style-name="TBL_5f_0_5f_18.E1" office:value-type="string">
            <text:p text:style-name="P8">1.278,40</text:p>
          </table:table-cell>
          <table:table-cell table:style-name="TBL_5f_0_5f_18.E1" office:value-type="string">
            <text:p text:style-name="P8">652,7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31,14</text:p>
          </table:table-cell>
          <table:table-cell table:style-name="TBL_5f_0_5f_18.E1" office:value-type="string">
            <text:p text:style-name="P8">9.697,77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1.372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58,92</text:p>
          </table:table-cell>
          <table:table-cell table:style-name="TBL_5f_0_5f_18.E1" office:value-type="string">
            <text:p text:style-name="P8">11.663,62</text:p>
          </table:table-cell>
          <table:table-cell table:style-name="TBL_5f_0_5f_18.E1" office:value-type="string">
            <text:p text:style-name="P8">1.056,51</text:p>
          </table:table-cell>
          <table:table-cell table:style-name="TBL_5f_0_5f_18.E1" office:value-type="string">
            <text:p text:style-name="P8">668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25,17</text:p>
          </table:table-cell>
          <table:table-cell table:style-name="TBL_5f_0_5f_18.E1" office:value-type="string">
            <text:p text:style-name="P8">9.938,45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00,00</text:p>
          </table:table-cell>
          <table:table-cell table:style-name="TBL_5f_0_5f_18.E1" office:value-type="string">
            <text:p text:style-name="P8">900,00</text:p>
          </table:table-cell>
          <table:table-cell table:style-name="TBL_5f_0_5f_18.E1" office:value-type="string">
            <text:p text:style-name="P8">30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3.156,00</text:p>
          </table:table-cell>
          <table:table-cell table:style-name="TBL_5f_0_5f_18.E1" office:value-type="string">
            <text:p text:style-name="P8">189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89,00</text:p>
          </table:table-cell>
          <table:table-cell table:style-name="TBL_5f_0_5f_18.E1" office:value-type="string">
            <text:p text:style-name="P8">2.967,00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ARMO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10.668,22</text:p>
          </table:table-cell>
          <table:table-cell table:style-name="TBL_5f_0_5f_18.E1" office:value-type="string">
            <text:p text:style-name="P8">8.321,2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3.829,43</text:p>
          </table:table-cell>
          <table:table-cell table:style-name="TBL_5f_0_5f_18.E1" office:value-type="string">
            <text:p text:style-name="P8">126.828,15</text:p>
          </table:table-cell>
          <table:table-cell table:style-name="TBL_5f_0_5f_18.E1" office:value-type="string">
            <text:p text:style-name="P8">8.321,20</text:p>
          </table:table-cell>
          <table:table-cell table:style-name="TBL_5f_0_5f_18.E1" office:value-type="string">
            <text:p text:style-name="P8">18.693,3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7.014,52</text:p>
          </table:table-cell>
          <table:table-cell table:style-name="TBL_5f_0_5f_18.E1" office:value-type="string">
            <text:p text:style-name="P8">99.813,63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 NASCIMEN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682,58</text:p>
          </table:table-cell>
          <table:table-cell table:style-name="TBL_5f_0_5f_18.E1" office:value-type="string">
            <text:p text:style-name="P8">211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94,2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8,36</text:p>
          </table:table-cell>
          <table:table-cell table:style-name="TBL_5f_0_5f_18.E1" office:value-type="string">
            <text:p text:style-name="P8">8.246,84</text:p>
          </table:table-cell>
          <table:table-cell table:style-name="TBL_5f_0_5f_18.E1" office:value-type="string">
            <text:p text:style-name="P8">752,50</text:p>
          </table:table-cell>
          <table:table-cell table:style-name="TBL_5f_0_5f_18.E1" office:value-type="string">
            <text:p text:style-name="P8">35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87,72</text:p>
          </table:table-cell>
          <table:table-cell table:style-name="TBL_5f_0_5f_18.E1" office:value-type="string">
            <text:p text:style-name="P8">7.459,12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00,00</text:p>
          </table:table-cell>
          <table:table-cell table:style-name="TBL_5f_0_5f_18.E1" office:value-type="string">
            <text:p text:style-name="P8">900,00</text:p>
          </table:table-cell>
          <table:table-cell table:style-name="TBL_5f_0_5f_18.E1" office:value-type="string">
            <text:p text:style-name="P8">30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3.156,00</text:p>
          </table:table-cell>
          <table:table-cell table:style-name="TBL_5f_0_5f_18.E1" office:value-type="string">
            <text:p text:style-name="P8">168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68,00</text:p>
          </table:table-cell>
          <table:table-cell table:style-name="TBL_5f_0_5f_18.E1" office:value-type="string">
            <text:p text:style-name="P8">2.988,00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62,77</text:p>
          </table:table-cell>
          <table:table-cell table:style-name="TBL_5f_0_5f_18.E1" office:value-type="string">
            <text:p text:style-name="P8">4.162,7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0.120,53</text:p>
          </table:table-cell>
          <table:table-cell table:style-name="TBL_5f_0_5f_18.E1" office:value-type="string">
            <text:p text:style-name="P8">915,80</text:p>
          </table:table-cell>
          <table:table-cell table:style-name="TBL_5f_0_5f_18.E1" office:value-type="string">
            <text:p text:style-name="P8">401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17,66</text:p>
          </table:table-cell>
          <table:table-cell table:style-name="TBL_5f_0_5f_18.E1" office:value-type="string">
            <text:p text:style-name="P8">8.802,87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62,77</text:p>
          </table:table-cell>
          <table:table-cell table:style-name="TBL_5f_0_5f_18.E1" office:value-type="string">
            <text:p text:style-name="P8">5.411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48,83</text:p>
          </table:table-cell>
          <table:table-cell table:style-name="TBL_5f_0_5f_18.E1" office:value-type="string">
            <text:p text:style-name="P8">2.058,92</text:p>
          </table:table-cell>
          <table:table-cell table:style-name="TBL_5f_0_5f_18.E1" office:value-type="string">
            <text:p text:style-name="P8">12.882,12</text:p>
          </table:table-cell>
          <table:table-cell table:style-name="TBL_5f_0_5f_18.E1" office:value-type="string">
            <text:p text:style-name="P8">1.190,56</text:p>
          </table:table-cell>
          <table:table-cell table:style-name="TBL_5f_0_5f_18.E1" office:value-type="string">
            <text:p text:style-name="P8">724,4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15,02</text:p>
          </table:table-cell>
          <table:table-cell table:style-name="TBL_5f_0_5f_18.E1" office:value-type="string">
            <text:p text:style-name="P8">10.967,10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900,00</text:p>
          </table:table-cell>
          <table:table-cell table:style-name="TBL_5f_0_5f_18.E1" office:value-type="string">
            <text:p text:style-name="P8">2.0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70,07</text:p>
          </table:table-cell>
          <table:table-cell table:style-name="TBL_5f_0_5f_18.E1" office:value-type="string">
            <text:p text:style-name="P8">6.440,9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,61</text:p>
          </table:table-cell>
          <table:table-cell table:style-name="TBL_5f_0_5f_18.E1" office:value-type="string">
            <text:p text:style-name="P8">6.427,34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354,32</text:p>
          </table:table-cell>
          <table:table-cell table:style-name="TBL_5f_0_5f_18.E1" office:value-type="string">
            <text:p text:style-name="P8">773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.127,9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18.050,97</text:p>
          </table:table-cell>
          <table:table-cell table:style-name="TBL_5f_0_5f_18.E1" office:value-type="string">
            <text:p text:style-name="P8">2.113,28</text:p>
          </table:table-cell>
          <table:table-cell table:style-name="TBL_5f_0_5f_18.E1" office:value-type="string">
            <text:p text:style-name="P8">2.150,5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3,80</text:p>
          </table:table-cell>
          <table:table-cell table:style-name="TBL_5f_0_5f_18.E1" office:value-type="string">
            <text:p text:style-name="P8">13.787,17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1.689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9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CARTORIO DO 2º GRAU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5.838,69</text:p>
          </table:table-cell>
          <table:table-cell table:style-name="TBL_5f_0_5f_18.E1" office:value-type="string">
            <text:p text:style-name="P8">363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63,94</text:p>
          </table:table-cell>
          <table:table-cell table:style-name="TBL_5f_0_5f_18.E1" office:value-type="string">
            <text:p text:style-name="P8">5.474,75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395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766,0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766,03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279,36</text:p>
          </table:table-cell>
          <table:table-cell table:style-name="TBL_5f_0_5f_18.E1" office:value-type="string">
            <text:p text:style-name="P8">6.279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58,92</text:p>
          </table:table-cell>
          <table:table-cell table:style-name="TBL_5f_0_5f_18.E1" office:value-type="string">
            <text:p text:style-name="P8">14.617,64</text:p>
          </table:table-cell>
          <table:table-cell table:style-name="TBL_5f_0_5f_18.E1" office:value-type="string">
            <text:p text:style-name="P8">1.284,68</text:p>
          </table:table-cell>
          <table:table-cell table:style-name="TBL_5f_0_5f_18.E1" office:value-type="string">
            <text:p text:style-name="P8">1.153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37,78</text:p>
          </table:table-cell>
          <table:table-cell table:style-name="TBL_5f_0_5f_18.E1" office:value-type="string">
            <text:p text:style-name="P8">12.179,86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9.841,74</text:p>
          </table:table-cell>
          <table:table-cell table:style-name="TBL_5f_0_5f_18.E1" office:value-type="string">
            <text:p text:style-name="P8">1.476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318,00</text:p>
          </table:table-cell>
          <table:table-cell table:style-name="TBL_5f_0_5f_18.E1" office:value-type="string">
            <text:p text:style-name="P8">3.772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28.203,66</text:p>
          </table:table-cell>
          <table:table-cell table:style-name="TBL_5f_0_5f_18.E1" office:value-type="string">
            <text:p text:style-name="P8">2.942,68</text:p>
          </table:table-cell>
          <table:table-cell table:style-name="TBL_5f_0_5f_18.E1" office:value-type="string">
            <text:p text:style-name="P8">4.610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.552,83</text:p>
          </table:table-cell>
          <table:table-cell table:style-name="TBL_5f_0_5f_18.E1" office:value-type="string">
            <text:p text:style-name="P8">20.650,83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8.759,11</text:p>
          </table:table-cell>
          <table:table-cell table:style-name="TBL_5f_0_5f_18.E1" office:value-type="string">
            <text:p text:style-name="P8">1.313,8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072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03,20</text:p>
          </table:table-cell>
          <table:table-cell table:style-name="TBL_5f_0_5f_18.E1" office:value-type="string">
            <text:p text:style-name="P8">22.549,16</text:p>
          </table:table-cell>
          <table:table-cell table:style-name="TBL_5f_0_5f_18.E1" office:value-type="string">
            <text:p text:style-name="P8">2.618,98</text:p>
          </table:table-cell>
          <table:table-cell table:style-name="TBL_5f_0_5f_18.E1" office:value-type="string">
            <text:p text:style-name="P8">2.976,9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595,90</text:p>
          </table:table-cell>
          <table:table-cell table:style-name="TBL_5f_0_5f_18.E1" office:value-type="string">
            <text:p text:style-name="P8">16.953,26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7.058,0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43.618,28</text:p>
          </table:table-cell>
          <table:table-cell table:style-name="TBL_5f_0_5f_18.E1" office:value-type="string">
            <text:p text:style-name="P8">117.734,32</text:p>
          </table:table-cell>
          <table:table-cell table:style-name="TBL_5f_0_5f_18.E1" office:value-type="string">
            <text:p text:style-name="P8">8.759,16</text:p>
          </table:table-cell>
          <table:table-cell table:style-name="TBL_5f_0_5f_18.E1" office:value-type="string">
            <text:p text:style-name="P8">15.921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4.680,76</text:p>
          </table:table-cell>
          <table:table-cell table:style-name="TBL_5f_0_5f_18.E1" office:value-type="string">
            <text:p text:style-name="P8">93.053,56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869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13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94,99</text:p>
          </table:table-cell>
          <table:table-cell table:style-name="TBL_5f_0_5f_18.E1" office:value-type="string">
            <text:p text:style-name="P8">20.060,21</text:p>
          </table:table-cell>
          <table:table-cell table:style-name="TBL_5f_0_5f_18.E1" office:value-type="string">
            <text:p text:style-name="P8">2.374,48</text:p>
          </table:table-cell>
          <table:table-cell table:style-name="TBL_5f_0_5f_18.E1" office:value-type="string">
            <text:p text:style-name="P8">2.422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797,16</text:p>
          </table:table-cell>
          <table:table-cell table:style-name="TBL_5f_0_5f_18.E1" office:value-type="string">
            <text:p text:style-name="P8">15.263,05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2179</text:p>
          </table:table-cell>
          <table:table-cell table:style-name="TBL_5f_0_5f_19.B1" office:value-type="string">
            <text:p text:style-name="P7">SAULO ALMEIDA CABRAL</text:p>
          </table:table-cell>
          <table:table-cell table:style-name="TBL_5f_0_5f_19.B1" office:value-type="string">
            <text:p text:style-name="P7">SOLDADO - requistad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86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72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72,09</text:p>
          </table:table-cell>
        </table:table-row>
        <table:table-row table:style-name="TBL_5f_0_5f_19.1">
          <table:table-cell table:style-name="TBL_5f_0_5f_19.A1" office:value-type="string">
            <text:p text:style-name="P7">1654</text:p>
          </table:table-cell>
          <table:table-cell table:style-name="TBL_5f_0_5f_19.B1" office:value-type="string">
            <text:p text:style-name="P7">SAULO DOS SANTOS LOPES CRUZ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1ª PROMOTORIA DE JUSTICA - BARRA DOS COQUEIROS</text:p>
          </table:table-cell>
          <table:table-cell table:style-name="TBL_5f_0_5f_19.E1" office:value-type="string">
            <text:p text:style-name="P8">7.354,32</text:p>
          </table:table-cell>
          <table:table-cell table:style-name="TBL_5f_0_5f_19.E1" office:value-type="string">
            <text:p text:style-name="P8">773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.127,9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32,44</text:p>
          </table:table-cell>
          <table:table-cell table:style-name="TBL_5f_0_5f_19.E1" office:value-type="string">
            <text:p text:style-name="P8">18.288,42</text:p>
          </table:table-cell>
          <table:table-cell table:style-name="TBL_5f_0_5f_19.E1" office:value-type="string">
            <text:p text:style-name="P8">2.113,28</text:p>
          </table:table-cell>
          <table:table-cell table:style-name="TBL_5f_0_5f_19.E1" office:value-type="string">
            <text:p text:style-name="P8">2.150,5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263,80</text:p>
          </table:table-cell>
          <table:table-cell table:style-name="TBL_5f_0_5f_19.E1" office:value-type="string">
            <text:p text:style-name="P8">14.024,62</text:p>
          </table:table-cell>
        </table:table-row>
        <table:table-row table:style-name="TBL_5f_0_5f_19.1">
          <table:table-cell table:style-name="TBL_5f_0_5f_19.A1" office:value-type="string">
            <text:p text:style-name="P7">1670</text:p>
          </table:table-cell>
          <table:table-cell table:style-name="TBL_5f_0_5f_19.B1" office:value-type="string">
            <text:p text:style-name="P7">SAULO MORAIS DE ANDRADE</text:p>
          </table:table-cell>
          <table:table-cell table:style-name="TBL_5f_0_5f_19.B1" office:value-type="string">
            <text:p text:style-name="P7">ANALISTA DO MP -Informática - G. e A.de P. de Infraestrutura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354,32</text:p>
          </table:table-cell>
          <table:table-cell table:style-name="TBL_5f_0_5f_19.E1" office:value-type="string">
            <text:p text:style-name="P8">2.339,59</text:p>
          </table:table-cell>
          <table:table-cell table:style-name="TBL_5f_0_5f_19.E1" office:value-type="string">
            <text:p text:style-name="P8">4.205,67</text:p>
          </table:table-cell>
          <table:table-cell table:style-name="TBL_5f_0_5f_19.E1" office:value-type="string">
            <text:p text:style-name="P8">13.899,5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29.594,15</text:p>
          </table:table-cell>
          <table:table-cell table:style-name="TBL_5f_0_5f_19.E1" office:value-type="string">
            <text:p text:style-name="P8">2.520,42</text:p>
          </table:table-cell>
          <table:table-cell table:style-name="TBL_5f_0_5f_19.E1" office:value-type="string">
            <text:p text:style-name="P8">5.212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733,36</text:p>
          </table:table-cell>
          <table:table-cell table:style-name="TBL_5f_0_5f_19.E1" office:value-type="string">
            <text:p text:style-name="P8">21.860,79</text:p>
          </table:table-cell>
        </table:table-row>
        <table:table-row table:style-name="TBL_5f_0_5f_19.1">
          <table:table-cell table:style-name="TBL_5f_0_5f_19.A1" office:value-type="string">
            <text:p text:style-name="P7">1858</text:p>
          </table:table-cell>
          <table:table-cell table:style-name="TBL_5f_0_5f_19.B1" office:value-type="string">
            <text:p text:style-name="P7">SAVIO AUGUSTO SOBRAL GARCEZ</text:p>
          </table:table-cell>
          <table:table-cell table:style-name="TBL_5f_0_5f_19.B1" office:value-type="string">
            <text:p text:style-name="P7">* TÉCNICO ESPECIALISTA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89,13</text:p>
          </table:table-cell>
          <table:table-cell table:style-name="TBL_5f_0_5f_19.E1" office:value-type="string">
            <text:p text:style-name="P8">1.689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89,13</text:p>
          </table:table-cell>
        </table:table-row>
        <table:table-row table:style-name="TBL_5f_0_5f_19.1">
          <table:table-cell table:style-name="TBL_5f_0_5f_19.A1" office:value-type="string">
            <text:p text:style-name="P7">1859</text:p>
          </table:table-cell>
          <table:table-cell table:style-name="TBL_5f_0_5f_19.B1" office:value-type="string">
            <text:p text:style-name="P7">SAVIO AUGUSTO SOBRAL GARCEZ</text:p>
          </table:table-cell>
          <table:table-cell table:style-name="TBL_5f_0_5f_19.B1" office:value-type="string">
            <text:p text:style-name="P7">DIRETOR DE RECURSOS HUMANOS</text:p>
          </table:table-cell>
          <table:table-cell table:style-name="TBL_5f_0_5f_19.B1" office:value-type="string">
            <text:p text:style-name="P7">DIRETORIA DE RECURSOS HUMAN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600,90</text:p>
          </table:table-cell>
          <table:table-cell table:style-name="TBL_5f_0_5f_19.E1" office:value-type="string">
            <text:p text:style-name="P8">8.161,64</text:p>
          </table:table-cell>
          <table:table-cell table:style-name="TBL_5f_0_5f_19.E1" office:value-type="string">
            <text:p text:style-name="P8">2.720,5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456,60</text:p>
          </table:table-cell>
          <table:table-cell table:style-name="TBL_5f_0_5f_19.E1" office:value-type="string">
            <text:p text:style-name="P8">27.939,69</text:p>
          </table:table-cell>
          <table:table-cell table:style-name="TBL_5f_0_5f_19.E1" office:value-type="string">
            <text:p text:style-name="P8">1.284,68</text:p>
          </table:table-cell>
          <table:table-cell table:style-name="TBL_5f_0_5f_19.E1" office:value-type="string">
            <text:p text:style-name="P8">3.145,05</text:p>
          </table:table-cell>
          <table:table-cell table:style-name="TBL_5f_0_5f_19.E1" office:value-type="string">
            <text:p text:style-name="P8">1.439,26</text:p>
          </table:table-cell>
          <table:table-cell table:style-name="TBL_5f_0_5f_19.E1" office:value-type="string">
            <text:p text:style-name="P8">5.868,99</text:p>
          </table:table-cell>
          <table:table-cell table:style-name="TBL_5f_0_5f_19.E1" office:value-type="string">
            <text:p text:style-name="P8">22.070,70</text:p>
          </table:table-cell>
        </table:table-row>
        <table:table-row table:style-name="TBL_5f_0_5f_19.1">
          <table:table-cell table:style-name="TBL_5f_0_5f_19.A1" office:value-type="string">
            <text:p text:style-name="P7">1963</text:p>
          </table:table-cell>
          <table:table-cell table:style-name="TBL_5f_0_5f_19.B1" office:value-type="string">
            <text:p text:style-name="P7">SAVIO ROBERTO AMORIM ARAGAO SILVA</text:p>
          </table:table-cell>
          <table:table-cell table:style-name="TBL_5f_0_5f_19.B1" office:value-type="string">
            <text:p text:style-name="P7">ANALISTA DO MP -Informática - G. e A.de P. de Infraestrutura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43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.697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9.190,91</text:p>
          </table:table-cell>
          <table:table-cell table:style-name="TBL_5f_0_5f_19.E1" office:value-type="string">
            <text:p text:style-name="P8">2.261,46</text:p>
          </table:table-cell>
          <table:table-cell table:style-name="TBL_5f_0_5f_19.E1" office:value-type="string">
            <text:p text:style-name="P8">2.423,2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684,72</text:p>
          </table:table-cell>
          <table:table-cell table:style-name="TBL_5f_0_5f_19.E1" office:value-type="string">
            <text:p text:style-name="P8">14.506,19</text:p>
          </table:table-cell>
        </table:table-row>
        <table:table-row table:style-name="TBL_5f_0_5f_19.1">
          <table:table-cell table:style-name="TBL_5f_0_5f_19.A1" office:value-type="string">
            <text:p text:style-name="P7">1849</text:p>
          </table:table-cell>
          <table:table-cell table:style-name="TBL_5f_0_5f_19.B1" office:value-type="string">
            <text:p text:style-name="P7">SERGIO DA FONSECA SANTOS</text:p>
          </table:table-cell>
          <table:table-cell table:style-name="TBL_5f_0_5f_19.B1" office:value-type="string">
            <text:p text:style-name="P7">SUBTENENTE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</table:table-row>
        <table:table-row table:style-name="TBL_5f_0_5f_19.1">
          <table:table-cell table:style-name="TBL_5f_0_5f_19.A1" office:value-type="string">
            <text:p text:style-name="P7">564</text:p>
          </table:table-cell>
          <table:table-cell table:style-name="TBL_5f_0_5f_19.B1" office:value-type="string">
            <text:p text:style-name="P7">SERGIO DOS SANTOS SILVA</text:p>
          </table:table-cell>
          <table:table-cell table:style-name="TBL_5f_0_5f_19.B1" office:value-type="string">
            <text:p text:style-name="P7">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</table:table-row>
        <table:table-row table:style-name="TBL_5f_0_5f_19.1">
          <table:table-cell table:style-name="TBL_5f_0_5f_19.A1" office:value-type="string">
            <text:p text:style-name="P7">456</text:p>
          </table:table-cell>
          <table:table-cell table:style-name="TBL_5f_0_5f_19.B1" office:value-type="string">
            <text:p text:style-name="P7">SERGIO WALDEMAR BARRETO RODRIGUES FILH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70,07</text:p>
          </table:table-cell>
          <table:table-cell table:style-name="TBL_5f_0_5f_19.E1" office:value-type="string">
            <text:p text:style-name="P8">26.068,53</text:p>
          </table:table-cell>
          <table:table-cell table:style-name="TBL_5f_0_5f_19.E1" office:value-type="string">
            <text:p text:style-name="P8">1.284,68</text:p>
          </table:table-cell>
          <table:table-cell table:style-name="TBL_5f_0_5f_19.E1" office:value-type="string">
            <text:p text:style-name="P8">4.348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632,98</text:p>
          </table:table-cell>
          <table:table-cell table:style-name="TBL_5f_0_5f_19.E1" office:value-type="string">
            <text:p text:style-name="P8">20.435,55</text:p>
          </table:table-cell>
        </table:table-row>
        <table:table-row table:style-name="TBL_5f_0_5f_19.1">
          <table:table-cell table:style-name="TBL_5f_0_5f_19.A1" office:value-type="string">
            <text:p text:style-name="P7">1377</text:p>
          </table:table-cell>
          <table:table-cell table:style-name="TBL_5f_0_5f_19.B1" office:value-type="string">
            <text:p text:style-name="P7">SHEILA ANDRADE ARAUJO MA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DE APOIO OPERACIONAL DOS DIREITOS DA MULHER</text:p>
          </table:table-cell>
          <table:table-cell table:style-name="TBL_5f_0_5f_19.E1" office:value-type="string">
            <text:p text:style-name="P8">4.532,16</text:p>
          </table:table-cell>
          <table:table-cell table:style-name="TBL_5f_0_5f_19.E1" office:value-type="string">
            <text:p text:style-name="P8">679,82</text:p>
          </table:table-cell>
          <table:table-cell table:style-name="TBL_5f_0_5f_19.E1" office:value-type="string">
            <text:p text:style-name="P8">3.567,46</text:p>
          </table:table-cell>
          <table:table-cell table:style-name="TBL_5f_0_5f_19.E1" office:value-type="string">
            <text:p text:style-name="P8">8.779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19.617,80</text:p>
          </table:table-cell>
          <table:table-cell table:style-name="TBL_5f_0_5f_19.E1" office:value-type="string">
            <text:p text:style-name="P8">1.355,12</text:p>
          </table:table-cell>
          <table:table-cell table:style-name="TBL_5f_0_5f_19.E1" office:value-type="string">
            <text:p text:style-name="P8">2.508,7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63,88</text:p>
          </table:table-cell>
          <table:table-cell table:style-name="TBL_5f_0_5f_19.E1" office:value-type="string">
            <text:p text:style-name="P8">15.753,92</text:p>
          </table:table-cell>
        </table:table-row>
        <table:table-row table:style-name="TBL_5f_0_5f_19.1">
          <table:table-cell table:style-name="TBL_5f_0_5f_19.A1" office:value-type="string">
            <text:p text:style-name="P7">1697</text:p>
          </table:table-cell>
          <table:table-cell table:style-name="TBL_5f_0_5f_19.B1" office:value-type="string">
            <text:p text:style-name="P7">SHEILA CUSTODIO LEAL NOVAES SANT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5ª PROMOTORIA DE JUSTICA CRIMINAL - ARACAJU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869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132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20.060,21</text:p>
          </table:table-cell>
          <table:table-cell table:style-name="TBL_5f_0_5f_19.E1" office:value-type="string">
            <text:p text:style-name="P8">2.374,48</text:p>
          </table:table-cell>
          <table:table-cell table:style-name="TBL_5f_0_5f_19.E1" office:value-type="string">
            <text:p text:style-name="P8">2.526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901,44</text:p>
          </table:table-cell>
          <table:table-cell table:style-name="TBL_5f_0_5f_19.E1" office:value-type="string">
            <text:p text:style-name="P8">15.158,77</text:p>
          </table:table-cell>
        </table:table-row>
        <table:table-row table:style-name="TBL_5f_0_5f_19.1">
          <table:table-cell table:style-name="TBL_5f_0_5f_19.A1" office:value-type="string">
            <text:p text:style-name="P7">1365</text:p>
          </table:table-cell>
          <table:table-cell table:style-name="TBL_5f_0_5f_19.B1" office:value-type="string">
            <text:p text:style-name="P7">SHIRLANE BARBOS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570,7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76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0.547,13</text:p>
          </table:table-cell>
          <table:table-cell table:style-name="TBL_5f_0_5f_19.E1" office:value-type="string">
            <text:p text:style-name="P8">1.137,78</text:p>
          </table:table-cell>
          <table:table-cell table:style-name="TBL_5f_0_5f_19.E1" office:value-type="string">
            <text:p text:style-name="P8">440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78,76</text:p>
          </table:table-cell>
          <table:table-cell table:style-name="TBL_5f_0_5f_19.E1" office:value-type="string">
            <text:p text:style-name="P8">8.968,37</text:p>
          </table:table-cell>
        </table:table-row>
        <table:table-row table:style-name="TBL_5f_0_5f_19.1">
          <table:table-cell table:style-name="TBL_5f_0_5f_19.A1" office:value-type="string">
            <text:p text:style-name="P7"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70,88</text:p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62,77</text:p>
          </table:table-cell>
          <table:table-cell table:style-name="TBL_5f_0_5f_19.E1" office:value-type="string">
            <text:p text:style-name="P8">4.162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70,07</text:p>
          </table:table-cell>
          <table:table-cell table:style-name="TBL_5f_0_5f_19.E1" office:value-type="string">
            <text:p text:style-name="P8">10.595,61</text:p>
          </table:table-cell>
          <table:table-cell table:style-name="TBL_5f_0_5f_19.E1" office:value-type="string">
            <text:p text:style-name="P8">915,80</text:p>
          </table:table-cell>
          <table:table-cell table:style-name="TBL_5f_0_5f_19.E1" office:value-type="string">
            <text:p text:style-name="P8">401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17,66</text:p>
          </table:table-cell>
          <table:table-cell table:style-name="TBL_5f_0_5f_19.E1" office:value-type="string">
            <text:p text:style-name="P8">9.277,95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48,35</text:p>
          </table:table-cell>
          <table:table-cell table:style-name="TBL_5f_0_5f_19.E1" office:value-type="string">
            <text:p text:style-name="P8">2.948,35</text:p>
          </table:table-cell>
          <table:table-cell table:style-name="TBL_5f_0_5f_19.E1" office:value-type="string">
            <text:p text:style-name="P8">982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70,07</text:p>
          </table:table-cell>
          <table:table-cell table:style-name="TBL_5f_0_5f_19.E1" office:value-type="string">
            <text:p text:style-name="P8">9.149,55</text:p>
          </table:table-cell>
          <table:table-cell table:style-name="TBL_5f_0_5f_19.E1" office:value-type="string">
            <text:p text:style-name="P8">756,74</text:p>
          </table:table-cell>
          <table:table-cell table:style-name="TBL_5f_0_5f_19.E1" office:value-type="string">
            <text:p text:style-name="P8">224,0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80,75</text:p>
          </table:table-cell>
          <table:table-cell table:style-name="TBL_5f_0_5f_19.E1" office:value-type="string">
            <text:p text:style-name="P8">8.168,80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LARANJEIRAS </text:p>
          </table:table-cell>
          <table:table-cell table:style-name="TBL_5f_0_5f_19.E1" office:value-type="string">
            <text:p text:style-name="P8">8.759,11</text:p>
          </table:table-cell>
          <table:table-cell table:style-name="TBL_5f_0_5f_19.E1" office:value-type="string">
            <text:p text:style-name="P8">1.313,8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072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11,27</text:p>
          </table:table-cell>
          <table:table-cell table:style-name="TBL_5f_0_5f_19.E1" office:value-type="string">
            <text:p text:style-name="P8">22.357,23</text:p>
          </table:table-cell>
          <table:table-cell table:style-name="TBL_5f_0_5f_19.E1" office:value-type="string">
            <text:p text:style-name="P8">2.618,98</text:p>
          </table:table-cell>
          <table:table-cell table:style-name="TBL_5f_0_5f_19.E1" office:value-type="string">
            <text:p text:style-name="P8">3.081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700,18</text:p>
          </table:table-cell>
          <table:table-cell table:style-name="TBL_5f_0_5f_19.E1" office:value-type="string">
            <text:p text:style-name="P8">16.657,05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5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10.269,94</text:p>
          </table:table-cell>
          <table:table-cell table:style-name="TBL_5f_0_5f_19.E1" office:value-type="string">
            <text:p text:style-name="P8">1.067,44</text:p>
          </table:table-cell>
          <table:table-cell table:style-name="TBL_5f_0_5f_19.E1" office:value-type="string">
            <text:p text:style-name="P8">361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29,38</text:p>
          </table:table-cell>
          <table:table-cell table:style-name="TBL_5f_0_5f_19.E1" office:value-type="string">
            <text:p text:style-name="P8">8.840,56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80,2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67.248,19</text:p>
          </table:table-cell>
          <table:table-cell table:style-name="TBL_5f_0_5f_19.E1" office:value-type="string">
            <text:p text:style-name="P8">7.905,14</text:p>
          </table:table-cell>
          <table:table-cell table:style-name="TBL_5f_0_5f_19.E1" office:value-type="string">
            <text:p text:style-name="P8">13.897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1.802,21</text:p>
          </table:table-cell>
          <table:table-cell table:style-name="TBL_5f_0_5f_19.E1" office:value-type="string">
            <text:p text:style-name="P8">45.445,98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7.795,58</text:p>
          </table:table-cell>
          <table:table-cell table:style-name="TBL_5f_0_5f_19.E1" office:value-type="string">
            <text:p text:style-name="P8">1.169,3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.964,9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9.724,83</text:p>
          </table:table-cell>
          <table:table-cell table:style-name="TBL_5f_0_5f_19.E1" office:value-type="string">
            <text:p text:style-name="P8">2.330,88</text:p>
          </table:table-cell>
          <table:table-cell table:style-name="TBL_5f_0_5f_19.E1" office:value-type="string">
            <text:p text:style-name="P8">2.551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881,88</text:p>
          </table:table-cell>
          <table:table-cell table:style-name="TBL_5f_0_5f_19.E1" office:value-type="string">
            <text:p text:style-name="P8">14.842,95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869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132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20.060,21</text:p>
          </table:table-cell>
          <table:table-cell table:style-name="TBL_5f_0_5f_19.E1" office:value-type="string">
            <text:p text:style-name="P8">2.374,48</text:p>
          </table:table-cell>
          <table:table-cell table:style-name="TBL_5f_0_5f_19.E1" office:value-type="string">
            <text:p text:style-name="P8">2.631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005,72</text:p>
          </table:table-cell>
          <table:table-cell table:style-name="TBL_5f_0_5f_19.E1" office:value-type="string">
            <text:p text:style-name="P8">15.054,49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69.437,14</text:p>
          </table:table-cell>
          <table:table-cell table:style-name="TBL_5f_0_5f_19.E1" office:value-type="string">
            <text:p text:style-name="P8">8.759,16</text:p>
          </table:table-cell>
          <table:table-cell table:style-name="TBL_5f_0_5f_19.E1" office:value-type="string">
            <text:p text:style-name="P8">14.27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3.036,40</text:p>
          </table:table-cell>
          <table:table-cell table:style-name="TBL_5f_0_5f_19.E1" office:value-type="string">
            <text:p text:style-name="P8">46.400,74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1.652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915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21.890,86</text:p>
          </table:table-cell>
          <table:table-cell table:style-name="TBL_5f_0_5f_19.E1" office:value-type="string">
            <text:p text:style-name="P8">2.578,16</text:p>
          </table:table-cell>
          <table:table-cell table:style-name="TBL_5f_0_5f_19.E1" office:value-type="string">
            <text:p text:style-name="P8">2.901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479,96</text:p>
          </table:table-cell>
          <table:table-cell table:style-name="TBL_5f_0_5f_19.E1" office:value-type="string">
            <text:p text:style-name="P8">16.410,90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3.924,8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96,43</text:p>
          </table:table-cell>
          <table:table-cell table:style-name="TBL_5f_0_5f_19.E1" office:value-type="string">
            <text:p text:style-name="P8">43.618,28</text:p>
          </table:table-cell>
          <table:table-cell table:style-name="TBL_5f_0_5f_19.E1" office:value-type="string">
            <text:p text:style-name="P8">111.844,25</text:p>
          </table:table-cell>
          <table:table-cell table:style-name="TBL_5f_0_5f_19.E1" office:value-type="string">
            <text:p text:style-name="P8">8.321,20</text:p>
          </table:table-cell>
          <table:table-cell table:style-name="TBL_5f_0_5f_19.E1" office:value-type="string">
            <text:p text:style-name="P8">12.96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1.287,87</text:p>
          </table:table-cell>
          <table:table-cell table:style-name="TBL_5f_0_5f_19.E1" office:value-type="string">
            <text:p text:style-name="P8">90.556,38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21,85</text:p>
          </table:table-cell>
          <table:table-cell table:style-name="TBL_5f_0_5f_19.E1" office:value-type="string">
            <text:p text:style-name="P8">2.021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5.838,69</text:p>
          </table:table-cell>
          <table:table-cell table:style-name="TBL_5f_0_5f_19.E1" office:value-type="string">
            <text:p text:style-name="P8">363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63,94</text:p>
          </table:table-cell>
          <table:table-cell table:style-name="TBL_5f_0_5f_19.E1" office:value-type="string">
            <text:p text:style-name="P8">5.474,75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589,89</text:p>
          </table:table-cell>
          <table:table-cell table:style-name="TBL_5f_0_5f_19.E1" office:value-type="string">
            <text:p text:style-name="P8">538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28,37</text:p>
          </table:table-cell>
          <table:table-cell table:style-name="TBL_5f_0_5f_19.E1" office:value-type="string">
            <text:p text:style-name="P8">1.376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11,27</text:p>
          </table:table-cell>
          <table:table-cell table:style-name="TBL_5f_0_5f_19.E1" office:value-type="string">
            <text:p text:style-name="P8">11.844,13</text:p>
          </table:table-cell>
          <table:table-cell table:style-name="TBL_5f_0_5f_19.E1" office:value-type="string">
            <text:p text:style-name="P8">1.073,38</text:p>
          </table:table-cell>
          <table:table-cell table:style-name="TBL_5f_0_5f_19.E1" office:value-type="string">
            <text:p text:style-name="P8">600,1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73,54</text:p>
          </table:table-cell>
          <table:table-cell table:style-name="TBL_5f_0_5f_19.E1" office:value-type="string">
            <text:p text:style-name="P8">10.170,59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3.966,4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29.559,86</text:p>
          </table:table-cell>
          <table:table-cell table:style-name="TBL_5f_0_5f_19.E1" office:value-type="string">
            <text:p text:style-name="P8">1.284,68</text:p>
          </table:table-cell>
          <table:table-cell table:style-name="TBL_5f_0_5f_19.E1" office:value-type="string">
            <text:p text:style-name="P8">5.334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619,46</text:p>
          </table:table-cell>
          <table:table-cell table:style-name="TBL_5f_0_5f_19.E1" office:value-type="string">
            <text:p text:style-name="P8">22.940,40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5.495,58</text:p>
          </table:table-cell>
          <table:table-cell table:style-name="TBL_5f_0_5f_19.E1" office:value-type="string">
            <text:p text:style-name="P8">289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18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11,27</text:p>
          </table:table-cell>
          <table:table-cell table:style-name="TBL_5f_0_5f_19.E1" office:value-type="string">
            <text:p text:style-name="P8">14.180,57</text:p>
          </table:table-cell>
          <table:table-cell table:style-name="TBL_5f_0_5f_19.E1" office:value-type="string">
            <text:p text:style-name="P8">1.504,00</text:p>
          </table:table-cell>
          <table:table-cell table:style-name="TBL_5f_0_5f_19.E1" office:value-type="string">
            <text:p text:style-name="P8">1.249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53,24</text:p>
          </table:table-cell>
          <table:table-cell table:style-name="TBL_5f_0_5f_19.E1" office:value-type="string">
            <text:p text:style-name="P8">11.427,33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5.822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705,90</text:p>
          </table:table-cell>
          <table:table-cell table:style-name="TBL_5f_0_5f_19.E1" office:value-type="string">
            <text:p text:style-name="P8">43.618,28</text:p>
          </table:table-cell>
          <table:table-cell table:style-name="TBL_5f_0_5f_19.E1" office:value-type="string">
            <text:p text:style-name="P8">116.836,10</text:p>
          </table:table-cell>
          <table:table-cell table:style-name="TBL_5f_0_5f_19.E1" office:value-type="string">
            <text:p text:style-name="P8">8.759,16</text:p>
          </table:table-cell>
          <table:table-cell table:style-name="TBL_5f_0_5f_19.E1" office:value-type="string">
            <text:p text:style-name="P8">15.674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4.433,75</text:p>
          </table:table-cell>
          <table:table-cell table:style-name="TBL_5f_0_5f_19.E1" office:value-type="string">
            <text:p text:style-name="P8">92.402,35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092,34</text:p>
          </table:table-cell>
          <table:table-cell table:style-name="TBL_5f_0_5f_19.E1" office:value-type="string">
            <text:p text:style-name="P8">763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856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13.771,30</text:p>
          </table:table-cell>
          <table:table-cell table:style-name="TBL_5f_0_5f_19.E1" office:value-type="string">
            <text:p text:style-name="P8">1.522,60</text:p>
          </table:table-cell>
          <table:table-cell table:style-name="TBL_5f_0_5f_19.E1" office:value-type="string">
            <text:p text:style-name="P8">1.063,4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86,06</text:p>
          </table:table-cell>
          <table:table-cell table:style-name="TBL_5f_0_5f_19.E1" office:value-type="string">
            <text:p text:style-name="P8">11.185,24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5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03,20</text:p>
          </table:table-cell>
          <table:table-cell table:style-name="TBL_5f_0_5f_19.E1" office:value-type="string">
            <text:p text:style-name="P8">10.614,22</text:p>
          </table:table-cell>
          <table:table-cell table:style-name="TBL_5f_0_5f_19.E1" office:value-type="string">
            <text:p text:style-name="P8">1.067,44</text:p>
          </table:table-cell>
          <table:table-cell table:style-name="TBL_5f_0_5f_19.E1" office:value-type="string">
            <text:p text:style-name="P8">361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29,38</text:p>
          </table:table-cell>
          <table:table-cell table:style-name="TBL_5f_0_5f_19.E1" office:value-type="string">
            <text:p text:style-name="P8">9.184,84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5.822,81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33,70</text:p>
          </table:table-cell>
          <table:table-cell table:style-name="TBL_5f_0_5f_19.E1" office:value-type="string">
            <text:p text:style-name="P8">2.969,81</text:p>
          </table:table-cell>
          <table:table-cell table:style-name="TBL_5f_0_5f_19.E1" office:value-type="string">
            <text:p text:style-name="P8">85.845,13</text:p>
          </table:table-cell>
          <table:table-cell table:style-name="TBL_5f_0_5f_19.E1" office:value-type="string">
            <text:p text:style-name="P8">8.759,16</text:p>
          </table:table-cell>
          <table:table-cell table:style-name="TBL_5f_0_5f_19.E1" office:value-type="string">
            <text:p text:style-name="P8">18.121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6.881,01</text:p>
          </table:table-cell>
          <table:table-cell table:style-name="TBL_5f_0_5f_19.E1" office:value-type="string">
            <text:p text:style-name="P8">58.964,12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2.615,36</text:p>
          </table:table-cell>
          <table:table-cell table:style-name="TBL_5f_0_5f_19.E1" office:value-type="string">
            <text:p text:style-name="P8">109.993,58</text:p>
          </table:table-cell>
          <table:table-cell table:style-name="TBL_5f_0_5f_19.E1" office:value-type="string">
            <text:p text:style-name="P8">8.759,16</text:p>
          </table:table-cell>
          <table:table-cell table:style-name="TBL_5f_0_5f_19.E1" office:value-type="string">
            <text:p text:style-name="P8">14.27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3.036,40</text:p>
          </table:table-cell>
          <table:table-cell table:style-name="TBL_5f_0_5f_19.E1" office:value-type="string">
            <text:p text:style-name="P8">86.957,18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4.804,09</text:p>
          </table:table-cell>
          <table:table-cell table:style-name="TBL_5f_0_5f_19.E1" office:value-type="string">
            <text:p text:style-name="P8">720,61</text:p>
          </table:table-cell>
          <table:table-cell table:style-name="TBL_5f_0_5f_19.E1" office:value-type="string">
            <text:p text:style-name="P8">1.100,00</text:p>
          </table:table-cell>
          <table:table-cell table:style-name="TBL_5f_0_5f_19.E1" office:value-type="string">
            <text:p text:style-name="P8">6.624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5.044,39</text:p>
          </table:table-cell>
          <table:table-cell table:style-name="TBL_5f_0_5f_19.E1" office:value-type="string">
            <text:p text:style-name="P8">1.436,42</text:p>
          </table:table-cell>
          <table:table-cell table:style-name="TBL_5f_0_5f_19.E1" office:value-type="string">
            <text:p text:style-name="P8">1.509,8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46,26</text:p>
          </table:table-cell>
          <table:table-cell table:style-name="TBL_5f_0_5f_19.E1" office:value-type="string">
            <text:p text:style-name="P8">12.098,13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5.495,58</text:p>
          </table:table-cell>
          <table:table-cell table:style-name="TBL_5f_0_5f_19.E1" office:value-type="string">
            <text:p text:style-name="P8">289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78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11,27</text:p>
          </table:table-cell>
          <table:table-cell table:style-name="TBL_5f_0_5f_19.E1" office:value-type="string">
            <text:p text:style-name="P8">13.780,57</text:p>
          </table:table-cell>
          <table:table-cell table:style-name="TBL_5f_0_5f_19.E1" office:value-type="string">
            <text:p text:style-name="P8">1.504,00</text:p>
          </table:table-cell>
          <table:table-cell table:style-name="TBL_5f_0_5f_19.E1" office:value-type="string">
            <text:p text:style-name="P8">1.029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33,24</text:p>
          </table:table-cell>
          <table:table-cell table:style-name="TBL_5f_0_5f_19.E1" office:value-type="string">
            <text:p text:style-name="P8">11.247,33</text:p>
          </table:table-cell>
        </table:table-row>
        <table:table-row table:style-name="TBL_5f_0_5f_19.1">
          <table:table-cell table:style-name="TBL_5f_0_5f_19.A1" office:value-type="string">
            <text:p text:style-name="P7">463</text:p>
          </table:table-cell>
          <table:table-cell table:style-name="TBL_5f_0_5f_19.B1" office:value-type="string">
            <text:p text:style-name="P7">TEREZA CRISTINA MENEZES DE SANTANA</text:p>
          </table:table-cell>
          <table:table-cell table:style-name="TBL_5f_0_5f_19.B1" office:value-type="string">
            <text:p text:style-name="P7">OFICIAL ADMINISTRATIVO - requisitad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20,90</text:p>
          </table:table-cell>
          <table:table-cell table:style-name="TBL_5f_0_5f_19.E1" office:value-type="string">
            <text:p text:style-name="P8">820,9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20,90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00,00</text:p>
          </table:table-cell>
          <table:table-cell table:style-name="TBL_5f_0_5f_19.E1" office:value-type="string">
            <text:p text:style-name="P8">90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8,92</text:p>
          </table:table-cell>
          <table:table-cell table:style-name="TBL_5f_0_5f_19.E1" office:value-type="string">
            <text:p text:style-name="P8">3.858,92</text:p>
          </table:table-cell>
          <table:table-cell table:style-name="TBL_5f_0_5f_19.E1" office:value-type="string">
            <text:p text:style-name="P8">1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2,00</text:p>
          </table:table-cell>
          <table:table-cell table:style-name="TBL_5f_0_5f_19.E1" office:value-type="string">
            <text:p text:style-name="P8">3.696,92</text:p>
          </table:table-cell>
        </table:table-row>
        <table:table-row table:style-name="TBL_5f_0_5f_19.1">
          <table:table-cell table:style-name="TBL_5f_0_5f_19.A1" office:value-type="string">
            <text:p text:style-name="P7">296</text:p>
          </table:table-cell>
          <table:table-cell table:style-name="TBL_5f_0_5f_19.B1" office:value-type="string">
            <text:p text:style-name="P7">TEREZINHA OLIVEIRA SANTOS</text:p>
          </table:table-cell>
          <table:table-cell table:style-name="TBL_5f_0_5f_19.B1" office:value-type="string">
            <text:p text:style-name="P7">TÉCNICO CONTABILIDADE - requisitado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4,67</text:p>
          </table:table-cell>
          <table:table-cell table:style-name="TBL_5f_0_5f_19.E1" office:value-type="string">
            <text:p text:style-name="P8">504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4,67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00,00</text:p>
          </table:table-cell>
          <table:table-cell table:style-name="TBL_5f_0_5f_19.E1" office:value-type="string">
            <text:p text:style-name="P8">2.022,9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5.101,80</text:p>
          </table:table-cell>
          <table:table-cell table:style-name="TBL_5f_0_5f_19.E1" office:value-type="string">
            <text:p text:style-name="P8">364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64,12</text:p>
          </table:table-cell>
          <table:table-cell table:style-name="TBL_5f_0_5f_19.E1" office:value-type="string">
            <text:p text:style-name="P8">4.737,68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275,62</text:p>
          </table:table-cell>
          <table:table-cell table:style-name="TBL_5f_0_5f_19.E1" office:value-type="string">
            <text:p text:style-name="P8">337,35</text:p>
          </table:table-cell>
          <table:table-cell table:style-name="TBL_5f_0_5f_19.E1" office:value-type="string">
            <text:p text:style-name="P8">1.213,11</text:p>
          </table:table-cell>
          <table:table-cell table:style-name="TBL_5f_0_5f_19.E1" office:value-type="string">
            <text:p text:style-name="P8">5.826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3.447,15</text:p>
          </table:table-cell>
          <table:table-cell table:style-name="TBL_5f_0_5f_19.E1" office:value-type="string">
            <text:p text:style-name="P8">1.199,38</text:p>
          </table:table-cell>
          <table:table-cell table:style-name="TBL_5f_0_5f_19.E1" office:value-type="string">
            <text:p text:style-name="P8">1.135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35,18</text:p>
          </table:table-cell>
          <table:table-cell table:style-name="TBL_5f_0_5f_19.E1" office:value-type="string">
            <text:p text:style-name="P8">11.111,97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ESPECIAL CIVEL E CRIMINAL - LAGARTO </text:p>
          </table:table-cell>
          <table:table-cell table:style-name="TBL_5f_0_5f_19.E1" office:value-type="string">
            <text:p text:style-name="P8">2.843,53</text:p>
          </table:table-cell>
          <table:table-cell table:style-name="TBL_5f_0_5f_19.E1" office:value-type="string">
            <text:p text:style-name="P8">224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67,8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58,36</text:p>
          </table:table-cell>
          <table:table-cell table:style-name="TBL_5f_0_5f_19.E1" office:value-type="string">
            <text:p text:style-name="P8">8.594,14</text:p>
          </table:table-cell>
          <table:table-cell table:style-name="TBL_5f_0_5f_19.E1" office:value-type="string">
            <text:p text:style-name="P8">797,66</text:p>
          </table:table-cell>
          <table:table-cell table:style-name="TBL_5f_0_5f_19.E1" office:value-type="string">
            <text:p text:style-name="P8">114,7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12,42</text:p>
          </table:table-cell>
          <table:table-cell table:style-name="TBL_5f_0_5f_19.E1" office:value-type="string">
            <text:p text:style-name="P8">7.681,72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275,62</text:p>
          </table:table-cell>
          <table:table-cell table:style-name="TBL_5f_0_5f_19.E1" office:value-type="string">
            <text:p text:style-name="P8">641,34</text:p>
          </table:table-cell>
          <table:table-cell table:style-name="TBL_5f_0_5f_19.E1" office:value-type="string">
            <text:p text:style-name="P8">2.497,66</text:p>
          </table:table-cell>
          <table:table-cell table:style-name="TBL_5f_0_5f_19.E1" office:value-type="string">
            <text:p text:style-name="P8">7.414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6.624,23</text:p>
          </table:table-cell>
          <table:table-cell table:style-name="TBL_5f_0_5f_19.E1" office:value-type="string">
            <text:p text:style-name="P8">1.278,40</text:p>
          </table:table-cell>
          <table:table-cell table:style-name="TBL_5f_0_5f_19.E1" office:value-type="string">
            <text:p text:style-name="P8">1.987,7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266,16</text:p>
          </table:table-cell>
          <table:table-cell table:style-name="TBL_5f_0_5f_19.E1" office:value-type="string">
            <text:p text:style-name="P8">13.358,07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1.239,50</text:p>
          </table:table-cell>
          <table:table-cell table:style-name="TBL_5f_0_5f_19.E1" office:value-type="string">
            <text:p text:style-name="P8">3.567,46</text:p>
          </table:table-cell>
          <table:table-cell table:style-name="TBL_5f_0_5f_19.E1" office:value-type="string">
            <text:p text:style-name="P8">13.07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27.935,53</text:p>
          </table:table-cell>
          <table:table-cell table:style-name="TBL_5f_0_5f_19.E1" office:value-type="string">
            <text:p text:style-name="P8">2.470,74</text:p>
          </table:table-cell>
          <table:table-cell table:style-name="TBL_5f_0_5f_19.E1" office:value-type="string">
            <text:p text:style-name="P8">4.770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241,22</text:p>
          </table:table-cell>
          <table:table-cell table:style-name="TBL_5f_0_5f_19.E1" office:value-type="string">
            <text:p text:style-name="P8">20.694,31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5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4,99</text:p>
          </table:table-cell>
          <table:table-cell table:style-name="TBL_5f_0_5f_19.E1" office:value-type="string">
            <text:p text:style-name="P8">10.006,01</text:p>
          </table:table-cell>
          <table:table-cell table:style-name="TBL_5f_0_5f_19.E1" office:value-type="string">
            <text:p text:style-name="P8">1.067,44</text:p>
          </table:table-cell>
          <table:table-cell table:style-name="TBL_5f_0_5f_19.E1" office:value-type="string">
            <text:p text:style-name="P8">361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29,38</text:p>
          </table:table-cell>
          <table:table-cell table:style-name="TBL_5f_0_5f_19.E1" office:value-type="string">
            <text:p text:style-name="P8">8.576,63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174,83</text:p>
          </table:table-cell>
          <table:table-cell table:style-name="TBL_5f_0_5f_19.E1" office:value-type="string">
            <text:p text:style-name="P8">48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662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83,74</text:p>
          </table:table-cell>
          <table:table-cell table:style-name="TBL_5f_0_5f_19.E1" office:value-type="string">
            <text:p text:style-name="P8">16.107,78</text:p>
          </table:table-cell>
          <table:table-cell table:style-name="TBL_5f_0_5f_19.E1" office:value-type="string">
            <text:p text:style-name="P8">1.732,12</text:p>
          </table:table-cell>
          <table:table-cell table:style-name="TBL_5f_0_5f_19.E1" office:value-type="string">
            <text:p text:style-name="P8">1.449,0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181,18</text:p>
          </table:table-cell>
          <table:table-cell table:style-name="TBL_5f_0_5f_19.E1" office:value-type="string">
            <text:p text:style-name="P8">12.926,60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2048</text:p>
          </table:table-cell>
          <table:table-cell table:style-name="TBL_5f_0_5f_20.B1" office:value-type="string">
            <text:p text:style-name="P7">TIAGO RODRIGUES APOSTOL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3ª PROMOTORIA DE JUSTICA CRIMINAL - NOSSA SENHORA DO SOCORRO</text:p>
          </table:table-cell>
          <table:table-cell table:style-name="TBL_5f_0_5f_20.E1" office:value-type="string">
            <text:p text:style-name="P8">5.495,58</text:p>
          </table:table-cell>
          <table:table-cell table:style-name="TBL_5f_0_5f_20.E1" office:value-type="string">
            <text:p text:style-name="P8">289,0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78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32,44</text:p>
          </table:table-cell>
          <table:table-cell table:style-name="TBL_5f_0_5f_20.E1" office:value-type="string">
            <text:p text:style-name="P8">13.601,74</text:p>
          </table:table-cell>
          <table:table-cell table:style-name="TBL_5f_0_5f_20.E1" office:value-type="string">
            <text:p text:style-name="P8">1.504,00</text:p>
          </table:table-cell>
          <table:table-cell table:style-name="TBL_5f_0_5f_20.E1" office:value-type="string">
            <text:p text:style-name="P8">1.029,2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33,24</text:p>
          </table:table-cell>
          <table:table-cell table:style-name="TBL_5f_0_5f_20.E1" office:value-type="string">
            <text:p text:style-name="P8">11.068,50</text:p>
          </table:table-cell>
        </table:table-row>
        <table:table-row table:style-name="TBL_5f_0_5f_20.1">
          <table:table-cell table:style-name="TBL_5f_0_5f_20.A1" office:value-type="string">
            <text:p text:style-name="P7">374</text:p>
          </table:table-cell>
          <table:table-cell table:style-name="TBL_5f_0_5f_20.B1" office:value-type="string">
            <text:p text:style-name="P7">ULISSES GOMES DE ANDRADE</text:p>
          </table:table-cell>
          <table:table-cell table:style-name="TBL_5f_0_5f_20.B1" office:value-type="string">
            <text:p text:style-name="P7">ASSESSOR DO DIRETOR ADMINISTRATIVO</text:p>
          </table:table-cell>
          <table:table-cell table:style-name="TBL_5f_0_5f_20.B1" office:value-type="string">
            <text:p text:style-name="P7">DIRETORIA ADMINISTRATIVA - 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279,36</text:p>
          </table:table-cell>
          <table:table-cell table:style-name="TBL_5f_0_5f_20.E1" office:value-type="string">
            <text:p text:style-name="P8">6.279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14.617,64</text:p>
          </table:table-cell>
          <table:table-cell table:style-name="TBL_5f_0_5f_20.E1" office:value-type="string">
            <text:p text:style-name="P8">1.284,68</text:p>
          </table:table-cell>
          <table:table-cell table:style-name="TBL_5f_0_5f_20.E1" office:value-type="string">
            <text:p text:style-name="P8">1.361,6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646,32</text:p>
          </table:table-cell>
          <table:table-cell table:style-name="TBL_5f_0_5f_20.E1" office:value-type="string">
            <text:p text:style-name="P8">11.971,32</text:p>
          </table:table-cell>
        </table:table-row>
        <table:table-row table:style-name="TBL_5f_0_5f_20.1">
          <table:table-cell table:style-name="TBL_5f_0_5f_20.A1" office:value-type="string">
            <text:p text:style-name="P7">1668</text:p>
          </table:table-cell>
          <table:table-cell table:style-name="TBL_5f_0_5f_20.B1" office:value-type="string">
            <text:p text:style-name="P7">VALDECI SANTOS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</table:table-row>
        <table:table-row table:style-name="TBL_5f_0_5f_20.1">
          <table:table-cell table:style-name="TBL_5f_0_5f_20.A1" office:value-type="string">
            <text:p text:style-name="P7">1914</text:p>
          </table:table-cell>
          <table:table-cell table:style-name="TBL_5f_0_5f_20.B1" office:value-type="string">
            <text:p text:style-name="P7">VALDETE ALINE ALMEIDA DE MENEZES </text:p>
          </table:table-cell>
          <table:table-cell table:style-name="TBL_5f_0_5f_20.B1" office:value-type="string">
            <text:p text:style-name="P7">ASSESSOR DE PROCURADOR DE JUSTIÇA</text:p>
          </table:table-cell>
          <table:table-cell table:style-name="TBL_5f_0_5f_20.B1" office:value-type="string">
            <text:p text:style-name="P7">4ª PROCURADORIA DE JUSTICA (1ª CAMARA CIVEL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899,23</text:p>
          </table:table-cell>
          <table:table-cell table:style-name="TBL_5f_0_5f_20.E1" office:value-type="string">
            <text:p text:style-name="P8">11.899,2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25.593,45</text:p>
          </table:table-cell>
          <table:table-cell table:style-name="TBL_5f_0_5f_20.E1" office:value-type="string">
            <text:p text:style-name="P8">1.284,68</text:p>
          </table:table-cell>
          <table:table-cell table:style-name="TBL_5f_0_5f_20.E1" office:value-type="string">
            <text:p text:style-name="P8">4.452,5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737,24</text:p>
          </table:table-cell>
          <table:table-cell table:style-name="TBL_5f_0_5f_20.E1" office:value-type="string">
            <text:p text:style-name="P8">19.856,21</text:p>
          </table:table-cell>
        </table:table-row>
        <table:table-row table:style-name="TBL_5f_0_5f_20.1">
          <table:table-cell table:style-name="TBL_5f_0_5f_20.A1" office:value-type="string">
            <text:p text:style-name="P7">2080</text:p>
          </table:table-cell>
          <table:table-cell table:style-name="TBL_5f_0_5f_20.B1" office:value-type="string">
            <text:p text:style-name="P7">VALDIVIA MARQUES BOMFIM</text:p>
          </table:table-cell>
          <table:table-cell table:style-name="TBL_5f_0_5f_20.B1" office:value-type="string">
            <text:p text:style-name="P7">ANALISTA DO MP -Informática - G. e A.de P. de Sistemas</text:p>
          </table:table-cell>
          <table:table-cell table:style-name="TBL_5f_0_5f_20.B1" office:value-type="string">
            <text:p text:style-name="P7">DIRETORIA DE TECNOLOGIA DA INFORMACAO</text:p>
          </table:table-cell>
          <table:table-cell table:style-name="TBL_5f_0_5f_20.E1" office:value-type="string">
            <text:p text:style-name="P8">6.938,04</text:p>
          </table:table-cell>
          <table:table-cell table:style-name="TBL_5f_0_5f_20.E1" office:value-type="string">
            <text:p text:style-name="P8">364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.556,31</text:p>
          </table:table-cell>
          <table:table-cell table:style-name="TBL_5f_0_5f_20.E1" office:value-type="string">
            <text:p text:style-name="P8">2.518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53,33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19.690,31</text:p>
          </table:table-cell>
          <table:table-cell table:style-name="TBL_5f_0_5f_20.E1" office:value-type="string">
            <text:p text:style-name="P8">1.898,78</text:p>
          </table:table-cell>
          <table:table-cell table:style-name="TBL_5f_0_5f_20.E1" office:value-type="string">
            <text:p text:style-name="P8">2.587,7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486,52</text:p>
          </table:table-cell>
          <table:table-cell table:style-name="TBL_5f_0_5f_20.E1" office:value-type="string">
            <text:p text:style-name="P8">15.203,79</text:p>
          </table:table-cell>
        </table:table-row>
        <table:table-row table:style-name="TBL_5f_0_5f_20.1">
          <table:table-cell table:style-name="TBL_5f_0_5f_20.A1" office:value-type="string">
            <text:p text:style-name="P7">1499</text:p>
          </table:table-cell>
          <table:table-cell table:style-name="TBL_5f_0_5f_20.B1" office:value-type="string">
            <text:p text:style-name="P7">VALERIA CHAGAS MELO</text:p>
          </table:table-cell>
          <table:table-cell table:style-name="TBL_5f_0_5f_20.B1" office:value-type="string">
            <text:p text:style-name="P7">ASSESSOR DE PROCURADOR DE JUSTIÇA</text:p>
          </table:table-cell>
          <table:table-cell table:style-name="TBL_5f_0_5f_20.B1" office:value-type="string">
            <text:p text:style-name="P7">6ª PROCURADORIA DE JUSTICA (CAMARA CRIMINAL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899,23</text:p>
          </table:table-cell>
          <table:table-cell table:style-name="TBL_5f_0_5f_20.E1" office:value-type="string">
            <text:p text:style-name="P8">11.899,2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25.593,45</text:p>
          </table:table-cell>
          <table:table-cell table:style-name="TBL_5f_0_5f_20.E1" office:value-type="string">
            <text:p text:style-name="P8">1.284,68</text:p>
          </table:table-cell>
          <table:table-cell table:style-name="TBL_5f_0_5f_20.E1" office:value-type="string">
            <text:p text:style-name="P8">4.452,5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737,24</text:p>
          </table:table-cell>
          <table:table-cell table:style-name="TBL_5f_0_5f_20.E1" office:value-type="string">
            <text:p text:style-name="P8">19.856,21</text:p>
          </table:table-cell>
        </table:table-row>
        <table:table-row table:style-name="TBL_5f_0_5f_20.1">
          <table:table-cell table:style-name="TBL_5f_0_5f_20.A1" office:value-type="string">
            <text:p text:style-name="P7">106</text:p>
          </table:table-cell>
          <table:table-cell table:style-name="TBL_5f_0_5f_20.B1" office:value-type="string">
            <text:p text:style-name="P7">VALFRAN ARAGAO COST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COORDENADORIA DE DOCUMENTACAO E DE MEMORIA DO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5.000,00</text:p>
          </table:table-cell>
          <table:table-cell table:style-name="TBL_5f_0_5f_20.E1" office:value-type="string">
            <text:p text:style-name="P8">15.00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5.000,00</text:p>
          </table:table-cell>
        </table:table-row>
        <table:table-row table:style-name="TBL_5f_0_5f_20.1">
          <table:table-cell table:style-name="TBL_5f_0_5f_20.A1" office:value-type="string">
            <text:p text:style-name="P7">2194</text:p>
          </table:table-cell>
          <table:table-cell table:style-name="TBL_5f_0_5f_20.B1" office:value-type="string">
            <text:p text:style-name="P7">VALFRAN ARAGAO COST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14,07</text:p>
          </table:table-cell>
          <table:table-cell table:style-name="TBL_5f_0_5f_20.E1" office:value-type="string">
            <text:p text:style-name="P8">1.214,0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14,07</text:p>
          </table:table-cell>
        </table:table-row>
        <table:table-row table:style-name="TBL_5f_0_5f_20.1">
          <table:table-cell table:style-name="TBL_5f_0_5f_20.A1" office:value-type="string">
            <text:p text:style-name="P7">2188</text:p>
          </table:table-cell>
          <table:table-cell table:style-name="TBL_5f_0_5f_20.B1" office:value-type="string">
            <text:p text:style-name="P7">VALMIR DOS SAN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91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76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76,95</text:p>
          </table:table-cell>
        </table:table-row>
        <table:table-row table:style-name="TBL_5f_0_5f_20.1">
          <table:table-cell table:style-name="TBL_5f_0_5f_20.A1" office:value-type="string">
            <text:p text:style-name="P7">1103</text:p>
          </table:table-cell>
          <table:table-cell table:style-name="TBL_5f_0_5f_20.B1" office:value-type="string">
            <text:p text:style-name="P7">VALTER REINALDO SILVA</text:p>
          </table:table-cell>
          <table:table-cell table:style-name="TBL_5f_0_5f_20.B1" office:value-type="string">
            <text:p text:style-name="P7">Assessor do Núcleo de C. e D. Proc. do C. Superior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02,40</text:p>
          </table:table-cell>
          <table:table-cell table:style-name="TBL_5f_0_5f_20.E1" office:value-type="string">
            <text:p text:style-name="P8">3.302,40</text:p>
          </table:table-cell>
          <table:table-cell table:style-name="TBL_5f_0_5f_20.E1" office:value-type="string">
            <text:p text:style-name="P8">1.100,8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9.500,59</text:p>
          </table:table-cell>
          <table:table-cell table:style-name="TBL_5f_0_5f_20.E1" office:value-type="string">
            <text:p text:style-name="P8">847,61</text:p>
          </table:table-cell>
          <table:table-cell table:style-name="TBL_5f_0_5f_20.E1" office:value-type="string">
            <text:p text:style-name="P8">211,4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59,10</text:p>
          </table:table-cell>
          <table:table-cell table:style-name="TBL_5f_0_5f_20.E1" office:value-type="string">
            <text:p text:style-name="P8">8.441,49</text:p>
          </table:table-cell>
        </table:table-row>
        <table:table-row table:style-name="TBL_5f_0_5f_20.1">
          <table:table-cell table:style-name="TBL_5f_0_5f_20.A1" office:value-type="string">
            <text:p text:style-name="P7">232</text:p>
          </table:table-cell>
          <table:table-cell table:style-name="TBL_5f_0_5f_20.B1" office:value-type="string">
            <text:p text:style-name="P7">VALTER VIEIRA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GABINETE DE SEGURANCA INSTITUCIONAL - GSI</text:p>
          </table:table-cell>
          <table:table-cell table:style-name="TBL_5f_0_5f_20.E1" office:value-type="string">
            <text:p text:style-name="P8">5.092,34</text:p>
          </table:table-cell>
          <table:table-cell table:style-name="TBL_5f_0_5f_20.E1" office:value-type="string">
            <text:p text:style-name="P8">2.930,22</text:p>
          </table:table-cell>
          <table:table-cell table:style-name="TBL_5f_0_5f_20.E1" office:value-type="string">
            <text:p text:style-name="P8">900,00</text:p>
          </table:table-cell>
          <table:table-cell table:style-name="TBL_5f_0_5f_20.E1" office:value-type="string">
            <text:p text:style-name="P8">8.922,5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.344,56</text:p>
          </table:table-cell>
          <table:table-cell table:style-name="TBL_5f_0_5f_20.E1" office:value-type="string">
            <text:p text:style-name="P8">28.189,68</text:p>
          </table:table-cell>
          <table:table-cell table:style-name="TBL_5f_0_5f_20.E1" office:value-type="string">
            <text:p text:style-name="P8">2.085,86</text:p>
          </table:table-cell>
          <table:table-cell table:style-name="TBL_5f_0_5f_20.E1" office:value-type="string">
            <text:p text:style-name="P8">2.595,0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680,94</text:p>
          </table:table-cell>
          <table:table-cell table:style-name="TBL_5f_0_5f_20.E1" office:value-type="string">
            <text:p text:style-name="P8">23.508,74</text:p>
          </table:table-cell>
        </table:table-row>
        <table:table-row table:style-name="TBL_5f_0_5f_20.1">
          <table:table-cell table:style-name="TBL_5f_0_5f_20.A1" office:value-type="string">
            <text:p text:style-name="P7">815</text:p>
          </table:table-cell>
          <table:table-cell table:style-name="TBL_5f_0_5f_20.B1" office:value-type="string">
            <text:p text:style-name="P7">VANDERLEY DOS SANTOS RODRIGUES</text:p>
          </table:table-cell>
          <table:table-cell table:style-name="TBL_5f_0_5f_20.B1" office:value-type="string">
            <text:p text:style-name="P7">Coordenador da Divisão de Design e Midia</text:p>
          </table:table-cell>
          <table:table-cell table:style-name="TBL_5f_0_5f_20.B1" office:value-type="string">
            <text:p text:style-name="P7">DIVISAO DE DESIGN E MIDIA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279,36</text:p>
          </table:table-cell>
          <table:table-cell table:style-name="TBL_5f_0_5f_20.E1" office:value-type="string">
            <text:p text:style-name="P8">7.553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74,40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17.166,44</text:p>
          </table:table-cell>
          <table:table-cell table:style-name="TBL_5f_0_5f_20.E1" office:value-type="string">
            <text:p text:style-name="P8">1.284,68</text:p>
          </table:table-cell>
          <table:table-cell table:style-name="TBL_5f_0_5f_20.E1" office:value-type="string">
            <text:p text:style-name="P8">1.854,0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138,70</text:p>
          </table:table-cell>
          <table:table-cell table:style-name="TBL_5f_0_5f_20.E1" office:value-type="string">
            <text:p text:style-name="P8">14.027,74</text:p>
          </table:table-cell>
        </table:table-row>
        <table:table-row table:style-name="TBL_5f_0_5f_20.1">
          <table:table-cell table:style-name="TBL_5f_0_5f_20.A1" office:value-type="string">
            <text:p text:style-name="P7">1969</text:p>
          </table:table-cell>
          <table:table-cell table:style-name="TBL_5f_0_5f_20.B1" office:value-type="string">
            <text:p text:style-name="P7">VANESSA GOIS NASCIMEN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JAPARATUBA</text:p>
          </table:table-cell>
          <table:table-cell table:style-name="TBL_5f_0_5f_20.E1" office:value-type="string">
            <text:p text:style-name="P8">5.495,58</text:p>
          </table:table-cell>
          <table:table-cell table:style-name="TBL_5f_0_5f_20.E1" office:value-type="string">
            <text:p text:style-name="P8">289,0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78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03,20</text:p>
          </table:table-cell>
          <table:table-cell table:style-name="TBL_5f_0_5f_20.E1" office:value-type="string">
            <text:p text:style-name="P8">13.972,50</text:p>
          </table:table-cell>
          <table:table-cell table:style-name="TBL_5f_0_5f_20.E1" office:value-type="string">
            <text:p text:style-name="P8">1.504,00</text:p>
          </table:table-cell>
          <table:table-cell table:style-name="TBL_5f_0_5f_20.E1" office:value-type="string">
            <text:p text:style-name="P8">1.029,2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33,24</text:p>
          </table:table-cell>
          <table:table-cell table:style-name="TBL_5f_0_5f_20.E1" office:value-type="string">
            <text:p text:style-name="P8">11.439,26</text:p>
          </table:table-cell>
        </table:table-row>
        <table:table-row table:style-name="TBL_5f_0_5f_20.1">
          <table:table-cell table:style-name="TBL_5f_0_5f_20.A1" office:value-type="string">
            <text:p text:style-name="P7">1229</text:p>
          </table:table-cell>
          <table:table-cell table:style-name="TBL_5f_0_5f_20.B1" office:value-type="string">
            <text:p text:style-name="P7">VANESSA MOTA COUTINHO INACIO DE SOUZ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DA CURADORIA DA INFÂNCIA E DA ADOLESCÊNCIA - ARACAJU</text:p>
          </table:table-cell>
          <table:table-cell table:style-name="TBL_5f_0_5f_20.E1" office:value-type="string">
            <text:p text:style-name="P8">9.841,74</text:p>
          </table:table-cell>
          <table:table-cell table:style-name="TBL_5f_0_5f_20.E1" office:value-type="string">
            <text:p text:style-name="P8">1.476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318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24.694,92</text:p>
          </table:table-cell>
          <table:table-cell table:style-name="TBL_5f_0_5f_20.E1" office:value-type="string">
            <text:p text:style-name="P8">2.942,68</text:p>
          </table:table-cell>
          <table:table-cell table:style-name="TBL_5f_0_5f_20.E1" office:value-type="string">
            <text:p text:style-name="P8">3.676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619,62</text:p>
          </table:table-cell>
          <table:table-cell table:style-name="TBL_5f_0_5f_20.E1" office:value-type="string">
            <text:p text:style-name="P8">18.075,30</text:p>
          </table:table-cell>
        </table:table-row>
        <table:table-row table:style-name="TBL_5f_0_5f_20.1">
          <table:table-cell table:style-name="TBL_5f_0_5f_20.A1" office:value-type="string">
            <text:p text:style-name="P7">1238</text:p>
          </table:table-cell>
          <table:table-cell table:style-name="TBL_5f_0_5f_20.B1" office:value-type="string">
            <text:p text:style-name="P7">VANUSA MADUREIRA SOUZA MACED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6ª PROMOTORIA DE JUSTICA DISTRITAL - ARACAJU</text:p>
          </table:table-cell>
          <table:table-cell table:style-name="TBL_5f_0_5f_20.E1" office:value-type="string">
            <text:p text:style-name="P8">8.263,31</text:p>
          </table:table-cell>
          <table:table-cell table:style-name="TBL_5f_0_5f_20.E1" office:value-type="string">
            <text:p text:style-name="P8">1.239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756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53,33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21.571,20</text:p>
          </table:table-cell>
          <table:table-cell table:style-name="TBL_5f_0_5f_20.E1" office:value-type="string">
            <text:p text:style-name="P8">2.470,74</text:p>
          </table:table-cell>
          <table:table-cell table:style-name="TBL_5f_0_5f_20.E1" office:value-type="string">
            <text:p text:style-name="P8">2.739,1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209,90</text:p>
          </table:table-cell>
          <table:table-cell table:style-name="TBL_5f_0_5f_20.E1" office:value-type="string">
            <text:p text:style-name="P8">16.361,30</text:p>
          </table:table-cell>
        </table:table-row>
        <table:table-row table:style-name="TBL_5f_0_5f_20.1">
          <table:table-cell table:style-name="TBL_5f_0_5f_20.A1" office:value-type="string">
            <text:p text:style-name="P7"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6.666,0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031,82</text:p>
          </table:table-cell>
          <table:table-cell table:style-name="TBL_5f_0_5f_20.E1" office:value-type="string">
            <text:p text:style-name="P8">1.928,31</text:p>
          </table:table-cell>
          <table:table-cell table:style-name="TBL_5f_0_5f_20.E1" office:value-type="string">
            <text:p text:style-name="P8">43.829,43</text:p>
          </table:table-cell>
          <table:table-cell table:style-name="TBL_5f_0_5f_20.E1" office:value-type="string">
            <text:p text:style-name="P8">126.193,39</text:p>
          </table:table-cell>
          <table:table-cell table:style-name="TBL_5f_0_5f_20.E1" office:value-type="string">
            <text:p text:style-name="P8">9.031,82</text:p>
          </table:table-cell>
          <table:table-cell table:style-name="TBL_5f_0_5f_20.E1" office:value-type="string">
            <text:p text:style-name="P8">18.427,6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.459,44</text:p>
          </table:table-cell>
          <table:table-cell table:style-name="TBL_5f_0_5f_20.E1" office:value-type="string">
            <text:p text:style-name="P8">98.733,95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162,77</text:p>
          </table:table-cell>
          <table:table-cell table:style-name="TBL_5f_0_5f_20.E1" office:value-type="string">
            <text:p text:style-name="P8">4.162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10.384,46</text:p>
          </table:table-cell>
          <table:table-cell table:style-name="TBL_5f_0_5f_20.E1" office:value-type="string">
            <text:p text:style-name="P8">915,80</text:p>
          </table:table-cell>
          <table:table-cell table:style-name="TBL_5f_0_5f_20.E1" office:value-type="string">
            <text:p text:style-name="P8">288,1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03,90</text:p>
          </table:table-cell>
          <table:table-cell table:style-name="TBL_5f_0_5f_20.E1" office:value-type="string">
            <text:p text:style-name="P8">9.180,56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275,62</text:p>
          </table:table-cell>
          <table:table-cell table:style-name="TBL_5f_0_5f_20.E1" office:value-type="string">
            <text:p text:style-name="P8">641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916,9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11.628,91</text:p>
          </table:table-cell>
          <table:table-cell table:style-name="TBL_5f_0_5f_20.E1" office:value-type="string">
            <text:p text:style-name="P8">1.278,40</text:p>
          </table:table-cell>
          <table:table-cell table:style-name="TBL_5f_0_5f_20.E1" office:value-type="string">
            <text:p text:style-name="P8">652,7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31,14</text:p>
          </table:table-cell>
          <table:table-cell table:style-name="TBL_5f_0_5f_20.E1" office:value-type="string">
            <text:p text:style-name="P8">9.697,77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00,00</text:p>
          </table:table-cell>
          <table:table-cell table:style-name="TBL_5f_0_5f_20.E1" office:value-type="string">
            <text:p text:style-name="P8">90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70,07</text:p>
          </table:table-cell>
          <table:table-cell table:style-name="TBL_5f_0_5f_20.E1" office:value-type="string">
            <text:p text:style-name="P8">4.070,07</text:p>
          </table:table-cell>
          <table:table-cell table:style-name="TBL_5f_0_5f_20.E1" office:value-type="string">
            <text:p text:style-name="P8">144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44,00</text:p>
          </table:table-cell>
          <table:table-cell table:style-name="TBL_5f_0_5f_20.E1" office:value-type="string">
            <text:p text:style-name="P8">3.926,07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805,28</text:p>
          </table:table-cell>
          <table:table-cell table:style-name="TBL_5f_0_5f_20.E1" office:value-type="string">
            <text:p text:style-name="P8">400,32</text:p>
          </table:table-cell>
          <table:table-cell table:style-name="TBL_5f_0_5f_20.E1" office:value-type="string">
            <text:p text:style-name="P8">5.442,11</text:p>
          </table:table-cell>
          <table:table-cell table:style-name="TBL_5f_0_5f_20.E1" office:value-type="string">
            <text:p text:style-name="P8">9.647,71</text:p>
          </table:table-cell>
          <table:table-cell table:style-name="TBL_5f_0_5f_20.E1" office:value-type="string">
            <text:p text:style-name="P8">3.215,9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24.306,31</text:p>
          </table:table-cell>
          <table:table-cell table:style-name="TBL_5f_0_5f_20.E1" office:value-type="string">
            <text:p text:style-name="P8">1.093,46</text:p>
          </table:table-cell>
          <table:table-cell table:style-name="TBL_5f_0_5f_20.E1" office:value-type="string">
            <text:p text:style-name="P8">4.151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244,65</text:p>
          </table:table-cell>
          <table:table-cell table:style-name="TBL_5f_0_5f_20.E1" office:value-type="string">
            <text:p text:style-name="P8">19.061,66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5.710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8.759,16</text:p>
          </table:table-cell>
          <table:table-cell table:style-name="TBL_5f_0_5f_20.E1" office:value-type="string">
            <text:p text:style-name="P8">2.021,40</text:p>
          </table:table-cell>
          <table:table-cell table:style-name="TBL_5f_0_5f_20.E1" office:value-type="string">
            <text:p text:style-name="P8">44.304,49</text:p>
          </table:table-cell>
          <table:table-cell table:style-name="TBL_5f_0_5f_20.E1" office:value-type="string">
            <text:p text:style-name="P8">124.484,67</text:p>
          </table:table-cell>
          <table:table-cell table:style-name="TBL_5f_0_5f_20.E1" office:value-type="string">
            <text:p text:style-name="P8">8.759,16</text:p>
          </table:table-cell>
          <table:table-cell table:style-name="TBL_5f_0_5f_20.E1" office:value-type="string">
            <text:p text:style-name="P8">17.797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6.556,94</text:p>
          </table:table-cell>
          <table:table-cell table:style-name="TBL_5f_0_5f_20.E1" office:value-type="string">
            <text:p text:style-name="P8">97.927,73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POIO OPERACIONAL - SEC. GERAL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673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6.512,64</text:p>
          </table:table-cell>
          <table:table-cell table:style-name="TBL_5f_0_5f_20.E1" office:value-type="string">
            <text:p text:style-name="P8">424,59</text:p>
          </table:table-cell>
          <table:table-cell table:style-name="TBL_5f_0_5f_20.E1" office:value-type="string">
            <text:p text:style-name="P8">41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65,78</text:p>
          </table:table-cell>
          <table:table-cell table:style-name="TBL_5f_0_5f_20.E1" office:value-type="string">
            <text:p text:style-name="P8">6.046,86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2.843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243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0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8.282,05</text:p>
          </table:table-cell>
          <table:table-cell table:style-name="TBL_5f_0_5f_20.E1" office:value-type="string">
            <text:p text:style-name="P8">739,32</text:p>
          </table:table-cell>
          <table:table-cell table:style-name="TBL_5f_0_5f_20.E1" office:value-type="string">
            <text:p text:style-name="P8">117,0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856,36</text:p>
          </table:table-cell>
          <table:table-cell table:style-name="TBL_5f_0_5f_20.E1" office:value-type="string">
            <text:p text:style-name="P8">7.425,69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7.354,32</text:p>
          </table:table-cell>
          <table:table-cell table:style-name="TBL_5f_0_5f_20.E1" office:value-type="string">
            <text:p text:style-name="P8">1.838,5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192,9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457,97</text:p>
          </table:table-cell>
          <table:table-cell table:style-name="TBL_5f_0_5f_20.E1" office:value-type="string">
            <text:p text:style-name="P8">24.843,77</text:p>
          </table:table-cell>
          <table:table-cell table:style-name="TBL_5f_0_5f_20.E1" office:value-type="string">
            <text:p text:style-name="P8">2.390,16</text:p>
          </table:table-cell>
          <table:table-cell table:style-name="TBL_5f_0_5f_20.E1" office:value-type="string">
            <text:p text:style-name="P8">2.660,0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050,24</text:p>
          </table:table-cell>
          <table:table-cell table:style-name="TBL_5f_0_5f_20.E1" office:value-type="string">
            <text:p text:style-name="P8">19.793,53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10.668,2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3.618,28</text:p>
          </table:table-cell>
          <table:table-cell table:style-name="TBL_5f_0_5f_20.E1" office:value-type="string">
            <text:p text:style-name="P8">118.295,80</text:p>
          </table:table-cell>
          <table:table-cell table:style-name="TBL_5f_0_5f_20.E1" office:value-type="string">
            <text:p text:style-name="P8">8.321,20</text:p>
          </table:table-cell>
          <table:table-cell table:style-name="TBL_5f_0_5f_20.E1" office:value-type="string">
            <text:p text:style-name="P8">16.092,1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4.413,37</text:p>
          </table:table-cell>
          <table:table-cell table:style-name="TBL_5f_0_5f_20.E1" office:value-type="string">
            <text:p text:style-name="P8">93.882,43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5.822,8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33,70</text:p>
          </table:table-cell>
          <table:table-cell table:style-name="TBL_5f_0_5f_20.E1" office:value-type="string">
            <text:p text:style-name="P8">43.829,43</text:p>
          </table:table-cell>
          <table:table-cell table:style-name="TBL_5f_0_5f_20.E1" office:value-type="string">
            <text:p text:style-name="P8">115.475,05</text:p>
          </table:table-cell>
          <table:table-cell table:style-name="TBL_5f_0_5f_20.E1" office:value-type="string">
            <text:p text:style-name="P8">8.759,16</text:p>
          </table:table-cell>
          <table:table-cell table:style-name="TBL_5f_0_5f_20.E1" office:value-type="string">
            <text:p text:style-name="P8">14.052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2.811,66</text:p>
          </table:table-cell>
          <table:table-cell table:style-name="TBL_5f_0_5f_20.E1" office:value-type="string">
            <text:p text:style-name="P8">92.663,39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092,34</text:p>
          </table:table-cell>
          <table:table-cell table:style-name="TBL_5f_0_5f_20.E1" office:value-type="string">
            <text:p text:style-name="P8">12.302,3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.394,7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522,6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.933,95</text:p>
          </table:table-cell>
          <table:table-cell table:style-name="TBL_5f_0_5f_20.E1" office:value-type="string">
            <text:p text:style-name="P8">47.245,99</text:p>
          </table:table-cell>
          <table:table-cell table:style-name="TBL_5f_0_5f_20.E1" office:value-type="string">
            <text:p text:style-name="P8">4.522,62</text:p>
          </table:table-cell>
          <table:table-cell table:style-name="TBL_5f_0_5f_20.E1" office:value-type="string">
            <text:p text:style-name="P8">7.411,2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933,90</text:p>
          </table:table-cell>
          <table:table-cell table:style-name="TBL_5f_0_5f_20.E1" office:value-type="string">
            <text:p text:style-name="P8">35.312,09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1.689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89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70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70,88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5.838,69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5.474,75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02,40</text:p>
          </table:table-cell>
          <table:table-cell table:style-name="TBL_5f_0_5f_20.E1" office:value-type="string">
            <text:p text:style-name="P8">3.302,4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8.399,79</text:p>
          </table:table-cell>
          <table:table-cell table:style-name="TBL_5f_0_5f_20.E1" office:value-type="string">
            <text:p text:style-name="P8">726,52</text:p>
          </table:table-cell>
          <table:table-cell table:style-name="TBL_5f_0_5f_20.E1" office:value-type="string">
            <text:p text:style-name="P8">98,4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824,92</text:p>
          </table:table-cell>
          <table:table-cell table:style-name="TBL_5f_0_5f_20.E1" office:value-type="string">
            <text:p text:style-name="P8">7.574,87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5.838,69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5.474,75</text:p>
          </table:table-cell>
        </table:table-row>
        <table:table-row table:style-name="TBL_5f_0_5f_20.1">
          <table:table-cell table:style-name="TBL_5f_0_5f_20.A1" office:value-type="string">
            <text:p text:style-name="P7">1941</text:p>
          </table:table-cell>
          <table:table-cell table:style-name="TBL_5f_0_5f_20.B1" office:value-type="string">
            <text:p text:style-name="P7">WILLAMS FERREIRA DE MA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NUCLEO DE INTELIGENCIA OPERACIONAL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900,00</text:p>
          </table:table-cell>
          <table:table-cell table:style-name="TBL_5f_0_5f_20.E1" office:value-type="string">
            <text:p text:style-name="P8">2.0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58,92</text:p>
          </table:table-cell>
          <table:table-cell table:style-name="TBL_5f_0_5f_20.E1" office:value-type="string">
            <text:p text:style-name="P8">6.229,8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229,80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6.174,83</text:p>
          </table:table-cell>
          <table:table-cell table:style-name="TBL_5f_0_5f_20.E1" office:value-type="string">
            <text:p text:style-name="P8">926,2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.101,0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32,44</text:p>
          </table:table-cell>
          <table:table-cell table:style-name="TBL_5f_0_5f_20.E1" office:value-type="string">
            <text:p text:style-name="P8">16.234,54</text:p>
          </table:table-cell>
          <table:table-cell table:style-name="TBL_5f_0_5f_20.E1" office:value-type="string">
            <text:p text:style-name="P8">1.846,28</text:p>
          </table:table-cell>
          <table:table-cell table:style-name="TBL_5f_0_5f_20.E1" office:value-type="string">
            <text:p text:style-name="P8">1.659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505,42</text:p>
          </table:table-cell>
          <table:table-cell table:style-name="TBL_5f_0_5f_20.E1" office:value-type="string">
            <text:p text:style-name="P8">12.729,12</text:p>
          </table:table-cell>
        </table:table-row>
        <table:table-row table:style-name="TBL_5f_0_5f_20.1">
          <table:table-cell table:style-name="TBL_5f_0_5f_20.A1" office:value-type="string">
            <text:p text:style-name="P7">63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3ª PROMOTORIA DE JUSTICA DAS EXECUCOES CRIMINAIS DE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1.229,70</text:p>
          </table:table-cell>
          <table:table-cell table:style-name="TBL_5f_0_5f_20.E1" office:value-type="string">
            <text:p text:style-name="P8">8.759,1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4.304,49</text:p>
          </table:table-cell>
          <table:table-cell table:style-name="TBL_5f_0_5f_20.E1" office:value-type="string">
            <text:p text:style-name="P8">131.671,57</text:p>
          </table:table-cell>
          <table:table-cell table:style-name="TBL_5f_0_5f_20.E1" office:value-type="string">
            <text:p text:style-name="P8">8.759,16</text:p>
          </table:table-cell>
          <table:table-cell table:style-name="TBL_5f_0_5f_20.E1" office:value-type="string">
            <text:p text:style-name="P8">19.565,6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8.324,79</text:p>
          </table:table-cell>
          <table:table-cell table:style-name="TBL_5f_0_5f_20.E1" office:value-type="string">
            <text:p text:style-name="P8">103.346,78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263,31</text:p>
          </table:table-cell>
          <table:table-cell table:style-name="TBL_5f_0_5f_20.E1" office:value-type="string">
            <text:p text:style-name="P8">1.239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902,8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21.200,61</text:p>
          </table:table-cell>
          <table:table-cell table:style-name="TBL_5f_0_5f_20.E1" office:value-type="string">
            <text:p text:style-name="P8">2.470,74</text:p>
          </table:table-cell>
          <table:table-cell table:style-name="TBL_5f_0_5f_20.E1" office:value-type="string">
            <text:p text:style-name="P8">3.028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499,12</text:p>
          </table:table-cell>
          <table:table-cell table:style-name="TBL_5f_0_5f_20.E1" office:value-type="string">
            <text:p text:style-name="P8">15.701,49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805,28</text:p>
          </table:table-cell>
          <table:table-cell table:style-name="TBL_5f_0_5f_20.E1" office:value-type="string">
            <text:p text:style-name="P8">300,23</text:p>
          </table:table-cell>
          <table:table-cell table:style-name="TBL_5f_0_5f_20.E1" office:value-type="string">
            <text:p text:style-name="P8">1.100,00</text:p>
          </table:table-cell>
          <table:table-cell table:style-name="TBL_5f_0_5f_20.E1" office:value-type="string">
            <text:p text:style-name="P8">5.205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94,99</text:p>
          </table:table-cell>
          <table:table-cell table:style-name="TBL_5f_0_5f_20.E1" office:value-type="string">
            <text:p text:style-name="P8">12.206,01</text:p>
          </table:table-cell>
          <table:table-cell table:style-name="TBL_5f_0_5f_20.E1" office:value-type="string">
            <text:p text:style-name="P8">1.067,44</text:p>
          </table:table-cell>
          <table:table-cell table:style-name="TBL_5f_0_5f_20.E1" office:value-type="string">
            <text:p text:style-name="P8">744,7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12,18</text:p>
          </table:table-cell>
          <table:table-cell table:style-name="TBL_5f_0_5f_20.E1" office:value-type="string">
            <text:p text:style-name="P8">10.393,83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70,07</text:p>
          </table:table-cell>
          <table:table-cell table:style-name="TBL_5f_0_5f_20.E1" office:value-type="string">
            <text:p text:style-name="P8">6.313,77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63,94</text:p>
          </table:table-cell>
          <table:table-cell table:style-name="TBL_5f_0_5f_20.E1" office:value-type="string">
            <text:p text:style-name="P8">5.949,83</text:p>
          </table:table-cell>
        </table:table-row>
        <table:table-row table:style-name="TBL_5f_0_5f_20.41">
          <table:table-cell table:style-name="TBL_5f_0_5f_20.A41" office:value-type="string">
            <text:p text:style-name="P5">Total Geral</text:p>
          </table:table-cell>
          <table:table-cell table:style-name="TBL_5f_0_5f_20.B1" office:value-type="string">
            <text:p text:style-name="P4">914</text:p>
          </table:table-cell>
          <table:table-cell table:style-name="TBL_5f_0_5f_20.C41" office:value-type="string">
            <text:p text:style-name="P1"/>
          </table:table-cell>
          <table:table-cell table:style-name="TBL_5f_0_5f_20.C41" office:value-type="string">
            <text:p text:style-name="P1"/>
          </table:table-cell>
          <table:table-cell table:style-name="TBL_5f_0_5f_20.E1" office:value-type="string">
            <text:p text:style-name="P6">6.971.832,64</text:p>
          </table:table-cell>
          <table:table-cell table:style-name="TBL_5f_0_5f_20.E1" office:value-type="string">
            <text:p text:style-name="P6">687.461,54</text:p>
          </table:table-cell>
          <table:table-cell table:style-name="TBL_5f_0_5f_20.E1" office:value-type="string">
            <text:p text:style-name="P6">1.080.982,34</text:p>
          </table:table-cell>
          <table:table-cell table:style-name="TBL_5f_0_5f_20.E1" office:value-type="string">
            <text:p text:style-name="P6">8.940.604,88</text:p>
          </table:table-cell>
          <table:table-cell table:style-name="TBL_5f_0_5f_20.E1" office:value-type="string">
            <text:p text:style-name="P6">629.790,27</text:p>
          </table:table-cell>
          <table:table-cell table:style-name="TBL_5f_0_5f_20.E1" office:value-type="string">
            <text:p text:style-name="P6">355.371,04</text:p>
          </table:table-cell>
          <table:table-cell table:style-name="TBL_5f_0_5f_20.E1" office:value-type="string">
            <text:p text:style-name="P6">267.596,16</text:p>
          </table:table-cell>
          <table:table-cell table:style-name="TBL_5f_0_5f_20.E1" office:value-type="string">
            <text:p text:style-name="P6">6.575.435,74</text:p>
          </table:table-cell>
          <table:table-cell table:style-name="TBL_5f_0_5f_20.E1" office:value-type="string">
            <text:p text:style-name="P6">25.509.074,61</text:p>
          </table:table-cell>
          <table:table-cell table:style-name="TBL_5f_0_5f_20.E1" office:value-type="string">
            <text:p text:style-name="P6">2.049.774,62</text:p>
          </table:table-cell>
          <table:table-cell table:style-name="TBL_5f_0_5f_20.E1" office:value-type="string">
            <text:p text:style-name="P6">3.293.510,46</text:p>
          </table:table-cell>
          <table:table-cell table:style-name="TBL_5f_0_5f_20.E1" office:value-type="string">
            <text:p text:style-name="P6">28.233,56</text:p>
          </table:table-cell>
          <table:table-cell table:style-name="TBL_5f_0_5f_20.E1" office:value-type="string">
            <text:p text:style-name="P6">5.371.518,64</text:p>
          </table:table-cell>
          <table:table-cell table:style-name="TBL_5f_0_5f_20.E1" office:value-type="string">
            <text:p text:style-name="P6">20.137.555,97</text:p>
          </table:table-cell>
        </table:table-row>
      </table:table>
      <table:table table:name="TBL_0_21" table:style-name="TBL_5f_0_5f_21">
        <table:table-column table:style-name="TBL_5f_0_5f_21.A"/>
        <table:table-column table:style-name="TBL_5f_0_5f_21.B"/>
        <table:table-row table:style-name="TBL_5f_0_5f_21.1">
          <table:table-cell table:style-name="TBL_5f_0_5f_21.A1" office:value-type="string">
            <text:p text:style-name="P10"><text:bookmark text:name="JR_PAGE_ANCHOR_0_22"/>Data da última atualização:</text:p>
          </table:table-cell>
          <table:table-cell table:style-name="TBL_5f_0_5f_21.A1" office:value-type="string">
            <text:p text:style-name="P3">31/12/2019 13:06:48</text:p>
          </table:table-cell>
        </table:table-row>
        <table:table-row table:style-name="TBL_5f_0_5f_21.2">
          <table:table-cell table:style-name="TBL_5f_0_5f_21.A1" table:number-columns-spanned="2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image-count="0" meta:object-count="0" meta:page-count="22" meta:paragraph-count="16496" meta:word-count="27374" meta:character-count="173790" meta:non-whitespace-character-count="162757"/>
    <meta:generator>LibreOffice/6.1.1.2$Windows_X86_64 LibreOffice_project/5d19a1bfa650b796764388cd8b33a5af1f5baa1b</meta:generator>
  </office:meta>
</office:document-meta>
</file>